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75in" fo:margin-left="0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3229in"/>
    </style:style>
    <style:style style:name="Table1.D" style:family="table-column">
      <style:table-column-properties style:column-width="3.36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.A2" style:family="table-cell">
      <style:table-cell-properties style:vertical-align="" fo:padding="0.0382in" fo:border="1pt solid #000000"/>
    </style:style>
    <style:style style:name="Table1.B2" style:family="table-cell">
      <style:table-cell-properties style:vertical-align="" fo:padding="0.0382in" fo:border="1pt solid #000000"/>
    </style:style>
    <style:style style:name="Table1.C2" style:family="table-cell">
      <style:table-cell-properties style:vertical-align="" fo:padding="0.0382in" fo:border="1pt solid #000000"/>
    </style:style>
    <style:style style:name="Table1.D2" style:family="table-cell">
      <style:table-cell-properties style:vertical-align="" fo:padding="0.0382in" fo:border="1pt solid #000000"/>
    </style:style>
    <style:style style:name="Table1.A3" style:family="table-cell">
      <style:table-cell-properties style:vertical-align="" fo:padding="0.0382in" fo:border="1pt solid #000000"/>
    </style:style>
    <style:style style:name="Table1.B3" style:family="table-cell">
      <style:table-cell-properties style:vertical-align="" fo:padding="0.0382in" fo:border="1pt solid #000000"/>
    </style:style>
    <style:style style:name="Table1.C3" style:family="table-cell">
      <style:table-cell-properties style:vertical-align="" fo:padding="0.0382in" fo:border="1pt solid #000000"/>
    </style:style>
    <style:style style:name="Table1.D3" style:family="table-cell">
      <style:table-cell-properties style:vertical-align="" fo:padding="0.0382in" fo:border="1pt solid #000000"/>
    </style:style>
    <style:style style:name="Table1.A4" style:family="table-cell">
      <style:table-cell-properties style:vertical-align="" fo:padding="0.0382in" fo:border="1pt solid #000000"/>
    </style:style>
    <style:style style:name="Table1.B4" style:family="table-cell">
      <style:table-cell-properties style:vertical-align="" fo:padding="0.0382in" fo:border="1pt solid #000000"/>
    </style:style>
    <style:style style:name="Table1.C4" style:family="table-cell">
      <style:table-cell-properties style:vertical-align="" fo:padding="0.0382in" fo:border="1pt solid #000000"/>
    </style:style>
    <style:style style:name="Table1.D4" style:family="table-cell">
      <style:table-cell-properties style:vertical-align="" fo:padding="0.0382in" fo:border="1pt solid #000000"/>
    </style:style>
    <style:style style:name="Table1.A5" style:family="table-cell">
      <style:table-cell-properties style:vertical-align="" fo:padding="0.0382in" fo:border="1pt solid #000000"/>
    </style:style>
    <style:style style:name="Table1.B5" style:family="table-cell">
      <style:table-cell-properties style:vertical-align="" fo:padding="0.0382in" fo:border="1pt solid #000000"/>
    </style:style>
    <style:style style:name="Table1.C5" style:family="table-cell">
      <style:table-cell-properties style:vertical-align="" fo:padding="0.0382in" fo:border="1pt solid #000000"/>
    </style:style>
    <style:style style:name="Table1.D5" style:family="table-cell">
      <style:table-cell-properties style:vertical-align="" fo:padding="0.0382in" fo:border="1pt solid #000000"/>
    </style:style>
    <style:style style:name="Table1.A6" style:family="table-cell">
      <style:table-cell-properties style:vertical-align="" fo:padding="0.0382in" fo:border="1pt solid #000000"/>
    </style:style>
    <style:style style:name="Table1.B6" style:family="table-cell">
      <style:table-cell-properties style:vertical-align="" fo:padding="0.0382in" fo:border="1pt solid #000000"/>
    </style:style>
    <style:style style:name="Table1.C6" style:family="table-cell">
      <style:table-cell-properties style:vertical-align="" fo:padding="0.0382in" fo:border="1pt solid #000000"/>
    </style:style>
    <style:style style:name="Table1.D6" style:family="table-cell">
      <style:table-cell-properties style:vertical-align="" fo:padding="0.0382in" fo:border="1pt solid #000000"/>
    </style:style>
    <style:style style:name="Table2" style:family="table">
      <style:table-properties style:width="6.6875in" fo:margin-left="0in" fo:margin-top="0in" fo:margin-bottom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4896in"/>
    </style:style>
    <style:style style:name="Table2.C" style:family="table-column">
      <style:table-column-properties style:column-width="3.8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2.A2" style:family="table-cell">
      <style:table-cell-properties style:vertical-align="" fo:padding="0.0382in" fo:border="1pt solid #000000"/>
    </style:style>
    <style:style style:name="Table2.B2" style:family="table-cell">
      <style:table-cell-properties style:vertical-align="" fo:padding="0.0382in" fo:border="1pt solid #000000"/>
    </style:style>
    <style:style style:name="Table2.C2" style:family="table-cell">
      <style:table-cell-properties style:vertical-align="" fo:padding="0.0382in" fo:border="1pt solid #000000"/>
    </style:style>
    <style:style style:name="Table2.A3" style:family="table-cell">
      <style:table-cell-properties style:vertical-align="" fo:padding="0.0382in" fo:border="1pt solid #000000"/>
    </style:style>
    <style:style style:name="Table2.B3" style:family="table-cell">
      <style:table-cell-properties style:vertical-align="" fo:padding="0.0382in" fo:border="1pt solid #000000"/>
    </style:style>
    <style:style style:name="Table2.C3" style:family="table-cell">
      <style:table-cell-properties style:vertical-align="" fo:padding="0.0382in" fo:border="1pt solid #000000"/>
    </style:style>
    <style:style style:name="Table2.A4" style:family="table-cell">
      <style:table-cell-properties style:vertical-align="" fo:padding="0.0382in" fo:border="1pt solid #000000"/>
    </style:style>
    <style:style style:name="Table2.B4" style:family="table-cell">
      <style:table-cell-properties style:vertical-align="" fo:padding="0.0382in" fo:border="1pt solid #000000"/>
    </style:style>
    <style:style style:name="Table2.C4" style:family="table-cell">
      <style:table-cell-properties style:vertical-align="" fo:padding="0.0382in" fo:border="1pt solid #000000"/>
    </style:style>
    <style:style style:name="Table2.A5" style:family="table-cell">
      <style:table-cell-properties style:vertical-align="" fo:padding="0.0382in" fo:border="1pt solid #000000"/>
    </style:style>
    <style:style style:name="Table2.B5" style:family="table-cell">
      <style:table-cell-properties style:vertical-align="" fo:padding="0.0382in" fo:border="1pt solid #000000"/>
    </style:style>
    <style:style style:name="Table2.C5" style:family="table-cell">
      <style:table-cell-properties style:vertical-align="" fo:padding="0.0382in" fo:border="1pt solid #000000"/>
    </style:style>
    <style:style style:name="Table2.A6" style:family="table-cell">
      <style:table-cell-properties style:vertical-align="" fo:padding="0.0382in" fo:border="1pt solid #000000"/>
    </style:style>
    <style:style style:name="Table2.B6" style:family="table-cell">
      <style:table-cell-properties style:vertical-align="" fo:padding="0.0382in" fo:border="1pt solid #000000"/>
    </style:style>
    <style:style style:name="Table2.C6" style:family="table-cell">
      <style:table-cell-properties style:vertical-align="" fo:padding="0.0382in" fo:border="1pt solid #000000"/>
    </style:style>
    <style:style style:name="Table2.A7" style:family="table-cell">
      <style:table-cell-properties style:vertical-align="" fo:padding="0.0382in" fo:border="1pt solid #000000"/>
    </style:style>
    <style:style style:name="Table2.B7" style:family="table-cell">
      <style:table-cell-properties style:vertical-align="" fo:padding="0.0382in" fo:border="1pt solid #000000"/>
    </style:style>
    <style:style style:name="Table2.C7" style:family="table-cell">
      <style:table-cell-properties style:vertical-align="" fo:padding="0.0382in" fo:border="1pt solid #000000"/>
    </style:style>
    <style:style style:name="Table2.A8" style:family="table-cell">
      <style:table-cell-properties style:vertical-align="" fo:padding="0.0382in" fo:border="1pt solid #000000"/>
    </style:style>
    <style:style style:name="Table2.B8" style:family="table-cell">
      <style:table-cell-properties style:vertical-align="" fo:padding="0.0382in" fo:border="1pt solid #000000"/>
    </style:style>
    <style:style style:name="Table2.C8" style:family="table-cell">
      <style:table-cell-properties style:vertical-align="" fo:padding="0.0382in" fo:border="1pt solid #000000"/>
    </style:style>
    <style:style style:name="Table2.A9" style:family="table-cell">
      <style:table-cell-properties style:vertical-align="" fo:padding="0.0382in" fo:border="1pt solid #000000"/>
    </style:style>
    <style:style style:name="Table2.B9" style:family="table-cell">
      <style:table-cell-properties style:vertical-align="" fo:padding="0.0382in" fo:border="1pt solid #000000"/>
    </style:style>
    <style:style style:name="Table2.C9" style:family="table-cell">
      <style:table-cell-properties style:vertical-align="" fo:padding="0.0382in" fo:border="1pt solid #000000"/>
    </style:style>
    <style:style style:name="Table2.A10" style:family="table-cell">
      <style:table-cell-properties style:vertical-align="" fo:padding="0.0382in" fo:border="1pt solid #000000"/>
    </style:style>
    <style:style style:name="Table2.B10" style:family="table-cell">
      <style:table-cell-properties style:vertical-align="" fo:padding="0.0382in" fo:border="1pt solid #000000"/>
    </style:style>
    <style:style style:name="Table2.C10" style:family="table-cell">
      <style:table-cell-properties style:vertical-align="" fo:padding="0.0382in" fo:border="1pt solid #000000"/>
    </style:style>
    <style:style style:name="Table2.A11" style:family="table-cell">
      <style:table-cell-properties style:vertical-align="" fo:padding="0.0382in" fo:border="1pt solid #000000"/>
    </style:style>
    <style:style style:name="Table2.B11" style:family="table-cell">
      <style:table-cell-properties style:vertical-align="" fo:padding="0.0382in" fo:border="1pt solid #000000"/>
    </style:style>
    <style:style style:name="Table2.C11" style:family="table-cell">
      <style:table-cell-properties style:vertical-align="" fo:padding="0.0382in" fo:border="1pt solid #000000"/>
    </style:style>
    <style:style style:name="Table2.A12" style:family="table-cell">
      <style:table-cell-properties style:vertical-align="" fo:padding="0.0382in" fo:border="1pt solid #000000"/>
    </style:style>
    <style:style style:name="Table2.B12" style:family="table-cell">
      <style:table-cell-properties style:vertical-align="" fo:padding="0.0382in" fo:border="1pt solid #000000"/>
    </style:style>
    <style:style style:name="Table2.C12" style:family="table-cell">
      <style:table-cell-properties style:vertical-align="" fo:padding="0.0382in" fo:border="1pt solid #000000"/>
    </style:style>
    <style:style style:name="Table2.A13" style:family="table-cell">
      <style:table-cell-properties style:vertical-align="" fo:padding="0.0382in" fo:border="1pt solid #000000"/>
    </style:style>
    <style:style style:name="Table2.B13" style:family="table-cell">
      <style:table-cell-properties style:vertical-align="" fo:padding="0.0382in" fo:border="1pt solid #000000"/>
    </style:style>
    <style:style style:name="Table2.C13" style:family="table-cell">
      <style:table-cell-properties style:vertical-align="" fo:padding="0.0382in" fo:border="1pt solid #000000"/>
    </style:style>
    <style:style style:name="Table2.A14" style:family="table-cell">
      <style:table-cell-properties style:vertical-align="" fo:padding="0.0382in" fo:border="1pt solid #000000"/>
    </style:style>
    <style:style style:name="Table2.B14" style:family="table-cell">
      <style:table-cell-properties style:vertical-align="" fo:padding="0.0382in" fo:border="1pt solid #000000"/>
    </style:style>
    <style:style style:name="Table2.C14" style:family="table-cell">
      <style:table-cell-properties style:vertical-align="" fo:padding="0.0382in" fo:border="1pt solid #000000"/>
    </style:style>
    <style:style style:name="Table2.A15" style:family="table-cell">
      <style:table-cell-properties style:vertical-align="" fo:padding="0.0382in" fo:border="1pt solid #000000"/>
    </style:style>
    <style:style style:name="Table2.B15" style:family="table-cell">
      <style:table-cell-properties style:vertical-align="" fo:padding="0.0382in" fo:border="1pt solid #000000"/>
    </style:style>
    <style:style style:name="Table2.C15" style:family="table-cell">
      <style:table-cell-properties style:vertical-align="" fo:padding="0.0382in" fo:border="1pt solid #000000"/>
    </style:style>
    <style:style style:name="Table2.A16" style:family="table-cell">
      <style:table-cell-properties style:vertical-align="" fo:padding="0.0382in" fo:border="1pt solid #000000"/>
    </style:style>
    <style:style style:name="Table2.B16" style:family="table-cell">
      <style:table-cell-properties style:vertical-align="" fo:padding="0.0382in" fo:border="1pt solid #000000"/>
    </style:style>
    <style:style style:name="Table2.C16" style:family="table-cell">
      <style:table-cell-properties style:vertical-align="" fo:padding="0.0382in" fo:border="1pt solid #000000"/>
    </style:style>
    <style:style style:name="Table2.A17" style:family="table-cell">
      <style:table-cell-properties style:vertical-align="" fo:padding="0.0382in" fo:border="1pt solid #000000"/>
    </style:style>
    <style:style style:name="Table2.B17" style:family="table-cell">
      <style:table-cell-properties style:vertical-align="" fo:padding="0.0382in" fo:border="1pt solid #000000"/>
    </style:style>
    <style:style style:name="Table2.C17" style:family="table-cell">
      <style:table-cell-properties style:vertical-align="" fo:padding="0.0382in" fo:border="1pt solid #000000"/>
    </style:style>
    <style:style style:name="Table2.A18" style:family="table-cell">
      <style:table-cell-properties style:vertical-align="" fo:padding="0.0382in" fo:border="1pt solid #000000"/>
    </style:style>
    <style:style style:name="Table2.B18" style:family="table-cell">
      <style:table-cell-properties style:vertical-align="" fo:padding="0.0382in" fo:border="1pt solid #000000"/>
    </style:style>
    <style:style style:name="Table2.C18" style:family="table-cell">
      <style:table-cell-properties style:vertical-align="" fo:padding="0.0382in" fo:border="1pt solid #000000"/>
    </style:style>
    <style:style style:name="Table2.A19" style:family="table-cell">
      <style:table-cell-properties style:vertical-align="" fo:padding="0.0382in" fo:border="1pt solid #000000"/>
    </style:style>
    <style:style style:name="Table2.B19" style:family="table-cell">
      <style:table-cell-properties style:vertical-align="" fo:padding="0.0382in" fo:border="1pt solid #000000"/>
    </style:style>
    <style:style style:name="Table2.C19" style:family="table-cell">
      <style:table-cell-properties style:vertical-align="" fo:padding="0.0382in" fo:border="1pt solid #000000"/>
    </style:style>
    <style:style style:name="Table2.A20" style:family="table-cell">
      <style:table-cell-properties style:vertical-align="" fo:padding="0.0382in" fo:border="1pt solid #000000"/>
    </style:style>
    <style:style style:name="Table2.B20" style:family="table-cell">
      <style:table-cell-properties style:vertical-align="" fo:padding="0.0382in" fo:border="1pt solid #000000"/>
    </style:style>
    <style:style style:name="Table2.C20" style:family="table-cell">
      <style:table-cell-properties style:vertical-align="" fo:padding="0.0382in" fo:border="1pt solid #000000"/>
    </style:style>
    <style:style style:name="Table3" style:family="table">
      <style:table-properties style:width="6.9792in" fo:margin-left="0in" fo:margin-top="0in" fo:margin-bottom="0in" table:align="left"/>
    </style:style>
    <style:style style:name="Table3.A" style:family="table-column">
      <style:table-column-properties style:column-width="1.0826in"/>
    </style:style>
    <style:style style:name="Table3.B" style:family="table-column">
      <style:table-column-properties style:column-width="0.7403in"/>
    </style:style>
    <style:style style:name="Table3.C" style:family="table-column">
      <style:table-column-properties style:column-width="0.8014in"/>
    </style:style>
    <style:style style:name="Table3.D" style:family="table-column">
      <style:table-column-properties style:column-width="0.8958in"/>
    </style:style>
    <style:style style:name="Table3.E" style:family="table-column">
      <style:table-column-properties style:column-width="1.3125in"/>
    </style:style>
    <style:style style:name="Table3.F" style:family="table-column">
      <style:table-column-properties style:column-width="2.14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3.A2" style:family="table-cell">
      <style:table-cell-properties style:vertical-align="" fo:padding="0.0382in" fo:border="1pt solid #000000"/>
    </style:style>
    <style:style style:name="Table3.B2" style:family="table-cell">
      <style:table-cell-properties style:vertical-align="" fo:padding="0.0382in" fo:border="1pt solid #000000"/>
    </style:style>
    <style:style style:name="Table3.C2" style:family="table-cell">
      <style:table-cell-properties style:vertical-align="" fo:padding="0.0382in" fo:border="1pt solid #000000"/>
    </style:style>
    <style:style style:name="Table3.D2" style:family="table-cell">
      <style:table-cell-properties style:vertical-align="" fo:padding="0.0382in" fo:border="1pt solid #000000"/>
    </style:style>
    <style:style style:name="Table3.E2" style:family="table-cell">
      <style:table-cell-properties style:vertical-align="" fo:padding="0.0382in" fo:border="1pt solid #000000"/>
    </style:style>
    <style:style style:name="Table3.F2" style:family="table-cell">
      <style:table-cell-properties style:vertical-align="" fo:padding="0.0382in" fo:border="1pt solid #000000"/>
    </style:style>
    <style:style style:name="Table3.A3" style:family="table-cell">
      <style:table-cell-properties style:vertical-align="" fo:padding="0.0382in" fo:border="1pt solid #000000"/>
    </style:style>
    <style:style style:name="Table3.B3" style:family="table-cell">
      <style:table-cell-properties style:vertical-align="" fo:padding="0.0382in" fo:border="1pt solid #000000"/>
    </style:style>
    <style:style style:name="Table3.C3" style:family="table-cell">
      <style:table-cell-properties style:vertical-align="" fo:padding="0.0382in" fo:border="1pt solid #000000"/>
    </style:style>
    <style:style style:name="Table3.D3" style:family="table-cell">
      <style:table-cell-properties style:vertical-align="" fo:padding="0.0382in" fo:border="1pt solid #000000"/>
    </style:style>
    <style:style style:name="Table3.E3" style:family="table-cell">
      <style:table-cell-properties style:vertical-align="" fo:padding="0.0382in" fo:border="1pt solid #000000"/>
    </style:style>
    <style:style style:name="Table3.F3" style:family="table-cell">
      <style:table-cell-properties style:vertical-align="" fo:padding="0.0382in" fo:border="1pt solid #000000"/>
    </style:style>
    <style:style style:name="Table3.A4" style:family="table-cell">
      <style:table-cell-properties style:vertical-align="" fo:padding="0.0382in" fo:border="1pt solid #000000"/>
    </style:style>
    <style:style style:name="Table3.B4" style:family="table-cell">
      <style:table-cell-properties style:vertical-align="" fo:padding="0.0382in" fo:border="1pt solid #000000"/>
    </style:style>
    <style:style style:name="Table3.C4" style:family="table-cell">
      <style:table-cell-properties style:vertical-align="" fo:padding="0.0382in" fo:border="1pt solid #000000"/>
    </style:style>
    <style:style style:name="Table3.D4" style:family="table-cell">
      <style:table-cell-properties style:vertical-align="" fo:padding="0.0382in" fo:border="1pt solid #000000"/>
    </style:style>
    <style:style style:name="Table3.E4" style:family="table-cell">
      <style:table-cell-properties style:vertical-align="" fo:padding="0.0382in" fo:border="1pt solid #000000"/>
    </style:style>
    <style:style style:name="Table3.F4" style:family="table-cell">
      <style:table-cell-properties style:vertical-align="" fo:padding="0.0382in" fo:border="1pt solid #000000"/>
    </style:style>
    <style:style style:name="Table3.A5" style:family="table-cell">
      <style:table-cell-properties style:vertical-align="" fo:padding="0.0382in" fo:border="1pt solid #000000"/>
    </style:style>
    <style:style style:name="Table3.B5" style:family="table-cell">
      <style:table-cell-properties style:vertical-align="" fo:padding="0.0382in" fo:border="1pt solid #000000"/>
    </style:style>
    <style:style style:name="Table3.C5" style:family="table-cell">
      <style:table-cell-properties style:vertical-align="" fo:padding="0.0382in" fo:border="1pt solid #000000"/>
    </style:style>
    <style:style style:name="Table3.D5" style:family="table-cell">
      <style:table-cell-properties style:vertical-align="" fo:padding="0.0382in" fo:border="1pt solid #000000"/>
    </style:style>
    <style:style style:name="Table3.E5" style:family="table-cell">
      <style:table-cell-properties style:vertical-align="" fo:padding="0.0382in" fo:border="1pt solid #000000"/>
    </style:style>
    <style:style style:name="Table3.F5" style:family="table-cell">
      <style:table-cell-properties style:vertical-align="" fo:padding="0.0382in" fo:border="1pt solid #000000"/>
    </style:style>
    <style:style style:name="Table3.A6" style:family="table-cell">
      <style:table-cell-properties style:vertical-align="" fo:padding="0.0382in" fo:border="1pt solid #000000"/>
    </style:style>
    <style:style style:name="Table3.B6" style:family="table-cell">
      <style:table-cell-properties style:vertical-align="" fo:padding="0.0382in" fo:border="1pt solid #000000"/>
    </style:style>
    <style:style style:name="Table3.C6" style:family="table-cell">
      <style:table-cell-properties style:vertical-align="" fo:padding="0.0382in" fo:border="1pt solid #000000"/>
    </style:style>
    <style:style style:name="Table3.D6" style:family="table-cell">
      <style:table-cell-properties style:vertical-align="" fo:padding="0.0382in" fo:border="1pt solid #000000"/>
    </style:style>
    <style:style style:name="Table3.E6" style:family="table-cell">
      <style:table-cell-properties style:vertical-align="" fo:padding="0.0382in" fo:border="1pt solid #000000"/>
    </style:style>
    <style:style style:name="Table3.F6" style:family="table-cell">
      <style:table-cell-properties style:vertical-align="" fo:padding="0.0382in" fo:border="1pt solid #000000"/>
    </style:style>
    <style:style style:name="Table4" style:family="table">
      <style:table-properties style:width="7.1979in" fo:margin-left="0in" fo:margin-top="0in" fo:margin-bottom="0in" table:align="left"/>
    </style:style>
    <style:style style:name="Table4.A" style:family="table-column">
      <style:table-column-properties style:column-width="1.6139in"/>
    </style:style>
    <style:style style:name="Table4.B" style:family="table-column">
      <style:table-column-properties style:column-width="0.6667in"/>
    </style:style>
    <style:style style:name="Table4.C" style:family="table-column">
      <style:table-column-properties style:column-width="0.9479in"/>
    </style:style>
    <style:style style:name="Table4.D" style:family="table-column">
      <style:table-column-properties style:column-width="0.8229in"/>
    </style:style>
    <style:style style:name="Table4.E" style:family="table-column">
      <style:table-column-properties style:column-width="0.8542in"/>
    </style:style>
    <style:style style:name="Table4.F" style:family="table-column">
      <style:table-column-properties style:column-width="2.29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4.A2" style:family="table-cell">
      <style:table-cell-properties style:vertical-align="" fo:padding="0.0382in" fo:border="1pt solid #000000"/>
    </style:style>
    <style:style style:name="Table4.B2" style:family="table-cell">
      <style:table-cell-properties style:vertical-align="" fo:padding="0.0382in" fo:border="1pt solid #000000"/>
    </style:style>
    <style:style style:name="Table4.C2" style:family="table-cell">
      <style:table-cell-properties style:vertical-align="" fo:padding="0.0382in" fo:border="1pt solid #000000"/>
    </style:style>
    <style:style style:name="Table4.D2" style:family="table-cell">
      <style:table-cell-properties style:vertical-align="" fo:padding="0.0382in" fo:border="1pt solid #000000"/>
    </style:style>
    <style:style style:name="Table4.E2" style:family="table-cell">
      <style:table-cell-properties style:vertical-align="" fo:padding="0.0382in" fo:border="1pt solid #000000"/>
    </style:style>
    <style:style style:name="Table4.F2" style:family="table-cell">
      <style:table-cell-properties style:vertical-align="" fo:padding="0.0382in" fo:border="1pt solid #000000"/>
    </style:style>
    <style:style style:name="Table4.A3" style:family="table-cell">
      <style:table-cell-properties style:vertical-align="" fo:padding="0.0382in" fo:border="1pt solid #000000"/>
    </style:style>
    <style:style style:name="Table4.B3" style:family="table-cell">
      <style:table-cell-properties style:vertical-align="" fo:padding="0.0382in" fo:border="1pt solid #000000"/>
    </style:style>
    <style:style style:name="Table4.C3" style:family="table-cell">
      <style:table-cell-properties style:vertical-align="" fo:padding="0.0382in" fo:border="1pt solid #000000"/>
    </style:style>
    <style:style style:name="Table4.D3" style:family="table-cell">
      <style:table-cell-properties style:vertical-align="" fo:padding="0.0382in" fo:border="1pt solid #000000"/>
    </style:style>
    <style:style style:name="Table4.E3" style:family="table-cell">
      <style:table-cell-properties style:vertical-align="" fo:padding="0.0382in" fo:border="1pt solid #000000"/>
    </style:style>
    <style:style style:name="Table4.F3" style:family="table-cell">
      <style:table-cell-properties style:vertical-align="" fo:padding="0.0382in" fo:border="1pt solid #000000"/>
    </style:style>
    <style:style style:name="Table4.A4" style:family="table-cell">
      <style:table-cell-properties style:vertical-align="" fo:padding="0.0382in" fo:border="1pt solid #000000"/>
    </style:style>
    <style:style style:name="Table4.B4" style:family="table-cell">
      <style:table-cell-properties style:vertical-align="" fo:padding="0.0382in" fo:border="1pt solid #000000"/>
    </style:style>
    <style:style style:name="Table4.C4" style:family="table-cell">
      <style:table-cell-properties style:vertical-align="" fo:padding="0.0382in" fo:border="1pt solid #000000"/>
    </style:style>
    <style:style style:name="Table4.D4" style:family="table-cell">
      <style:table-cell-properties style:vertical-align="" fo:padding="0.0382in" fo:border="1pt solid #000000"/>
    </style:style>
    <style:style style:name="Table4.E4" style:family="table-cell">
      <style:table-cell-properties style:vertical-align="" fo:padding="0.0382in" fo:border="1pt solid #000000"/>
    </style:style>
    <style:style style:name="Table4.F4" style:family="table-cell">
      <style:table-cell-properties style:vertical-align="" fo:padding="0.0382in" fo:border="1pt solid #000000"/>
    </style:style>
    <style:style style:name="Table4.5" style:family="table-row">
      <style:table-row-properties style:min-row-height="0.4583in" fo:keep-together="auto"/>
    </style:style>
    <style:style style:name="Table4.A5" style:family="table-cell">
      <style:table-cell-properties style:vertical-align="" fo:padding="0.0382in" fo:border="1pt solid #000000"/>
    </style:style>
    <style:style style:name="Table4.B5" style:family="table-cell">
      <style:table-cell-properties style:vertical-align="" fo:padding="0.0382in" fo:border="1pt solid #000000"/>
    </style:style>
    <style:style style:name="Table4.C5" style:family="table-cell">
      <style:table-cell-properties style:vertical-align="" fo:padding="0.0382in" fo:border="1pt solid #000000"/>
    </style:style>
    <style:style style:name="Table4.D5" style:family="table-cell">
      <style:table-cell-properties style:vertical-align="" fo:padding="0.0382in" fo:border="1pt solid #000000"/>
    </style:style>
    <style:style style:name="Table4.E5" style:family="table-cell">
      <style:table-cell-properties style:vertical-align="" fo:padding="0.0382in" fo:border="1pt solid #000000"/>
    </style:style>
    <style:style style:name="Table4.F5" style:family="table-cell">
      <style:table-cell-properties style:vertical-align="" fo:padding="0.0382in" fo:border="1pt solid #000000"/>
    </style:style>
    <style:style style:name="Table4.A6" style:family="table-cell">
      <style:table-cell-properties style:vertical-align="" fo:padding="0.0382in" fo:border="1pt solid #000000"/>
    </style:style>
    <style:style style:name="Table4.B6" style:family="table-cell">
      <style:table-cell-properties style:vertical-align="" fo:padding="0.0382in" fo:border="1pt solid #000000"/>
    </style:style>
    <style:style style:name="Table4.C6" style:family="table-cell">
      <style:table-cell-properties style:vertical-align="" fo:padding="0.0382in" fo:border="1pt solid #000000"/>
    </style:style>
    <style:style style:name="Table4.D6" style:family="table-cell">
      <style:table-cell-properties style:vertical-align="" fo:padding="0.0382in" fo:border="1pt solid #000000"/>
    </style:style>
    <style:style style:name="Table4.E6" style:family="table-cell">
      <style:table-cell-properties style:vertical-align="" fo:padding="0.0382in" fo:border="1pt solid #000000"/>
    </style:style>
    <style:style style:name="Table4.F6" style:family="table-cell">
      <style:table-cell-properties style:vertical-align="" fo:padding="0.0382in" fo:border="1pt solid #000000"/>
    </style:style>
    <style:style style:name="Table4.A7" style:family="table-cell">
      <style:table-cell-properties style:vertical-align="" fo:padding="0.0382in" fo:border="1pt solid #000000"/>
    </style:style>
    <style:style style:name="Table4.B7" style:family="table-cell">
      <style:table-cell-properties style:vertical-align="" fo:padding="0.0382in" fo:border="1pt solid #000000"/>
    </style:style>
    <style:style style:name="Table4.C7" style:family="table-cell">
      <style:table-cell-properties style:vertical-align="" fo:padding="0.0382in" fo:border="1pt solid #000000"/>
    </style:style>
    <style:style style:name="Table4.D7" style:family="table-cell">
      <style:table-cell-properties style:vertical-align="" fo:padding="0.0382in" fo:border="1pt solid #000000"/>
    </style:style>
    <style:style style:name="Table4.E7" style:family="table-cell">
      <style:table-cell-properties style:vertical-align="" fo:padding="0.0382in" fo:border="1pt solid #000000"/>
    </style:style>
    <style:style style:name="Table4.F7" style:family="table-cell">
      <style:table-cell-properties style:vertical-align="" fo:padding="0.0382in" fo:border="1pt solid #000000"/>
    </style:style>
    <style:style style:name="Table4.A8" style:family="table-cell">
      <style:table-cell-properties style:vertical-align="" fo:padding="0.0382in" fo:border="1pt solid #000000"/>
    </style:style>
    <style:style style:name="Table4.B8" style:family="table-cell">
      <style:table-cell-properties style:vertical-align="" fo:padding="0.0382in" fo:border="1pt solid #000000"/>
    </style:style>
    <style:style style:name="Table4.C8" style:family="table-cell">
      <style:table-cell-properties style:vertical-align="" fo:padding="0.0382in" fo:border="1pt solid #000000"/>
    </style:style>
    <style:style style:name="Table4.D8" style:family="table-cell">
      <style:table-cell-properties style:vertical-align="" fo:padding="0.0382in" fo:border="1pt solid #000000"/>
    </style:style>
    <style:style style:name="Table4.E8" style:family="table-cell">
      <style:table-cell-properties style:vertical-align="" fo:padding="0.0382in" fo:border="1pt solid #000000"/>
    </style:style>
    <style:style style:name="Table4.F8" style:family="table-cell">
      <style:table-cell-properties style:vertical-align="" fo:padding="0.0382in" fo:border="1pt solid #000000"/>
    </style:style>
    <style:style style:name="Table4.A9" style:family="table-cell">
      <style:table-cell-properties style:vertical-align="" fo:padding="0.0382in" fo:border="1pt solid #000000"/>
    </style:style>
    <style:style style:name="Table4.B9" style:family="table-cell">
      <style:table-cell-properties style:vertical-align="" fo:padding="0.0382in" fo:border="1pt solid #000000"/>
    </style:style>
    <style:style style:name="Table4.C9" style:family="table-cell">
      <style:table-cell-properties style:vertical-align="" fo:padding="0.0382in" fo:border="1pt solid #000000"/>
    </style:style>
    <style:style style:name="Table4.D9" style:family="table-cell">
      <style:table-cell-properties style:vertical-align="" fo:padding="0.0382in" fo:border="1pt solid #000000"/>
    </style:style>
    <style:style style:name="Table4.E9" style:family="table-cell">
      <style:table-cell-properties style:vertical-align="" fo:padding="0.0382in" fo:border="1pt solid #000000"/>
    </style:style>
    <style:style style:name="Table4.F9" style:family="table-cell">
      <style:table-cell-properties style:vertical-align="" fo:padding="0.0382in" fo:border="1pt solid #000000"/>
    </style:style>
    <style:style style:name="Table5" style:family="table">
      <style:table-properties style:width="7.1771in" fo:margin-left="0in" fo:margin-top="0in" fo:margin-bottom="0in" table:align="left"/>
    </style:style>
    <style:style style:name="Table5.A" style:family="table-column">
      <style:table-column-properties style:column-width="1.1451in"/>
    </style:style>
    <style:style style:name="Table5.B" style:family="table-column">
      <style:table-column-properties style:column-width="0.8229in"/>
    </style:style>
    <style:style style:name="Table5.C" style:family="table-column">
      <style:table-column-properties style:column-width="0.8653in"/>
    </style:style>
    <style:style style:name="Table5.D" style:family="table-column">
      <style:table-column-properties style:column-width="0.75in"/>
    </style:style>
    <style:style style:name="Table5.E" style:family="table-column">
      <style:table-column-properties style:column-width="1.2708in"/>
    </style:style>
    <style:style style:name="Table5.F" style:family="table-column">
      <style:table-column-properties style:column-width="2.32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5.A2" style:family="table-cell">
      <style:table-cell-properties style:vertical-align="" fo:padding="0.0382in" fo:border="1pt solid #000000"/>
    </style:style>
    <style:style style:name="Table5.B2" style:family="table-cell">
      <style:table-cell-properties style:vertical-align="" fo:padding="0.0382in" fo:border="1pt solid #000000"/>
    </style:style>
    <style:style style:name="Table5.C2" style:family="table-cell">
      <style:table-cell-properties style:vertical-align="" fo:padding="0.0382in" fo:border="1pt solid #000000"/>
    </style:style>
    <style:style style:name="Table5.D2" style:family="table-cell">
      <style:table-cell-properties style:vertical-align="" fo:padding="0.0382in" fo:border="1pt solid #000000"/>
    </style:style>
    <style:style style:name="Table5.E2" style:family="table-cell">
      <style:table-cell-properties style:vertical-align="" fo:padding="0.0382in" fo:border="1pt solid #000000"/>
    </style:style>
    <style:style style:name="Table5.F2" style:family="table-cell">
      <style:table-cell-properties style:vertical-align="" fo:padding="0.0382in" fo:border="1pt solid #000000"/>
    </style:style>
    <style:style style:name="Table5.A3" style:family="table-cell">
      <style:table-cell-properties style:vertical-align="" fo:padding="0.0382in" fo:border="1pt solid #000000"/>
    </style:style>
    <style:style style:name="Table5.B3" style:family="table-cell">
      <style:table-cell-properties style:vertical-align="" fo:padding="0.0382in" fo:border="1pt solid #000000"/>
    </style:style>
    <style:style style:name="Table5.C3" style:family="table-cell">
      <style:table-cell-properties style:vertical-align="" fo:padding="0.0382in" fo:border="1pt solid #000000"/>
    </style:style>
    <style:style style:name="Table5.D3" style:family="table-cell">
      <style:table-cell-properties style:vertical-align="" fo:padding="0.0382in" fo:border="1pt solid #000000"/>
    </style:style>
    <style:style style:name="Table5.E3" style:family="table-cell">
      <style:table-cell-properties style:vertical-align="" fo:padding="0.0382in" fo:border="1pt solid #000000"/>
    </style:style>
    <style:style style:name="Table5.F3" style:family="table-cell">
      <style:table-cell-properties style:vertical-align="" fo:padding="0.0382in" fo:border="1pt solid #000000"/>
    </style:style>
    <style:style style:name="Table5.A4" style:family="table-cell">
      <style:table-cell-properties style:vertical-align="" fo:padding="0.0382in" fo:border="1pt solid #000000"/>
    </style:style>
    <style:style style:name="Table5.B4" style:family="table-cell">
      <style:table-cell-properties style:vertical-align="" fo:padding="0.0382in" fo:border="1pt solid #000000"/>
    </style:style>
    <style:style style:name="Table5.C4" style:family="table-cell">
      <style:table-cell-properties style:vertical-align="" fo:padding="0.0382in" fo:border="1pt solid #000000"/>
    </style:style>
    <style:style style:name="Table5.D4" style:family="table-cell">
      <style:table-cell-properties style:vertical-align="" fo:padding="0.0382in" fo:border="1pt solid #000000"/>
    </style:style>
    <style:style style:name="Table5.E4" style:family="table-cell">
      <style:table-cell-properties style:vertical-align="" fo:padding="0.0382in" fo:border="1pt solid #000000"/>
    </style:style>
    <style:style style:name="Table5.F4" style:family="table-cell">
      <style:table-cell-properties style:vertical-align="" fo:padding="0.0382in" fo:border="1pt solid #000000"/>
    </style:style>
    <style:style style:name="Table5.A5" style:family="table-cell">
      <style:table-cell-properties style:vertical-align="" fo:padding="0.0382in" fo:border="1pt solid #000000"/>
    </style:style>
    <style:style style:name="Table5.B5" style:family="table-cell">
      <style:table-cell-properties style:vertical-align="" fo:padding="0.0382in" fo:border="1pt solid #000000"/>
    </style:style>
    <style:style style:name="Table5.C5" style:family="table-cell">
      <style:table-cell-properties style:vertical-align="" fo:padding="0.0382in" fo:border="1pt solid #000000"/>
    </style:style>
    <style:style style:name="Table5.D5" style:family="table-cell">
      <style:table-cell-properties style:vertical-align="" fo:padding="0.0382in" fo:border="1pt solid #000000"/>
    </style:style>
    <style:style style:name="Table5.E5" style:family="table-cell">
      <style:table-cell-properties style:vertical-align="" fo:padding="0.0382in" fo:border="1pt solid #000000"/>
    </style:style>
    <style:style style:name="Table5.F5" style:family="table-cell">
      <style:table-cell-properties style:vertical-align="" fo:padding="0.0382in" fo:border="1pt solid #000000"/>
    </style:style>
    <style:style style:name="Table6" style:family="table">
      <style:table-properties style:width="7.2188in" fo:margin-left="0.0486in" fo:margin-top="0in" fo:margin-bottom="0in" table:align="left"/>
    </style:style>
    <style:style style:name="Table6.A" style:family="table-column">
      <style:table-column-properties style:column-width="2.0514in"/>
    </style:style>
    <style:style style:name="Table6.B" style:family="table-column">
      <style:table-column-properties style:column-width="0.9479in"/>
    </style:style>
    <style:style style:name="Table6.C" style:family="table-column">
      <style:table-column-properties style:column-width="0.8535in"/>
    </style:style>
    <style:style style:name="Table6.D" style:family="table-column">
      <style:table-column-properties style:column-width="0.6771in"/>
    </style:style>
    <style:style style:name="Table6.E" style:family="table-column">
      <style:table-column-properties style:column-width="0.6667in"/>
    </style:style>
    <style:style style:name="Table6.F" style:family="table-column">
      <style:table-column-properties style:column-width="2.021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6.2" style:family="table-row">
      <style:table-row-properties style:min-row-height="0.25in" fo:keep-together="auto"/>
    </style:style>
    <style:style style:name="Table6.A2" style:family="table-cell">
      <style:table-cell-properties style:vertical-align="" fo:padding="0.0382in" fo:border="1pt solid #000000"/>
    </style:style>
    <style:style style:name="Table6.B2" style:family="table-cell">
      <style:table-cell-properties style:vertical-align="" fo:padding="0.0382in" fo:border="1pt solid #000000"/>
    </style:style>
    <style:style style:name="Table6.C2" style:family="table-cell">
      <style:table-cell-properties style:vertical-align="" fo:padding="0.0382in" fo:border="1pt solid #000000"/>
    </style:style>
    <style:style style:name="Table6.D2" style:family="table-cell">
      <style:table-cell-properties style:vertical-align="" fo:padding="0.0382in" fo:border="1pt solid #000000"/>
    </style:style>
    <style:style style:name="Table6.E2" style:family="table-cell">
      <style:table-cell-properties style:vertical-align="" fo:padding="0.0382in" fo:border="1pt solid #000000"/>
    </style:style>
    <style:style style:name="Table6.F2" style:family="table-cell">
      <style:table-cell-properties style:vertical-align="" fo:padding="0.0382in" fo:border="1pt solid #000000"/>
    </style:style>
    <style:style style:name="Table6.A3" style:family="table-cell">
      <style:table-cell-properties style:vertical-align="" fo:padding="0.0382in" fo:border="1pt solid #000000"/>
    </style:style>
    <style:style style:name="Table6.B3" style:family="table-cell">
      <style:table-cell-properties style:vertical-align="" fo:padding="0.0382in" fo:border="1pt solid #000000"/>
    </style:style>
    <style:style style:name="Table6.C3" style:family="table-cell">
      <style:table-cell-properties style:vertical-align="" fo:padding="0.0382in" fo:border="1pt solid #000000"/>
    </style:style>
    <style:style style:name="Table6.D3" style:family="table-cell">
      <style:table-cell-properties style:vertical-align="" fo:padding="0.0382in" fo:border="1pt solid #000000"/>
    </style:style>
    <style:style style:name="Table6.E3" style:family="table-cell">
      <style:table-cell-properties style:vertical-align="" fo:padding="0.0382in" fo:border="1pt solid #000000"/>
    </style:style>
    <style:style style:name="Table6.F3" style:family="table-cell">
      <style:table-cell-properties style:vertical-align="" fo:padding="0.0382in" fo:border="1pt solid #000000"/>
    </style:style>
    <style:style style:name="Table6.A4" style:family="table-cell">
      <style:table-cell-properties style:vertical-align="" fo:padding="0.0382in" fo:border="1pt solid #000000"/>
    </style:style>
    <style:style style:name="Table6.B4" style:family="table-cell">
      <style:table-cell-properties style:vertical-align="" fo:padding="0.0382in" fo:border="1pt solid #000000"/>
    </style:style>
    <style:style style:name="Table6.C4" style:family="table-cell">
      <style:table-cell-properties style:vertical-align="" fo:padding="0.0382in" fo:border="1pt solid #000000"/>
    </style:style>
    <style:style style:name="Table6.D4" style:family="table-cell">
      <style:table-cell-properties style:vertical-align="" fo:padding="0.0382in" fo:border="1pt solid #000000"/>
    </style:style>
    <style:style style:name="Table6.E4" style:family="table-cell">
      <style:table-cell-properties style:vertical-align="" fo:padding="0.0382in" fo:border="1pt solid #000000"/>
    </style:style>
    <style:style style:name="Table6.F4" style:family="table-cell">
      <style:table-cell-properties style:vertical-align="" fo:padding="0.0382in" fo:border="1pt solid #000000"/>
    </style:style>
    <style:style style:name="Table6.A5" style:family="table-cell">
      <style:table-cell-properties style:vertical-align="" fo:padding="0.0382in" fo:border="1pt solid #000000"/>
    </style:style>
    <style:style style:name="Table6.B5" style:family="table-cell">
      <style:table-cell-properties style:vertical-align="" fo:padding="0.0382in" fo:border="1pt solid #000000"/>
    </style:style>
    <style:style style:name="Table6.C5" style:family="table-cell">
      <style:table-cell-properties style:vertical-align="" fo:padding="0.0382in" fo:border="1pt solid #000000"/>
    </style:style>
    <style:style style:name="Table6.D5" style:family="table-cell">
      <style:table-cell-properties style:vertical-align="" fo:padding="0.0382in" fo:border="1pt solid #000000"/>
    </style:style>
    <style:style style:name="Table6.E5" style:family="table-cell">
      <style:table-cell-properties style:vertical-align="" fo:padding="0.0382in" fo:border="1pt solid #000000"/>
    </style:style>
    <style:style style:name="Table6.F5" style:family="table-cell">
      <style:table-cell-properties style:vertical-align="" fo:padding="0.0382in" fo:border="1pt solid #000000"/>
    </style:style>
    <style:style style:name="Table6.A6" style:family="table-cell">
      <style:table-cell-properties style:vertical-align="" fo:padding="0.0382in" fo:border="1pt solid #000000"/>
    </style:style>
    <style:style style:name="Table6.B6" style:family="table-cell">
      <style:table-cell-properties style:vertical-align="" fo:padding="0.0382in" fo:border="1pt solid #000000"/>
    </style:style>
    <style:style style:name="Table6.C6" style:family="table-cell">
      <style:table-cell-properties style:vertical-align="" fo:padding="0.0382in" fo:border="1pt solid #000000"/>
    </style:style>
    <style:style style:name="Table6.D6" style:family="table-cell">
      <style:table-cell-properties style:vertical-align="" fo:padding="0.0382in" fo:border="1pt solid #000000"/>
    </style:style>
    <style:style style:name="Table6.E6" style:family="table-cell">
      <style:table-cell-properties style:vertical-align="" fo:padding="0.0382in" fo:border="1pt solid #000000"/>
    </style:style>
    <style:style style:name="Table6.F6" style:family="table-cell">
      <style:table-cell-properties style:vertical-align="" fo:padding="0.0382in" fo:border="1pt solid #000000"/>
    </style:style>
    <style:style style:name="Table6.A7" style:family="table-cell">
      <style:table-cell-properties style:vertical-align="" fo:padding="0.0382in" fo:border="1pt solid #000000"/>
    </style:style>
    <style:style style:name="Table6.B7" style:family="table-cell">
      <style:table-cell-properties style:vertical-align="" fo:padding="0.0382in" fo:border="1pt solid #000000"/>
    </style:style>
    <style:style style:name="Table6.C7" style:family="table-cell">
      <style:table-cell-properties style:vertical-align="" fo:padding="0.0382in" fo:border="1pt solid #000000"/>
    </style:style>
    <style:style style:name="Table6.D7" style:family="table-cell">
      <style:table-cell-properties style:vertical-align="" fo:padding="0.0382in" fo:border="1pt solid #000000"/>
    </style:style>
    <style:style style:name="Table6.E7" style:family="table-cell">
      <style:table-cell-properties style:vertical-align="" fo:padding="0.0382in" fo:border="1pt solid #000000"/>
    </style:style>
    <style:style style:name="Table6.F7" style:family="table-cell">
      <style:table-cell-properties style:vertical-align="" fo:padding="0.0382in" fo:border="1pt solid #000000"/>
    </style:style>
    <style:style style:name="Table6.A8" style:family="table-cell">
      <style:table-cell-properties style:vertical-align="" fo:padding="0.0382in" fo:border="1pt solid #000000"/>
    </style:style>
    <style:style style:name="Table6.B8" style:family="table-cell">
      <style:table-cell-properties style:vertical-align="" fo:padding="0.0382in" fo:border="1pt solid #000000"/>
    </style:style>
    <style:style style:name="Table6.C8" style:family="table-cell">
      <style:table-cell-properties style:vertical-align="" fo:padding="0.0382in" fo:border="1pt solid #000000"/>
    </style:style>
    <style:style style:name="Table6.D8" style:family="table-cell">
      <style:table-cell-properties style:vertical-align="" fo:padding="0.0382in" fo:border="1pt solid #000000"/>
    </style:style>
    <style:style style:name="Table6.E8" style:family="table-cell">
      <style:table-cell-properties style:vertical-align="" fo:padding="0.0382in" fo:border="1pt solid #000000"/>
    </style:style>
    <style:style style:name="Table6.F8" style:family="table-cell">
      <style:table-cell-properties style:vertical-align="" fo:padding="0.0382in" fo:border="1pt solid #000000"/>
    </style:style>
    <style:style style:name="Table6.A9" style:family="table-cell">
      <style:table-cell-properties style:vertical-align="" fo:padding="0.0382in" fo:border="1pt solid #000000"/>
    </style:style>
    <style:style style:name="Table6.B9" style:family="table-cell">
      <style:table-cell-properties style:vertical-align="" fo:padding="0.0382in" fo:border="1pt solid #000000"/>
    </style:style>
    <style:style style:name="Table6.C9" style:family="table-cell">
      <style:table-cell-properties style:vertical-align="" fo:padding="0.0382in" fo:border="1pt solid #000000"/>
    </style:style>
    <style:style style:name="Table6.D9" style:family="table-cell">
      <style:table-cell-properties style:vertical-align="" fo:padding="0.0382in" fo:border="1pt solid #000000"/>
    </style:style>
    <style:style style:name="Table6.E9" style:family="table-cell">
      <style:table-cell-properties style:vertical-align="" fo:padding="0.0382in" fo:border="1pt solid #000000"/>
    </style:style>
    <style:style style:name="Table6.F9" style:family="table-cell">
      <style:table-cell-properties style:vertical-align="" fo:padding="0.0382in" fo:border="1pt solid #000000"/>
    </style:style>
    <style:style style:name="Table6.A10" style:family="table-cell">
      <style:table-cell-properties style:vertical-align="" fo:padding="0.0382in" fo:border="1pt solid #000000"/>
    </style:style>
    <style:style style:name="Table6.B10" style:family="table-cell">
      <style:table-cell-properties style:vertical-align="" fo:padding="0.0382in" fo:border="1pt solid #000000"/>
    </style:style>
    <style:style style:name="Table6.C10" style:family="table-cell">
      <style:table-cell-properties style:vertical-align="" fo:padding="0.0382in" fo:border="1pt solid #000000"/>
    </style:style>
    <style:style style:name="Table6.D10" style:family="table-cell">
      <style:table-cell-properties style:vertical-align="" fo:padding="0.0382in" fo:border="1pt solid #000000"/>
    </style:style>
    <style:style style:name="Table6.E10" style:family="table-cell">
      <style:table-cell-properties style:vertical-align="" fo:padding="0.0382in" fo:border="1pt solid #000000"/>
    </style:style>
    <style:style style:name="Table6.F10" style:family="table-cell">
      <style:table-cell-properties style:vertical-align="" fo:padding="0.0382in" fo:border="1pt solid #000000"/>
    </style:style>
    <style:style style:name="Table6.A11" style:family="table-cell">
      <style:table-cell-properties style:vertical-align="" fo:padding="0.0382in" fo:border="1pt solid #000000"/>
    </style:style>
    <style:style style:name="Table6.B11" style:family="table-cell">
      <style:table-cell-properties style:vertical-align="" fo:padding="0.0382in" fo:border="1pt solid #000000"/>
    </style:style>
    <style:style style:name="Table6.C11" style:family="table-cell">
      <style:table-cell-properties style:vertical-align="" fo:padding="0.0382in" fo:border="1pt solid #000000"/>
    </style:style>
    <style:style style:name="Table6.D11" style:family="table-cell">
      <style:table-cell-properties style:vertical-align="" fo:padding="0.0382in" fo:border="1pt solid #000000"/>
    </style:style>
    <style:style style:name="Table6.E11" style:family="table-cell">
      <style:table-cell-properties style:vertical-align="" fo:padding="0.0382in" fo:border="1pt solid #000000"/>
    </style:style>
    <style:style style:name="Table6.F11" style:family="table-cell">
      <style:table-cell-properties style:vertical-align="" fo:padding="0.0382in" fo:border="1pt solid #000000"/>
    </style:style>
    <style:style style:name="Table6.A12" style:family="table-cell">
      <style:table-cell-properties style:vertical-align="" fo:padding="0.0382in" fo:border="1pt solid #000000"/>
    </style:style>
    <style:style style:name="Table6.B12" style:family="table-cell">
      <style:table-cell-properties style:vertical-align="" fo:padding="0.0382in" fo:border="1pt solid #000000"/>
    </style:style>
    <style:style style:name="Table6.C12" style:family="table-cell">
      <style:table-cell-properties style:vertical-align="" fo:padding="0.0382in" fo:border="1pt solid #000000"/>
    </style:style>
    <style:style style:name="Table6.D12" style:family="table-cell">
      <style:table-cell-properties style:vertical-align="" fo:padding="0.0382in" fo:border="1pt solid #000000"/>
    </style:style>
    <style:style style:name="Table6.E12" style:family="table-cell">
      <style:table-cell-properties style:vertical-align="" fo:padding="0.0382in" fo:border="1pt solid #000000"/>
    </style:style>
    <style:style style:name="Table6.F12" style:family="table-cell">
      <style:table-cell-properties style:vertical-align="" fo:padding="0.0382in" fo:border="1pt solid #000000"/>
    </style:style>
    <style:style style:name="Table6.A13" style:family="table-cell">
      <style:table-cell-properties style:vertical-align="" fo:padding="0.0382in" fo:border="1pt solid #000000"/>
    </style:style>
    <style:style style:name="Table6.B13" style:family="table-cell">
      <style:table-cell-properties style:vertical-align="" fo:padding="0.0382in" fo:border="1pt solid #000000"/>
    </style:style>
    <style:style style:name="Table6.C13" style:family="table-cell">
      <style:table-cell-properties style:vertical-align="" fo:padding="0.0382in" fo:border="1pt solid #000000"/>
    </style:style>
    <style:style style:name="Table6.D13" style:family="table-cell">
      <style:table-cell-properties style:vertical-align="" fo:padding="0.0382in" fo:border="1pt solid #000000"/>
    </style:style>
    <style:style style:name="Table6.E13" style:family="table-cell">
      <style:table-cell-properties style:vertical-align="" fo:padding="0.0382in" fo:border="1pt solid #000000"/>
    </style:style>
    <style:style style:name="Table6.F13" style:family="table-cell">
      <style:table-cell-properties style:vertical-align="" fo:padding="0.0382in" fo:border="1pt solid #000000"/>
    </style:style>
    <style:style style:name="Table6.A14" style:family="table-cell">
      <style:table-cell-properties style:vertical-align="" fo:padding="0.0382in" fo:border="1pt solid #000000"/>
    </style:style>
    <style:style style:name="Table6.B14" style:family="table-cell">
      <style:table-cell-properties style:vertical-align="" fo:padding="0.0382in" fo:border="1pt solid #000000"/>
    </style:style>
    <style:style style:name="Table6.C14" style:family="table-cell">
      <style:table-cell-properties style:vertical-align="" fo:padding="0.0382in" fo:border="1pt solid #000000"/>
    </style:style>
    <style:style style:name="Table6.D14" style:family="table-cell">
      <style:table-cell-properties style:vertical-align="" fo:padding="0.0382in" fo:border="1pt solid #000000"/>
    </style:style>
    <style:style style:name="Table6.E14" style:family="table-cell">
      <style:table-cell-properties style:vertical-align="" fo:padding="0.0382in" fo:border="1pt solid #000000"/>
    </style:style>
    <style:style style:name="Table6.F14" style:family="table-cell">
      <style:table-cell-properties style:vertical-align="" fo:padding="0.0382in" fo:border="1pt solid #000000"/>
    </style:style>
    <style:style style:name="Table6.A15" style:family="table-cell">
      <style:table-cell-properties style:vertical-align="" fo:padding="0.0382in" fo:border="1pt solid #000000"/>
    </style:style>
    <style:style style:name="Table6.B15" style:family="table-cell">
      <style:table-cell-properties style:vertical-align="" fo:padding="0.0382in" fo:border="1pt solid #000000"/>
    </style:style>
    <style:style style:name="Table6.C15" style:family="table-cell">
      <style:table-cell-properties style:vertical-align="" fo:padding="0.0382in" fo:border="1pt solid #000000"/>
    </style:style>
    <style:style style:name="Table6.D15" style:family="table-cell">
      <style:table-cell-properties style:vertical-align="" fo:padding="0.0382in" fo:border="1pt solid #000000"/>
    </style:style>
    <style:style style:name="Table6.E15" style:family="table-cell">
      <style:table-cell-properties style:vertical-align="" fo:padding="0.0382in" fo:border="1pt solid #000000"/>
    </style:style>
    <style:style style:name="Table6.F15" style:family="table-cell">
      <style:table-cell-properties style:vertical-align="" fo:padding="0.0382in" fo:border="1pt solid #000000"/>
    </style:style>
    <style:style style:name="Table6.A16" style:family="table-cell">
      <style:table-cell-properties style:vertical-align="" fo:padding="0.0382in" fo:border="1pt solid #000000"/>
    </style:style>
    <style:style style:name="Table6.B16" style:family="table-cell">
      <style:table-cell-properties style:vertical-align="" fo:padding="0.0382in" fo:border="1pt solid #000000"/>
    </style:style>
    <style:style style:name="Table6.C16" style:family="table-cell">
      <style:table-cell-properties style:vertical-align="" fo:padding="0.0382in" fo:border="1pt solid #000000"/>
    </style:style>
    <style:style style:name="Table6.D16" style:family="table-cell">
      <style:table-cell-properties style:vertical-align="" fo:padding="0.0382in" fo:border="1pt solid #000000"/>
    </style:style>
    <style:style style:name="Table6.E16" style:family="table-cell">
      <style:table-cell-properties style:vertical-align="" fo:padding="0.0382in" fo:border="1pt solid #000000"/>
    </style:style>
    <style:style style:name="Table6.F16" style:family="table-cell">
      <style:table-cell-properties style:vertical-align="" fo:padding="0.0382in" fo:border="1pt solid #000000"/>
    </style:style>
    <style:style style:name="Table6.17" style:family="table-row">
      <style:table-row-properties style:min-row-height="0.4444in" fo:keep-together="auto"/>
    </style:style>
    <style:style style:name="Table6.A17" style:family="table-cell">
      <style:table-cell-properties style:vertical-align="" fo:padding="0.0382in" fo:border="1pt solid #000000"/>
    </style:style>
    <style:style style:name="Table6.B17" style:family="table-cell">
      <style:table-cell-properties style:vertical-align="" fo:padding="0.0382in" fo:border="1pt solid #000000"/>
    </style:style>
    <style:style style:name="Table6.C17" style:family="table-cell">
      <style:table-cell-properties style:vertical-align="" fo:padding="0.0382in" fo:border="1pt solid #000000"/>
    </style:style>
    <style:style style:name="Table6.D17" style:family="table-cell">
      <style:table-cell-properties style:vertical-align="" fo:padding="0.0382in" fo:border="1pt solid #000000"/>
    </style:style>
    <style:style style:name="Table6.E17" style:family="table-cell">
      <style:table-cell-properties style:vertical-align="" fo:padding="0.0382in" fo:border="1pt solid #000000"/>
    </style:style>
    <style:style style:name="Table6.F17" style:family="table-cell">
      <style:table-cell-properties style:vertical-align="" fo:padding="0.0382in" fo:border="1pt solid #000000"/>
    </style:style>
    <style:style style:name="Table6.A18" style:family="table-cell">
      <style:table-cell-properties style:vertical-align="" fo:padding="0.0382in" fo:border="1pt solid #000000"/>
    </style:style>
    <style:style style:name="Table6.B18" style:family="table-cell">
      <style:table-cell-properties style:vertical-align="" fo:padding="0.0382in" fo:border="1pt solid #000000"/>
    </style:style>
    <style:style style:name="Table6.C18" style:family="table-cell">
      <style:table-cell-properties style:vertical-align="" fo:padding="0.0382in" fo:border="1pt solid #000000"/>
    </style:style>
    <style:style style:name="Table6.D18" style:family="table-cell">
      <style:table-cell-properties style:vertical-align="" fo:padding="0.0382in" fo:border="1pt solid #000000"/>
    </style:style>
    <style:style style:name="Table6.E18" style:family="table-cell">
      <style:table-cell-properties style:vertical-align="" fo:padding="0.0382in" fo:border="1pt solid #000000"/>
    </style:style>
    <style:style style:name="Table6.F18" style:family="table-cell">
      <style:table-cell-properties style:vertical-align="" fo:padding="0.0382in" fo:border="1pt solid #000000"/>
    </style:style>
    <style:style style:name="Table6.A19" style:family="table-cell">
      <style:table-cell-properties style:vertical-align="" fo:padding="0.0382in" fo:border="1pt solid #000000"/>
    </style:style>
    <style:style style:name="Table6.B19" style:family="table-cell">
      <style:table-cell-properties style:vertical-align="" fo:padding="0.0382in" fo:border="1pt solid #000000"/>
    </style:style>
    <style:style style:name="Table6.C19" style:family="table-cell">
      <style:table-cell-properties style:vertical-align="" fo:padding="0.0382in" fo:border="1pt solid #000000"/>
    </style:style>
    <style:style style:name="Table6.D19" style:family="table-cell">
      <style:table-cell-properties style:vertical-align="" fo:padding="0.0382in" fo:border="1pt solid #000000"/>
    </style:style>
    <style:style style:name="Table6.E19" style:family="table-cell">
      <style:table-cell-properties style:vertical-align="" fo:padding="0.0382in" fo:border="1pt solid #000000"/>
    </style:style>
    <style:style style:name="Table6.F19" style:family="table-cell">
      <style:table-cell-properties style:vertical-align="" fo:padding="0.0382in" fo:border="1pt solid #000000"/>
    </style:style>
    <style:style style:name="Table6.A20" style:family="table-cell">
      <style:table-cell-properties style:vertical-align="" fo:padding="0.0382in" fo:border="1pt solid #000000"/>
    </style:style>
    <style:style style:name="Table6.B20" style:family="table-cell">
      <style:table-cell-properties style:vertical-align="" fo:padding="0.0382in" fo:border="1pt solid #000000"/>
    </style:style>
    <style:style style:name="Table6.C20" style:family="table-cell">
      <style:table-cell-properties style:vertical-align="" fo:padding="0.0382in" fo:border="1pt solid #000000"/>
    </style:style>
    <style:style style:name="Table6.D20" style:family="table-cell">
      <style:table-cell-properties style:vertical-align="" fo:padding="0.0382in" fo:border="1pt solid #000000"/>
    </style:style>
    <style:style style:name="Table6.E20" style:family="table-cell">
      <style:table-cell-properties style:vertical-align="" fo:padding="0.0382in" fo:border="1pt solid #000000"/>
    </style:style>
    <style:style style:name="Table6.F20" style:family="table-cell">
      <style:table-cell-properties style:vertical-align="" fo:padding="0.0382in" fo:border="1pt solid #000000"/>
    </style:style>
    <style:style style:name="Table6.A21" style:family="table-cell">
      <style:table-cell-properties style:vertical-align="" fo:padding="0.0382in" fo:border="1pt solid #000000"/>
    </style:style>
    <style:style style:name="Table6.B21" style:family="table-cell">
      <style:table-cell-properties style:vertical-align="" fo:padding="0.0382in" fo:border="1pt solid #000000"/>
    </style:style>
    <style:style style:name="Table6.C21" style:family="table-cell">
      <style:table-cell-properties style:vertical-align="" fo:padding="0.0382in" fo:border="1pt solid #000000"/>
    </style:style>
    <style:style style:name="Table6.D21" style:family="table-cell">
      <style:table-cell-properties style:vertical-align="" fo:padding="0.0382in" fo:border="1pt solid #000000"/>
    </style:style>
    <style:style style:name="Table6.E21" style:family="table-cell">
      <style:table-cell-properties style:vertical-align="" fo:padding="0.0382in" fo:border="1pt solid #000000"/>
    </style:style>
    <style:style style:name="Table6.F21" style:family="table-cell">
      <style:table-cell-properties style:vertical-align="" fo:padding="0.0382in" fo:border="1pt solid #000000"/>
    </style:style>
    <style:style style:name="Table6.A22" style:family="table-cell">
      <style:table-cell-properties style:vertical-align="" fo:padding="0.0382in" fo:border="1pt solid #000000"/>
    </style:style>
    <style:style style:name="Table6.B22" style:family="table-cell">
      <style:table-cell-properties style:vertical-align="" fo:padding="0.0382in" fo:border="1pt solid #000000"/>
    </style:style>
    <style:style style:name="Table6.C22" style:family="table-cell">
      <style:table-cell-properties style:vertical-align="" fo:padding="0.0382in" fo:border="1pt solid #000000"/>
    </style:style>
    <style:style style:name="Table6.D22" style:family="table-cell">
      <style:table-cell-properties style:vertical-align="" fo:padding="0.0382in" fo:border="1pt solid #000000"/>
    </style:style>
    <style:style style:name="Table6.E22" style:family="table-cell">
      <style:table-cell-properties style:vertical-align="" fo:padding="0.0382in" fo:border="1pt solid #000000"/>
    </style:style>
    <style:style style:name="Table6.F22" style:family="table-cell">
      <style:table-cell-properties style:vertical-align="" fo:padding="0.0382in" fo:border="1pt solid #000000"/>
    </style:style>
    <style:style style:name="Table6.A23" style:family="table-cell">
      <style:table-cell-properties style:vertical-align="" fo:padding="0.0382in" fo:border="1pt solid #000000"/>
    </style:style>
    <style:style style:name="Table6.B23" style:family="table-cell">
      <style:table-cell-properties style:vertical-align="" fo:padding="0.0382in" fo:border="1pt solid #000000"/>
    </style:style>
    <style:style style:name="Table6.C23" style:family="table-cell">
      <style:table-cell-properties style:vertical-align="" fo:padding="0.0382in" fo:border="1pt solid #000000"/>
    </style:style>
    <style:style style:name="Table6.D23" style:family="table-cell">
      <style:table-cell-properties style:vertical-align="" fo:padding="0.0382in" fo:border="1pt solid #000000"/>
    </style:style>
    <style:style style:name="Table6.E23" style:family="table-cell">
      <style:table-cell-properties style:vertical-align="" fo:padding="0.0382in" fo:border="1pt solid #000000"/>
    </style:style>
    <style:style style:name="Table6.F23" style:family="table-cell">
      <style:table-cell-properties style:vertical-align="" fo:padding="0.0382in" fo:border="1pt solid #000000"/>
    </style:style>
    <style:style style:name="Table6.A24" style:family="table-cell">
      <style:table-cell-properties style:vertical-align="" fo:padding="0.0382in" fo:border="1pt solid #000000"/>
    </style:style>
    <style:style style:name="Table6.B24" style:family="table-cell">
      <style:table-cell-properties style:vertical-align="" fo:padding="0.0382in" fo:border="1pt solid #000000"/>
    </style:style>
    <style:style style:name="Table6.C24" style:family="table-cell">
      <style:table-cell-properties style:vertical-align="" fo:padding="0.0382in" fo:border="1pt solid #000000"/>
    </style:style>
    <style:style style:name="Table6.D24" style:family="table-cell">
      <style:table-cell-properties style:vertical-align="" fo:padding="0.0382in" fo:border="1pt solid #000000"/>
    </style:style>
    <style:style style:name="Table6.E24" style:family="table-cell">
      <style:table-cell-properties style:vertical-align="" fo:padding="0.0382in" fo:border="1pt solid #000000"/>
    </style:style>
    <style:style style:name="Table6.F24" style:family="table-cell">
      <style:table-cell-properties style:vertical-align="" fo:padding="0.0382in" fo:border="1pt solid #000000"/>
    </style:style>
    <style:style style:name="Table6.A25" style:family="table-cell">
      <style:table-cell-properties style:vertical-align="" fo:padding="0.0382in" fo:border="1pt solid #000000"/>
    </style:style>
    <style:style style:name="Table6.B25" style:family="table-cell">
      <style:table-cell-properties style:vertical-align="" fo:padding="0.0382in" fo:border="1pt solid #000000"/>
    </style:style>
    <style:style style:name="Table6.C25" style:family="table-cell">
      <style:table-cell-properties style:vertical-align="" fo:padding="0.0382in" fo:border="1pt solid #000000"/>
    </style:style>
    <style:style style:name="Table6.D25" style:family="table-cell">
      <style:table-cell-properties style:vertical-align="" fo:padding="0.0382in" fo:border="1pt solid #000000"/>
    </style:style>
    <style:style style:name="Table6.E25" style:family="table-cell">
      <style:table-cell-properties style:vertical-align="" fo:padding="0.0382in" fo:border="1pt solid #000000"/>
    </style:style>
    <style:style style:name="Table6.F25" style:family="table-cell">
      <style:table-cell-properties style:vertical-align="" fo:padding="0.0382in" fo:border="1pt solid #000000"/>
    </style:style>
    <style:style style:name="Table6.A26" style:family="table-cell">
      <style:table-cell-properties style:vertical-align="" fo:padding="0.0382in" fo:border="1pt solid #000000"/>
    </style:style>
    <style:style style:name="Table6.B26" style:family="table-cell">
      <style:table-cell-properties style:vertical-align="" fo:padding="0.0382in" fo:border="1pt solid #000000"/>
    </style:style>
    <style:style style:name="Table6.C26" style:family="table-cell">
      <style:table-cell-properties style:vertical-align="" fo:padding="0.0382in" fo:border="1pt solid #000000"/>
    </style:style>
    <style:style style:name="Table6.D26" style:family="table-cell">
      <style:table-cell-properties style:vertical-align="" fo:padding="0.0382in" fo:border="1pt solid #000000"/>
    </style:style>
    <style:style style:name="Table6.E26" style:family="table-cell">
      <style:table-cell-properties style:vertical-align="" fo:padding="0.0382in" fo:border="1pt solid #000000"/>
    </style:style>
    <style:style style:name="Table6.F26" style:family="table-cell">
      <style:table-cell-properties style:vertical-align="" fo:padding="0.0382in" fo:border="1pt solid #000000"/>
    </style:style>
    <style:style style:name="Table6.A27" style:family="table-cell">
      <style:table-cell-properties style:vertical-align="" fo:padding="0.0382in" fo:border="1pt solid #000000"/>
    </style:style>
    <style:style style:name="Table6.B27" style:family="table-cell">
      <style:table-cell-properties style:vertical-align="" fo:padding="0.0382in" fo:border="1pt solid #000000"/>
    </style:style>
    <style:style style:name="Table6.C27" style:family="table-cell">
      <style:table-cell-properties style:vertical-align="" fo:padding="0.0382in" fo:border="1pt solid #000000"/>
    </style:style>
    <style:style style:name="Table6.D27" style:family="table-cell">
      <style:table-cell-properties style:vertical-align="" fo:padding="0.0382in" fo:border="1pt solid #000000"/>
    </style:style>
    <style:style style:name="Table6.E27" style:family="table-cell">
      <style:table-cell-properties style:vertical-align="" fo:padding="0.0382in" fo:border="1pt solid #000000"/>
    </style:style>
    <style:style style:name="Table6.F27" style:family="table-cell">
      <style:table-cell-properties style:vertical-align="" fo:padding="0.0382in" fo:border="1pt solid #000000"/>
    </style:style>
    <style:style style:name="Table6.A28" style:family="table-cell">
      <style:table-cell-properties style:vertical-align="" fo:padding="0.0382in" fo:border="1pt solid #000000"/>
    </style:style>
    <style:style style:name="Table6.B28" style:family="table-cell">
      <style:table-cell-properties style:vertical-align="" fo:padding="0.0382in" fo:border="1pt solid #000000"/>
    </style:style>
    <style:style style:name="Table6.C28" style:family="table-cell">
      <style:table-cell-properties style:vertical-align="" fo:padding="0.0382in" fo:border="1pt solid #000000"/>
    </style:style>
    <style:style style:name="Table6.D28" style:family="table-cell">
      <style:table-cell-properties style:vertical-align="" fo:padding="0.0382in" fo:border="1pt solid #000000"/>
    </style:style>
    <style:style style:name="Table6.E28" style:family="table-cell">
      <style:table-cell-properties style:vertical-align="" fo:padding="0.0382in" fo:border="1pt solid #000000"/>
    </style:style>
    <style:style style:name="Table6.F28" style:family="table-cell">
      <style:table-cell-properties style:vertical-align="" fo:padding="0.0382in" fo:border="1pt solid #000000"/>
    </style:style>
    <style:style style:name="Table6.A29" style:family="table-cell">
      <style:table-cell-properties style:vertical-align="" fo:padding="0.0382in" fo:border="1pt solid #000000"/>
    </style:style>
    <style:style style:name="Table6.B29" style:family="table-cell">
      <style:table-cell-properties style:vertical-align="" fo:padding="0.0382in" fo:border="1pt solid #000000"/>
    </style:style>
    <style:style style:name="Table6.C29" style:family="table-cell">
      <style:table-cell-properties style:vertical-align="" fo:padding="0.0382in" fo:border="1pt solid #000000"/>
    </style:style>
    <style:style style:name="Table6.D29" style:family="table-cell">
      <style:table-cell-properties style:vertical-align="" fo:padding="0.0382in" fo:border="1pt solid #000000"/>
    </style:style>
    <style:style style:name="Table6.E29" style:family="table-cell">
      <style:table-cell-properties style:vertical-align="" fo:padding="0.0382in" fo:border="1pt solid #000000"/>
    </style:style>
    <style:style style:name="Table6.F29" style:family="table-cell">
      <style:table-cell-properties style:vertical-align="" fo:padding="0.0382in" fo:border="1pt solid #000000"/>
    </style:style>
    <style:style style:name="Table6.A30" style:family="table-cell">
      <style:table-cell-properties style:vertical-align="" fo:padding="0.0382in" fo:border="1pt solid #000000"/>
    </style:style>
    <style:style style:name="Table6.B30" style:family="table-cell">
      <style:table-cell-properties style:vertical-align="" fo:padding="0.0382in" fo:border="1pt solid #000000"/>
    </style:style>
    <style:style style:name="Table6.C30" style:family="table-cell">
      <style:table-cell-properties style:vertical-align="" fo:padding="0.0382in" fo:border="1pt solid #000000"/>
    </style:style>
    <style:style style:name="Table6.D30" style:family="table-cell">
      <style:table-cell-properties style:vertical-align="" fo:padding="0.0382in" fo:border="1pt solid #000000"/>
    </style:style>
    <style:style style:name="Table6.E30" style:family="table-cell">
      <style:table-cell-properties style:vertical-align="" fo:padding="0.0382in" fo:border="1pt solid #000000"/>
    </style:style>
    <style:style style:name="Table6.F30" style:family="table-cell">
      <style:table-cell-properties style:vertical-align="" fo:padding="0.0382in" fo:border="1pt solid #000000"/>
    </style:style>
    <style:style style:name="Table6.A31" style:family="table-cell">
      <style:table-cell-properties style:vertical-align="" fo:padding="0.0382in" fo:border="1pt solid #000000"/>
    </style:style>
    <style:style style:name="Table6.B31" style:family="table-cell">
      <style:table-cell-properties style:vertical-align="" fo:padding="0.0382in" fo:border="1pt solid #000000"/>
    </style:style>
    <style:style style:name="Table6.C31" style:family="table-cell">
      <style:table-cell-properties style:vertical-align="" fo:padding="0.0382in" fo:border="1pt solid #000000"/>
    </style:style>
    <style:style style:name="Table6.D31" style:family="table-cell">
      <style:table-cell-properties style:vertical-align="" fo:padding="0.0382in" fo:border="1pt solid #000000"/>
    </style:style>
    <style:style style:name="Table6.E31" style:family="table-cell">
      <style:table-cell-properties style:vertical-align="" fo:padding="0.0382in" fo:border="1pt solid #000000"/>
    </style:style>
    <style:style style:name="Table6.F31" style:family="table-cell">
      <style:table-cell-properties style:vertical-align="" fo:padding="0.0382in" fo:border="1pt solid #000000"/>
    </style:style>
    <style:style style:name="Table6.A32" style:family="table-cell">
      <style:table-cell-properties style:vertical-align="" fo:padding="0.0382in" fo:border="1pt solid #000000"/>
    </style:style>
    <style:style style:name="Table6.B32" style:family="table-cell">
      <style:table-cell-properties style:vertical-align="" fo:padding="0.0382in" fo:border="1pt solid #000000"/>
    </style:style>
    <style:style style:name="Table6.C32" style:family="table-cell">
      <style:table-cell-properties style:vertical-align="" fo:padding="0.0382in" fo:border="1pt solid #000000"/>
    </style:style>
    <style:style style:name="Table6.D32" style:family="table-cell">
      <style:table-cell-properties style:vertical-align="" fo:padding="0.0382in" fo:border="1pt solid #000000"/>
    </style:style>
    <style:style style:name="Table6.E32" style:family="table-cell">
      <style:table-cell-properties style:vertical-align="" fo:padding="0.0382in" fo:border="1pt solid #000000"/>
    </style:style>
    <style:style style:name="Table6.F32" style:family="table-cell">
      <style:table-cell-properties style:vertical-align="" fo:padding="0.0382in" fo:border="1pt solid #000000"/>
    </style:style>
    <style:style style:name="Table6.A33" style:family="table-cell">
      <style:table-cell-properties style:vertical-align="" fo:padding="0.0382in" fo:border="1pt solid #000000"/>
    </style:style>
    <style:style style:name="Table6.B33" style:family="table-cell">
      <style:table-cell-properties style:vertical-align="" fo:padding="0.0382in" fo:border="1pt solid #000000"/>
    </style:style>
    <style:style style:name="Table6.C33" style:family="table-cell">
      <style:table-cell-properties style:vertical-align="" fo:padding="0.0382in" fo:border="1pt solid #000000"/>
    </style:style>
    <style:style style:name="Table6.D33" style:family="table-cell">
      <style:table-cell-properties style:vertical-align="" fo:padding="0.0382in" fo:border="1pt solid #000000"/>
    </style:style>
    <style:style style:name="Table6.E33" style:family="table-cell">
      <style:table-cell-properties style:vertical-align="" fo:padding="0.0382in" fo:border="1pt solid #000000"/>
    </style:style>
    <style:style style:name="Table6.F33" style:family="table-cell">
      <style:table-cell-properties style:vertical-align="" fo:padding="0.0382in" fo:border="1pt solid #000000"/>
    </style:style>
    <style:style style:name="Table6.A34" style:family="table-cell">
      <style:table-cell-properties style:vertical-align="" fo:padding="0.0382in" fo:border="1pt solid #000000"/>
    </style:style>
    <style:style style:name="Table6.B34" style:family="table-cell">
      <style:table-cell-properties style:vertical-align="" fo:padding="0.0382in" fo:border="1pt solid #000000"/>
    </style:style>
    <style:style style:name="Table6.C34" style:family="table-cell">
      <style:table-cell-properties style:vertical-align="" fo:padding="0.0382in" fo:border="1pt solid #000000"/>
    </style:style>
    <style:style style:name="Table6.D34" style:family="table-cell">
      <style:table-cell-properties style:vertical-align="" fo:padding="0.0382in" fo:border="1pt solid #000000"/>
    </style:style>
    <style:style style:name="Table6.E34" style:family="table-cell">
      <style:table-cell-properties style:vertical-align="" fo:padding="0.0382in" fo:border="1pt solid #000000"/>
    </style:style>
    <style:style style:name="Table6.F34" style:family="table-cell">
      <style:table-cell-properties style:vertical-align="" fo:padding="0.0382in" fo:border="1pt solid #000000"/>
    </style:style>
    <style:style style:name="Table6.A35" style:family="table-cell">
      <style:table-cell-properties style:vertical-align="" fo:padding="0.0382in" fo:border="1pt solid #000000"/>
    </style:style>
    <style:style style:name="Table6.B35" style:family="table-cell">
      <style:table-cell-properties style:vertical-align="" fo:padding="0.0382in" fo:border="1pt solid #000000"/>
    </style:style>
    <style:style style:name="Table6.C35" style:family="table-cell">
      <style:table-cell-properties style:vertical-align="" fo:padding="0.0382in" fo:border="1pt solid #000000"/>
    </style:style>
    <style:style style:name="Table6.D35" style:family="table-cell">
      <style:table-cell-properties style:vertical-align="" fo:padding="0.0382in" fo:border="1pt solid #000000"/>
    </style:style>
    <style:style style:name="Table6.E35" style:family="table-cell">
      <style:table-cell-properties style:vertical-align="" fo:padding="0.0382in" fo:border="1pt solid #000000"/>
    </style:style>
    <style:style style:name="Table6.F35" style:family="table-cell">
      <style:table-cell-properties style:vertical-align="" fo:padding="0.0382in" fo:border="1pt solid #000000"/>
    </style:style>
    <style:style style:name="Table6.A36" style:family="table-cell">
      <style:table-cell-properties style:vertical-align="" fo:padding="0.0382in" fo:border="1pt solid #000000"/>
    </style:style>
    <style:style style:name="Table6.B36" style:family="table-cell">
      <style:table-cell-properties style:vertical-align="" fo:padding="0.0382in" fo:border="1pt solid #000000"/>
    </style:style>
    <style:style style:name="Table6.C36" style:family="table-cell">
      <style:table-cell-properties style:vertical-align="" fo:padding="0.0382in" fo:border="1pt solid #000000"/>
    </style:style>
    <style:style style:name="Table6.D36" style:family="table-cell">
      <style:table-cell-properties style:vertical-align="" fo:padding="0.0382in" fo:border="1pt solid #000000"/>
    </style:style>
    <style:style style:name="Table6.E36" style:family="table-cell">
      <style:table-cell-properties style:vertical-align="" fo:padding="0.0382in" fo:border="1pt solid #000000"/>
    </style:style>
    <style:style style:name="Table6.F36" style:family="table-cell">
      <style:table-cell-properties style:vertical-align="" fo:padding="0.0382in" fo:border="1pt solid #000000"/>
    </style:style>
    <style:style style:name="Table6.A37" style:family="table-cell">
      <style:table-cell-properties style:vertical-align="" fo:padding="0.0382in" fo:border="1pt solid #000000"/>
    </style:style>
    <style:style style:name="Table6.B37" style:family="table-cell">
      <style:table-cell-properties style:vertical-align="" fo:padding="0.0382in" fo:border="1pt solid #000000"/>
    </style:style>
    <style:style style:name="Table6.C37" style:family="table-cell">
      <style:table-cell-properties style:vertical-align="" fo:padding="0.0382in" fo:border="1pt solid #000000"/>
    </style:style>
    <style:style style:name="Table6.D37" style:family="table-cell">
      <style:table-cell-properties style:vertical-align="" fo:padding="0.0382in" fo:border="1pt solid #000000"/>
    </style:style>
    <style:style style:name="Table6.E37" style:family="table-cell">
      <style:table-cell-properties style:vertical-align="" fo:padding="0.0382in" fo:border="1pt solid #000000"/>
    </style:style>
    <style:style style:name="Table6.F37" style:family="table-cell">
      <style:table-cell-properties style:vertical-align="" fo:padding="0.0382in" fo:border="1pt solid #000000"/>
    </style:style>
    <style:style style:name="Table6.A38" style:family="table-cell">
      <style:table-cell-properties style:vertical-align="" fo:padding="0.0382in" fo:border="1pt solid #000000"/>
    </style:style>
    <style:style style:name="Table6.B38" style:family="table-cell">
      <style:table-cell-properties style:vertical-align="" fo:padding="0.0382in" fo:border="1pt solid #000000"/>
    </style:style>
    <style:style style:name="Table6.C38" style:family="table-cell">
      <style:table-cell-properties style:vertical-align="" fo:padding="0.0382in" fo:border="1pt solid #000000"/>
    </style:style>
    <style:style style:name="Table6.D38" style:family="table-cell">
      <style:table-cell-properties style:vertical-align="" fo:padding="0.0382in" fo:border="1pt solid #000000"/>
    </style:style>
    <style:style style:name="Table6.E38" style:family="table-cell">
      <style:table-cell-properties style:vertical-align="" fo:padding="0.0382in" fo:border="1pt solid #000000"/>
    </style:style>
    <style:style style:name="Table6.F38" style:family="table-cell">
      <style:table-cell-properties style:vertical-align="" fo:padding="0.0382in" fo:border="1pt solid #000000"/>
    </style:style>
    <style:style style:name="Table6.A39" style:family="table-cell">
      <style:table-cell-properties style:vertical-align="" fo:padding="0.0382in" fo:border="1pt solid #000000"/>
    </style:style>
    <style:style style:name="Table6.B39" style:family="table-cell">
      <style:table-cell-properties style:vertical-align="" fo:padding="0.0382in" fo:border="1pt solid #000000"/>
    </style:style>
    <style:style style:name="Table6.C39" style:family="table-cell">
      <style:table-cell-properties style:vertical-align="" fo:padding="0.0382in" fo:border="1pt solid #000000"/>
    </style:style>
    <style:style style:name="Table6.D39" style:family="table-cell">
      <style:table-cell-properties style:vertical-align="" fo:padding="0.0382in" fo:border="1pt solid #000000"/>
    </style:style>
    <style:style style:name="Table6.E39" style:family="table-cell">
      <style:table-cell-properties style:vertical-align="" fo:padding="0.0382in" fo:border="1pt solid #000000"/>
    </style:style>
    <style:style style:name="Table6.F39" style:family="table-cell">
      <style:table-cell-properties style:vertical-align="" fo:padding="0.0382in" fo:border="1pt solid #000000"/>
    </style:style>
    <style:style style:name="Table6.A40" style:family="table-cell">
      <style:table-cell-properties style:vertical-align="" fo:padding="0.0382in" fo:border="1pt solid #000000"/>
    </style:style>
    <style:style style:name="Table6.B40" style:family="table-cell">
      <style:table-cell-properties style:vertical-align="" fo:padding="0.0382in" fo:border="1pt solid #000000"/>
    </style:style>
    <style:style style:name="Table6.C40" style:family="table-cell">
      <style:table-cell-properties style:vertical-align="" fo:padding="0.0382in" fo:border="1pt solid #000000"/>
    </style:style>
    <style:style style:name="Table6.D40" style:family="table-cell">
      <style:table-cell-properties style:vertical-align="" fo:padding="0.0382in" fo:border="1pt solid #000000"/>
    </style:style>
    <style:style style:name="Table6.E40" style:family="table-cell">
      <style:table-cell-properties style:vertical-align="" fo:padding="0.0382in" fo:border="1pt solid #000000"/>
    </style:style>
    <style:style style:name="Table6.F40" style:family="table-cell">
      <style:table-cell-properties style:vertical-align="" fo:padding="0.0382in" fo:border="1pt solid #000000"/>
    </style:style>
    <style:style style:name="Table6.A41" style:family="table-cell">
      <style:table-cell-properties style:vertical-align="" fo:padding="0.0382in" fo:border="1pt solid #000000"/>
    </style:style>
    <style:style style:name="Table6.B41" style:family="table-cell">
      <style:table-cell-properties style:vertical-align="" fo:padding="0.0382in" fo:border="1pt solid #000000"/>
    </style:style>
    <style:style style:name="Table6.C41" style:family="table-cell">
      <style:table-cell-properties style:vertical-align="" fo:padding="0.0382in" fo:border="1pt solid #000000"/>
    </style:style>
    <style:style style:name="Table6.D41" style:family="table-cell">
      <style:table-cell-properties style:vertical-align="" fo:padding="0.0382in" fo:border="1pt solid #000000"/>
    </style:style>
    <style:style style:name="Table6.E41" style:family="table-cell">
      <style:table-cell-properties style:vertical-align="" fo:padding="0.0382in" fo:border="1pt solid #000000"/>
    </style:style>
    <style:style style:name="Table6.F41" style:family="table-cell">
      <style:table-cell-properties style:vertical-align="" fo:padding="0.0382in" fo:border="1pt solid #000000"/>
    </style:style>
    <style:style style:name="Table6.A42" style:family="table-cell">
      <style:table-cell-properties style:vertical-align="" fo:padding="0.0382in" fo:border="1pt solid #000000"/>
    </style:style>
    <style:style style:name="Table6.B42" style:family="table-cell">
      <style:table-cell-properties style:vertical-align="" fo:padding="0.0382in" fo:border="1pt solid #000000"/>
    </style:style>
    <style:style style:name="Table6.C42" style:family="table-cell">
      <style:table-cell-properties style:vertical-align="" fo:padding="0.0382in" fo:border="1pt solid #000000"/>
    </style:style>
    <style:style style:name="Table6.D42" style:family="table-cell">
      <style:table-cell-properties style:vertical-align="" fo:padding="0.0382in" fo:border="1pt solid #000000"/>
    </style:style>
    <style:style style:name="Table6.E42" style:family="table-cell">
      <style:table-cell-properties style:vertical-align="" fo:padding="0.0382in" fo:border="1pt solid #000000"/>
    </style:style>
    <style:style style:name="Table6.F42" style:family="table-cell">
      <style:table-cell-properties style:vertical-align="" fo:padding="0.0382in" fo:border="1pt solid #000000"/>
    </style:style>
    <style:style style:name="Table6.A43" style:family="table-cell">
      <style:table-cell-properties style:vertical-align="" fo:padding="0.0382in" fo:border="1pt solid #000000"/>
    </style:style>
    <style:style style:name="Table6.B43" style:family="table-cell">
      <style:table-cell-properties style:vertical-align="" fo:padding="0.0382in" fo:border="1pt solid #000000"/>
    </style:style>
    <style:style style:name="Table6.C43" style:family="table-cell">
      <style:table-cell-properties style:vertical-align="" fo:padding="0.0382in" fo:border="1pt solid #000000"/>
    </style:style>
    <style:style style:name="Table6.D43" style:family="table-cell">
      <style:table-cell-properties style:vertical-align="" fo:padding="0.0382in" fo:border="1pt solid #000000"/>
    </style:style>
    <style:style style:name="Table6.E43" style:family="table-cell">
      <style:table-cell-properties style:vertical-align="" fo:padding="0.0382in" fo:border="1pt solid #000000"/>
    </style:style>
    <style:style style:name="Table6.F43" style:family="table-cell">
      <style:table-cell-properties style:vertical-align="" fo:padding="0.0382in" fo:border="1pt solid #000000"/>
    </style:style>
    <style:style style:name="Table6.44" style:family="table-row">
      <style:table-row-properties style:min-row-height="0.4722in" fo:keep-together="auto"/>
    </style:style>
    <style:style style:name="Table6.A44" style:family="table-cell">
      <style:table-cell-properties style:vertical-align="" fo:padding="0.0382in" fo:border="1pt solid #000000"/>
    </style:style>
    <style:style style:name="Table6.B44" style:family="table-cell">
      <style:table-cell-properties style:vertical-align="" fo:padding="0.0382in" fo:border="1pt solid #000000"/>
    </style:style>
    <style:style style:name="Table6.C44" style:family="table-cell">
      <style:table-cell-properties style:vertical-align="" fo:padding="0.0382in" fo:border="1pt solid #000000"/>
    </style:style>
    <style:style style:name="Table6.D44" style:family="table-cell">
      <style:table-cell-properties style:vertical-align="" fo:padding="0.0382in" fo:border="1pt solid #000000"/>
    </style:style>
    <style:style style:name="Table6.E44" style:family="table-cell">
      <style:table-cell-properties style:vertical-align="" fo:padding="0.0382in" fo:border="1pt solid #000000"/>
    </style:style>
    <style:style style:name="Table6.F44" style:family="table-cell">
      <style:table-cell-properties style:vertical-align="" fo:padding="0.0382in" fo:border="1pt solid #000000"/>
    </style:style>
    <style:style style:name="Table6.A45" style:family="table-cell">
      <style:table-cell-properties style:vertical-align="" fo:padding="0.0382in" fo:border="1pt solid #000000"/>
    </style:style>
    <style:style style:name="Table6.B45" style:family="table-cell">
      <style:table-cell-properties style:vertical-align="" fo:padding="0.0382in" fo:border="1pt solid #000000"/>
    </style:style>
    <style:style style:name="Table6.C45" style:family="table-cell">
      <style:table-cell-properties style:vertical-align="" fo:padding="0.0382in" fo:border="1pt solid #000000"/>
    </style:style>
    <style:style style:name="Table6.D45" style:family="table-cell">
      <style:table-cell-properties style:vertical-align="" fo:padding="0.0382in" fo:border="1pt solid #000000"/>
    </style:style>
    <style:style style:name="Table6.E45" style:family="table-cell">
      <style:table-cell-properties style:vertical-align="" fo:padding="0.0382in" fo:border="1pt solid #000000"/>
    </style:style>
    <style:style style:name="Table6.F45" style:family="table-cell">
      <style:table-cell-properties style:vertical-align="" fo:padding="0.0382in" fo:border="1pt solid #000000"/>
    </style:style>
    <style:style style:name="Table6.A46" style:family="table-cell">
      <style:table-cell-properties style:vertical-align="" fo:padding="0.0382in" fo:border="1pt solid #000000"/>
    </style:style>
    <style:style style:name="Table6.B46" style:family="table-cell">
      <style:table-cell-properties style:vertical-align="" fo:padding="0.0382in" fo:border="1pt solid #000000"/>
    </style:style>
    <style:style style:name="Table6.C46" style:family="table-cell">
      <style:table-cell-properties style:vertical-align="" fo:padding="0.0382in" fo:border="1pt solid #000000"/>
    </style:style>
    <style:style style:name="Table6.D46" style:family="table-cell">
      <style:table-cell-properties style:vertical-align="" fo:padding="0.0382in" fo:border="1pt solid #000000"/>
    </style:style>
    <style:style style:name="Table6.E46" style:family="table-cell">
      <style:table-cell-properties style:vertical-align="" fo:padding="0.0382in" fo:border="1pt solid #000000"/>
    </style:style>
    <style:style style:name="Table6.F46" style:family="table-cell">
      <style:table-cell-properties style:vertical-align="" fo:padding="0.0382in" fo:border="1pt solid #000000"/>
    </style:style>
    <style:style style:name="Table6.A47" style:family="table-cell">
      <style:table-cell-properties style:vertical-align="" fo:padding="0.0382in" fo:border="1pt solid #000000"/>
    </style:style>
    <style:style style:name="Table6.B47" style:family="table-cell">
      <style:table-cell-properties style:vertical-align="" fo:padding="0.0382in" fo:border="1pt solid #000000"/>
    </style:style>
    <style:style style:name="Table6.C47" style:family="table-cell">
      <style:table-cell-properties style:vertical-align="" fo:padding="0.0382in" fo:border="1pt solid #000000"/>
    </style:style>
    <style:style style:name="Table6.D47" style:family="table-cell">
      <style:table-cell-properties style:vertical-align="" fo:padding="0.0382in" fo:border="1pt solid #000000"/>
    </style:style>
    <style:style style:name="Table6.E47" style:family="table-cell">
      <style:table-cell-properties style:vertical-align="" fo:padding="0.0382in" fo:border="1pt solid #000000"/>
    </style:style>
    <style:style style:name="Table6.F47" style:family="table-cell">
      <style:table-cell-properties style:vertical-align="" fo:padding="0.0382in" fo:border="1pt solid #000000"/>
    </style:style>
    <style:style style:name="Table7" style:family="table">
      <style:table-properties style:width="4.7396in" fo:margin-left="0in" fo:margin-top="0in" fo:margin-bottom="0in" table:align="left"/>
    </style:style>
    <style:style style:name="Table7.A" style:family="table-column">
      <style:table-column-properties style:column-width="2.1347in"/>
    </style:style>
    <style:style style:name="Table7.B" style:family="table-column">
      <style:table-column-properties style:column-width="2.604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7.A2" style:family="table-cell">
      <style:table-cell-properties style:vertical-align="" fo:padding="0.0382in" fo:border="1pt solid #000000"/>
    </style:style>
    <style:style style:name="Table7.B2" style:family="table-cell">
      <style:table-cell-properties style:vertical-align="" fo:padding="0.0382in" fo:border="1pt solid #000000"/>
    </style:style>
    <style:style style:name="Table7.A3" style:family="table-cell">
      <style:table-cell-properties style:vertical-align="" fo:padding="0.0382in" fo:border="1pt solid #000000"/>
    </style:style>
    <style:style style:name="Table7.B3" style:family="table-cell">
      <style:table-cell-properties style:vertical-align="" fo:padding="0.0382in" fo:border="1pt solid #000000"/>
    </style:style>
    <style:style style:name="Table7.A4" style:family="table-cell">
      <style:table-cell-properties style:vertical-align="" fo:padding="0.0382in" fo:border="1pt solid #000000"/>
    </style:style>
    <style:style style:name="Table7.B4" style:family="table-cell">
      <style:table-cell-properties style:vertical-align="" fo:padding="0.0382in" fo:border="1pt solid #000000"/>
    </style:style>
    <style:style style:name="Table7.A5" style:family="table-cell">
      <style:table-cell-properties style:vertical-align="" fo:padding="0.0382in" fo:border="1pt solid #000000"/>
    </style:style>
    <style:style style:name="Table7.B5" style:family="table-cell">
      <style:table-cell-properties style:vertical-align="" fo:padding="0.0382in" fo:border="1pt solid #000000"/>
    </style:style>
    <style:style style:name="Table7.A6" style:family="table-cell">
      <style:table-cell-properties style:vertical-align="" fo:padding="0.0382in" fo:border="1pt solid #000000"/>
    </style:style>
    <style:style style:name="Table7.B6" style:family="table-cell">
      <style:table-cell-properties style:vertical-align="" fo:padding="0.0382in" fo:border="1pt solid #000000"/>
    </style:style>
    <style:style style:name="Table8" style:family="table">
      <style:table-properties style:width="7.2917in" fo:margin-left="0in" fo:margin-top="0in" fo:margin-bottom="0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0.9993in"/>
    </style:style>
    <style:style style:name="Table8.C" style:family="table-column">
      <style:table-column-properties style:column-width="1.0208in"/>
    </style:style>
    <style:style style:name="Table8.D" style:family="table-column">
      <style:table-column-properties style:column-width="0.7813in"/>
    </style:style>
    <style:style style:name="Table8.E" style:family="table-column">
      <style:table-column-properties style:column-width="0.9167in"/>
    </style:style>
    <style:style style:name="Table8.F" style:family="table-column">
      <style:table-column-properties style:column-width="2.197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8.A2" style:family="table-cell">
      <style:table-cell-properties style:vertical-align="" fo:padding="0.0382in" fo:border="1pt solid #000000"/>
    </style:style>
    <style:style style:name="Table8.B2" style:family="table-cell">
      <style:table-cell-properties style:vertical-align="" fo:padding="0.0382in" fo:border="1pt solid #000000"/>
    </style:style>
    <style:style style:name="Table8.C2" style:family="table-cell">
      <style:table-cell-properties style:vertical-align="" fo:padding="0.0382in" fo:border="1pt solid #000000"/>
    </style:style>
    <style:style style:name="Table8.D2" style:family="table-cell">
      <style:table-cell-properties style:vertical-align="" fo:padding="0.0382in" fo:border="1pt solid #000000"/>
    </style:style>
    <style:style style:name="Table8.E2" style:family="table-cell">
      <style:table-cell-properties style:vertical-align="" fo:padding="0.0382in" fo:border="1pt solid #000000"/>
    </style:style>
    <style:style style:name="Table8.F2" style:family="table-cell">
      <style:table-cell-properties style:vertical-align="" fo:padding="0.0382in" fo:border="1pt solid #000000"/>
    </style:style>
    <style:style style:name="Table8.A3" style:family="table-cell">
      <style:table-cell-properties style:vertical-align="" fo:padding="0.0382in" fo:border="1pt solid #000000"/>
    </style:style>
    <style:style style:name="Table8.B3" style:family="table-cell">
      <style:table-cell-properties style:vertical-align="" fo:padding="0.0382in" fo:border="1pt solid #000000"/>
    </style:style>
    <style:style style:name="Table8.C3" style:family="table-cell">
      <style:table-cell-properties style:vertical-align="" fo:padding="0.0382in" fo:border="1pt solid #000000"/>
    </style:style>
    <style:style style:name="Table8.D3" style:family="table-cell">
      <style:table-cell-properties style:vertical-align="" fo:padding="0.0382in" fo:border="1pt solid #000000"/>
    </style:style>
    <style:style style:name="Table8.E3" style:family="table-cell">
      <style:table-cell-properties style:vertical-align="" fo:padding="0.0382in" fo:border="1pt solid #000000"/>
    </style:style>
    <style:style style:name="Table8.F3" style:family="table-cell">
      <style:table-cell-properties style:vertical-align="" fo:padding="0.0382in" fo:border="1pt solid #000000"/>
    </style:style>
    <style:style style:name="Table8.A4" style:family="table-cell">
      <style:table-cell-properties style:vertical-align="" fo:padding="0.0382in" fo:border="1pt solid #000000"/>
    </style:style>
    <style:style style:name="Table8.B4" style:family="table-cell">
      <style:table-cell-properties style:vertical-align="" fo:padding="0.0382in" fo:border="1pt solid #000000"/>
    </style:style>
    <style:style style:name="Table8.C4" style:family="table-cell">
      <style:table-cell-properties style:vertical-align="" fo:padding="0.0382in" fo:border="1pt solid #000000"/>
    </style:style>
    <style:style style:name="Table8.D4" style:family="table-cell">
      <style:table-cell-properties style:vertical-align="" fo:padding="0.0382in" fo:border="1pt solid #000000"/>
    </style:style>
    <style:style style:name="Table8.E4" style:family="table-cell">
      <style:table-cell-properties style:vertical-align="" fo:padding="0.0382in" fo:border="1pt solid #000000"/>
    </style:style>
    <style:style style:name="Table8.F4" style:family="table-cell">
      <style:table-cell-properties style:vertical-align="" fo:padding="0.0382in" fo:border="1pt solid #000000"/>
    </style:style>
    <style:style style:name="Table8.A5" style:family="table-cell">
      <style:table-cell-properties style:vertical-align="" fo:padding="0.0382in" fo:border="1pt solid #000000"/>
    </style:style>
    <style:style style:name="Table8.B5" style:family="table-cell">
      <style:table-cell-properties style:vertical-align="" fo:padding="0.0382in" fo:border="1pt solid #000000"/>
    </style:style>
    <style:style style:name="Table8.C5" style:family="table-cell">
      <style:table-cell-properties style:vertical-align="" fo:padding="0.0382in" fo:border="1pt solid #000000"/>
    </style:style>
    <style:style style:name="Table8.D5" style:family="table-cell">
      <style:table-cell-properties style:vertical-align="" fo:padding="0.0382in" fo:border="1pt solid #000000"/>
    </style:style>
    <style:style style:name="Table8.E5" style:family="table-cell">
      <style:table-cell-properties style:vertical-align="" fo:padding="0.0382in" fo:border="1pt solid #000000"/>
    </style:style>
    <style:style style:name="Table8.F5" style:family="table-cell">
      <style:table-cell-properties style:vertical-align="" fo:padding="0.0382in" fo:border="1pt solid #000000"/>
    </style:style>
    <style:style style:name="Table8.A6" style:family="table-cell">
      <style:table-cell-properties style:vertical-align="" fo:padding="0.0382in" fo:border="1pt solid #000000"/>
    </style:style>
    <style:style style:name="Table8.B6" style:family="table-cell">
      <style:table-cell-properties style:vertical-align="" fo:padding="0.0382in" fo:border="1pt solid #000000"/>
    </style:style>
    <style:style style:name="Table8.C6" style:family="table-cell">
      <style:table-cell-properties style:vertical-align="" fo:padding="0.0382in" fo:border="1pt solid #000000"/>
    </style:style>
    <style:style style:name="Table8.D6" style:family="table-cell">
      <style:table-cell-properties style:vertical-align="" fo:padding="0.0382in" fo:border="1pt solid #000000"/>
    </style:style>
    <style:style style:name="Table8.E6" style:family="table-cell">
      <style:table-cell-properties style:vertical-align="" fo:padding="0.0382in" fo:border="1pt solid #000000"/>
    </style:style>
    <style:style style:name="Table8.F6" style:family="table-cell">
      <style:table-cell-properties style:vertical-align="" fo:padding="0.0382in" fo:border="1pt solid #000000"/>
    </style:style>
    <style:style style:name="Table9" style:family="table">
      <style:table-properties style:width="7.4271in" fo:margin-left="-0.1597in" fo:margin-top="0in" fo:margin-bottom="0in" table:align="left"/>
    </style:style>
    <style:style style:name="Table9.A" style:family="table-column">
      <style:table-column-properties style:column-width="1.9792in"/>
    </style:style>
    <style:style style:name="Table9.B" style:family="table-column">
      <style:table-column-properties style:column-width="1.2292in"/>
    </style:style>
    <style:style style:name="Table9.C" style:family="table-column">
      <style:table-column-properties style:column-width="0.7604in"/>
    </style:style>
    <style:style style:name="Table9.D" style:family="table-column">
      <style:table-column-properties style:column-width="0.6042in"/>
    </style:style>
    <style:style style:name="Table9.E" style:family="table-column">
      <style:table-column-properties style:column-width="0.6882in"/>
    </style:style>
    <style:style style:name="Table9.F" style:family="table-column">
      <style:table-column-properties style:column-width="2.165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9.A2" style:family="table-cell">
      <style:table-cell-properties style:vertical-align="" fo:padding="0.0382in" fo:border="1pt solid #000000"/>
    </style:style>
    <style:style style:name="Table9.B2" style:family="table-cell">
      <style:table-cell-properties style:vertical-align="" fo:padding="0.0382in" fo:border="1pt solid #000000"/>
    </style:style>
    <style:style style:name="Table9.C2" style:family="table-cell">
      <style:table-cell-properties style:vertical-align="" fo:padding="0.0382in" fo:border="1pt solid #000000"/>
    </style:style>
    <style:style style:name="Table9.D2" style:family="table-cell">
      <style:table-cell-properties style:vertical-align="" fo:padding="0.0382in" fo:border="1pt solid #000000"/>
    </style:style>
    <style:style style:name="Table9.E2" style:family="table-cell">
      <style:table-cell-properties style:vertical-align="" fo:padding="0.0382in" fo:border="1pt solid #000000"/>
    </style:style>
    <style:style style:name="Table9.F2" style:family="table-cell">
      <style:table-cell-properties style:vertical-align="" fo:padding="0.0382in" fo:border="1pt solid #000000"/>
    </style:style>
    <style:style style:name="Table9.A3" style:family="table-cell">
      <style:table-cell-properties style:vertical-align="" fo:padding="0.0382in" fo:border="1pt solid #000000"/>
    </style:style>
    <style:style style:name="Table9.B3" style:family="table-cell">
      <style:table-cell-properties style:vertical-align="" fo:padding="0.0382in" fo:border="1pt solid #000000"/>
    </style:style>
    <style:style style:name="Table9.C3" style:family="table-cell">
      <style:table-cell-properties style:vertical-align="" fo:padding="0.0382in" fo:border="1pt solid #000000"/>
    </style:style>
    <style:style style:name="Table9.D3" style:family="table-cell">
      <style:table-cell-properties style:vertical-align="" fo:padding="0.0382in" fo:border="1pt solid #000000"/>
    </style:style>
    <style:style style:name="Table9.E3" style:family="table-cell">
      <style:table-cell-properties style:vertical-align="" fo:padding="0.0382in" fo:border="1pt solid #000000"/>
    </style:style>
    <style:style style:name="Table9.F3" style:family="table-cell">
      <style:table-cell-properties style:vertical-align="" fo:padding="0.0382in" fo:border="1pt solid #000000"/>
    </style:style>
    <style:style style:name="Table9.A4" style:family="table-cell">
      <style:table-cell-properties style:vertical-align="" fo:padding="0.0382in" fo:border="1pt solid #000000"/>
    </style:style>
    <style:style style:name="Table9.B4" style:family="table-cell">
      <style:table-cell-properties style:vertical-align="" fo:padding="0.0382in" fo:border="1pt solid #000000"/>
    </style:style>
    <style:style style:name="Table9.C4" style:family="table-cell">
      <style:table-cell-properties style:vertical-align="" fo:padding="0.0382in" fo:border="1pt solid #000000"/>
    </style:style>
    <style:style style:name="Table9.D4" style:family="table-cell">
      <style:table-cell-properties style:vertical-align="" fo:padding="0.0382in" fo:border="1pt solid #000000"/>
    </style:style>
    <style:style style:name="Table9.E4" style:family="table-cell">
      <style:table-cell-properties style:vertical-align="" fo:padding="0.0382in" fo:border="1pt solid #000000"/>
    </style:style>
    <style:style style:name="Table9.F4" style:family="table-cell">
      <style:table-cell-properties style:vertical-align="" fo:padding="0.0382in" fo:border="1pt solid #000000"/>
    </style:style>
    <style:style style:name="Table9.A5" style:family="table-cell">
      <style:table-cell-properties style:vertical-align="" fo:padding="0.0382in" fo:border="1pt solid #000000"/>
    </style:style>
    <style:style style:name="Table9.B5" style:family="table-cell">
      <style:table-cell-properties style:vertical-align="" fo:padding="0.0382in" fo:border="1pt solid #000000"/>
    </style:style>
    <style:style style:name="Table9.C5" style:family="table-cell">
      <style:table-cell-properties style:vertical-align="" fo:padding="0.0382in" fo:border="1pt solid #000000"/>
    </style:style>
    <style:style style:name="Table9.D5" style:family="table-cell">
      <style:table-cell-properties style:vertical-align="" fo:padding="0.0382in" fo:border="1pt solid #000000"/>
    </style:style>
    <style:style style:name="Table9.E5" style:family="table-cell">
      <style:table-cell-properties style:vertical-align="" fo:padding="0.0382in" fo:border="1pt solid #000000"/>
    </style:style>
    <style:style style:name="Table9.F5" style:family="table-cell">
      <style:table-cell-properties style:vertical-align="" fo:padding="0.0382in" fo:border="1pt solid #000000"/>
    </style:style>
    <style:style style:name="Table9.A6" style:family="table-cell">
      <style:table-cell-properties style:vertical-align="" fo:padding="0.0382in" fo:border="1pt solid #000000"/>
    </style:style>
    <style:style style:name="Table9.B6" style:family="table-cell">
      <style:table-cell-properties style:vertical-align="" fo:padding="0.0382in" fo:border="1pt solid #000000"/>
    </style:style>
    <style:style style:name="Table9.C6" style:family="table-cell">
      <style:table-cell-properties style:vertical-align="" fo:padding="0.0382in" fo:border="1pt solid #000000"/>
    </style:style>
    <style:style style:name="Table9.D6" style:family="table-cell">
      <style:table-cell-properties style:vertical-align="" fo:padding="0.0382in" fo:border="1pt solid #000000"/>
    </style:style>
    <style:style style:name="Table9.E6" style:family="table-cell">
      <style:table-cell-properties style:vertical-align="" fo:padding="0.0382in" fo:border="1pt solid #000000"/>
    </style:style>
    <style:style style:name="Table9.F6" style:family="table-cell">
      <style:table-cell-properties style:vertical-align="" fo:padding="0.0382in" fo:border="1pt solid #000000"/>
    </style:style>
    <style:style style:name="Table9.A7" style:family="table-cell">
      <style:table-cell-properties style:vertical-align="" fo:padding="0.0382in" fo:border="1pt solid #000000"/>
    </style:style>
    <style:style style:name="Table9.B7" style:family="table-cell">
      <style:table-cell-properties style:vertical-align="" fo:padding="0.0382in" fo:border="1pt solid #000000"/>
    </style:style>
    <style:style style:name="Table9.C7" style:family="table-cell">
      <style:table-cell-properties style:vertical-align="" fo:padding="0.0382in" fo:border="1pt solid #000000"/>
    </style:style>
    <style:style style:name="Table9.D7" style:family="table-cell">
      <style:table-cell-properties style:vertical-align="" fo:padding="0.0382in" fo:border="1pt solid #000000"/>
    </style:style>
    <style:style style:name="Table9.E7" style:family="table-cell">
      <style:table-cell-properties style:vertical-align="" fo:padding="0.0382in" fo:border="1pt solid #000000"/>
    </style:style>
    <style:style style:name="Table9.F7" style:family="table-cell">
      <style:table-cell-properties style:vertical-align="" fo:padding="0.0382in" fo:border="1pt solid #000000"/>
    </style:style>
    <style:style style:name="Table9.A8" style:family="table-cell">
      <style:table-cell-properties style:vertical-align="" fo:padding="0.0382in" fo:border="1pt solid #000000"/>
    </style:style>
    <style:style style:name="Table9.B8" style:family="table-cell">
      <style:table-cell-properties style:vertical-align="" fo:padding="0.0382in" fo:border="1pt solid #000000"/>
    </style:style>
    <style:style style:name="Table9.C8" style:family="table-cell">
      <style:table-cell-properties style:vertical-align="" fo:padding="0.0382in" fo:border="1pt solid #000000"/>
    </style:style>
    <style:style style:name="Table9.D8" style:family="table-cell">
      <style:table-cell-properties style:vertical-align="" fo:padding="0.0382in" fo:border="1pt solid #000000"/>
    </style:style>
    <style:style style:name="Table9.E8" style:family="table-cell">
      <style:table-cell-properties style:vertical-align="" fo:padding="0.0382in" fo:border="1pt solid #000000"/>
    </style:style>
    <style:style style:name="Table9.F8" style:family="table-cell">
      <style:table-cell-properties style:vertical-align="" fo:padding="0.0382in" fo:border="1pt solid #000000"/>
    </style:style>
    <style:style style:name="Table9.A9" style:family="table-cell">
      <style:table-cell-properties style:vertical-align="" fo:padding="0.0382in" fo:border="1pt solid #000000"/>
    </style:style>
    <style:style style:name="Table9.B9" style:family="table-cell">
      <style:table-cell-properties style:vertical-align="" fo:padding="0.0382in" fo:border="1pt solid #000000"/>
    </style:style>
    <style:style style:name="Table9.C9" style:family="table-cell">
      <style:table-cell-properties style:vertical-align="" fo:padding="0.0382in" fo:border="1pt solid #000000"/>
    </style:style>
    <style:style style:name="Table9.D9" style:family="table-cell">
      <style:table-cell-properties style:vertical-align="" fo:padding="0.0382in" fo:border="1pt solid #000000"/>
    </style:style>
    <style:style style:name="Table9.E9" style:family="table-cell">
      <style:table-cell-properties style:vertical-align="" fo:padding="0.0382in" fo:border="1pt solid #000000"/>
    </style:style>
    <style:style style:name="Table9.F9" style:family="table-cell">
      <style:table-cell-properties style:vertical-align="" fo:padding="0.0382in" fo:border="1pt solid #000000"/>
    </style:style>
    <style:style style:name="Table9.A10" style:family="table-cell">
      <style:table-cell-properties style:vertical-align="" fo:padding="0.0382in" fo:border="1pt solid #000000"/>
    </style:style>
    <style:style style:name="Table9.B10" style:family="table-cell">
      <style:table-cell-properties style:vertical-align="" fo:padding="0.0382in" fo:border="1pt solid #000000"/>
    </style:style>
    <style:style style:name="Table9.C10" style:family="table-cell">
      <style:table-cell-properties style:vertical-align="" fo:padding="0.0382in" fo:border="1pt solid #000000"/>
    </style:style>
    <style:style style:name="Table9.D10" style:family="table-cell">
      <style:table-cell-properties style:vertical-align="" fo:padding="0.0382in" fo:border="1pt solid #000000"/>
    </style:style>
    <style:style style:name="Table9.E10" style:family="table-cell">
      <style:table-cell-properties style:vertical-align="" fo:padding="0.0382in" fo:border="1pt solid #000000"/>
    </style:style>
    <style:style style:name="Table9.F10" style:family="table-cell">
      <style:table-cell-properties style:vertical-align="" fo:padding="0.0382in" fo:border="1pt solid #000000"/>
    </style:style>
    <style:style style:name="Table9.A11" style:family="table-cell">
      <style:table-cell-properties style:vertical-align="" fo:padding="0.0382in" fo:border="1pt solid #000000"/>
    </style:style>
    <style:style style:name="Table9.B11" style:family="table-cell">
      <style:table-cell-properties style:vertical-align="" fo:padding="0.0382in" fo:border="1pt solid #000000"/>
    </style:style>
    <style:style style:name="Table9.C11" style:family="table-cell">
      <style:table-cell-properties style:vertical-align="" fo:padding="0.0382in" fo:border="1pt solid #000000"/>
    </style:style>
    <style:style style:name="Table9.D11" style:family="table-cell">
      <style:table-cell-properties style:vertical-align="" fo:padding="0.0382in" fo:border="1pt solid #000000"/>
    </style:style>
    <style:style style:name="Table9.E11" style:family="table-cell">
      <style:table-cell-properties style:vertical-align="" fo:padding="0.0382in" fo:border="1pt solid #000000"/>
    </style:style>
    <style:style style:name="Table9.F11" style:family="table-cell">
      <style:table-cell-properties style:vertical-align="" fo:padding="0.0382in" fo:border="1pt solid #000000"/>
    </style:style>
    <style:style style:name="Table9.A12" style:family="table-cell">
      <style:table-cell-properties style:vertical-align="" fo:padding="0.0382in" fo:border="1pt solid #000000"/>
    </style:style>
    <style:style style:name="Table9.B12" style:family="table-cell">
      <style:table-cell-properties style:vertical-align="" fo:padding="0.0382in" fo:border="1pt solid #000000"/>
    </style:style>
    <style:style style:name="Table9.C12" style:family="table-cell">
      <style:table-cell-properties style:vertical-align="" fo:padding="0.0382in" fo:border="1pt solid #000000"/>
    </style:style>
    <style:style style:name="Table9.D12" style:family="table-cell">
      <style:table-cell-properties style:vertical-align="" fo:padding="0.0382in" fo:border="1pt solid #000000"/>
    </style:style>
    <style:style style:name="Table9.E12" style:family="table-cell">
      <style:table-cell-properties style:vertical-align="" fo:padding="0.0382in" fo:border="1pt solid #000000"/>
    </style:style>
    <style:style style:name="Table9.F12" style:family="table-cell">
      <style:table-cell-properties style:vertical-align="" fo:padding="0.0382in" fo:border="1pt solid #000000"/>
    </style:style>
    <style:style style:name="Table9.A13" style:family="table-cell">
      <style:table-cell-properties style:vertical-align="" fo:padding="0.0382in" fo:border="1pt solid #000000"/>
    </style:style>
    <style:style style:name="Table9.B13" style:family="table-cell">
      <style:table-cell-properties style:vertical-align="" fo:padding="0.0382in" fo:border="1pt solid #000000"/>
    </style:style>
    <style:style style:name="Table9.C13" style:family="table-cell">
      <style:table-cell-properties style:vertical-align="" fo:padding="0.0382in" fo:border="1pt solid #000000"/>
    </style:style>
    <style:style style:name="Table9.D13" style:family="table-cell">
      <style:table-cell-properties style:vertical-align="" fo:padding="0.0382in" fo:border="1pt solid #000000"/>
    </style:style>
    <style:style style:name="Table9.E13" style:family="table-cell">
      <style:table-cell-properties style:vertical-align="" fo:padding="0.0382in" fo:border="1pt solid #000000"/>
    </style:style>
    <style:style style:name="Table9.F13" style:family="table-cell">
      <style:table-cell-properties style:vertical-align="" fo:padding="0.0382in" fo:border="1pt solid #000000"/>
    </style:style>
    <style:style style:name="Table9.A14" style:family="table-cell">
      <style:table-cell-properties style:vertical-align="" fo:padding="0.0382in" fo:border="1pt solid #000000"/>
    </style:style>
    <style:style style:name="Table9.B14" style:family="table-cell">
      <style:table-cell-properties style:vertical-align="" fo:padding="0.0382in" fo:border="1pt solid #000000"/>
    </style:style>
    <style:style style:name="Table9.C14" style:family="table-cell">
      <style:table-cell-properties style:vertical-align="" fo:padding="0.0382in" fo:border="1pt solid #000000"/>
    </style:style>
    <style:style style:name="Table9.D14" style:family="table-cell">
      <style:table-cell-properties style:vertical-align="" fo:padding="0.0382in" fo:border="1pt solid #000000"/>
    </style:style>
    <style:style style:name="Table9.E14" style:family="table-cell">
      <style:table-cell-properties style:vertical-align="" fo:padding="0.0382in" fo:border="1pt solid #000000"/>
    </style:style>
    <style:style style:name="Table9.F14" style:family="table-cell">
      <style:table-cell-properties style:vertical-align="" fo:padding="0.0382in" fo:border="1pt solid #000000"/>
    </style:style>
    <style:style style:name="Table9.A15" style:family="table-cell">
      <style:table-cell-properties style:vertical-align="" fo:padding="0.0382in" fo:border="1pt solid #000000"/>
    </style:style>
    <style:style style:name="Table9.B15" style:family="table-cell">
      <style:table-cell-properties style:vertical-align="" fo:padding="0.0382in" fo:border="1pt solid #000000"/>
    </style:style>
    <style:style style:name="Table9.C15" style:family="table-cell">
      <style:table-cell-properties style:vertical-align="" fo:padding="0.0382in" fo:border="1pt solid #000000"/>
    </style:style>
    <style:style style:name="Table9.D15" style:family="table-cell">
      <style:table-cell-properties style:vertical-align="" fo:padding="0.0382in" fo:border="1pt solid #000000"/>
    </style:style>
    <style:style style:name="Table9.E15" style:family="table-cell">
      <style:table-cell-properties style:vertical-align="" fo:padding="0.0382in" fo:border="1pt solid #000000"/>
    </style:style>
    <style:style style:name="Table9.F15" style:family="table-cell">
      <style:table-cell-properties style:vertical-align="" fo:padding="0.0382in" fo:border="1pt solid #000000"/>
    </style:style>
    <style:style style:name="Table9.A16" style:family="table-cell">
      <style:table-cell-properties style:vertical-align="" fo:padding="0.0382in" fo:border="1pt solid #000000"/>
    </style:style>
    <style:style style:name="Table9.B16" style:family="table-cell">
      <style:table-cell-properties style:vertical-align="" fo:padding="0.0382in" fo:border="1pt solid #000000"/>
    </style:style>
    <style:style style:name="Table9.C16" style:family="table-cell">
      <style:table-cell-properties style:vertical-align="" fo:padding="0.0382in" fo:border="1pt solid #000000"/>
    </style:style>
    <style:style style:name="Table9.D16" style:family="table-cell">
      <style:table-cell-properties style:vertical-align="" fo:padding="0.0382in" fo:border="1pt solid #000000"/>
    </style:style>
    <style:style style:name="Table9.E16" style:family="table-cell">
      <style:table-cell-properties style:vertical-align="" fo:padding="0.0382in" fo:border="1pt solid #000000"/>
    </style:style>
    <style:style style:name="Table9.F16" style:family="table-cell">
      <style:table-cell-properties style:vertical-align="" fo:padding="0.0382in" fo:border="1pt solid #000000"/>
    </style:style>
    <style:style style:name="Table9.A17" style:family="table-cell">
      <style:table-cell-properties style:vertical-align="" fo:padding="0.0382in" fo:border="1pt solid #000000"/>
    </style:style>
    <style:style style:name="Table9.B17" style:family="table-cell">
      <style:table-cell-properties style:vertical-align="" fo:padding="0.0382in" fo:border="1pt solid #000000"/>
    </style:style>
    <style:style style:name="Table9.C17" style:family="table-cell">
      <style:table-cell-properties style:vertical-align="" fo:padding="0.0382in" fo:border="1pt solid #000000"/>
    </style:style>
    <style:style style:name="Table9.D17" style:family="table-cell">
      <style:table-cell-properties style:vertical-align="" fo:padding="0.0382in" fo:border="1pt solid #000000"/>
    </style:style>
    <style:style style:name="Table9.E17" style:family="table-cell">
      <style:table-cell-properties style:vertical-align="" fo:padding="0.0382in" fo:border="1pt solid #000000"/>
    </style:style>
    <style:style style:name="Table9.F17" style:family="table-cell">
      <style:table-cell-properties style:vertical-align="" fo:padding="0.0382in" fo:border="1pt solid #000000"/>
    </style:style>
    <style:style style:name="Table9.A18" style:family="table-cell">
      <style:table-cell-properties style:vertical-align="" fo:padding="0.0382in" fo:border="1pt solid #000000"/>
    </style:style>
    <style:style style:name="Table9.B18" style:family="table-cell">
      <style:table-cell-properties style:vertical-align="" fo:padding="0.0382in" fo:border="1pt solid #000000"/>
    </style:style>
    <style:style style:name="Table9.C18" style:family="table-cell">
      <style:table-cell-properties style:vertical-align="" fo:padding="0.0382in" fo:border="1pt solid #000000"/>
    </style:style>
    <style:style style:name="Table9.D18" style:family="table-cell">
      <style:table-cell-properties style:vertical-align="" fo:padding="0.0382in" fo:border="1pt solid #000000"/>
    </style:style>
    <style:style style:name="Table9.E18" style:family="table-cell">
      <style:table-cell-properties style:vertical-align="" fo:padding="0.0382in" fo:border="1pt solid #000000"/>
    </style:style>
    <style:style style:name="Table9.F18" style:family="table-cell">
      <style:table-cell-properties style:vertical-align="" fo:padding="0.0382in" fo:border="1pt solid #000000"/>
    </style:style>
    <style:style style:name="Table9.A19" style:family="table-cell">
      <style:table-cell-properties style:vertical-align="" fo:padding="0.0382in" fo:border="1pt solid #000000"/>
    </style:style>
    <style:style style:name="Table9.B19" style:family="table-cell">
      <style:table-cell-properties style:vertical-align="" fo:padding="0.0382in" fo:border="1pt solid #000000"/>
    </style:style>
    <style:style style:name="Table9.C19" style:family="table-cell">
      <style:table-cell-properties style:vertical-align="" fo:padding="0.0382in" fo:border="1pt solid #000000"/>
    </style:style>
    <style:style style:name="Table9.D19" style:family="table-cell">
      <style:table-cell-properties style:vertical-align="" fo:padding="0.0382in" fo:border="1pt solid #000000"/>
    </style:style>
    <style:style style:name="Table9.E19" style:family="table-cell">
      <style:table-cell-properties style:vertical-align="" fo:padding="0.0382in" fo:border="1pt solid #000000"/>
    </style:style>
    <style:style style:name="Table9.F19" style:family="table-cell">
      <style:table-cell-properties style:vertical-align="" fo:padding="0.0382in" fo:border="1pt solid #000000"/>
    </style:style>
    <style:style style:name="Table9.A20" style:family="table-cell">
      <style:table-cell-properties style:vertical-align="" fo:padding="0.0382in" fo:border="1pt solid #000000"/>
    </style:style>
    <style:style style:name="Table9.B20" style:family="table-cell">
      <style:table-cell-properties style:vertical-align="" fo:padding="0.0382in" fo:border="1pt solid #000000"/>
    </style:style>
    <style:style style:name="Table9.C20" style:family="table-cell">
      <style:table-cell-properties style:vertical-align="" fo:padding="0.0382in" fo:border="1pt solid #000000"/>
    </style:style>
    <style:style style:name="Table9.D20" style:family="table-cell">
      <style:table-cell-properties style:vertical-align="" fo:padding="0.0382in" fo:border="1pt solid #000000"/>
    </style:style>
    <style:style style:name="Table9.E20" style:family="table-cell">
      <style:table-cell-properties style:vertical-align="" fo:padding="0.0382in" fo:border="1pt solid #000000"/>
    </style:style>
    <style:style style:name="Table9.F20" style:family="table-cell">
      <style:table-cell-properties style:vertical-align="" fo:padding="0.0382in" fo:border="1pt solid #000000"/>
    </style:style>
    <style:style style:name="Table9.A21" style:family="table-cell">
      <style:table-cell-properties style:vertical-align="" fo:padding="0.0382in" fo:border="1pt solid #000000"/>
    </style:style>
    <style:style style:name="Table9.B21" style:family="table-cell">
      <style:table-cell-properties style:vertical-align="" fo:padding="0.0382in" fo:border="1pt solid #000000"/>
    </style:style>
    <style:style style:name="Table9.C21" style:family="table-cell">
      <style:table-cell-properties style:vertical-align="" fo:padding="0.0382in" fo:border="1pt solid #000000"/>
    </style:style>
    <style:style style:name="Table9.D21" style:family="table-cell">
      <style:table-cell-properties style:vertical-align="" fo:padding="0.0382in" fo:border="1pt solid #000000"/>
    </style:style>
    <style:style style:name="Table9.E21" style:family="table-cell">
      <style:table-cell-properties style:vertical-align="" fo:padding="0.0382in" fo:border="1pt solid #000000"/>
    </style:style>
    <style:style style:name="Table9.F21" style:family="table-cell">
      <style:table-cell-properties style:vertical-align="" fo:padding="0.0382in" fo:border="1pt solid #000000"/>
    </style:style>
    <style:style style:name="Table9.A22" style:family="table-cell">
      <style:table-cell-properties style:vertical-align="" fo:padding="0.0382in" fo:border="1pt solid #000000"/>
    </style:style>
    <style:style style:name="Table9.B22" style:family="table-cell">
      <style:table-cell-properties style:vertical-align="" fo:padding="0.0382in" fo:border="1pt solid #000000"/>
    </style:style>
    <style:style style:name="Table9.C22" style:family="table-cell">
      <style:table-cell-properties style:vertical-align="" fo:padding="0.0382in" fo:border="1pt solid #000000"/>
    </style:style>
    <style:style style:name="Table9.D22" style:family="table-cell">
      <style:table-cell-properties style:vertical-align="" fo:padding="0.0382in" fo:border="1pt solid #000000"/>
    </style:style>
    <style:style style:name="Table9.E22" style:family="table-cell">
      <style:table-cell-properties style:vertical-align="" fo:padding="0.0382in" fo:border="1pt solid #000000"/>
    </style:style>
    <style:style style:name="Table9.F22" style:family="table-cell">
      <style:table-cell-properties style:vertical-align="" fo:padding="0.0382in" fo:border="1pt solid #000000"/>
    </style:style>
    <style:style style:name="Table9.A23" style:family="table-cell">
      <style:table-cell-properties style:vertical-align="" fo:padding="0.0382in" fo:border="1pt solid #000000"/>
    </style:style>
    <style:style style:name="Table9.B23" style:family="table-cell">
      <style:table-cell-properties style:vertical-align="" fo:padding="0.0382in" fo:border="1pt solid #000000"/>
    </style:style>
    <style:style style:name="Table9.C23" style:family="table-cell">
      <style:table-cell-properties style:vertical-align="" fo:padding="0.0382in" fo:border="1pt solid #000000"/>
    </style:style>
    <style:style style:name="Table9.D23" style:family="table-cell">
      <style:table-cell-properties style:vertical-align="" fo:padding="0.0382in" fo:border="1pt solid #000000"/>
    </style:style>
    <style:style style:name="Table9.E23" style:family="table-cell">
      <style:table-cell-properties style:vertical-align="" fo:padding="0.0382in" fo:border="1pt solid #000000"/>
    </style:style>
    <style:style style:name="Table9.F23" style:family="table-cell">
      <style:table-cell-properties style:vertical-align="" fo:padding="0.0382in" fo:border="1pt solid #000000"/>
    </style:style>
    <style:style style:name="Table9.A24" style:family="table-cell">
      <style:table-cell-properties style:vertical-align="" fo:padding="0.0382in" fo:border="1pt solid #000000"/>
    </style:style>
    <style:style style:name="Table9.B24" style:family="table-cell">
      <style:table-cell-properties style:vertical-align="" fo:padding="0.0382in" fo:border="1pt solid #000000"/>
    </style:style>
    <style:style style:name="Table9.C24" style:family="table-cell">
      <style:table-cell-properties style:vertical-align="" fo:padding="0.0382in" fo:border="1pt solid #000000"/>
    </style:style>
    <style:style style:name="Table9.D24" style:family="table-cell">
      <style:table-cell-properties style:vertical-align="" fo:padding="0.0382in" fo:border="1pt solid #000000"/>
    </style:style>
    <style:style style:name="Table9.E24" style:family="table-cell">
      <style:table-cell-properties style:vertical-align="" fo:padding="0.0382in" fo:border="1pt solid #000000"/>
    </style:style>
    <style:style style:name="Table9.F24" style:family="table-cell">
      <style:table-cell-properties style:vertical-align="" fo:padding="0.0382in" fo:border="1pt solid #000000"/>
    </style:style>
    <style:style style:name="Table9.A25" style:family="table-cell">
      <style:table-cell-properties style:vertical-align="" fo:padding="0.0382in" fo:border="1pt solid #000000"/>
    </style:style>
    <style:style style:name="Table9.B25" style:family="table-cell">
      <style:table-cell-properties style:vertical-align="" fo:padding="0.0382in" fo:border="1pt solid #000000"/>
    </style:style>
    <style:style style:name="Table9.C25" style:family="table-cell">
      <style:table-cell-properties style:vertical-align="" fo:padding="0.0382in" fo:border="1pt solid #000000"/>
    </style:style>
    <style:style style:name="Table9.D25" style:family="table-cell">
      <style:table-cell-properties style:vertical-align="" fo:padding="0.0382in" fo:border="1pt solid #000000"/>
    </style:style>
    <style:style style:name="Table9.E25" style:family="table-cell">
      <style:table-cell-properties style:vertical-align="" fo:padding="0.0382in" fo:border="1pt solid #000000"/>
    </style:style>
    <style:style style:name="Table9.F25" style:family="table-cell">
      <style:table-cell-properties style:vertical-align="" fo:padding="0.0382in" fo:border="1pt solid #000000"/>
    </style:style>
    <style:style style:name="Table9.A26" style:family="table-cell">
      <style:table-cell-properties style:vertical-align="" fo:padding="0.0382in" fo:border="1pt solid #000000"/>
    </style:style>
    <style:style style:name="Table9.B26" style:family="table-cell">
      <style:table-cell-properties style:vertical-align="" fo:padding="0.0382in" fo:border="1pt solid #000000"/>
    </style:style>
    <style:style style:name="Table9.C26" style:family="table-cell">
      <style:table-cell-properties style:vertical-align="" fo:padding="0.0382in" fo:border="1pt solid #000000"/>
    </style:style>
    <style:style style:name="Table9.D26" style:family="table-cell">
      <style:table-cell-properties style:vertical-align="" fo:padding="0.0382in" fo:border="1pt solid #000000"/>
    </style:style>
    <style:style style:name="Table9.E26" style:family="table-cell">
      <style:table-cell-properties style:vertical-align="" fo:padding="0.0382in" fo:border="1pt solid #000000"/>
    </style:style>
    <style:style style:name="Table9.F26" style:family="table-cell">
      <style:table-cell-properties style:vertical-align="" fo:padding="0.0382in" fo:border="1pt solid #000000"/>
    </style:style>
    <style:style style:name="Table9.A27" style:family="table-cell">
      <style:table-cell-properties style:vertical-align="" fo:padding="0.0382in" fo:border="1pt solid #000000"/>
    </style:style>
    <style:style style:name="Table9.B27" style:family="table-cell">
      <style:table-cell-properties style:vertical-align="" fo:padding="0.0382in" fo:border="1pt solid #000000"/>
    </style:style>
    <style:style style:name="Table9.C27" style:family="table-cell">
      <style:table-cell-properties style:vertical-align="" fo:padding="0.0382in" fo:border="1pt solid #000000"/>
    </style:style>
    <style:style style:name="Table9.D27" style:family="table-cell">
      <style:table-cell-properties style:vertical-align="" fo:padding="0.0382in" fo:border="1pt solid #000000"/>
    </style:style>
    <style:style style:name="Table9.E27" style:family="table-cell">
      <style:table-cell-properties style:vertical-align="" fo:padding="0.0382in" fo:border="1pt solid #000000"/>
    </style:style>
    <style:style style:name="Table9.F27" style:family="table-cell">
      <style:table-cell-properties style:vertical-align="" fo:padding="0.0382in" fo:border="1pt solid #000000"/>
    </style:style>
    <style:style style:name="Table9.A28" style:family="table-cell">
      <style:table-cell-properties style:vertical-align="" fo:padding="0.0382in" fo:border="1pt solid #000000"/>
    </style:style>
    <style:style style:name="Table9.B28" style:family="table-cell">
      <style:table-cell-properties style:vertical-align="" fo:padding="0.0382in" fo:border="1pt solid #000000"/>
    </style:style>
    <style:style style:name="Table9.C28" style:family="table-cell">
      <style:table-cell-properties style:vertical-align="" fo:padding="0.0382in" fo:border="1pt solid #000000"/>
    </style:style>
    <style:style style:name="Table9.D28" style:family="table-cell">
      <style:table-cell-properties style:vertical-align="" fo:padding="0.0382in" fo:border="1pt solid #000000"/>
    </style:style>
    <style:style style:name="Table9.E28" style:family="table-cell">
      <style:table-cell-properties style:vertical-align="" fo:padding="0.0382in" fo:border="1pt solid #000000"/>
    </style:style>
    <style:style style:name="Table9.F28" style:family="table-cell">
      <style:table-cell-properties style:vertical-align="" fo:padding="0.0382in" fo:border="1pt solid #000000"/>
    </style:style>
    <style:style style:name="Table9.29" style:family="table-row">
      <style:table-row-properties style:min-row-height="0.4583in" fo:keep-together="auto"/>
    </style:style>
    <style:style style:name="Table9.A29" style:family="table-cell">
      <style:table-cell-properties style:vertical-align="" fo:background-color="#ffd966" fo:padding="0.0382in" fo:border="1pt solid #000000">
        <style:background-image/>
      </style:table-cell-properties>
    </style:style>
    <style:style style:name="Table9.A30" style:family="table-cell">
      <style:table-cell-properties style:vertical-align="" fo:padding="0.0382in" fo:border="1pt solid #000000"/>
    </style:style>
    <style:style style:name="Table9.B30" style:family="table-cell">
      <style:table-cell-properties style:vertical-align="" fo:padding="0.0382in" fo:border="1pt solid #000000"/>
    </style:style>
    <style:style style:name="Table9.C30" style:family="table-cell">
      <style:table-cell-properties style:vertical-align="" fo:padding="0.0382in" fo:border="1pt solid #000000"/>
    </style:style>
    <style:style style:name="Table9.D30" style:family="table-cell">
      <style:table-cell-properties style:vertical-align="" fo:padding="0.0382in" fo:border="1pt solid #000000"/>
    </style:style>
    <style:style style:name="Table9.E30" style:family="table-cell">
      <style:table-cell-properties style:vertical-align="" fo:padding="0.0382in" fo:border="1pt solid #000000"/>
    </style:style>
    <style:style style:name="Table9.F30" style:family="table-cell">
      <style:table-cell-properties style:vertical-align="" fo:padding="0.0382in" fo:border="1pt solid #000000"/>
    </style:style>
    <style:style style:name="Table9.A31" style:family="table-cell">
      <style:table-cell-properties style:vertical-align="" fo:padding="0.0382in" fo:border="1pt solid #000000"/>
    </style:style>
    <style:style style:name="Table9.B31" style:family="table-cell">
      <style:table-cell-properties style:vertical-align="" fo:padding="0.0382in" fo:border="1pt solid #000000"/>
    </style:style>
    <style:style style:name="Table9.C31" style:family="table-cell">
      <style:table-cell-properties style:vertical-align="" fo:padding="0.0382in" fo:border="1pt solid #000000"/>
    </style:style>
    <style:style style:name="Table9.D31" style:family="table-cell">
      <style:table-cell-properties style:vertical-align="" fo:padding="0.0382in" fo:border="1pt solid #000000"/>
    </style:style>
    <style:style style:name="Table9.E31" style:family="table-cell">
      <style:table-cell-properties style:vertical-align="" fo:padding="0.0382in" fo:border="1pt solid #000000"/>
    </style:style>
    <style:style style:name="Table9.F31" style:family="table-cell">
      <style:table-cell-properties style:vertical-align="" fo:padding="0.0382in" fo:border="1pt solid #000000"/>
    </style:style>
    <style:style style:name="Table9.32" style:family="table-row">
      <style:table-row-properties style:min-row-height="0.875in" fo:keep-together="auto"/>
    </style:style>
    <style:style style:name="Table9.A32" style:family="table-cell">
      <style:table-cell-properties style:vertical-align="" fo:padding="0.0382in" fo:border="1pt solid #000000"/>
    </style:style>
    <style:style style:name="Table9.B32" style:family="table-cell">
      <style:table-cell-properties style:vertical-align="" fo:padding="0.0382in" fo:border="1pt solid #000000"/>
    </style:style>
    <style:style style:name="Table9.C32" style:family="table-cell">
      <style:table-cell-properties style:vertical-align="" fo:padding="0.0382in" fo:border="1pt solid #000000"/>
    </style:style>
    <style:style style:name="Table9.D32" style:family="table-cell">
      <style:table-cell-properties style:vertical-align="" fo:padding="0.0382in" fo:border="1pt solid #000000"/>
    </style:style>
    <style:style style:name="Table9.E32" style:family="table-cell">
      <style:table-cell-properties style:vertical-align="" fo:padding="0.0382in" fo:border="1pt solid #000000"/>
    </style:style>
    <style:style style:name="Table9.F32" style:family="table-cell">
      <style:table-cell-properties style:vertical-align="" fo:padding="0.0382in" fo:border="1pt solid #000000"/>
    </style:style>
    <style:style style:name="Table9.A34" style:family="table-cell">
      <style:table-cell-properties style:vertical-align="" fo:padding="0.0382in" fo:border="1pt solid #000000"/>
    </style:style>
    <style:style style:name="Table9.B34" style:family="table-cell">
      <style:table-cell-properties style:vertical-align="" fo:padding="0.0382in" fo:border="1pt solid #000000"/>
    </style:style>
    <style:style style:name="Table9.C34" style:family="table-cell">
      <style:table-cell-properties style:vertical-align="" fo:padding="0.0382in" fo:border="1pt solid #000000"/>
    </style:style>
    <style:style style:name="Table9.D34" style:family="table-cell">
      <style:table-cell-properties style:vertical-align="" fo:padding="0.0382in" fo:border="1pt solid #000000"/>
    </style:style>
    <style:style style:name="Table9.E34" style:family="table-cell">
      <style:table-cell-properties style:vertical-align="" fo:padding="0.0382in" fo:border="1pt solid #000000"/>
    </style:style>
    <style:style style:name="Table9.F34" style:family="table-cell">
      <style:table-cell-properties style:vertical-align="" fo:padding="0.0382in" fo:border="1pt solid #000000"/>
    </style:style>
    <style:style style:name="Table9.A35" style:family="table-cell">
      <style:table-cell-properties style:vertical-align="" fo:padding="0.0382in" fo:border="1pt solid #000000"/>
    </style:style>
    <style:style style:name="Table9.B35" style:family="table-cell">
      <style:table-cell-properties style:vertical-align="" fo:padding="0.0382in" fo:border="1pt solid #000000"/>
    </style:style>
    <style:style style:name="Table9.C35" style:family="table-cell">
      <style:table-cell-properties style:vertical-align="" fo:padding="0.0382in" fo:border="1pt solid #000000"/>
    </style:style>
    <style:style style:name="Table9.D35" style:family="table-cell">
      <style:table-cell-properties style:vertical-align="" fo:padding="0.0382in" fo:border="1pt solid #000000"/>
    </style:style>
    <style:style style:name="Table9.E35" style:family="table-cell">
      <style:table-cell-properties style:vertical-align="" fo:padding="0.0382in" fo:border="1pt solid #000000"/>
    </style:style>
    <style:style style:name="Table9.F35" style:family="table-cell">
      <style:table-cell-properties style:vertical-align="" fo:padding="0.0382in" fo:border="1pt solid #000000"/>
    </style:style>
    <style:style style:name="Table9.A36" style:family="table-cell">
      <style:table-cell-properties style:vertical-align="" fo:padding="0.0382in" fo:border="1pt solid #000000"/>
    </style:style>
    <style:style style:name="Table9.B36" style:family="table-cell">
      <style:table-cell-properties style:vertical-align="" fo:padding="0.0382in" fo:border="1pt solid #000000"/>
    </style:style>
    <style:style style:name="Table9.C36" style:family="table-cell">
      <style:table-cell-properties style:vertical-align="" fo:padding="0.0382in" fo:border="1pt solid #000000"/>
    </style:style>
    <style:style style:name="Table9.D36" style:family="table-cell">
      <style:table-cell-properties style:vertical-align="" fo:padding="0.0382in" fo:border="1pt solid #000000"/>
    </style:style>
    <style:style style:name="Table9.E36" style:family="table-cell">
      <style:table-cell-properties style:vertical-align="" fo:padding="0.0382in" fo:border="1pt solid #000000"/>
    </style:style>
    <style:style style:name="Table9.F36" style:family="table-cell">
      <style:table-cell-properties style:vertical-align="" fo:padding="0.0382in" fo:border="1pt solid #000000"/>
    </style:style>
    <style:style style:name="Table9.A37" style:family="table-cell">
      <style:table-cell-properties style:vertical-align="" fo:padding="0.0382in" fo:border="1pt solid #000000"/>
    </style:style>
    <style:style style:name="Table9.B37" style:family="table-cell">
      <style:table-cell-properties style:vertical-align="" fo:padding="0.0382in" fo:border="1pt solid #000000"/>
    </style:style>
    <style:style style:name="Table9.C37" style:family="table-cell">
      <style:table-cell-properties style:vertical-align="" fo:padding="0.0382in" fo:border="1pt solid #000000"/>
    </style:style>
    <style:style style:name="Table9.D37" style:family="table-cell">
      <style:table-cell-properties style:vertical-align="" fo:padding="0.0382in" fo:border="1pt solid #000000"/>
    </style:style>
    <style:style style:name="Table9.E37" style:family="table-cell">
      <style:table-cell-properties style:vertical-align="" fo:padding="0.0382in" fo:border="1pt solid #000000"/>
    </style:style>
    <style:style style:name="Table9.F37" style:family="table-cell">
      <style:table-cell-properties style:vertical-align="" fo:padding="0.0382in" fo:border="1pt solid #000000"/>
    </style:style>
    <style:style style:name="Table9.A38" style:family="table-cell">
      <style:table-cell-properties style:vertical-align="" fo:padding="0.0382in" fo:border="1pt solid #000000"/>
    </style:style>
    <style:style style:name="Table9.B38" style:family="table-cell">
      <style:table-cell-properties style:vertical-align="" fo:padding="0.0382in" fo:border="1pt solid #000000"/>
    </style:style>
    <style:style style:name="Table9.C38" style:family="table-cell">
      <style:table-cell-properties style:vertical-align="" fo:padding="0.0382in" fo:border="1pt solid #000000"/>
    </style:style>
    <style:style style:name="Table9.D38" style:family="table-cell">
      <style:table-cell-properties style:vertical-align="" fo:padding="0.0382in" fo:border="1pt solid #000000"/>
    </style:style>
    <style:style style:name="Table9.E38" style:family="table-cell">
      <style:table-cell-properties style:vertical-align="" fo:padding="0.0382in" fo:border="1pt solid #000000"/>
    </style:style>
    <style:style style:name="Table9.F38" style:family="table-cell">
      <style:table-cell-properties style:vertical-align="" fo:padding="0.0382in" fo:border="1pt solid #000000"/>
    </style:style>
    <style:style style:name="Table9.A39" style:family="table-cell">
      <style:table-cell-properties style:vertical-align="" fo:padding="0.0382in" fo:border="1pt solid #000000"/>
    </style:style>
    <style:style style:name="Table9.B39" style:family="table-cell">
      <style:table-cell-properties style:vertical-align="" fo:padding="0.0382in" fo:border="1pt solid #000000"/>
    </style:style>
    <style:style style:name="Table9.C39" style:family="table-cell">
      <style:table-cell-properties style:vertical-align="" fo:padding="0.0382in" fo:border="1pt solid #000000"/>
    </style:style>
    <style:style style:name="Table9.D39" style:family="table-cell">
      <style:table-cell-properties style:vertical-align="" fo:padding="0.0382in" fo:border="1pt solid #000000"/>
    </style:style>
    <style:style style:name="Table9.E39" style:family="table-cell">
      <style:table-cell-properties style:vertical-align="" fo:padding="0.0382in" fo:border="1pt solid #000000"/>
    </style:style>
    <style:style style:name="Table9.F39" style:family="table-cell">
      <style:table-cell-properties style:vertical-align="" fo:padding="0.0382in" fo:border="1pt solid #000000"/>
    </style:style>
    <style:style style:name="Table9.A40" style:family="table-cell">
      <style:table-cell-properties style:vertical-align="" fo:padding="0.0382in" fo:border="1pt solid #000000"/>
    </style:style>
    <style:style style:name="Table9.B40" style:family="table-cell">
      <style:table-cell-properties style:vertical-align="" fo:padding="0.0382in" fo:border="1pt solid #000000"/>
    </style:style>
    <style:style style:name="Table9.C40" style:family="table-cell">
      <style:table-cell-properties style:vertical-align="" fo:padding="0.0382in" fo:border="1pt solid #000000"/>
    </style:style>
    <style:style style:name="Table9.D40" style:family="table-cell">
      <style:table-cell-properties style:vertical-align="" fo:padding="0.0382in" fo:border="1pt solid #000000"/>
    </style:style>
    <style:style style:name="Table9.E40" style:family="table-cell">
      <style:table-cell-properties style:vertical-align="" fo:padding="0.0382in" fo:border="1pt solid #000000"/>
    </style:style>
    <style:style style:name="Table9.F40" style:family="table-cell">
      <style:table-cell-properties style:vertical-align="" fo:padding="0.0382in" fo:border="1pt solid #000000"/>
    </style:style>
    <style:style style:name="Table9.A41" style:family="table-cell">
      <style:table-cell-properties style:vertical-align="" fo:padding="0.0382in" fo:border="1pt solid #000000"/>
    </style:style>
    <style:style style:name="Table9.B41" style:family="table-cell">
      <style:table-cell-properties style:vertical-align="" fo:padding="0.0382in" fo:border="1pt solid #000000"/>
    </style:style>
    <style:style style:name="Table9.C41" style:family="table-cell">
      <style:table-cell-properties style:vertical-align="" fo:padding="0.0382in" fo:border="1pt solid #000000"/>
    </style:style>
    <style:style style:name="Table9.D41" style:family="table-cell">
      <style:table-cell-properties style:vertical-align="" fo:padding="0.0382in" fo:border="1pt solid #000000"/>
    </style:style>
    <style:style style:name="Table9.E41" style:family="table-cell">
      <style:table-cell-properties style:vertical-align="" fo:padding="0.0382in" fo:border="1pt solid #000000"/>
    </style:style>
    <style:style style:name="Table9.F41" style:family="table-cell">
      <style:table-cell-properties style:vertical-align="" fo:padding="0.0382in" fo:border="1pt solid #000000"/>
    </style:style>
    <style:style style:name="Table9.A42" style:family="table-cell">
      <style:table-cell-properties style:vertical-align="" fo:padding="0.0382in" fo:border="1pt solid #000000"/>
    </style:style>
    <style:style style:name="Table9.B42" style:family="table-cell">
      <style:table-cell-properties style:vertical-align="" fo:padding="0.0382in" fo:border="1pt solid #000000"/>
    </style:style>
    <style:style style:name="Table9.C42" style:family="table-cell">
      <style:table-cell-properties style:vertical-align="" fo:padding="0.0382in" fo:border="1pt solid #000000"/>
    </style:style>
    <style:style style:name="Table9.D42" style:family="table-cell">
      <style:table-cell-properties style:vertical-align="" fo:padding="0.0382in" fo:border="1pt solid #000000"/>
    </style:style>
    <style:style style:name="Table9.E42" style:family="table-cell">
      <style:table-cell-properties style:vertical-align="" fo:padding="0.0382in" fo:border="1pt solid #000000"/>
    </style:style>
    <style:style style:name="Table9.F42" style:family="table-cell">
      <style:table-cell-properties style:vertical-align="" fo:padding="0.0382in" fo:border="1pt solid #000000"/>
    </style:style>
    <style:style style:name="Table9.A43" style:family="table-cell">
      <style:table-cell-properties style:vertical-align="" fo:padding="0.0382in" fo:border="1pt solid #000000"/>
    </style:style>
    <style:style style:name="Table9.B43" style:family="table-cell">
      <style:table-cell-properties style:vertical-align="" fo:padding="0.0382in" fo:border="1pt solid #000000"/>
    </style:style>
    <style:style style:name="Table9.C43" style:family="table-cell">
      <style:table-cell-properties style:vertical-align="" fo:padding="0.0382in" fo:border="1pt solid #000000"/>
    </style:style>
    <style:style style:name="Table9.D43" style:family="table-cell">
      <style:table-cell-properties style:vertical-align="" fo:padding="0.0382in" fo:border="1pt solid #000000"/>
    </style:style>
    <style:style style:name="Table9.E43" style:family="table-cell">
      <style:table-cell-properties style:vertical-align="" fo:padding="0.0382in" fo:border="1pt solid #000000"/>
    </style:style>
    <style:style style:name="Table9.F43" style:family="table-cell">
      <style:table-cell-properties style:vertical-align="" fo:padding="0.0382in" fo:border="1pt solid #000000"/>
    </style:style>
    <style:style style:name="Table9.A44" style:family="table-cell">
      <style:table-cell-properties style:vertical-align="" fo:padding="0.0382in" fo:border="1pt solid #000000"/>
    </style:style>
    <style:style style:name="Table9.B44" style:family="table-cell">
      <style:table-cell-properties style:vertical-align="" fo:padding="0.0382in" fo:border="1pt solid #000000"/>
    </style:style>
    <style:style style:name="Table9.C44" style:family="table-cell">
      <style:table-cell-properties style:vertical-align="" fo:padding="0.0382in" fo:border="1pt solid #000000"/>
    </style:style>
    <style:style style:name="Table9.D44" style:family="table-cell">
      <style:table-cell-properties style:vertical-align="" fo:padding="0.0382in" fo:border="1pt solid #000000"/>
    </style:style>
    <style:style style:name="Table9.E44" style:family="table-cell">
      <style:table-cell-properties style:vertical-align="" fo:padding="0.0382in" fo:border="1pt solid #000000"/>
    </style:style>
    <style:style style:name="Table9.F44" style:family="table-cell">
      <style:table-cell-properties style:vertical-align="" fo:padding="0.0382in" fo:border="1pt solid #000000"/>
    </style:style>
    <style:style style:name="Table9.A45" style:family="table-cell">
      <style:table-cell-properties style:vertical-align="" fo:padding="0.0382in" fo:border="1pt solid #000000"/>
    </style:style>
    <style:style style:name="Table9.B45" style:family="table-cell">
      <style:table-cell-properties style:vertical-align="" fo:padding="0.0382in" fo:border="1pt solid #000000"/>
    </style:style>
    <style:style style:name="Table9.C45" style:family="table-cell">
      <style:table-cell-properties style:vertical-align="" fo:padding="0.0382in" fo:border="1pt solid #000000"/>
    </style:style>
    <style:style style:name="Table9.D45" style:family="table-cell">
      <style:table-cell-properties style:vertical-align="" fo:padding="0.0382in" fo:border="1pt solid #000000"/>
    </style:style>
    <style:style style:name="Table9.E45" style:family="table-cell">
      <style:table-cell-properties style:vertical-align="" fo:padding="0.0382in" fo:border="1pt solid #000000"/>
    </style:style>
    <style:style style:name="Table9.F45" style:family="table-cell">
      <style:table-cell-properties style:vertical-align="" fo:padding="0.0382in" fo:border="1pt solid #000000"/>
    </style:style>
    <style:style style:name="Table9.A46" style:family="table-cell">
      <style:table-cell-properties style:vertical-align="" fo:padding="0.0382in" fo:border="1pt solid #000000"/>
    </style:style>
    <style:style style:name="Table9.B46" style:family="table-cell">
      <style:table-cell-properties style:vertical-align="" fo:padding="0.0382in" fo:border="1pt solid #000000"/>
    </style:style>
    <style:style style:name="Table9.C46" style:family="table-cell">
      <style:table-cell-properties style:vertical-align="" fo:padding="0.0382in" fo:border="1pt solid #000000"/>
    </style:style>
    <style:style style:name="Table9.D46" style:family="table-cell">
      <style:table-cell-properties style:vertical-align="" fo:padding="0.0382in" fo:border="1pt solid #000000"/>
    </style:style>
    <style:style style:name="Table9.E46" style:family="table-cell">
      <style:table-cell-properties style:vertical-align="" fo:padding="0.0382in" fo:border="1pt solid #000000"/>
    </style:style>
    <style:style style:name="Table9.F46" style:family="table-cell">
      <style:table-cell-properties style:vertical-align="" fo:padding="0.0382in" fo:border="1pt solid #000000"/>
    </style:style>
    <style:style style:name="Table9.A47" style:family="table-cell">
      <style:table-cell-properties style:vertical-align="" fo:padding="0.0382in" fo:border="1pt solid #000000"/>
    </style:style>
    <style:style style:name="Table9.B47" style:family="table-cell">
      <style:table-cell-properties style:vertical-align="" fo:padding="0.0382in" fo:border="1pt solid #000000"/>
    </style:style>
    <style:style style:name="Table9.C47" style:family="table-cell">
      <style:table-cell-properties style:vertical-align="" fo:padding="0.0382in" fo:border="1pt solid #000000"/>
    </style:style>
    <style:style style:name="Table9.D47" style:family="table-cell">
      <style:table-cell-properties style:vertical-align="" fo:padding="0.0382in" fo:border="1pt solid #000000"/>
    </style:style>
    <style:style style:name="Table9.E47" style:family="table-cell">
      <style:table-cell-properties style:vertical-align="" fo:padding="0.0382in" fo:border="1pt solid #000000"/>
    </style:style>
    <style:style style:name="Table9.F47" style:family="table-cell">
      <style:table-cell-properties style:vertical-align="" fo:padding="0.0382in" fo:border="1pt solid #000000"/>
    </style:style>
    <style:style style:name="Table9.A48" style:family="table-cell">
      <style:table-cell-properties style:vertical-align="" fo:padding="0.0382in" fo:border="1pt solid #000000"/>
    </style:style>
    <style:style style:name="Table9.B48" style:family="table-cell">
      <style:table-cell-properties style:vertical-align="" fo:padding="0.0382in" fo:border="1pt solid #000000"/>
    </style:style>
    <style:style style:name="Table9.C48" style:family="table-cell">
      <style:table-cell-properties style:vertical-align="" fo:padding="0.0382in" fo:border="1pt solid #000000"/>
    </style:style>
    <style:style style:name="Table9.D48" style:family="table-cell">
      <style:table-cell-properties style:vertical-align="" fo:padding="0.0382in" fo:border="1pt solid #000000"/>
    </style:style>
    <style:style style:name="Table9.E48" style:family="table-cell">
      <style:table-cell-properties style:vertical-align="" fo:padding="0.0382in" fo:border="1pt solid #000000"/>
    </style:style>
    <style:style style:name="Table9.F48" style:family="table-cell">
      <style:table-cell-properties style:vertical-align="" fo:padding="0.0382in" fo:border="1pt solid #000000"/>
    </style:style>
    <style:style style:name="Table9.A49" style:family="table-cell">
      <style:table-cell-properties style:vertical-align="" fo:padding="0.0382in" fo:border="1pt solid #000000"/>
    </style:style>
    <style:style style:name="Table9.B49" style:family="table-cell">
      <style:table-cell-properties style:vertical-align="" fo:padding="0.0382in" fo:border="1pt solid #000000"/>
    </style:style>
    <style:style style:name="Table9.C49" style:family="table-cell">
      <style:table-cell-properties style:vertical-align="" fo:padding="0.0382in" fo:border="1pt solid #000000"/>
    </style:style>
    <style:style style:name="Table9.D49" style:family="table-cell">
      <style:table-cell-properties style:vertical-align="" fo:padding="0.0382in" fo:border="1pt solid #000000"/>
    </style:style>
    <style:style style:name="Table9.E49" style:family="table-cell">
      <style:table-cell-properties style:vertical-align="" fo:padding="0.0382in" fo:border="1pt solid #000000"/>
    </style:style>
    <style:style style:name="Table9.F49" style:family="table-cell">
      <style:table-cell-properties style:vertical-align="" fo:padding="0.0382in" fo:border="1pt solid #000000"/>
    </style:style>
    <style:style style:name="Table9.A50" style:family="table-cell">
      <style:table-cell-properties style:vertical-align="" fo:padding="0.0382in" fo:border="1pt solid #000000"/>
    </style:style>
    <style:style style:name="Table9.B50" style:family="table-cell">
      <style:table-cell-properties style:vertical-align="" fo:padding="0.0382in" fo:border="1pt solid #000000"/>
    </style:style>
    <style:style style:name="Table9.C50" style:family="table-cell">
      <style:table-cell-properties style:vertical-align="" fo:padding="0.0382in" fo:border="1pt solid #000000"/>
    </style:style>
    <style:style style:name="Table9.D50" style:family="table-cell">
      <style:table-cell-properties style:vertical-align="" fo:padding="0.0382in" fo:border="1pt solid #000000"/>
    </style:style>
    <style:style style:name="Table9.E50" style:family="table-cell">
      <style:table-cell-properties style:vertical-align="" fo:padding="0.0382in" fo:border="1pt solid #000000"/>
    </style:style>
    <style:style style:name="Table9.F50" style:family="table-cell">
      <style:table-cell-properties style:vertical-align="" fo:padding="0.0382in" fo:border="1pt solid #000000"/>
    </style:style>
    <style:style style:name="Table9.A51" style:family="table-cell">
      <style:table-cell-properties style:vertical-align="" fo:padding="0.0382in" fo:border="1pt solid #000000"/>
    </style:style>
    <style:style style:name="Table9.B51" style:family="table-cell">
      <style:table-cell-properties style:vertical-align="" fo:padding="0.0382in" fo:border="1pt solid #000000"/>
    </style:style>
    <style:style style:name="Table9.C51" style:family="table-cell">
      <style:table-cell-properties style:vertical-align="" fo:padding="0.0382in" fo:border="1pt solid #000000"/>
    </style:style>
    <style:style style:name="Table9.D51" style:family="table-cell">
      <style:table-cell-properties style:vertical-align="" fo:padding="0.0382in" fo:border="1pt solid #000000"/>
    </style:style>
    <style:style style:name="Table9.E51" style:family="table-cell">
      <style:table-cell-properties style:vertical-align="" fo:padding="0.0382in" fo:border="1pt solid #000000"/>
    </style:style>
    <style:style style:name="Table9.F51" style:family="table-cell">
      <style:table-cell-properties style:vertical-align="" fo:padding="0.0382in" fo:border="1pt solid #000000"/>
    </style:style>
    <style:style style:name="Table9.A52" style:family="table-cell">
      <style:table-cell-properties style:vertical-align="" fo:padding="0.0382in" fo:border="1pt solid #000000"/>
    </style:style>
    <style:style style:name="Table9.B52" style:family="table-cell">
      <style:table-cell-properties style:vertical-align="" fo:padding="0.0382in" fo:border="1pt solid #000000"/>
    </style:style>
    <style:style style:name="Table9.C52" style:family="table-cell">
      <style:table-cell-properties style:vertical-align="" fo:padding="0.0382in" fo:border="1pt solid #000000"/>
    </style:style>
    <style:style style:name="Table9.D52" style:family="table-cell">
      <style:table-cell-properties style:vertical-align="" fo:padding="0.0382in" fo:border="1pt solid #000000"/>
    </style:style>
    <style:style style:name="Table9.E52" style:family="table-cell">
      <style:table-cell-properties style:vertical-align="" fo:padding="0.0382in" fo:border="1pt solid #000000"/>
    </style:style>
    <style:style style:name="Table9.F52" style:family="table-cell">
      <style:table-cell-properties style:vertical-align="" fo:padding="0.0382in" fo:border="1pt solid #000000"/>
    </style:style>
    <style:style style:name="Table9.A53" style:family="table-cell">
      <style:table-cell-properties style:vertical-align="" fo:padding="0.0382in" fo:border="1pt solid #000000"/>
    </style:style>
    <style:style style:name="Table9.B53" style:family="table-cell">
      <style:table-cell-properties style:vertical-align="" fo:padding="0.0382in" fo:border="1pt solid #000000"/>
    </style:style>
    <style:style style:name="Table9.C53" style:family="table-cell">
      <style:table-cell-properties style:vertical-align="" fo:padding="0.0382in" fo:border="1pt solid #000000"/>
    </style:style>
    <style:style style:name="Table9.D53" style:family="table-cell">
      <style:table-cell-properties style:vertical-align="" fo:padding="0.0382in" fo:border="1pt solid #000000"/>
    </style:style>
    <style:style style:name="Table9.E53" style:family="table-cell">
      <style:table-cell-properties style:vertical-align="" fo:padding="0.0382in" fo:border="1pt solid #000000"/>
    </style:style>
    <style:style style:name="Table9.F53" style:family="table-cell">
      <style:table-cell-properties style:vertical-align="" fo:padding="0.0382in" fo:border="1pt solid #000000"/>
    </style:style>
    <style:style style:name="Table9.A54" style:family="table-cell">
      <style:table-cell-properties style:vertical-align="" fo:padding="0.0382in" fo:border="1pt solid #000000"/>
    </style:style>
    <style:style style:name="Table9.B54" style:family="table-cell">
      <style:table-cell-properties style:vertical-align="" fo:padding="0.0382in" fo:border="1pt solid #000000"/>
    </style:style>
    <style:style style:name="Table9.C54" style:family="table-cell">
      <style:table-cell-properties style:vertical-align="" fo:padding="0.0382in" fo:border="1pt solid #000000"/>
    </style:style>
    <style:style style:name="Table9.D54" style:family="table-cell">
      <style:table-cell-properties style:vertical-align="" fo:padding="0.0382in" fo:border="1pt solid #000000"/>
    </style:style>
    <style:style style:name="Table9.E54" style:family="table-cell">
      <style:table-cell-properties style:vertical-align="" fo:padding="0.0382in" fo:border="1pt solid #000000"/>
    </style:style>
    <style:style style:name="Table9.F54" style:family="table-cell">
      <style:table-cell-properties style:vertical-align="" fo:padding="0.0382in" fo:border="1pt solid #000000"/>
    </style:style>
    <style:style style:name="Table9.A55" style:family="table-cell">
      <style:table-cell-properties style:vertical-align="" fo:padding="0.0382in" fo:border="1pt solid #000000"/>
    </style:style>
    <style:style style:name="Table9.B55" style:family="table-cell">
      <style:table-cell-properties style:vertical-align="" fo:padding="0.0382in" fo:border="1pt solid #000000"/>
    </style:style>
    <style:style style:name="Table9.C55" style:family="table-cell">
      <style:table-cell-properties style:vertical-align="" fo:padding="0.0382in" fo:border="1pt solid #000000"/>
    </style:style>
    <style:style style:name="Table9.D55" style:family="table-cell">
      <style:table-cell-properties style:vertical-align="" fo:padding="0.0382in" fo:border="1pt solid #000000"/>
    </style:style>
    <style:style style:name="Table9.E55" style:family="table-cell">
      <style:table-cell-properties style:vertical-align="" fo:padding="0.0382in" fo:border="1pt solid #000000"/>
    </style:style>
    <style:style style:name="Table9.F55" style:family="table-cell">
      <style:table-cell-properties style:vertical-align="" fo:padding="0.0382in" fo:border="1pt solid #000000"/>
    </style:style>
    <style:style style:name="Table9.56" style:family="table-row">
      <style:table-row-properties style:min-row-height="0.2917in" fo:keep-together="auto"/>
    </style:style>
    <style:style style:name="Table9.A56" style:family="table-cell">
      <style:table-cell-properties style:vertical-align="" fo:padding="0.0382in" fo:border="1pt solid #000000"/>
    </style:style>
    <style:style style:name="Table9.B56" style:family="table-cell">
      <style:table-cell-properties style:vertical-align="" fo:padding="0.0382in" fo:border="1pt solid #000000"/>
    </style:style>
    <style:style style:name="Table9.C56" style:family="table-cell">
      <style:table-cell-properties style:vertical-align="" fo:padding="0.0382in" fo:border="1pt solid #000000"/>
    </style:style>
    <style:style style:name="Table9.D56" style:family="table-cell">
      <style:table-cell-properties style:vertical-align="" fo:padding="0.0382in" fo:border="1pt solid #000000"/>
    </style:style>
    <style:style style:name="Table9.E56" style:family="table-cell">
      <style:table-cell-properties style:vertical-align="" fo:padding="0.0382in" fo:border="1pt solid #000000"/>
    </style:style>
    <style:style style:name="Table9.F56" style:family="table-cell">
      <style:table-cell-properties style:vertical-align="" fo:padding="0.0382in" fo:border="1pt solid #000000"/>
    </style:style>
    <style:style style:name="Table9.A57" style:family="table-cell">
      <style:table-cell-properties style:vertical-align="" fo:padding="0.0382in" fo:border="1pt solid #000000"/>
    </style:style>
    <style:style style:name="Table9.B57" style:family="table-cell">
      <style:table-cell-properties style:vertical-align="" fo:padding="0.0382in" fo:border="1pt solid #000000"/>
    </style:style>
    <style:style style:name="Table9.C57" style:family="table-cell">
      <style:table-cell-properties style:vertical-align="" fo:padding="0.0382in" fo:border="1pt solid #000000"/>
    </style:style>
    <style:style style:name="Table9.D57" style:family="table-cell">
      <style:table-cell-properties style:vertical-align="" fo:padding="0.0382in" fo:border="1pt solid #000000"/>
    </style:style>
    <style:style style:name="Table9.E57" style:family="table-cell">
      <style:table-cell-properties style:vertical-align="" fo:padding="0.0382in" fo:border="1pt solid #000000"/>
    </style:style>
    <style:style style:name="Table9.F57" style:family="table-cell">
      <style:table-cell-properties style:vertical-align="" fo:padding="0.0382in" fo:border="1pt solid #000000"/>
    </style:style>
    <style:style style:name="Table9.A58" style:family="table-cell">
      <style:table-cell-properties style:vertical-align="" fo:padding="0.0382in" fo:border="1pt solid #000000"/>
    </style:style>
    <style:style style:name="Table9.B58" style:family="table-cell">
      <style:table-cell-properties style:vertical-align="" fo:padding="0.0382in" fo:border="1pt solid #000000"/>
    </style:style>
    <style:style style:name="Table9.C58" style:family="table-cell">
      <style:table-cell-properties style:vertical-align="" fo:padding="0.0382in" fo:border="1pt solid #000000"/>
    </style:style>
    <style:style style:name="Table9.D58" style:family="table-cell">
      <style:table-cell-properties style:vertical-align="" fo:padding="0.0382in" fo:border="1pt solid #000000"/>
    </style:style>
    <style:style style:name="Table9.E58" style:family="table-cell">
      <style:table-cell-properties style:vertical-align="" fo:padding="0.0382in" fo:border="1pt solid #000000"/>
    </style:style>
    <style:style style:name="Table9.F58" style:family="table-cell">
      <style:table-cell-properties style:vertical-align="" fo:padding="0.0382in" fo:border="1pt solid #000000"/>
    </style:style>
    <style:style style:name="Table10" style:family="table">
      <style:table-properties style:width="6.9792in" fo:margin-left="0in" fo:margin-top="0in" fo:margin-bottom="0in" table:align="left"/>
    </style:style>
    <style:style style:name="Table10.A" style:family="table-column">
      <style:table-column-properties style:column-width="2.0514in"/>
    </style:style>
    <style:style style:name="Table10.B" style:family="table-column">
      <style:table-column-properties style:column-width="0.8229in"/>
    </style:style>
    <style:style style:name="Table10.C" style:family="table-column">
      <style:table-column-properties style:column-width="0.75in"/>
    </style:style>
    <style:style style:name="Table10.D" style:family="table-column">
      <style:table-column-properties style:column-width="0.709in"/>
    </style:style>
    <style:style style:name="Table10.E" style:family="table-column">
      <style:table-column-properties style:column-width="0.7083in"/>
    </style:style>
    <style:style style:name="Table10.F" style:family="table-column">
      <style:table-column-properties style:column-width="1.936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1pt solid #000000">
        <style:background-image/>
      </style:table-cell-properties>
    </style:style>
    <style:style style:name="Table10.5" style:family="table-row">
      <style:table-row-properties style:min-row-height="0.3611in" fo:keep-together="auto"/>
    </style:style>
    <style:style style:name="Table10.17" style:family="table-row">
      <style:table-row-properties style:min-row-height="0.8333in" fo:keep-together="auto"/>
    </style:style>
    <style:style style:name="Table11" style:family="table">
      <style:table-properties style:width="6.9792in" fo:margin-left="0in" fo:margin-top="0in" fo:margin-bottom="0in" table:align="left"/>
    </style:style>
    <style:style style:name="Table11.A" style:family="table-column">
      <style:table-column-properties style:column-width="1.1458in"/>
    </style:style>
    <style:style style:name="Table11.B" style:family="table-column">
      <style:table-column-properties style:column-width="0.7188in"/>
    </style:style>
    <style:style style:name="Table11.C" style:family="table-column">
      <style:table-column-properties style:column-width="1.1868in"/>
    </style:style>
    <style:style style:name="Table11.D" style:family="table-column">
      <style:table-column-properties style:column-width="0.7813in"/>
    </style:style>
    <style:style style:name="Table11.E" style:family="table-column">
      <style:table-column-properties style:column-width="0.8542in"/>
    </style:style>
    <style:style style:name="Table11.F" style:family="table-column">
      <style:table-column-properties style:column-width="2.291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1.A2" style:family="table-cell">
      <style:table-cell-properties style:vertical-align="" fo:padding="0.0382in" fo:border="1pt solid #000000"/>
    </style:style>
    <style:style style:name="Table11.B2" style:family="table-cell">
      <style:table-cell-properties style:vertical-align="" fo:padding="0.0382in" fo:border="1pt solid #000000"/>
    </style:style>
    <style:style style:name="Table11.C2" style:family="table-cell">
      <style:table-cell-properties style:vertical-align="" fo:padding="0.0382in" fo:border="1pt solid #000000"/>
    </style:style>
    <style:style style:name="Table11.D2" style:family="table-cell">
      <style:table-cell-properties style:vertical-align="" fo:padding="0.0382in" fo:border="1pt solid #000000"/>
    </style:style>
    <style:style style:name="Table11.E2" style:family="table-cell">
      <style:table-cell-properties style:vertical-align="" fo:padding="0.0382in" fo:border="1pt solid #000000"/>
    </style:style>
    <style:style style:name="Table11.F2" style:family="table-cell">
      <style:table-cell-properties style:vertical-align="" fo:padding="0.0382in" fo:border="1pt solid #000000"/>
    </style:style>
    <style:style style:name="Table11.A3" style:family="table-cell">
      <style:table-cell-properties style:vertical-align="" fo:padding="0.0382in" fo:border="1pt solid #000000"/>
    </style:style>
    <style:style style:name="Table11.B3" style:family="table-cell">
      <style:table-cell-properties style:vertical-align="" fo:padding="0.0382in" fo:border="1pt solid #000000"/>
    </style:style>
    <style:style style:name="Table11.C3" style:family="table-cell">
      <style:table-cell-properties style:vertical-align="" fo:padding="0.0382in" fo:border="1pt solid #000000"/>
    </style:style>
    <style:style style:name="Table11.D3" style:family="table-cell">
      <style:table-cell-properties style:vertical-align="" fo:padding="0.0382in" fo:border="1pt solid #000000"/>
    </style:style>
    <style:style style:name="Table11.E3" style:family="table-cell">
      <style:table-cell-properties style:vertical-align="" fo:padding="0.0382in" fo:border="1pt solid #000000"/>
    </style:style>
    <style:style style:name="Table11.F3" style:family="table-cell">
      <style:table-cell-properties style:vertical-align="" fo:padding="0.0382in" fo:border="1pt solid #000000"/>
    </style:style>
    <style:style style:name="Table11.A4" style:family="table-cell">
      <style:table-cell-properties style:vertical-align="" fo:padding="0.0382in" fo:border="1pt solid #000000"/>
    </style:style>
    <style:style style:name="Table11.B4" style:family="table-cell">
      <style:table-cell-properties style:vertical-align="" fo:padding="0.0382in" fo:border="1pt solid #000000"/>
    </style:style>
    <style:style style:name="Table11.C4" style:family="table-cell">
      <style:table-cell-properties style:vertical-align="" fo:padding="0.0382in" fo:border="1pt solid #000000"/>
    </style:style>
    <style:style style:name="Table11.D4" style:family="table-cell">
      <style:table-cell-properties style:vertical-align="" fo:padding="0.0382in" fo:border="1pt solid #000000"/>
    </style:style>
    <style:style style:name="Table11.E4" style:family="table-cell">
      <style:table-cell-properties style:vertical-align="" fo:padding="0.0382in" fo:border="1pt solid #000000"/>
    </style:style>
    <style:style style:name="Table11.F4" style:family="table-cell">
      <style:table-cell-properties style:vertical-align="" fo:padding="0.0382in" fo:border="1pt solid #000000"/>
    </style:style>
    <style:style style:name="Table11.A5" style:family="table-cell">
      <style:table-cell-properties style:vertical-align="" fo:padding="0.0382in" fo:border="1pt solid #000000"/>
    </style:style>
    <style:style style:name="Table11.B5" style:family="table-cell">
      <style:table-cell-properties style:vertical-align="" fo:padding="0.0382in" fo:border="1pt solid #000000"/>
    </style:style>
    <style:style style:name="Table11.C5" style:family="table-cell">
      <style:table-cell-properties style:vertical-align="" fo:padding="0.0382in" fo:border="1pt solid #000000"/>
    </style:style>
    <style:style style:name="Table11.D5" style:family="table-cell">
      <style:table-cell-properties style:vertical-align="" fo:padding="0.0382in" fo:border="1pt solid #000000"/>
    </style:style>
    <style:style style:name="Table11.E5" style:family="table-cell">
      <style:table-cell-properties style:vertical-align="" fo:padding="0.0382in" fo:border="1pt solid #000000"/>
    </style:style>
    <style:style style:name="Table11.F5" style:family="table-cell">
      <style:table-cell-properties style:vertical-align="" fo:padding="0.0382in" fo:border="1pt solid #000000"/>
    </style:style>
    <style:style style:name="Table11.A6" style:family="table-cell">
      <style:table-cell-properties style:vertical-align="" fo:padding="0.0382in" fo:border="1pt solid #000000"/>
    </style:style>
    <style:style style:name="Table11.B6" style:family="table-cell">
      <style:table-cell-properties style:vertical-align="" fo:padding="0.0382in" fo:border="1pt solid #000000"/>
    </style:style>
    <style:style style:name="Table11.C6" style:family="table-cell">
      <style:table-cell-properties style:vertical-align="" fo:padding="0.0382in" fo:border="1pt solid #000000"/>
    </style:style>
    <style:style style:name="Table11.D6" style:family="table-cell">
      <style:table-cell-properties style:vertical-align="" fo:padding="0.0382in" fo:border="1pt solid #000000"/>
    </style:style>
    <style:style style:name="Table11.E6" style:family="table-cell">
      <style:table-cell-properties style:vertical-align="" fo:padding="0.0382in" fo:border="1pt solid #000000"/>
    </style:style>
    <style:style style:name="Table11.F6" style:family="table-cell">
      <style:table-cell-properties style:vertical-align="" fo:padding="0.0382in" fo:border="1pt solid #000000"/>
    </style:style>
    <style:style style:name="Table11.A7" style:family="table-cell">
      <style:table-cell-properties style:vertical-align="" fo:padding="0.0382in" fo:border="1pt solid #000000"/>
    </style:style>
    <style:style style:name="Table11.B7" style:family="table-cell">
      <style:table-cell-properties style:vertical-align="" fo:padding="0.0382in" fo:border="1pt solid #000000"/>
    </style:style>
    <style:style style:name="Table11.C7" style:family="table-cell">
      <style:table-cell-properties style:vertical-align="" fo:padding="0.0382in" fo:border="1pt solid #000000"/>
    </style:style>
    <style:style style:name="Table11.D7" style:family="table-cell">
      <style:table-cell-properties style:vertical-align="" fo:padding="0.0382in" fo:border="1pt solid #000000"/>
    </style:style>
    <style:style style:name="Table11.E7" style:family="table-cell">
      <style:table-cell-properties style:vertical-align="" fo:padding="0.0382in" fo:border="1pt solid #000000"/>
    </style:style>
    <style:style style:name="Table11.F7" style:family="table-cell">
      <style:table-cell-properties style:vertical-align="" fo:padding="0.0382in" fo:border="1pt solid #000000"/>
    </style:style>
    <style:style style:name="Table11.A8" style:family="table-cell">
      <style:table-cell-properties style:vertical-align="" fo:padding="0.0382in" fo:border="1pt solid #000000"/>
    </style:style>
    <style:style style:name="Table11.B8" style:family="table-cell">
      <style:table-cell-properties style:vertical-align="" fo:padding="0.0382in" fo:border="1pt solid #000000"/>
    </style:style>
    <style:style style:name="Table11.C8" style:family="table-cell">
      <style:table-cell-properties style:vertical-align="" fo:padding="0.0382in" fo:border="1pt solid #000000"/>
    </style:style>
    <style:style style:name="Table11.D8" style:family="table-cell">
      <style:table-cell-properties style:vertical-align="" fo:padding="0.0382in" fo:border="1pt solid #000000"/>
    </style:style>
    <style:style style:name="Table11.E8" style:family="table-cell">
      <style:table-cell-properties style:vertical-align="" fo:padding="0.0382in" fo:border="1pt solid #000000"/>
    </style:style>
    <style:style style:name="Table11.F8" style:family="table-cell">
      <style:table-cell-properties style:vertical-align="" fo:padding="0.0382in" fo:border="1pt solid #000000"/>
    </style:style>
    <style:style style:name="Table12" style:family="table">
      <style:table-properties style:width="6.9792in" fo:margin-left="0in" fo:margin-top="0in" fo:margin-bottom="0in" table:align="left"/>
    </style:style>
    <style:style style:name="Table12.A" style:family="table-column">
      <style:table-column-properties style:column-width="1.6771in"/>
    </style:style>
    <style:style style:name="Table12.B" style:family="table-column">
      <style:table-column-properties style:column-width="0.8542in"/>
    </style:style>
    <style:style style:name="Table12.C" style:family="table-column">
      <style:table-column-properties style:column-width="0.8229in"/>
    </style:style>
    <style:style style:name="Table12.D" style:family="table-column">
      <style:table-column-properties style:column-width="0.6868in"/>
    </style:style>
    <style:style style:name="Table12.E" style:family="table-column">
      <style:table-column-properties style:column-width="0.6354in"/>
    </style:style>
    <style:style style:name="Table12.F" style:family="table-column">
      <style:table-column-properties style:column-width="2.302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1pt solid #000000">
        <style:background-image/>
      </style:table-cell-properties>
    </style:style>
    <style:style style:name="Table12.10" style:family="table-row">
      <style:table-row-properties style:min-row-height="0.4861in" fo:keep-together="auto"/>
    </style:style>
    <style:style style:name="Table12.F10" style:family="table-cell">
      <style:table-cell-properties style:vertical-align="" fo:padding="0.0694in" fo:border="1pt solid #000000"/>
    </style:style>
    <style:style style:name="Table12.11" style:family="table-row">
      <style:table-row-properties style:min-row-height="0.4583in" fo:keep-together="auto"/>
    </style:style>
    <style:style style:name="Table12.17" style:family="table-row">
      <style:table-row-properties style:min-row-height="0.2917in" fo:keep-together="auto"/>
    </style:style>
    <style:style style:name="Table12.27" style:family="table-row">
      <style:table-row-properties style:min-row-height="0.5139in" fo:keep-together="auto"/>
    </style:style>
    <style:style style:name="Table13" style:family="table">
      <style:table-properties style:width="7.2292in" fo:margin-left="0in" fo:margin-top="0in" fo:margin-bottom="0in" table:align="left"/>
    </style:style>
    <style:style style:name="Table13.A" style:family="table-column">
      <style:table-column-properties style:column-width="1.0417in"/>
    </style:style>
    <style:style style:name="Table13.B" style:family="table-column">
      <style:table-column-properties style:column-width="0.7181in"/>
    </style:style>
    <style:style style:name="Table13.C" style:family="table-column">
      <style:table-column-properties style:column-width="1.084in"/>
    </style:style>
    <style:style style:name="Table13.D" style:family="table-column">
      <style:table-column-properties style:column-width="0.8333in"/>
    </style:style>
    <style:style style:name="Table13.E" style:family="table-column">
      <style:table-column-properties style:column-width="1.0208in"/>
    </style:style>
    <style:style style:name="Table13.F" style:family="table-column">
      <style:table-column-properties style:column-width="2.530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3.A2" style:family="table-cell">
      <style:table-cell-properties style:vertical-align="" fo:padding="0.0382in" fo:border="1pt solid #000000"/>
    </style:style>
    <style:style style:name="Table13.B2" style:family="table-cell">
      <style:table-cell-properties style:vertical-align="" fo:padding="0.0382in" fo:border="1pt solid #000000"/>
    </style:style>
    <style:style style:name="Table13.C2" style:family="table-cell">
      <style:table-cell-properties style:vertical-align="" fo:padding="0.0382in" fo:border="1pt solid #000000"/>
    </style:style>
    <style:style style:name="Table13.D2" style:family="table-cell">
      <style:table-cell-properties style:vertical-align="" fo:padding="0.0382in" fo:border="1pt solid #000000"/>
    </style:style>
    <style:style style:name="Table13.E2" style:family="table-cell">
      <style:table-cell-properties style:vertical-align="" fo:padding="0.0382in" fo:border="1pt solid #000000"/>
    </style:style>
    <style:style style:name="Table13.F2" style:family="table-cell">
      <style:table-cell-properties style:vertical-align="" fo:padding="0.0382in" fo:border="1pt solid #000000"/>
    </style:style>
    <style:style style:name="Table13.A3" style:family="table-cell">
      <style:table-cell-properties style:vertical-align="" fo:padding="0.0382in" fo:border="1pt solid #000000"/>
    </style:style>
    <style:style style:name="Table13.B3" style:family="table-cell">
      <style:table-cell-properties style:vertical-align="" fo:padding="0.0382in" fo:border="1pt solid #000000"/>
    </style:style>
    <style:style style:name="Table13.C3" style:family="table-cell">
      <style:table-cell-properties style:vertical-align="" fo:padding="0.0382in" fo:border="1pt solid #000000"/>
    </style:style>
    <style:style style:name="Table13.D3" style:family="table-cell">
      <style:table-cell-properties style:vertical-align="" fo:padding="0.0382in" fo:border="1pt solid #000000"/>
    </style:style>
    <style:style style:name="Table13.E3" style:family="table-cell">
      <style:table-cell-properties style:vertical-align="" fo:padding="0.0382in" fo:border="1pt solid #000000"/>
    </style:style>
    <style:style style:name="Table13.F3" style:family="table-cell">
      <style:table-cell-properties style:vertical-align="" fo:padding="0.0382in" fo:border="1pt solid #000000"/>
    </style:style>
    <style:style style:name="Table14" style:family="table">
      <style:table-properties style:width="7.0417in" fo:margin-left="0in" fo:margin-top="0in" fo:margin-bottom="0in" table:align="left"/>
    </style:style>
    <style:style style:name="Table14.A" style:family="table-column">
      <style:table-column-properties style:column-width="1.5729in"/>
    </style:style>
    <style:style style:name="Table14.B" style:family="table-column">
      <style:table-column-properties style:column-width="0.7917in"/>
    </style:style>
    <style:style style:name="Table14.C" style:family="table-column">
      <style:table-column-properties style:column-width="0.7806in"/>
    </style:style>
    <style:style style:name="Table14.D" style:family="table-column">
      <style:table-column-properties style:column-width="0.8854in"/>
    </style:style>
    <style:style style:name="Table14.E" style:family="table-column">
      <style:table-column-properties style:column-width="0.6868in"/>
    </style:style>
    <style:style style:name="Table14.F" style:family="table-column">
      <style:table-column-properties style:column-width="2.323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4.A2" style:family="table-cell">
      <style:table-cell-properties style:vertical-align="" fo:background-color="#ffffff" fo:padding="0.0382in" fo:border="1pt solid #000000">
        <style:background-image/>
      </style:table-cell-properties>
    </style:style>
    <style:style style:name="Table15" style:family="table">
      <style:table-properties style:width="7.2292in" fo:margin-left="0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0.9375in"/>
    </style:style>
    <style:style style:name="Table15.C" style:family="table-column">
      <style:table-column-properties style:column-width="1in"/>
    </style:style>
    <style:style style:name="Table15.D" style:family="table-column">
      <style:table-column-properties style:column-width="0.8229in"/>
    </style:style>
    <style:style style:name="Table15.E" style:family="table-column">
      <style:table-column-properties style:column-width="0.8854in"/>
    </style:style>
    <style:style style:name="Table15.F" style:family="table-column">
      <style:table-column-properties style:column-width="2.583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5.A2" style:family="table-cell">
      <style:table-cell-properties style:vertical-align="" fo:padding="0.0382in" fo:border="1pt solid #000000"/>
    </style:style>
    <style:style style:name="Table15.B2" style:family="table-cell">
      <style:table-cell-properties style:vertical-align="" fo:padding="0.0382in" fo:border="1pt solid #000000"/>
    </style:style>
    <style:style style:name="Table15.C2" style:family="table-cell">
      <style:table-cell-properties style:vertical-align="" fo:padding="0.0382in" fo:border="1pt solid #000000"/>
    </style:style>
    <style:style style:name="Table15.D2" style:family="table-cell">
      <style:table-cell-properties style:vertical-align="" fo:padding="0.0382in" fo:border="1pt solid #000000"/>
    </style:style>
    <style:style style:name="Table15.E2" style:family="table-cell">
      <style:table-cell-properties style:vertical-align="" fo:padding="0.0382in" fo:border="1pt solid #000000"/>
    </style:style>
    <style:style style:name="Table15.F2" style:family="table-cell">
      <style:table-cell-properties style:vertical-align="" fo:padding="0.0382in" fo:border="1pt solid #000000"/>
    </style:style>
    <style:style style:name="Table15.A3" style:family="table-cell">
      <style:table-cell-properties style:vertical-align="" fo:padding="0.0382in" fo:border="1pt solid #000000"/>
    </style:style>
    <style:style style:name="Table15.B3" style:family="table-cell">
      <style:table-cell-properties style:vertical-align="" fo:padding="0.0382in" fo:border="1pt solid #000000"/>
    </style:style>
    <style:style style:name="Table15.C3" style:family="table-cell">
      <style:table-cell-properties style:vertical-align="" fo:padding="0.0382in" fo:border="1pt solid #000000"/>
    </style:style>
    <style:style style:name="Table15.D3" style:family="table-cell">
      <style:table-cell-properties style:vertical-align="" fo:padding="0.0382in" fo:border="1pt solid #000000"/>
    </style:style>
    <style:style style:name="Table15.E3" style:family="table-cell">
      <style:table-cell-properties style:vertical-align="" fo:padding="0.0382in" fo:border="1pt solid #000000"/>
    </style:style>
    <style:style style:name="Table15.F3" style:family="table-cell">
      <style:table-cell-properties style:vertical-align="" fo:padding="0.0382in" fo:border="1pt solid #000000"/>
    </style:style>
    <style:style style:name="Table16" style:family="table">
      <style:table-properties style:width="7.6563in" fo:margin-left="-0.3993in" fo:margin-top="0in" fo:margin-bottom="0in" table:align="left"/>
    </style:style>
    <style:style style:name="Table16.A" style:family="table-column">
      <style:table-column-properties style:column-width="0.8951in"/>
    </style:style>
    <style:style style:name="Table16.B" style:family="table-column">
      <style:table-column-properties style:column-width="0.959in"/>
    </style:style>
    <style:style style:name="Table16.C" style:family="table-column">
      <style:table-column-properties style:column-width="0.9368in"/>
    </style:style>
    <style:style style:name="Table16.D" style:family="table-column">
      <style:table-column-properties style:column-width="0.5729in"/>
    </style:style>
    <style:style style:name="Table16.E" style:family="table-column">
      <style:table-column-properties style:column-width="0.6875in"/>
    </style:style>
    <style:style style:name="Table16.F" style:family="table-column">
      <style:table-column-properties style:column-width="0.875in"/>
    </style:style>
    <style:style style:name="Table16.G" style:family="table-column">
      <style:table-column-properties style:column-width="0.5313in"/>
    </style:style>
    <style:style style:name="Table16.H" style:family="table-column">
      <style:table-column-properties style:column-width="2.1972in"/>
    </style:style>
    <style:style style:name="Table16.1" style:family="table-row">
      <style:table-row-properties style:min-row-height="0.4583in" fo:keep-together="auto"/>
    </style:style>
    <style:style style:name="Table16.A1" style:family="table-cell">
      <style:table-cell-properties style:vertical-align="" fo:background-color="#93c47d" fo:padding="0.0382in" fo:border="1pt solid #000000">
        <style:background-image/>
      </style:table-cell-properties>
    </style:style>
    <style:style style:name="Table16.E1" style:family="table-cell">
      <style:table-cell-properties style:vertical-align="" fo:background-color="#93c47d" fo:padding="0.0417in" fo:border="0.75pt solid #000000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style:vertical-align="" fo:padding="0.0417in" fo:border="0.75pt solid #000000"/>
    </style:style>
    <style:style style:name="Table16.B2" style:family="table-cell">
      <style:table-cell-properties style:vertical-align="" fo:padding="0.0417in" fo:border="0.75pt solid #000000"/>
    </style:style>
    <style:style style:name="Table16.C2" style:family="table-cell">
      <style:table-cell-properties style:vertical-align="" fo:padding="0.0417in" fo:border="0.75pt solid #000000"/>
    </style:style>
    <style:style style:name="Table16.D2" style:family="table-cell">
      <style:table-cell-properties style:vertical-align="" fo:padding="0.0417in" fo:border="0.75pt solid #000000"/>
    </style:style>
    <style:style style:name="Table16.E2" style:family="table-cell">
      <style:table-cell-properties style:vertical-align="" fo:padding="0.0417in" fo:border="0.75pt solid #000000"/>
    </style:style>
    <style:style style:name="Table16.F2" style:family="table-cell">
      <style:table-cell-properties style:vertical-align="" fo:padding="0.0417in" fo:border="0.75pt solid #000000"/>
    </style:style>
    <style:style style:name="Table16.G2" style:family="table-cell">
      <style:table-cell-properties style:vertical-align="" fo:padding="0.0417in" fo:border="0.75pt solid #000000"/>
    </style:style>
    <style:style style:name="Table16.H2" style:family="table-cell">
      <style:table-cell-properties style:vertical-align="" fo:padding="0.0417in" fo:border="0.75pt solid #000000"/>
    </style:style>
    <style:style style:name="Table16.3" style:family="table-row">
      <style:table-row-properties fo:keep-together="auto"/>
    </style:style>
    <style:style style:name="Table16.A3" style:family="table-cell">
      <style:table-cell-properties style:vertical-align="" fo:padding="0.0417in" fo:border="0.75pt solid #000000"/>
    </style:style>
    <style:style style:name="Table16.B3" style:family="table-cell">
      <style:table-cell-properties style:vertical-align="" fo:padding="0.0417in" fo:border="0.75pt solid #000000"/>
    </style:style>
    <style:style style:name="Table16.C3" style:family="table-cell">
      <style:table-cell-properties style:vertical-align="" fo:padding="0.0417in" fo:border="0.75pt solid #000000"/>
    </style:style>
    <style:style style:name="Table16.D3" style:family="table-cell">
      <style:table-cell-properties style:vertical-align="" fo:padding="0.0417in" fo:border="0.75pt solid #000000"/>
    </style:style>
    <style:style style:name="Table16.E3" style:family="table-cell">
      <style:table-cell-properties style:vertical-align="" fo:padding="0.0417in" fo:border="0.75pt solid #000000"/>
    </style:style>
    <style:style style:name="Table16.F3" style:family="table-cell">
      <style:table-cell-properties style:vertical-align="" fo:padding="0.0417in" fo:border="0.75pt solid #000000"/>
    </style:style>
    <style:style style:name="Table16.G3" style:family="table-cell">
      <style:table-cell-properties style:vertical-align="" fo:padding="0.0417in" fo:border="0.75pt solid #000000"/>
    </style:style>
    <style:style style:name="Table16.H3" style:family="table-cell">
      <style:table-cell-properties style:vertical-align="" fo:padding="0.0417in" fo:border="0.75pt solid #000000"/>
    </style:style>
    <style:style style:name="Table16.4" style:family="table-row">
      <style:table-row-properties fo:keep-together="auto"/>
    </style:style>
    <style:style style:name="Table16.A4" style:family="table-cell">
      <style:table-cell-properties style:vertical-align="" fo:padding="0.0417in" fo:border="0.75pt solid #000000"/>
    </style:style>
    <style:style style:name="Table16.B4" style:family="table-cell">
      <style:table-cell-properties style:vertical-align="" fo:padding="0.0417in" fo:border="0.75pt solid #000000"/>
    </style:style>
    <style:style style:name="Table16.C4" style:family="table-cell">
      <style:table-cell-properties style:vertical-align="" fo:padding="0.0417in" fo:border="0.75pt solid #000000"/>
    </style:style>
    <style:style style:name="Table16.D4" style:family="table-cell">
      <style:table-cell-properties style:vertical-align="" fo:padding="0.0417in" fo:border="0.75pt solid #000000"/>
    </style:style>
    <style:style style:name="Table16.E4" style:family="table-cell">
      <style:table-cell-properties style:vertical-align="" fo:padding="0.0417in" fo:border="0.75pt solid #000000"/>
    </style:style>
    <style:style style:name="Table16.F4" style:family="table-cell">
      <style:table-cell-properties style:vertical-align="" fo:padding="0.0417in" fo:border="0.75pt solid #000000"/>
    </style:style>
    <style:style style:name="Table16.G4" style:family="table-cell">
      <style:table-cell-properties style:vertical-align="" fo:padding="0.0417in" fo:border="0.75pt solid #000000"/>
    </style:style>
    <style:style style:name="Table16.H4" style:family="table-cell">
      <style:table-cell-properties style:vertical-align="" fo:padding="0.0417in" fo:border="0.75pt solid #000000"/>
    </style:style>
    <style:style style:name="Table16.5" style:family="table-row">
      <style:table-row-properties fo:keep-together="auto"/>
    </style:style>
    <style:style style:name="Table16.A5" style:family="table-cell">
      <style:table-cell-properties style:vertical-align="" fo:padding="0.0417in" fo:border="0.75pt solid #000000"/>
    </style:style>
    <style:style style:name="Table16.B5" style:family="table-cell">
      <style:table-cell-properties style:vertical-align="" fo:padding="0.0417in" fo:border="0.75pt solid #000000"/>
    </style:style>
    <style:style style:name="Table16.C5" style:family="table-cell">
      <style:table-cell-properties style:vertical-align="" fo:padding="0.0417in" fo:border="0.75pt solid #000000"/>
    </style:style>
    <style:style style:name="Table16.D5" style:family="table-cell">
      <style:table-cell-properties style:vertical-align="" fo:padding="0.0417in" fo:border="0.75pt solid #000000"/>
    </style:style>
    <style:style style:name="Table16.E5" style:family="table-cell">
      <style:table-cell-properties style:vertical-align="" fo:padding="0.0417in" fo:border="0.75pt solid #000000"/>
    </style:style>
    <style:style style:name="Table16.F5" style:family="table-cell">
      <style:table-cell-properties style:vertical-align="" fo:padding="0.0417in" fo:border="0.75pt solid #000000"/>
    </style:style>
    <style:style style:name="Table16.G5" style:family="table-cell">
      <style:table-cell-properties style:vertical-align="" fo:padding="0.0417in" fo:border="0.75pt solid #000000"/>
    </style:style>
    <style:style style:name="Table16.H5" style:family="table-cell">
      <style:table-cell-properties style:vertical-align="" fo:padding="0.0417in" fo:border="0.75pt solid #000000"/>
    </style:style>
    <style:style style:name="Table16.6" style:family="table-row">
      <style:table-row-properties fo:keep-together="auto"/>
    </style:style>
    <style:style style:name="Table16.A6" style:family="table-cell">
      <style:table-cell-properties style:vertical-align="" fo:padding="0.0417in" fo:border="0.75pt solid #000000"/>
    </style:style>
    <style:style style:name="Table16.B6" style:family="table-cell">
      <style:table-cell-properties style:vertical-align="" fo:padding="0.0417in" fo:border="0.75pt solid #000000"/>
    </style:style>
    <style:style style:name="Table16.C6" style:family="table-cell">
      <style:table-cell-properties style:vertical-align="" fo:padding="0.0417in" fo:border="0.75pt solid #000000"/>
    </style:style>
    <style:style style:name="Table16.D6" style:family="table-cell">
      <style:table-cell-properties style:vertical-align="" fo:padding="0.0417in" fo:border="0.75pt solid #000000"/>
    </style:style>
    <style:style style:name="Table16.E6" style:family="table-cell">
      <style:table-cell-properties style:vertical-align="" fo:padding="0.0417in" fo:border="0.75pt solid #000000"/>
    </style:style>
    <style:style style:name="Table16.F6" style:family="table-cell">
      <style:table-cell-properties style:vertical-align="" fo:padding="0.0417in" fo:border="0.75pt solid #000000"/>
    </style:style>
    <style:style style:name="Table16.G6" style:family="table-cell">
      <style:table-cell-properties style:vertical-align="" fo:padding="0.0417in" fo:border="0.75pt solid #000000"/>
    </style:style>
    <style:style style:name="Table16.H6" style:family="table-cell">
      <style:table-cell-properties style:vertical-align="" fo:padding="0.0417in" fo:border="0.75pt solid #000000"/>
    </style:style>
    <style:style style:name="Table16.7" style:family="table-row">
      <style:table-row-properties fo:keep-together="auto"/>
    </style:style>
    <style:style style:name="Table16.A7" style:family="table-cell">
      <style:table-cell-properties style:vertical-align="" fo:padding="0.0417in" fo:border="0.75pt solid #000000"/>
    </style:style>
    <style:style style:name="Table16.B7" style:family="table-cell">
      <style:table-cell-properties style:vertical-align="" fo:padding="0.0417in" fo:border="0.75pt solid #000000"/>
    </style:style>
    <style:style style:name="Table16.C7" style:family="table-cell">
      <style:table-cell-properties style:vertical-align="" fo:padding="0.0417in" fo:border="0.75pt solid #000000"/>
    </style:style>
    <style:style style:name="Table16.D7" style:family="table-cell">
      <style:table-cell-properties style:vertical-align="" fo:padding="0.0417in" fo:border="0.75pt solid #000000"/>
    </style:style>
    <style:style style:name="Table16.E7" style:family="table-cell">
      <style:table-cell-properties style:vertical-align="" fo:padding="0.0417in" fo:border="0.75pt solid #000000"/>
    </style:style>
    <style:style style:name="Table16.F7" style:family="table-cell">
      <style:table-cell-properties style:vertical-align="" fo:padding="0.0417in" fo:border="0.75pt solid #000000"/>
    </style:style>
    <style:style style:name="Table16.G7" style:family="table-cell">
      <style:table-cell-properties style:vertical-align="" fo:padding="0.0417in" fo:border="0.75pt solid #000000"/>
    </style:style>
    <style:style style:name="Table16.H7" style:family="table-cell">
      <style:table-cell-properties style:vertical-align="" fo:padding="0.0417in" fo:border="0.75pt solid #000000"/>
    </style:style>
    <style:style style:name="Table16.8" style:family="table-row">
      <style:table-row-properties fo:keep-together="auto"/>
    </style:style>
    <style:style style:name="Table16.A8" style:family="table-cell">
      <style:table-cell-properties style:vertical-align="" fo:padding="0.0417in" fo:border="0.75pt solid #000000"/>
    </style:style>
    <style:style style:name="Table16.B8" style:family="table-cell">
      <style:table-cell-properties style:vertical-align="" fo:padding="0.0417in" fo:border="0.75pt solid #000000"/>
    </style:style>
    <style:style style:name="Table16.C8" style:family="table-cell">
      <style:table-cell-properties style:vertical-align="" fo:padding="0.0417in" fo:border="0.75pt solid #000000"/>
    </style:style>
    <style:style style:name="Table16.D8" style:family="table-cell">
      <style:table-cell-properties style:vertical-align="" fo:padding="0.0417in" fo:border="0.75pt solid #000000"/>
    </style:style>
    <style:style style:name="Table16.E8" style:family="table-cell">
      <style:table-cell-properties style:vertical-align="" fo:padding="0.0417in" fo:border="0.75pt solid #000000"/>
    </style:style>
    <style:style style:name="Table16.F8" style:family="table-cell">
      <style:table-cell-properties style:vertical-align="" fo:padding="0.0417in" fo:border="0.75pt solid #000000"/>
    </style:style>
    <style:style style:name="Table16.G8" style:family="table-cell">
      <style:table-cell-properties style:vertical-align="" fo:padding="0.0417in" fo:border="0.75pt solid #000000"/>
    </style:style>
    <style:style style:name="Table16.H8" style:family="table-cell">
      <style:table-cell-properties style:vertical-align="" fo:padding="0.0417in" fo:border="0.75pt solid #000000"/>
    </style:style>
    <style:style style:name="Table16.9" style:family="table-row">
      <style:table-row-properties fo:keep-together="auto"/>
    </style:style>
    <style:style style:name="Table16.A9" style:family="table-cell">
      <style:table-cell-properties style:vertical-align="" fo:padding="0.0417in" fo:border="0.75pt solid #000000"/>
    </style:style>
    <style:style style:name="Table16.B9" style:family="table-cell">
      <style:table-cell-properties style:vertical-align="" fo:padding="0.0417in" fo:border="0.75pt solid #000000"/>
    </style:style>
    <style:style style:name="Table16.C9" style:family="table-cell">
      <style:table-cell-properties style:vertical-align="" fo:padding="0.0417in" fo:border="0.75pt solid #000000"/>
    </style:style>
    <style:style style:name="Table16.D9" style:family="table-cell">
      <style:table-cell-properties style:vertical-align="" fo:padding="0.0417in" fo:border="0.75pt solid #000000"/>
    </style:style>
    <style:style style:name="Table16.E9" style:family="table-cell">
      <style:table-cell-properties style:vertical-align="" fo:padding="0.0417in" fo:border="0.75pt solid #000000"/>
    </style:style>
    <style:style style:name="Table16.F9" style:family="table-cell">
      <style:table-cell-properties style:vertical-align="" fo:padding="0.0417in" fo:border="0.75pt solid #000000"/>
    </style:style>
    <style:style style:name="Table16.G9" style:family="table-cell">
      <style:table-cell-properties style:vertical-align="" fo:padding="0.0417in" fo:border="0.75pt solid #000000"/>
    </style:style>
    <style:style style:name="Table16.H9" style:family="table-cell">
      <style:table-cell-properties style:vertical-align="" fo:padding="0.0417in" fo:border="0.75pt solid #000000"/>
    </style:style>
    <style:style style:name="Table16.10" style:family="table-row">
      <style:table-row-properties fo:keep-together="auto"/>
    </style:style>
    <style:style style:name="Table16.A10" style:family="table-cell">
      <style:table-cell-properties style:vertical-align="" fo:padding="0.0417in" fo:border="0.75pt solid #000000"/>
    </style:style>
    <style:style style:name="Table16.B10" style:family="table-cell">
      <style:table-cell-properties style:vertical-align="" fo:padding="0.0417in" fo:border="0.75pt solid #000000"/>
    </style:style>
    <style:style style:name="Table16.C10" style:family="table-cell">
      <style:table-cell-properties style:vertical-align="" fo:padding="0.0417in" fo:border="0.75pt solid #000000"/>
    </style:style>
    <style:style style:name="Table16.D10" style:family="table-cell">
      <style:table-cell-properties style:vertical-align="" fo:padding="0.0417in" fo:border="0.75pt solid #000000"/>
    </style:style>
    <style:style style:name="Table16.E10" style:family="table-cell">
      <style:table-cell-properties style:vertical-align="" fo:padding="0.0417in" fo:border="0.75pt solid #000000"/>
    </style:style>
    <style:style style:name="Table16.F10" style:family="table-cell">
      <style:table-cell-properties style:vertical-align="" fo:padding="0.0417in" fo:border="0.75pt solid #000000"/>
    </style:style>
    <style:style style:name="Table16.G10" style:family="table-cell">
      <style:table-cell-properties style:vertical-align="" fo:padding="0.0417in" fo:border="0.75pt solid #000000"/>
    </style:style>
    <style:style style:name="Table16.H10" style:family="table-cell">
      <style:table-cell-properties style:vertical-align="" fo:padding="0.0417in" fo:border="0.75pt solid #000000"/>
    </style:style>
    <style:style style:name="Table16.11" style:family="table-row">
      <style:table-row-properties fo:keep-together="auto"/>
    </style:style>
    <style:style style:name="Table16.A11" style:family="table-cell">
      <style:table-cell-properties style:vertical-align="" fo:padding="0.0417in" fo:border="0.75pt solid #000000"/>
    </style:style>
    <style:style style:name="Table16.B11" style:family="table-cell">
      <style:table-cell-properties style:vertical-align="" fo:padding="0.0417in" fo:border="0.75pt solid #000000"/>
    </style:style>
    <style:style style:name="Table16.C11" style:family="table-cell">
      <style:table-cell-properties style:vertical-align="" fo:padding="0.0417in" fo:border="0.75pt solid #000000"/>
    </style:style>
    <style:style style:name="Table16.D11" style:family="table-cell">
      <style:table-cell-properties style:vertical-align="" fo:padding="0.0417in" fo:border="0.75pt solid #000000"/>
    </style:style>
    <style:style style:name="Table16.E11" style:family="table-cell">
      <style:table-cell-properties style:vertical-align="" fo:padding="0.0417in" fo:border="0.75pt solid #000000"/>
    </style:style>
    <style:style style:name="Table16.F11" style:family="table-cell">
      <style:table-cell-properties style:vertical-align="" fo:padding="0.0417in" fo:border="0.75pt solid #000000"/>
    </style:style>
    <style:style style:name="Table16.G11" style:family="table-cell">
      <style:table-cell-properties style:vertical-align="" fo:padding="0.0417in" fo:border="0.75pt solid #000000"/>
    </style:style>
    <style:style style:name="Table16.H11" style:family="table-cell">
      <style:table-cell-properties style:vertical-align="" fo:padding="0.0417in" fo:border="0.75pt solid #000000"/>
    </style:style>
    <style:style style:name="Table16.12" style:family="table-row">
      <style:table-row-properties fo:keep-together="auto"/>
    </style:style>
    <style:style style:name="Table16.A12" style:family="table-cell">
      <style:table-cell-properties style:vertical-align="" fo:padding="0.0417in" fo:border="0.75pt solid #000000"/>
    </style:style>
    <style:style style:name="Table16.B12" style:family="table-cell">
      <style:table-cell-properties style:vertical-align="" fo:padding="0.0417in" fo:border="0.75pt solid #000000"/>
    </style:style>
    <style:style style:name="Table16.C12" style:family="table-cell">
      <style:table-cell-properties style:vertical-align="" fo:padding="0.0417in" fo:border="0.75pt solid #000000"/>
    </style:style>
    <style:style style:name="Table16.D12" style:family="table-cell">
      <style:table-cell-properties style:vertical-align="" fo:padding="0.0417in" fo:border="0.75pt solid #000000"/>
    </style:style>
    <style:style style:name="Table16.E12" style:family="table-cell">
      <style:table-cell-properties style:vertical-align="" fo:padding="0.0417in" fo:border="0.75pt solid #000000"/>
    </style:style>
    <style:style style:name="Table16.F12" style:family="table-cell">
      <style:table-cell-properties style:vertical-align="" fo:padding="0.0417in" fo:border="0.75pt solid #000000"/>
    </style:style>
    <style:style style:name="Table16.G12" style:family="table-cell">
      <style:table-cell-properties style:vertical-align="" fo:padding="0.0417in" fo:border="0.75pt solid #000000"/>
    </style:style>
    <style:style style:name="Table16.H12" style:family="table-cell">
      <style:table-cell-properties style:vertical-align="" fo:padding="0.0417in" fo:border="0.75pt solid #000000"/>
    </style:style>
    <style:style style:name="Table17" style:family="table">
      <style:table-properties style:width="6.9792in" fo:margin-left="0in" fo:margin-top="0in" fo:margin-bottom="0in" table:align="left"/>
    </style:style>
    <style:style style:name="Table17.A" style:family="table-column">
      <style:table-column-properties style:column-width="0.8222in"/>
    </style:style>
    <style:style style:name="Table17.B" style:family="table-column">
      <style:table-column-properties style:column-width="1.0215in"/>
    </style:style>
    <style:style style:name="Table17.C" style:family="table-column">
      <style:table-column-properties style:column-width="1.0104in"/>
    </style:style>
    <style:style style:name="Table17.D" style:family="table-column">
      <style:table-column-properties style:column-width="0.6667in"/>
    </style:style>
    <style:style style:name="Table17.E" style:family="table-column">
      <style:table-column-properties style:column-width="0.75in"/>
    </style:style>
    <style:style style:name="Table17.F" style:family="table-column">
      <style:table-column-properties style:column-width="0.6771in"/>
    </style:style>
    <style:style style:name="Table17.G" style:family="table-column">
      <style:table-column-properties style:column-width="2.0306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7.A2" style:family="table-cell">
      <style:table-cell-properties style:vertical-align="" fo:padding="0.0417in" fo:border="0.75pt solid #000000"/>
    </style:style>
    <style:style style:name="Table17.B2" style:family="table-cell">
      <style:table-cell-properties style:vertical-align="" fo:padding="0.0417in" fo:border="0.75pt solid #000000"/>
    </style:style>
    <style:style style:name="Table17.C2" style:family="table-cell">
      <style:table-cell-properties style:vertical-align="" fo:padding="0.0417in" fo:border="0.75pt solid #000000"/>
    </style:style>
    <style:style style:name="Table17.D2" style:family="table-cell">
      <style:table-cell-properties style:vertical-align="" fo:padding="0.0417in" fo:border="0.75pt solid #000000"/>
    </style:style>
    <style:style style:name="Table17.E2" style:family="table-cell">
      <style:table-cell-properties style:vertical-align="" fo:padding="0.0417in" fo:border="0.75pt solid #000000"/>
    </style:style>
    <style:style style:name="Table17.F2" style:family="table-cell">
      <style:table-cell-properties style:vertical-align="" fo:padding="0.0417in" fo:border="0.75pt solid #000000"/>
    </style:style>
    <style:style style:name="Table17.G2" style:family="table-cell">
      <style:table-cell-properties style:vertical-align="" fo:padding="0.0417in" fo:border="0.75pt solid #000000"/>
    </style:style>
    <style:style style:name="Table17.A3" style:family="table-cell">
      <style:table-cell-properties style:vertical-align="" fo:padding="0.0417in" fo:border="0.75pt solid #000000"/>
    </style:style>
    <style:style style:name="Table17.B3" style:family="table-cell">
      <style:table-cell-properties style:vertical-align="" fo:padding="0.0417in" fo:border="0.75pt solid #000000"/>
    </style:style>
    <style:style style:name="Table17.C3" style:family="table-cell">
      <style:table-cell-properties style:vertical-align="" fo:padding="0.0417in" fo:border="0.75pt solid #000000"/>
    </style:style>
    <style:style style:name="Table17.D3" style:family="table-cell">
      <style:table-cell-properties style:vertical-align="" fo:padding="0.0417in" fo:border="0.75pt solid #000000"/>
    </style:style>
    <style:style style:name="Table17.E3" style:family="table-cell">
      <style:table-cell-properties style:vertical-align="" fo:padding="0.0417in" fo:border="0.75pt solid #000000"/>
    </style:style>
    <style:style style:name="Table17.F3" style:family="table-cell">
      <style:table-cell-properties style:vertical-align="" fo:padding="0.0417in" fo:border="0.75pt solid #000000"/>
    </style:style>
    <style:style style:name="Table17.G3" style:family="table-cell">
      <style:table-cell-properties style:vertical-align="" fo:padding="0.0417in" fo:border="0.75pt solid #000000"/>
    </style:style>
    <style:style style:name="Table17.A4" style:family="table-cell">
      <style:table-cell-properties style:vertical-align="" fo:padding="0.0417in" fo:border="0.75pt solid #000000"/>
    </style:style>
    <style:style style:name="Table17.B4" style:family="table-cell">
      <style:table-cell-properties style:vertical-align="" fo:padding="0.0417in" fo:border="0.75pt solid #000000"/>
    </style:style>
    <style:style style:name="Table17.C4" style:family="table-cell">
      <style:table-cell-properties style:vertical-align="" fo:padding="0.0417in" fo:border="0.75pt solid #000000"/>
    </style:style>
    <style:style style:name="Table17.D4" style:family="table-cell">
      <style:table-cell-properties style:vertical-align="" fo:padding="0.0417in" fo:border="0.75pt solid #000000"/>
    </style:style>
    <style:style style:name="Table17.E4" style:family="table-cell">
      <style:table-cell-properties style:vertical-align="" fo:padding="0.0417in" fo:border="0.75pt solid #000000"/>
    </style:style>
    <style:style style:name="Table17.F4" style:family="table-cell">
      <style:table-cell-properties style:vertical-align="" fo:padding="0.0417in" fo:border="0.75pt solid #000000"/>
    </style:style>
    <style:style style:name="Table17.G4" style:family="table-cell">
      <style:table-cell-properties style:vertical-align="" fo:padding="0.0417in" fo:border="0.75pt solid #000000"/>
    </style:style>
    <style:style style:name="Table17.A5" style:family="table-cell">
      <style:table-cell-properties style:vertical-align="" fo:padding="0.0417in" fo:border="0.75pt solid #000000"/>
    </style:style>
    <style:style style:name="Table17.B5" style:family="table-cell">
      <style:table-cell-properties style:vertical-align="" fo:padding="0.0417in" fo:border="0.75pt solid #000000"/>
    </style:style>
    <style:style style:name="Table17.C5" style:family="table-cell">
      <style:table-cell-properties style:vertical-align="" fo:padding="0.0417in" fo:border="0.75pt solid #000000"/>
    </style:style>
    <style:style style:name="Table17.D5" style:family="table-cell">
      <style:table-cell-properties style:vertical-align="" fo:padding="0.0417in" fo:border="0.75pt solid #000000"/>
    </style:style>
    <style:style style:name="Table17.E5" style:family="table-cell">
      <style:table-cell-properties style:vertical-align="" fo:padding="0.0417in" fo:border="0.75pt solid #000000"/>
    </style:style>
    <style:style style:name="Table17.F5" style:family="table-cell">
      <style:table-cell-properties style:vertical-align="" fo:padding="0.0417in" fo:border="0.75pt solid #000000"/>
    </style:style>
    <style:style style:name="Table17.G5" style:family="table-cell">
      <style:table-cell-properties style:vertical-align="" fo:padding="0.0417in" fo:border="0.75pt solid #000000"/>
    </style:style>
    <style:style style:name="Table17.A6" style:family="table-cell">
      <style:table-cell-properties style:vertical-align="" fo:padding="0.0417in" fo:border="0.75pt solid #000000"/>
    </style:style>
    <style:style style:name="Table17.B6" style:family="table-cell">
      <style:table-cell-properties style:vertical-align="" fo:padding="0.0417in" fo:border="0.75pt solid #000000"/>
    </style:style>
    <style:style style:name="Table17.C6" style:family="table-cell">
      <style:table-cell-properties style:vertical-align="" fo:padding="0.0417in" fo:border="0.75pt solid #000000"/>
    </style:style>
    <style:style style:name="Table17.D6" style:family="table-cell">
      <style:table-cell-properties style:vertical-align="" fo:padding="0.0417in" fo:border="0.75pt solid #000000"/>
    </style:style>
    <style:style style:name="Table17.E6" style:family="table-cell">
      <style:table-cell-properties style:vertical-align="" fo:padding="0.0417in" fo:border="0.75pt solid #000000"/>
    </style:style>
    <style:style style:name="Table17.F6" style:family="table-cell">
      <style:table-cell-properties style:vertical-align="" fo:padding="0.0417in" fo:border="0.75pt solid #000000"/>
    </style:style>
    <style:style style:name="Table17.G6" style:family="table-cell">
      <style:table-cell-properties style:vertical-align="" fo:padding="0.0417in" fo:border="0.75pt solid #000000"/>
    </style:style>
    <style:style style:name="Table17.A7" style:family="table-cell">
      <style:table-cell-properties style:vertical-align="" fo:padding="0.0417in" fo:border="0.75pt solid #000000"/>
    </style:style>
    <style:style style:name="Table17.B7" style:family="table-cell">
      <style:table-cell-properties style:vertical-align="" fo:padding="0.0417in" fo:border="0.75pt solid #000000"/>
    </style:style>
    <style:style style:name="Table17.C7" style:family="table-cell">
      <style:table-cell-properties style:vertical-align="" fo:padding="0.0417in" fo:border="0.75pt solid #000000"/>
    </style:style>
    <style:style style:name="Table17.D7" style:family="table-cell">
      <style:table-cell-properties style:vertical-align="" fo:padding="0.0417in" fo:border="0.75pt solid #000000"/>
    </style:style>
    <style:style style:name="Table17.E7" style:family="table-cell">
      <style:table-cell-properties style:vertical-align="" fo:padding="0.0417in" fo:border="0.75pt solid #000000"/>
    </style:style>
    <style:style style:name="Table17.F7" style:family="table-cell">
      <style:table-cell-properties style:vertical-align="" fo:padding="0.0417in" fo:border="0.75pt solid #000000"/>
    </style:style>
    <style:style style:name="Table17.G7" style:family="table-cell">
      <style:table-cell-properties style:vertical-align="" fo:padding="0.0417in" fo:border="0.75pt solid #000000"/>
    </style:style>
    <style:style style:name="Table17.A8" style:family="table-cell">
      <style:table-cell-properties style:vertical-align="" fo:padding="0.0417in" fo:border="0.75pt solid #000000"/>
    </style:style>
    <style:style style:name="Table17.B8" style:family="table-cell">
      <style:table-cell-properties style:vertical-align="" fo:padding="0.0417in" fo:border="0.75pt solid #000000"/>
    </style:style>
    <style:style style:name="Table17.C8" style:family="table-cell">
      <style:table-cell-properties style:vertical-align="" fo:padding="0.0417in" fo:border="0.75pt solid #000000"/>
    </style:style>
    <style:style style:name="Table17.D8" style:family="table-cell">
      <style:table-cell-properties style:vertical-align="" fo:padding="0.0417in" fo:border="0.75pt solid #000000"/>
    </style:style>
    <style:style style:name="Table17.E8" style:family="table-cell">
      <style:table-cell-properties style:vertical-align="" fo:padding="0.0417in" fo:border="0.75pt solid #000000"/>
    </style:style>
    <style:style style:name="Table17.F8" style:family="table-cell">
      <style:table-cell-properties style:vertical-align="" fo:padding="0.0417in" fo:border="0.75pt solid #000000"/>
    </style:style>
    <style:style style:name="Table17.G8" style:family="table-cell">
      <style:table-cell-properties style:vertical-align="" fo:padding="0.0417in" fo:border="0.75pt solid #000000"/>
    </style:style>
    <style:style style:name="Table17.A9" style:family="table-cell">
      <style:table-cell-properties style:vertical-align="" fo:padding="0.0417in" fo:border="0.75pt solid #000000"/>
    </style:style>
    <style:style style:name="Table17.B9" style:family="table-cell">
      <style:table-cell-properties style:vertical-align="" fo:padding="0.0417in" fo:border="0.75pt solid #000000"/>
    </style:style>
    <style:style style:name="Table17.C9" style:family="table-cell">
      <style:table-cell-properties style:vertical-align="" fo:padding="0.0417in" fo:border="0.75pt solid #000000"/>
    </style:style>
    <style:style style:name="Table17.D9" style:family="table-cell">
      <style:table-cell-properties style:vertical-align="" fo:padding="0.0417in" fo:border="0.75pt solid #000000"/>
    </style:style>
    <style:style style:name="Table17.E9" style:family="table-cell">
      <style:table-cell-properties style:vertical-align="" fo:padding="0.0417in" fo:border="0.75pt solid #000000"/>
    </style:style>
    <style:style style:name="Table17.F9" style:family="table-cell">
      <style:table-cell-properties style:vertical-align="" fo:padding="0.0417in" fo:border="0.75pt solid #000000"/>
    </style:style>
    <style:style style:name="Table17.G9" style:family="table-cell">
      <style:table-cell-properties style:vertical-align="" fo:padding="0.0417in" fo:border="0.75pt solid #000000"/>
    </style:style>
    <style:style style:name="Table17.A10" style:family="table-cell">
      <style:table-cell-properties style:vertical-align="" fo:padding="0.0417in" fo:border="0.75pt solid #000000"/>
    </style:style>
    <style:style style:name="Table17.B10" style:family="table-cell">
      <style:table-cell-properties style:vertical-align="" fo:padding="0.0417in" fo:border="0.75pt solid #000000"/>
    </style:style>
    <style:style style:name="Table17.C10" style:family="table-cell">
      <style:table-cell-properties style:vertical-align="" fo:padding="0.0417in" fo:border="0.75pt solid #000000"/>
    </style:style>
    <style:style style:name="Table17.D10" style:family="table-cell">
      <style:table-cell-properties style:vertical-align="" fo:padding="0.0417in" fo:border="0.75pt solid #000000"/>
    </style:style>
    <style:style style:name="Table17.E10" style:family="table-cell">
      <style:table-cell-properties style:vertical-align="" fo:padding="0.0417in" fo:border="0.75pt solid #000000"/>
    </style:style>
    <style:style style:name="Table17.F10" style:family="table-cell">
      <style:table-cell-properties style:vertical-align="" fo:padding="0.0417in" fo:border="0.75pt solid #000000"/>
    </style:style>
    <style:style style:name="Table17.G10" style:family="table-cell">
      <style:table-cell-properties style:vertical-align="" fo:padding="0.0417in" fo:border="0.75pt solid #000000"/>
    </style:style>
    <style:style style:name="Table17.A11" style:family="table-cell">
      <style:table-cell-properties style:vertical-align="" fo:padding="0.0417in" fo:border="0.75pt solid #000000"/>
    </style:style>
    <style:style style:name="Table17.B11" style:family="table-cell">
      <style:table-cell-properties style:vertical-align="" fo:padding="0.0417in" fo:border="0.75pt solid #000000"/>
    </style:style>
    <style:style style:name="Table17.C11" style:family="table-cell">
      <style:table-cell-properties style:vertical-align="" fo:padding="0.0417in" fo:border="0.75pt solid #000000"/>
    </style:style>
    <style:style style:name="Table17.D11" style:family="table-cell">
      <style:table-cell-properties style:vertical-align="" fo:padding="0.0417in" fo:border="0.75pt solid #000000"/>
    </style:style>
    <style:style style:name="Table17.E11" style:family="table-cell">
      <style:table-cell-properties style:vertical-align="" fo:padding="0.0417in" fo:border="0.75pt solid #000000"/>
    </style:style>
    <style:style style:name="Table17.F11" style:family="table-cell">
      <style:table-cell-properties style:vertical-align="" fo:padding="0.0417in" fo:border="0.75pt solid #000000"/>
    </style:style>
    <style:style style:name="Table17.G11" style:family="table-cell">
      <style:table-cell-properties style:vertical-align="" fo:padding="0.0417in" fo:border="0.75pt solid #000000"/>
    </style:style>
    <style:style style:name="Table18" style:family="table">
      <style:table-properties style:width="6.4896in" fo:margin-left="0in" fo:margin-top="0in" fo:margin-bottom="0in" table:align="left"/>
    </style:style>
    <style:style style:name="Table18.A" style:family="table-column">
      <style:table-column-properties style:column-width="1.0826in"/>
    </style:style>
    <style:style style:name="Table18.B" style:family="table-column">
      <style:table-column-properties style:column-width="1in"/>
    </style:style>
    <style:style style:name="Table18.C" style:family="table-column">
      <style:table-column-properties style:column-width="1.0417in"/>
    </style:style>
    <style:style style:name="Table18.D" style:family="table-column">
      <style:table-column-properties style:column-width="0.9479in"/>
    </style:style>
    <style:style style:name="Table18.E" style:family="table-column">
      <style:table-column-properties style:column-width="2.417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93c47d" fo:padding="0.0417in" fo:border="0.75pt solid #000000">
        <style:background-image/>
      </style:table-cell-properties>
    </style:style>
    <style:style style:name="Table18.A2" style:family="table-cell">
      <style:table-cell-properties style:vertical-align="" fo:padding="0.0417in" fo:border="0.75pt solid #000000"/>
    </style:style>
    <style:style style:name="Table18.B2" style:family="table-cell">
      <style:table-cell-properties style:vertical-align="" fo:padding="0.0417in" fo:border="0.75pt solid #000000"/>
    </style:style>
    <style:style style:name="Table18.C2" style:family="table-cell">
      <style:table-cell-properties style:vertical-align="" fo:padding="0.0417in" fo:border="0.75pt solid #000000"/>
    </style:style>
    <style:style style:name="Table18.D2" style:family="table-cell">
      <style:table-cell-properties style:vertical-align="" fo:padding="0.0417in" fo:border="0.75pt solid #000000"/>
    </style:style>
    <style:style style:name="Table18.E2" style:family="table-cell">
      <style:table-cell-properties style:vertical-align="" fo:padding="0.0417in" fo:border="0.75pt solid #000000"/>
    </style:style>
    <style:style style:name="Table18.A3" style:family="table-cell">
      <style:table-cell-properties style:vertical-align="" fo:padding="0.0417in" fo:border="0.75pt solid #000000"/>
    </style:style>
    <style:style style:name="Table18.B3" style:family="table-cell">
      <style:table-cell-properties style:vertical-align="" fo:padding="0.0417in" fo:border="0.75pt solid #000000"/>
    </style:style>
    <style:style style:name="Table18.C3" style:family="table-cell">
      <style:table-cell-properties style:vertical-align="" fo:padding="0.0417in" fo:border="0.75pt solid #000000"/>
    </style:style>
    <style:style style:name="Table18.D3" style:family="table-cell">
      <style:table-cell-properties style:vertical-align="" fo:padding="0.0417in" fo:border="0.75pt solid #000000"/>
    </style:style>
    <style:style style:name="Table18.E3" style:family="table-cell">
      <style:table-cell-properties style:vertical-align="" fo:padding="0.0694in" fo:border="0.75pt solid #000000"/>
    </style:style>
    <style:style style:name="Table19" style:family="table">
      <style:table-properties style:width="7.2292in" fo:margin-left="0in" fo:margin-top="0in" fo:margin-bottom="0in" table:align="left"/>
    </style:style>
    <style:style style:name="Table19.A" style:family="table-column">
      <style:table-column-properties style:column-width="1.5826in"/>
    </style:style>
    <style:style style:name="Table19.B" style:family="table-column">
      <style:table-column-properties style:column-width="0.8757in"/>
    </style:style>
    <style:style style:name="Table19.C" style:family="table-column">
      <style:table-column-properties style:column-width="0.8854in"/>
    </style:style>
    <style:style style:name="Table19.E" style:family="table-column">
      <style:table-column-properties style:column-width="0.6569in"/>
    </style:style>
    <style:style style:name="Table19.F" style:family="table-column">
      <style:table-column-properties style:column-width="2.342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19.A2" style:family="table-cell">
      <style:table-cell-properties style:vertical-align="" fo:background-color="#ffffff" fo:padding="0.0382in" fo:border="1pt solid #000000">
        <style:background-image/>
      </style:table-cell-properties>
    </style:style>
    <style:style style:name="Table19.4" style:family="table-row">
      <style:table-row-properties style:min-row-height="0.25in" fo:keep-together="auto"/>
    </style:style>
    <style:style style:name="Table19.7" style:family="table-row">
      <style:table-row-properties style:min-row-height="0.2639in" fo:keep-together="auto"/>
    </style:style>
    <style:style style:name="Table19.8" style:family="table-row">
      <style:table-row-properties style:min-row-height="0.3056in" fo:keep-together="auto"/>
    </style:style>
    <style:style style:name="Table19.19" style:family="table-row">
      <style:table-row-properties style:min-row-height="0.4583in" fo:keep-together="auto"/>
    </style:style>
    <style:style style:name="Table19.22" style:family="table-row">
      <style:table-row-properties style:min-row-height="0.4722in" fo:keep-together="auto"/>
    </style:style>
    <style:style style:name="Table20" style:family="table">
      <style:table-properties style:width="7.1042in" fo:margin-left="0in" fo:margin-top="0in" fo:margin-bottom="0in" table:align="left"/>
    </style:style>
    <style:style style:name="Table20.A" style:family="table-column">
      <style:table-column-properties style:column-width="1.0313in"/>
    </style:style>
    <style:style style:name="Table20.B" style:family="table-column">
      <style:table-column-properties style:column-width="0.6771in"/>
    </style:style>
    <style:style style:name="Table20.C" style:family="table-column">
      <style:table-column-properties style:column-width="0.7597in"/>
    </style:style>
    <style:style style:name="Table20.D" style:family="table-column">
      <style:table-column-properties style:column-width="0.8444in"/>
    </style:style>
    <style:style style:name="Table20.E" style:family="table-column">
      <style:table-column-properties style:column-width="0.8958in"/>
    </style:style>
    <style:style style:name="Table20.F" style:family="table-column">
      <style:table-column-properties style:column-width="2.895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20.A2" style:family="table-cell">
      <style:table-cell-properties style:vertical-align="" fo:padding="0.0382in" fo:border="1pt solid #000000"/>
    </style:style>
    <style:style style:name="Table20.B2" style:family="table-cell">
      <style:table-cell-properties style:vertical-align="" fo:padding="0.0382in" fo:border="1pt solid #000000"/>
    </style:style>
    <style:style style:name="Table20.C2" style:family="table-cell">
      <style:table-cell-properties style:vertical-align="" fo:padding="0.0382in" fo:border="1pt solid #000000"/>
    </style:style>
    <style:style style:name="Table20.D2" style:family="table-cell">
      <style:table-cell-properties style:vertical-align="" fo:padding="0.0382in" fo:border="1pt solid #000000"/>
    </style:style>
    <style:style style:name="Table20.E2" style:family="table-cell">
      <style:table-cell-properties style:vertical-align="" fo:padding="0.0382in" fo:border="1pt solid #000000"/>
    </style:style>
    <style:style style:name="Table20.F2" style:family="table-cell">
      <style:table-cell-properties style:vertical-align="" fo:padding="0.0382in" fo:border="1pt solid #000000"/>
    </style:style>
    <style:style style:name="Table20.A3" style:family="table-cell">
      <style:table-cell-properties style:vertical-align="" fo:padding="0.0382in" fo:border="1pt solid #000000"/>
    </style:style>
    <style:style style:name="Table20.B3" style:family="table-cell">
      <style:table-cell-properties style:vertical-align="" fo:padding="0.0382in" fo:border="1pt solid #000000"/>
    </style:style>
    <style:style style:name="Table20.C3" style:family="table-cell">
      <style:table-cell-properties style:vertical-align="" fo:padding="0.0382in" fo:border="1pt solid #000000"/>
    </style:style>
    <style:style style:name="Table20.D3" style:family="table-cell">
      <style:table-cell-properties style:vertical-align="" fo:padding="0.0382in" fo:border="1pt solid #000000"/>
    </style:style>
    <style:style style:name="Table20.E3" style:family="table-cell">
      <style:table-cell-properties style:vertical-align="" fo:padding="0.0382in" fo:border="1pt solid #000000"/>
    </style:style>
    <style:style style:name="Table20.F3" style:family="table-cell">
      <style:table-cell-properties style:vertical-align="" fo:padding="0.0382in" fo:border="1pt solid #000000"/>
    </style:style>
    <style:style style:name="Table20.A4" style:family="table-cell">
      <style:table-cell-properties style:vertical-align="" fo:padding="0.0382in" fo:border="1pt solid #000000"/>
    </style:style>
    <style:style style:name="Table20.B4" style:family="table-cell">
      <style:table-cell-properties style:vertical-align="" fo:padding="0.0382in" fo:border="1pt solid #000000"/>
    </style:style>
    <style:style style:name="Table20.C4" style:family="table-cell">
      <style:table-cell-properties style:vertical-align="" fo:padding="0.0382in" fo:border="1pt solid #000000"/>
    </style:style>
    <style:style style:name="Table20.D4" style:family="table-cell">
      <style:table-cell-properties style:vertical-align="" fo:padding="0.0382in" fo:border="1pt solid #000000"/>
    </style:style>
    <style:style style:name="Table20.E4" style:family="table-cell">
      <style:table-cell-properties style:vertical-align="" fo:padding="0.0382in" fo:border="1pt solid #000000"/>
    </style:style>
    <style:style style:name="Table20.F4" style:family="table-cell">
      <style:table-cell-properties style:vertical-align="" fo:padding="0.0382in" fo:border="1pt solid #000000"/>
    </style:style>
    <style:style style:name="Table20.A5" style:family="table-cell">
      <style:table-cell-properties style:vertical-align="" fo:padding="0.0382in" fo:border="1pt solid #000000"/>
    </style:style>
    <style:style style:name="Table20.B5" style:family="table-cell">
      <style:table-cell-properties style:vertical-align="" fo:padding="0.0382in" fo:border="1pt solid #000000"/>
    </style:style>
    <style:style style:name="Table20.C5" style:family="table-cell">
      <style:table-cell-properties style:vertical-align="" fo:padding="0.0382in" fo:border="1pt solid #000000"/>
    </style:style>
    <style:style style:name="Table20.D5" style:family="table-cell">
      <style:table-cell-properties style:vertical-align="" fo:padding="0.0382in" fo:border="1pt solid #000000"/>
    </style:style>
    <style:style style:name="Table20.E5" style:family="table-cell">
      <style:table-cell-properties style:vertical-align="" fo:padding="0.0382in" fo:border="1pt solid #000000"/>
    </style:style>
    <style:style style:name="Table20.F5" style:family="table-cell">
      <style:table-cell-properties style:vertical-align="" fo:padding="0.0382in" fo:border="1pt solid #000000"/>
    </style:style>
    <style:style style:name="Table21" style:family="table">
      <style:table-properties style:width="6.9806in" fo:margin-left="0in" fo:margin-top="0in" fo:margin-bottom="0in" table:align="left"/>
    </style:style>
    <style:style style:name="Table21.A" style:family="table-column">
      <style:table-column-properties style:column-width="0.6139in"/>
    </style:style>
    <style:style style:name="Table21.B" style:family="table-column">
      <style:table-column-properties style:column-width="4.1354in"/>
    </style:style>
    <style:style style:name="Table21.C" style:family="table-column">
      <style:table-column-properties style:column-width="1.1153in"/>
    </style:style>
    <style:style style:name="Table21.1" style:family="table-row">
      <style:table-row-properties style:min-row-height="0.4444in" fo:keep-together="auto"/>
    </style:style>
    <style:style style:name="Table21.A1" style:family="table-cell">
      <style:table-cell-properties style:vertical-align="" fo:background-color="#94bd5e" fo:padding="0.0382in" fo:border="1pt solid #000000">
        <style:background-image/>
      </style:table-cell-properties>
    </style:style>
    <style:style style:name="Table21.2" style:family="table-row">
      <style:table-row-properties fo:keep-together="auto"/>
    </style:style>
    <style:style style:name="Table21.A2" style:family="table-cell">
      <style:table-cell-properties style:vertical-align="" fo:padding="0.0382in" fo:border="1pt solid #000000"/>
    </style:style>
    <style:style style:name="Table21.B2" style:family="table-cell">
      <style:table-cell-properties style:vertical-align="" fo:padding="0.0382in" fo:border="1pt solid #000000"/>
    </style:style>
    <style:style style:name="Table21.C2" style:family="table-cell">
      <style:table-cell-properties style:vertical-align="" fo:padding="0.0382in" fo:border="1pt solid #000000"/>
    </style:style>
    <style:style style:name="Table21.D2" style:family="table-cell">
      <style:table-cell-properties style:vertical-align="" fo:padding="0.0382in" fo:border="1pt solid #000000"/>
    </style:style>
    <style:style style:name="Table21.3" style:family="table-row">
      <style:table-row-properties fo:keep-together="auto"/>
    </style:style>
    <style:style style:name="Table21.A3" style:family="table-cell">
      <style:table-cell-properties style:vertical-align="" fo:padding="0.0382in" fo:border="1pt solid #000000"/>
    </style:style>
    <style:style style:name="Table21.B3" style:family="table-cell">
      <style:table-cell-properties style:vertical-align="" fo:padding="0.0382in" fo:border="1pt solid #000000"/>
    </style:style>
    <style:style style:name="Table21.C3" style:family="table-cell">
      <style:table-cell-properties style:vertical-align="" fo:padding="0.0382in" fo:border="1pt solid #000000"/>
    </style:style>
    <style:style style:name="Table21.D3" style:family="table-cell">
      <style:table-cell-properties style:vertical-align="" fo:padding="0.0382in" fo:border="1pt solid #000000"/>
    </style:style>
    <style:style style:name="Table21.4" style:family="table-row">
      <style:table-row-properties fo:keep-together="auto"/>
    </style:style>
    <style:style style:name="Table21.A4" style:family="table-cell">
      <style:table-cell-properties style:vertical-align="" fo:padding="0.0382in" fo:border="1pt solid #000000"/>
    </style:style>
    <style:style style:name="Table21.B4" style:family="table-cell">
      <style:table-cell-properties style:vertical-align="" fo:padding="0.0382in" fo:border="1pt solid #000000"/>
    </style:style>
    <style:style style:name="Table21.C4" style:family="table-cell">
      <style:table-cell-properties style:vertical-align="" fo:padding="0.0382in" fo:border="1pt solid #000000"/>
    </style:style>
    <style:style style:name="Table21.D4" style:family="table-cell">
      <style:table-cell-properties style:vertical-align="" fo:padding="0.0382in" fo:border="1pt solid #000000"/>
    </style:style>
    <style:style style:name="Table21.5" style:family="table-row">
      <style:table-row-properties fo:keep-together="auto"/>
    </style:style>
    <style:style style:name="Table21.A5" style:family="table-cell">
      <style:table-cell-properties style:vertical-align="" fo:padding="0.0382in" fo:border="1pt solid #000000"/>
    </style:style>
    <style:style style:name="Table21.B5" style:family="table-cell">
      <style:table-cell-properties style:vertical-align="" fo:padding="0.0382in" fo:border="1pt solid #000000"/>
    </style:style>
    <style:style style:name="Table21.C5" style:family="table-cell">
      <style:table-cell-properties style:vertical-align="" fo:padding="0.0382in" fo:border="1pt solid #000000"/>
    </style:style>
    <style:style style:name="Table21.D5" style:family="table-cell">
      <style:table-cell-properties style:vertical-align="" fo:padding="0.0382in" fo:border="1pt solid #000000"/>
    </style:style>
    <style:style style:name="Table21.6" style:family="table-row">
      <style:table-row-properties fo:keep-together="auto"/>
    </style:style>
    <style:style style:name="Table21.A6" style:family="table-cell">
      <style:table-cell-properties style:vertical-align="" fo:padding="0.0382in" fo:border="1pt solid #000000"/>
    </style:style>
    <style:style style:name="Table21.B6" style:family="table-cell">
      <style:table-cell-properties style:vertical-align="" fo:padding="0.0382in" fo:border="1pt solid #000000"/>
    </style:style>
    <style:style style:name="Table21.C6" style:family="table-cell">
      <style:table-cell-properties style:vertical-align="" fo:padding="0.0382in" fo:border="1pt solid #000000"/>
    </style:style>
    <style:style style:name="Table21.D6" style:family="table-cell">
      <style:table-cell-properties style:vertical-align="" fo:padding="0.0382in" fo:border="1pt solid #000000"/>
    </style:style>
    <style:style style:name="Table21.7" style:family="table-row">
      <style:table-row-properties fo:keep-together="auto"/>
    </style:style>
    <style:style style:name="Table21.A7" style:family="table-cell">
      <style:table-cell-properties style:vertical-align="" fo:padding="0.0382in" fo:border="1pt solid #000000"/>
    </style:style>
    <style:style style:name="Table21.B7" style:family="table-cell">
      <style:table-cell-properties style:vertical-align="" fo:padding="0.0382in" fo:border="1pt solid #000000"/>
    </style:style>
    <style:style style:name="Table21.C7" style:family="table-cell">
      <style:table-cell-properties style:vertical-align="" fo:padding="0.0382in" fo:border="1pt solid #000000"/>
    </style:style>
    <style:style style:name="Table21.D7" style:family="table-cell">
      <style:table-cell-properties style:vertical-align="" fo:padding="0.0382in" fo:border="1pt solid #000000"/>
    </style:style>
    <style:style style:name="Table21.8" style:family="table-row">
      <style:table-row-properties fo:keep-together="auto"/>
    </style:style>
    <style:style style:name="Table21.A8" style:family="table-cell">
      <style:table-cell-properties style:vertical-align="" fo:padding="0.0382in" fo:border="1pt solid #000000"/>
    </style:style>
    <style:style style:name="Table21.B8" style:family="table-cell">
      <style:table-cell-properties style:vertical-align="" fo:padding="0.0382in" fo:border="1pt solid #000000"/>
    </style:style>
    <style:style style:name="Table21.C8" style:family="table-cell">
      <style:table-cell-properties style:vertical-align="" fo:padding="0.0382in" fo:border="1pt solid #000000"/>
    </style:style>
    <style:style style:name="Table21.D8" style:family="table-cell">
      <style:table-cell-properties style:vertical-align="" fo:padding="0.0382in" fo:border="1pt solid #000000"/>
    </style:style>
    <style:style style:name="Table21.9" style:family="table-row">
      <style:table-row-properties fo:keep-together="auto"/>
    </style:style>
    <style:style style:name="Table21.A9" style:family="table-cell">
      <style:table-cell-properties style:vertical-align="" fo:padding="0.0382in" fo:border="1pt solid #000000"/>
    </style:style>
    <style:style style:name="Table21.B9" style:family="table-cell">
      <style:table-cell-properties style:vertical-align="" fo:padding="0.0382in" fo:border="1pt solid #000000"/>
    </style:style>
    <style:style style:name="Table21.C9" style:family="table-cell">
      <style:table-cell-properties style:vertical-align="" fo:padding="0.0382in" fo:border="1pt solid #000000"/>
    </style:style>
    <style:style style:name="Table21.D9" style:family="table-cell">
      <style:table-cell-properties style:vertical-align="" fo:padding="0.0382in" fo:border="1pt solid #000000"/>
    </style:style>
    <style:style style:name="Table21.10" style:family="table-row">
      <style:table-row-properties fo:keep-together="auto"/>
    </style:style>
    <style:style style:name="Table21.A10" style:family="table-cell">
      <style:table-cell-properties style:vertical-align="" fo:padding="0.0382in" fo:border="1pt solid #000000"/>
    </style:style>
    <style:style style:name="Table21.B10" style:family="table-cell">
      <style:table-cell-properties style:vertical-align="" fo:padding="0.0382in" fo:border="1pt solid #000000"/>
    </style:style>
    <style:style style:name="Table21.C10" style:family="table-cell">
      <style:table-cell-properties style:vertical-align="" fo:padding="0.0382in" fo:border="1pt solid #000000"/>
    </style:style>
    <style:style style:name="Table21.D10" style:family="table-cell">
      <style:table-cell-properties style:vertical-align="" fo:padding="0.0382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 style:master-page-name="Standard">
      <style:paragraph-properties fo:margin-left="0.0472in" fo:margin-right="0.0236in" fo:margin-top="0in" fo:margin-bottom="0in" loext:contextual-spacing="false" fo:line-height="150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0in" fo:margin-right="0in" fo:keep-together="auto" fo:orphans="0" fo:widows="0" fo:text-indent="0.5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text-indent="0.5in" style:auto-text-indent="false" fo:padding="0in" fo:border="none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keep-together="auto" fo:orphans="0" fo:widows="0" fo:text-indent="0.5in" style:auto-text-indent="false" fo:padding="0in" fo:border="none" fo:keep-with-next="auto"/>
    </style:style>
    <style:style style:name="P6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7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8" style:family="paragraph" style:parent-style-name="Standard">
      <style:paragraph-properties fo:margin-left="0.5in" fo:margin-right="0in" fo:text-indent="0in" style:auto-text-indent="false" fo:padding="0in" fo:border="none"/>
    </style:style>
    <style:style style:name="P9" style:family="paragraph" style:parent-style-name="Standard">
      <style:paragraph-properties fo:margin-left="0.75in" fo:margin-right="0in" fo:text-indent="0in" style:auto-text-indent="false" fo:padding="0in" fo:border="none"/>
    </style:style>
    <style:style style:name="P10" style:family="paragraph" style:parent-style-name="Standard">
      <style:paragraph-properties fo:padding="0in" fo:border="none"/>
    </style:style>
    <style:style style:name="P11" style:family="paragraph" style:parent-style-name="Standard">
      <style:paragraph-properties fo:padding="0in" fo:border="none"/>
    </style:style>
    <style:style style:name="P12" style:family="paragraph" style:parent-style-name="Standard">
      <style:paragraph-properties fo:padding="0in" fo:border="non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114%" fo:padding="0in" fo:border="none"/>
    </style:style>
    <style:style style:name="P14" style:family="paragraph" style:parent-style-name="Standard">
      <style:paragraph-properties fo:line-height="114%" fo:text-align="center" style:justify-single-word="false" fo:padding="0in" fo:border="none"/>
    </style:style>
    <style:style style:name="P15" style:family="paragraph" style:parent-style-name="Standard">
      <style:paragraph-properties fo:line-height="100%" fo:padding="0in" fo:border="none"/>
    </style:style>
    <style:style style:name="P16" style:family="paragraph" style:parent-style-name="Standard">
      <style:paragraph-properties fo:text-align="center" style:justify-single-word="false" fo:padding="0in" fo:border="none"/>
    </style:style>
    <style:style style:name="P17" style:family="paragraph" style:parent-style-name="Standard">
      <style:paragraph-properties fo:line-height="120%" fo:padding="0in" fo:border="none"/>
    </style:style>
    <style:style style:name="P18" style:family="paragraph" style:parent-style-name="Standard">
      <style:paragraph-properties fo:line-height="138%" fo:text-align="justify" style:justify-single-word="false" fo:padding="0in" fo:border="none"/>
    </style:style>
    <style:style style:name="P19" style:family="paragraph" style:parent-style-name="Standard">
      <style:paragraph-properties fo:keep-together="auto" fo:orphans="0" fo:widows="0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text-align="justify" style:justify-single-word="false" fo:keep-together="auto" fo:orphans="0" fo:widows="0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1" style:family="paragraph" style:parent-style-name="Standard">
      <style:paragraph-properties fo:keep-together="auto" fo:orphans="0" fo:widows="0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2" style:family="paragraph" style:parent-style-name="Standard">
      <style:paragraph-properties fo:text-align="center" style:justify-single-word="false" fo:keep-together="auto" fo:orphans="0" fo:widows="0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3" style:family="paragraph" style:parent-style-name="Standard">
      <style:paragraph-properties fo:line-height="100%" fo:text-align="center" style:justify-single-word="false" fo:keep-together="auto" fo:orphans="0" fo:widows="0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4" style:family="paragraph" style:parent-style-name="Standard">
      <style:paragraph-properties fo:text-align="justify" style:justify-single-word="false" fo:keep-together="auto" fo:orphans="0" fo:widows="0" fo:padding="0in" fo:border="none" fo:keep-with-next="auto"/>
    </style:style>
    <style:style style:name="P25" style:family="paragraph" style:parent-style-name="Standard">
      <style:paragraph-properties fo:text-align="justify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6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7" style:family="paragraph" style:parent-style-name="Standard">
      <style:paragraph-properties fo:text-align="center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8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/>
    </style:style>
    <style:style style:name="P29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P30" style:family="paragraph" style:parent-style-name="Standard">
      <style:paragraph-properties fo:line-height="114%" fo:text-align="center" style:justify-single-word="false" fo:keep-together="auto" fo:orphans="0" fo:widows="0" fo:padding="0in" fo:border="none" fo:keep-with-next="auto"/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P31" style:family="paragraph" style:parent-style-name="Standard">
      <style:paragraph-properties fo:text-align="center" style:justify-single-word="false" fo:keep-together="auto" fo:orphans="0" fo:widows="0" fo:padding="0in" fo:border="none" fo:keep-with-next="auto"/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P32" style:family="paragraph" style:parent-style-name="Standard">
      <style:paragraph-properties fo:text-align="center" style:justify-single-word="false" fo:keep-together="auto" fo:orphans="0" fo:widows="0" fo:padding="0in" fo:border="none" fo:keep-with-next="auto"/>
      <style:text-properties fo:font-variant="normal" fo:text-transform="none"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33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fo:color="#000000" style:font-name="Times New Roman" fo:font-size="10pt" style:font-name-asian="Times New Roman1" style:font-size-asian="10pt" style:font-name-complex="Times New Roman1" style:font-size-complex="10pt"/>
    </style:style>
    <style:style style:name="P34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style:font-name="Times New Roman" fo:font-size="11pt" style:font-name-asian="Times New Roman1" style:font-size-asian="11pt" style:font-name-complex="Times New Roman1" style:font-size-complex="11pt"/>
    </style:style>
    <style:style style:name="P35" style:family="paragraph" style:parent-style-name="Standard">
      <style:paragraph-properties fo:text-align="center" style:justify-single-word="false" fo:keep-together="auto" fo:orphans="0" fo:widows="0" fo:padding="0in" fo:border="none" fo:keep-with-next="auto"/>
      <style:text-properties fo:font-variant="normal" fo:text-transform="none" style:font-name="Times New Roman" fo:font-size="11pt" style:font-name-asian="Times New Roman1" style:font-size-asian="11pt" style:font-name-complex="Times New Roman1" style:font-size-complex="11pt"/>
    </style:style>
    <style:style style:name="P36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fo:color="#ff9900" style:font-name="Times New Roman" fo:font-size="11pt" style:font-name-asian="Times New Roman1" style:font-size-asian="11pt" style:font-name-complex="Times New Roman1" style:font-size-complex="11pt"/>
    </style:style>
    <style:style style:name="P37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fo:color="#800080" style:font-name="Times New Roman" fo:font-size="11pt" style:font-name-asian="Times New Roman1" style:font-size-asian="11pt" style:font-name-complex="Times New Roman1" style:font-size-complex="11pt"/>
    </style:style>
    <style:style style:name="P38" style:family="paragraph" style:parent-style-name="Standard">
      <style:paragraph-properties fo:text-align="center" style:justify-single-word="false" fo:keep-together="auto" fo:orphans="0" fo:widows="0" fo:padding="0in" fo:border="none" fo:keep-with-next="auto"/>
      <style:text-properties fo:font-variant="normal" fo:text-transform="none" fo:color="#800080" style:font-name="Times New Roman" fo:font-size="11pt" style:font-name-asian="Times New Roman1" style:font-size-asian="11pt" style:font-name-complex="Times New Roman1" style:font-size-complex="11pt"/>
    </style:style>
    <style:style style:name="P39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0" style:family="paragraph" style:parent-style-name="Standard">
      <style:paragraph-properties fo:keep-together="auto" fo:orphans="0" fo:widows="0" fo:padding="0in" fo:border="none" fo:keep-with-next="auto"/>
    </style:style>
    <style:style style:name="P41" style:family="paragraph" style:parent-style-name="Standard">
      <style:paragraph-properties fo:text-align="center" style:justify-single-word="false" fo:keep-together="auto" fo:orphans="0" fo:widows="0" fo:padding="0in" fo:border="none" fo:keep-with-next="auto"/>
    </style:style>
    <style:style style:name="P42" style:family="paragraph" style:parent-style-name="Standard">
      <style:paragraph-properties fo:line-height="100%" fo:keep-together="auto" fo:orphans="0" fo:widows="0" fo:padding="0in" fo:border="none" fo:keep-with-next="auto"/>
    </style:style>
    <style:style style:name="P43" style:family="paragraph" style:parent-style-name="Standard">
      <style:paragraph-properties fo:line-height="114%" fo:keep-together="auto" fo:orphans="0" fo:widows="0" fo:padding="0in" fo:border="none" fo:keep-with-next="auto"/>
    </style:style>
    <style:style style:name="P44" style:family="paragraph" style:parent-style-name="Standard">
      <style:paragraph-properties fo:line-height="114%" fo:text-align="center" style:justify-single-word="false" fo:keep-together="auto" fo:orphans="0" fo:widows="0" fo:padding="0in" fo:border="none" fo:keep-with-next="auto"/>
    </style:style>
    <style:style style:name="P45" style:family="paragraph" style:parent-style-name="Standard">
      <style:paragraph-properties fo:line-height="114%" fo:text-align="justify" style:justify-single-word="false" fo:keep-together="auto" fo:orphans="0" fo:widows="0" fo:padding="0in" fo:border="none" fo:keep-with-next="auto"/>
    </style:style>
    <style:style style:name="P46" style:family="paragraph" style:parent-style-name="Standard">
      <style:paragraph-properties fo:margin-left="0.0472in" fo:margin-right="0.0236in" fo:margin-top="0in" fo:margin-bottom="0in" loext:contextual-spacing="false" fo:line-height="150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47" style:family="paragraph" style:parent-style-name="Standard">
      <style:paragraph-properties fo:margin-left="0.0472in" fo:margin-right="0.0236in" fo:margin-top="0in" fo:margin-bottom="0in" loext:contextual-spacing="false" fo:line-height="100%" fo:text-align="justify" style:justify-single-word="false" fo:keep-together="auto" fo:orphans="0" fo:widows="0" fo:text-indent="0.5902in" style:auto-text-indent="false" fo:padding="0in" fo:border="none" fo:keep-with-next="auto"/>
    </style:style>
    <style:style style:name="P48" style:family="paragraph" style:parent-style-name="Standard">
      <style:paragraph-properties fo:margin-left="0.0472in" fo:margin-right="0.0236in" fo:margin-top="0.0783in" fo:margin-bottom="0in" loext:contextual-spacing="false" fo:line-height="150%" fo:text-align="justify" style:justify-single-word="false" fo:keep-together="auto" fo:orphans="0" fo:widows="0" fo:text-indent="0.5902in" style:auto-text-indent="false" fo:padding="0in" fo:border="none" fo:keep-with-next="auto"/>
    </style:style>
    <style:style style:name="P49" style:family="paragraph" style:parent-style-name="Standard">
      <style:paragraph-properties fo:margin-left="0in" fo:margin-right="0.0236in" fo:margin-top="0in" fo:margin-bottom="0in" loext:contextual-spacing="false" fo:line-height="150%" fo:text-align="justify" style:justify-single-word="false" fo:keep-together="auto" fo:orphans="0" fo:widows="0" fo:text-indent="0.5819in" style:auto-text-indent="false" fo:padding="0in" fo:border="none" fo:keep-with-next="auto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-1.8543in"/>
          <style:tab-stop style:position="-1.75in" style:type="right"/>
        </style:tab-stops>
      </style:paragraph-properties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-0.2398in" style:type="center"/>
        </style:tab-stops>
      </style:paragraph-properties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4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4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3333" style:text-line-through-style="none" style:text-line-through-type="none" style:text-position="0% 100%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font-name="Times New Roman" fo:font-size="11pt" style:font-name-asian="Times New Roman1" style:font-size-asian="11pt" style:font-name-complex="Times New Roman1" style:font-size-complex="11pt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50%" fo:keep-together="auto" fo:orphans="0" fo:widows="0" fo:text-indent="0in" style:auto-text-indent="false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4%" fo:text-align="center" style:justify-single-word="false" fo:keep-together="auto" fo:orphans="0" fo:widows="0" fo:text-indent="0in" style:auto-text-indent="false" fo:padding="0in" fo:border="none" fo:keep-with-next="auto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4%" fo:text-align="start" style:justify-single-word="false" fo:keep-together="auto" fo:orphans="0" fo:widows="0" fo:text-indent="0in" style:auto-text-indent="false" fo:padding="0in" fo:border="none" fo:keep-with-next="auto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4%" fo:text-align="justify" style:justify-single-word="false" fo:keep-together="auto" fo:orphans="0" fo:widows="0" fo:text-indent="0in" style:auto-text-indent="false" fo:padding="0in" fo:border="none" fo:keep-with-next="auto"/>
    </style:style>
    <style:style style:name="P79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0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/>
    </style:style>
    <style:style style:name="P81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P8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8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P8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89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0" style:family="paragraph" style:parent-style-name="Standard">
      <style:paragraph-properties fo:margin-left="0in" fo:margin-right="0in" fo:margin-top="0.0783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.5902in" style:auto-text-indent="false" fo:padding="0in" fo:border="none" fo:keep-with-next="auto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5902in" style:auto-text-indent="false" fo:padding="0in" fo:border="none" fo:keep-with-next="auto"/>
    </style:style>
    <style:style style:name="P9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.5902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94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.5902in" style:auto-text-indent="false" fo:padding="0in" fo:border="none" fo:keep-with-next="auto"/>
    </style:style>
    <style:style style:name="P9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902in" style:auto-text-indent="false" fo:padding="0in" fo:border="none" fo:keep-with-next="auto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862in" style:auto-text-indent="false" fo:padding="0in" fo:border="none" fo:keep-with-next="auto"/>
    </style:style>
    <style:style style:name="P97" style:family="paragraph" style:parent-style-name="Standard">
      <style:paragraph-properties fo:margin-left="1in" fo:margin-right="0.0236in" fo:margin-top="0.0472in" fo:margin-bottom="0.0236in" loext:contextual-spacing="false" fo:line-height="150%" fo:text-align="justify" style:justify-single-word="false" fo:keep-together="auto" fo:orphans="0" fo:widows="0" fo:text-indent="-0.5102in" style:auto-text-indent="false" fo:padding="0in" fo:border="none" fo:keep-with-next="auto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78in" style:auto-text-indent="false" fo:padding="0in" fo:border="none" fo:keep-with-next="auto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78in" style:auto-text-indent="false" fo:padding="0in" fo:border="none" fo:keep-with-next="auto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00" style:family="paragraph" style:parent-style-name="Standard">
      <style:paragraph-properties fo:margin-left="0.4898in" fo:margin-right="0in" fo:margin-top="0.0472in" fo:margin-bottom="0.0236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101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0" fo:widows="0" fo:text-indent="0.5835in" style:auto-text-indent="false" fo:padding="0in" fo:border="none" fo:keep-with-next="auto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2in" style:auto-text-indent="false" fo:padding="0in" fo:border="none" fo:keep-with-next="auto"/>
    </style:style>
    <style:style style:name="P10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2in" style:auto-text-indent="false" fo:padding="0in" fo:border="none" fo:keep-with-next="auto"/>
    </style:style>
    <style:style style:name="P10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2in" style:auto-text-indent="false" fo:padding="0in" fo:border="none" fo:keep-with-next="auto">
        <style:tab-stops>
          <style:tab-stop style:position="0.1563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083in" style:auto-text-indent="false" fo:padding="0in" fo:border="none" fo:keep-with-next="auto"/>
    </style:style>
    <style:style style:name="P10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4083in" style:auto-text-indent="false" fo:padding="0in" fo:border="none" fo:keep-with-next="auto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5728in" style:auto-text-indent="false" fo:padding="0in" fo:border="none" fo:keep-with-next="auto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50%" fo:keep-together="auto" fo:orphans="0" fo:widows="0" fo:text-indent="0.5728in" style:auto-text-indent="false" fo:padding="0in" fo:border="none" fo:keep-with-next="auto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1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728in" style:auto-text-indent="false" fo:padding="0in" fo:border="none" fo:keep-with-next="auto"/>
    </style:style>
    <style:style style:name="P111" style:family="paragraph" style:parent-style-name="Standard">
      <style:paragraph-properties fo:margin-left="0in" fo:margin-right="0in" fo:margin-top="0.0783in" fo:margin-bottom="0in" loext:contextual-spacing="false" fo:line-height="150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165in" style:auto-text-indent="false" fo:padding="0in" fo:border="none" fo:keep-with-next="auto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165in" style:auto-text-indent="false" fo:padding="0in" fo:border="none" fo:keep-with-next="auto">
        <style:tab-stops>
          <style:tab-stop style:position="0.1965in"/>
          <style:tab-stop style:position="0.3217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1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4165in" style:auto-text-indent="false" fo:padding="0in" fo:border="none" fo:keep-with-next="auto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5992in" style:auto-text-indent="false" fo:padding="0in" fo:border="none" fo:keep-with-next="auto"/>
    </style:style>
    <style:style style:name="P116" style:family="paragraph" style:parent-style-name="Standard">
      <style:paragraph-properties fo:margin-left="0in" fo:margin-right="0in" fo:margin-top="0.0783in" fo:margin-bottom="0in" loext:contextual-spacing="false" fo:line-height="150%" fo:text-align="start" style:justify-single-word="false" fo:keep-together="auto" fo:orphans="0" fo:widows="0" fo:text-indent="0.5992in" style:auto-text-indent="false" fo:padding="0in" fo:border="none" fo:keep-with-next="auto"/>
    </style:style>
    <style:style style:name="P11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992in" style:auto-text-indent="false" fo:padding="0in" fo:border="none" fo:keep-with-next="auto"/>
    </style:style>
    <style:style style:name="P118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.5992in" style:auto-text-indent="false" fo:padding="0in" fo:border="none" fo:keep-with-next="auto"/>
    </style:style>
    <style:style style:name="P119" style:family="paragraph" style:parent-style-name="Standard">
      <style:paragraph-properties fo:margin-left="0in" fo:margin-right="0in" fo:margin-top="0.0472in" fo:margin-bottom="0.0236in" loext:contextual-spacing="false" fo:line-height="150%" fo:text-align="justify" style:justify-single-word="false" fo:keep-together="auto" fo:orphans="0" fo:widows="0" fo:text-indent="0.5992in" style:auto-text-indent="false" fo:padding="0in" fo:border="none" fo:keep-with-next="auto">
        <style:tab-stops>
          <style:tab-stop style:position="-0.3992in"/>
        </style:tab-stops>
      </style:paragraph-properties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7811in" style:auto-text-indent="false" fo:padding="0in" fo:border="none" fo:keep-with-next="auto"/>
    </style:style>
    <style:style style:name="P12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7811in" style:auto-text-indent="false" fo:padding="0in" fo:border="none" fo:keep-with-next="auto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6165in" style:auto-text-indent="false" fo:padding="0in" fo:border="none" fo:keep-with-next="auto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6165in" style:auto-text-indent="false" fo:padding="0in" fo:border="none" fo:keep-with-next="auto">
        <style:tab-stops>
          <style:tab-stop style:position="0.1965in"/>
          <style:tab-stop style:position="0.3736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7728in" style:auto-text-indent="false" fo:padding="0in" fo:border="none" fo:keep-with-next="auto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256in" style:auto-text-indent="false" fo:padding="0in" fo:border="none" fo:keep-with-next="auto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139in" style:auto-text-indent="false" fo:padding="0in" fo:border="none" fo:keep-with-next="auto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3854in" style:auto-text-indent="false" fo:padding="0in" fo:border="none" fo:keep-with-next="auto"/>
    </style:style>
    <style:style style:name="P12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3854in" style:auto-text-indent="false" fo:padding="0in" fo:border="none" fo:keep-with-next="auto"/>
    </style:style>
    <style:style style:name="P129" style:family="paragraph" style:parent-style-name="Standard">
      <style:paragraph-properties fo:margin-left="-0.1457in" fo:margin-right="0.1772in" fo:margin-top="0in" fo:margin-bottom="0in" loext:contextual-spacing="false" fo:line-height="100%" fo:text-align="center" style:justify-single-word="false" fo:keep-together="auto" fo:orphans="0" fo:widows="0" fo:text-indent="0.1043in" style:auto-text-indent="false" fo:padding="0in" fo:border="none" fo:keep-with-next="auto"/>
    </style:style>
    <style:style style:name="P130" style:family="paragraph" style:parent-style-name="Standard">
      <style:paragraph-properties fo:margin-left="0in" fo:margin-right="0.1772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1" style:family="paragraph" style:parent-style-name="Standard">
      <style:paragraph-properties fo:margin-left="0in" fo:margin-right="0.1772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-4.6256in" style:type="center"/>
        </style:tab-stops>
      </style:paragraph-properties>
    </style:style>
    <style:style style:name="P132" style:family="paragraph" style:parent-style-name="Standard">
      <style:paragraph-properties fo:margin-left="0in" fo:margin-right="-0.00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3" style:family="paragraph" style:parent-style-name="Standard">
      <style:paragraph-properties fo:margin-left="0in" fo:margin-right="-0.00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4" style:family="paragraph" style:parent-style-name="Standard">
      <style:paragraph-properties fo:margin-left="0.1965in" fo:margin-right="-0.0035in" fo:margin-top="0in" fo:margin-bottom="0in" loext:contextual-spacing="false" fo:line-height="100%" fo:text-align="start" style:justify-single-word="false" fo:keep-together="auto" fo:orphans="0" fo:widows="0" fo:text-indent="-0.1965in" style:auto-text-indent="false" fo:padding="0in" fo:border="none" fo:keep-with-next="auto"/>
    </style:style>
    <style:style style:name="P13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2173in" style:auto-text-indent="false" fo:padding="0in" fo:border="none" fo:keep-with-next="auto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2173in" style:auto-text-indent="false" fo:padding="0in" fo:border="none" fo:keep-with-next="auto"/>
    </style:style>
    <style:style style:name="P13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3992in" style:auto-text-indent="false" fo:padding="0in" fo:border="none" fo:keep-with-next="auto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3992in" style:auto-text-indent="false" fo:padding="0in" fo:border="none" fo:keep-with-next="auto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.6075in" style:auto-text-indent="false" fo:padding="0in" fo:border="none" fo:keep-with-next="auto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6075in" style:auto-text-indent="false" fo:padding="0in" fo:border="none" fo:keep-with-next="auto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6075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6075in" style:auto-text-indent="false" fo:padding="0in" fo:border="none" fo:keep-with-next="auto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4%" fo:text-align="start" style:justify-single-word="false" fo:keep-together="auto" fo:orphans="0" fo:widows="0" fo:text-indent="0.6075in" style:auto-text-indent="false" fo:padding="0in" fo:border="none" fo:keep-with-next="auto"/>
    </style:style>
    <style:style style:name="P14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6075in" style:auto-text-indent="false" fo:padding="0in" fo:border="none" fo:keep-with-next="auto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3819in" style:auto-text-indent="false" fo:padding="0in" fo:border="none" fo:keep-with-next="auto"/>
    </style:style>
    <style:style style:name="P14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3819in" style:auto-text-indent="false" fo:padding="0in" fo:border="none" fo:keep-with-next="auto"/>
    </style:style>
    <style:style style:name="P14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.5819in" style:auto-text-indent="false" fo:padding="0in" fo:border="none" fo:keep-with-next="auto"/>
    </style:style>
    <style:style style:name="P14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819in" style:auto-text-indent="false" fo:padding="0in" fo:border="none" fo:keep-with-next="auto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5819in" style:auto-text-indent="false" fo:padding="0in" fo:border="none" fo:keep-with-next="auto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.5819in" style:auto-text-indent="false" fo:padding="0in" fo:border="none" fo:keep-with-next="auto"/>
    </style:style>
    <style:style style:name="P151" style:family="paragraph" style:parent-style-name="Standard">
      <style:paragraph-properties fo:margin-left="0in" fo:margin-right="-0.1874in" fo:margin-top="0.0472in" fo:margin-bottom="0in" loext:contextual-spacing="false" fo:line-height="150%" fo:text-align="start" style:justify-single-word="false" fo:keep-together="auto" fo:orphans="0" fo:widows="0" fo:text-indent="0.5902in" style:auto-text-indent="false" fo:padding="0in" fo:border="none" fo:keep-with-next="auto">
        <style:tab-stops>
          <style:tab-stop style:position="0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2346in" style:auto-text-indent="false" fo:padding="0in" fo:border="none" fo:keep-with-next="auto"/>
    </style:style>
    <style:style style:name="P15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2346in" style:auto-text-indent="false" fo:padding="0in" fo:border="none" fo:keep-with-next="auto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2083in" style:auto-text-indent="false" fo:padding="0in" fo:border="none" fo:keep-with-next="auto"/>
    </style:style>
    <style:style style:name="P155" style:family="paragraph" style:parent-style-name="Standard">
      <style:paragraph-properties fo:margin-left="0in" fo:margin-right="0.572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-3.5429in"/>
          <style:tab-stop style:position="2.4898in" style:type="right"/>
          <style:tab-stop style:position="3.5728in" style:type="right"/>
        </style:tab-stops>
      </style:paragraph-properties>
    </style:style>
    <style:style style:name="P156" style:family="paragraph" style:parent-style-name="Standard">
      <style:paragraph-properties fo:margin-left="0in" fo:margin-right="0.104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.5902in" style:auto-text-indent="false" fo:padding="0in" fo:border="none" fo:keep-with-next="auto"/>
    </style:style>
    <style:style style:name="P158" style:family="paragraph" style:parent-style-name="Standard">
      <style:paragraph-properties fo:margin-left="-0.0035in" fo:margin-right="-0.0118in" fo:text-align="center" style:justify-single-word="false" fo:keep-together="auto" fo:orphans="0" fo:widows="0" fo:text-indent="0in" style:auto-text-indent="false" fo:padding="0in" fo:border="none" fo:keep-with-next="auto"/>
    </style:style>
    <style:style style:name="P159" style:family="paragraph" style:parent-style-name="Standard">
      <style:paragraph-properties fo:margin-left="-0.0035in" fo:margin-right="-0.0118in" fo:keep-together="auto" fo:orphans="0" fo:widows="0" fo:text-indent="0in" style:auto-text-indent="false" fo:padding="0in" fo:border="none" fo:keep-with-next="auto"/>
    </style:style>
    <style:style style:name="P160" style:family="paragraph" style:parent-style-name="Standard">
      <style:paragraph-properties fo:margin-left="-0.0035in" fo:margin-right="-0.0118in" fo:text-align="center" style:justify-single-word="false" fo:keep-together="auto" fo:orphans="0" fo:widows="0" fo:text-indent="0.0091in" style:auto-text-indent="false" fo:padding="0in" fo:border="none" fo:keep-with-next="auto"/>
    </style:style>
    <style:style style:name="P161" style:family="paragraph" style:parent-style-name="Standard">
      <style:paragraph-properties fo:margin-left="-0.0035in" fo:margin-right="-0.0118in" fo:keep-together="auto" fo:orphans="0" fo:widows="0" fo:text-indent="0.0091in" style:auto-text-indent="false" fo:padding="0in" fo:border="none" fo:keep-with-next="auto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6075in" style:auto-text-indent="false" fo:padding="0in" fo:border="none"/>
      <style:text-properties fo:color="#ff0000" style:font-name="Times New Roman" fo:font-weight="bold" style:font-name-asian="Times New Roman1" style:font-weight-asian="bold" style:font-name-complex="Times New Roman1"/>
    </style:style>
    <style:style style:name="P163" style:family="paragraph" style:parent-style-name="Standard">
      <style:paragraph-properties fo:margin-left="0in" fo:margin-right="0in" fo:margin-top="0in" fo:margin-bottom="0in" loext:contextual-spacing="false" fo:line-height="100%" fo:text-indent="0.6075in" style:auto-text-indent="false" fo:padding="0in" fo:border="none"/>
    </style:style>
    <style:style style:name="P16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6075in" style:auto-text-indent="false" fo:padding="0in" fo:border="none"/>
    </style:style>
    <style:style style:name="P16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7984in" style:auto-text-indent="false" fo:padding="0in" fo:border="none" fo:keep-with-next="auto"/>
    </style:style>
    <style:style style:name="P16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7984in" style:auto-text-indent="false" fo:padding="0in" fo:border="none" fo:keep-with-next="auto"/>
    </style:style>
    <style:style style:name="P16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3909in" style:auto-text-indent="false" fo:padding="0in" fo:border="none" fo:keep-with-next="auto"/>
    </style:style>
    <style:style style:name="P16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3909in" style:auto-text-indent="false" fo:padding="0in" fo:border="none" fo:keep-with-next="auto"/>
    </style:style>
    <style:style style:name="P16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3736in" style:auto-text-indent="false" fo:padding="0in" fo:border="none" fo:keep-with-next="auto"/>
    </style:style>
    <style:style style:name="P17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3736in" style:auto-text-indent="false" fo:padding="0in" fo:border="none" fo:keep-with-next="auto"/>
    </style:style>
    <style:style style:name="P17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3736in" style:auto-text-indent="false" fo:padding="0in" fo:border="none" fo:keep-with-next="auto">
        <style:tab-stops>
          <style:tab-stop style:position="0.1965in"/>
          <style:tab-stop style:position="0.3937in"/>
          <style:tab-stop style:position="0.4083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7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7035in" style:auto-text-indent="false" fo:padding="0in" fo:border="none" fo:keep-with-next="auto"/>
    </style:style>
    <style:style style:name="P17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7035in" style:auto-text-indent="false" fo:padding="0in" fo:border="none" fo:keep-with-next="auto"/>
    </style:style>
    <style:style style:name="P17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6862in" style:auto-text-indent="false" fo:padding="0in" fo:border="none" fo:keep-with-next="auto">
        <style:tab-stops>
          <style:tab-stop style:position="0.1965in"/>
          <style:tab-stop style:position="0.3937in"/>
          <style:tab-stop style:position="0.5902in"/>
          <style:tab-stop style:position="0.6689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7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6945in" style:auto-text-indent="false" fo:padding="0in" fo:border="none" fo:keep-with-next="auto"/>
    </style:style>
    <style:style style:name="P17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6945in" style:auto-text-indent="false" fo:padding="0in" fo:border="none" fo:keep-with-next="auto">
        <style:tab-stops>
          <style:tab-stop style:position="0.1965in"/>
          <style:tab-stop style:position="0.3937in"/>
          <style:tab-stop style:position="0.5555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7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7118in" style:auto-text-indent="false" fo:padding="0in" fo:border="none" fo:keep-with-next="auto"/>
    </style:style>
    <style:style style:name="P178" style:family="paragraph" style:parent-style-name="Standard">
      <style:paragraph-properties fo:margin-left="0in" fo:margin-right="0in" fo:line-height="150%" fo:text-indent="0.7118in" style:auto-text-indent="false"/>
    </style:style>
    <style:style style:name="P179" style:family="paragraph" style:parent-style-name="Standard">
      <style:paragraph-properties fo:margin-left="0in" fo:margin-right="0in" fo:line-height="150%" fo:text-indent="0.5819in" style:auto-text-indent="false" fo:padding="0in" fo:border="none"/>
    </style:style>
    <style:style style:name="P180" style:family="paragraph" style:parent-style-name="Standard">
      <style:paragraph-properties fo:margin-left="0in" fo:margin-right="0in" fo:margin-top="0.0783in" fo:margin-bottom="0in" loext:contextual-spacing="false" fo:line-height="150%" fo:text-align="start" style:justify-single-word="false" fo:keep-together="auto" fo:orphans="0" fo:widows="0" fo:text-indent="0.052in" style:auto-text-indent="false" fo:padding="0in" fo:border="none" fo:keep-with-next="auto">
        <style:tab-stops>
          <style:tab-stop style:position="0.0783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81" style:family="paragraph" style:parent-style-name="Standard">
      <style:paragraph-properties fo:margin-left="0in" fo:margin-right="0in" fo:margin-top="0.0783in" fo:margin-bottom="0in" loext:contextual-spacing="false" fo:line-height="150%" fo:text-align="start" style:justify-single-word="false" fo:keep-together="auto" fo:orphans="0" fo:widows="0" fo:text-indent="0.052in" style:auto-text-indent="false" fo:padding="0in" fo:border="none" fo:keep-with-next="auto">
        <style:tab-stops>
          <style:tab-stop style:position="0.0783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8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1043in" style:auto-text-indent="false" fo:padding="0in" fo:border="none" fo:keep-with-next="auto"/>
    </style:style>
    <style:style style:name="P18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339in" style:auto-text-indent="false" fo:padding="0in" fo:border="none" fo:keep-with-next="auto"/>
    </style:style>
    <style:style style:name="P18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4516in" style:auto-text-indent="false" fo:padding="0in" fo:border="none" fo:keep-with-next="auto"/>
    </style:style>
    <style:style style:name="P18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.1217in" style:auto-text-indent="false" fo:padding="0in" fo:border="none" fo:keep-with-next="auto"/>
    </style:style>
    <style:style style:name="P186" style:family="paragraph" style:parent-style-name="Standard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87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126in" style:auto-text-indent="false" fo:padding="0in" fo:border="none" fo:keep-with-next="auto"/>
    </style:style>
    <style:style style:name="P189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126in" style:auto-text-indent="false" fo:padding="0in" fo:border="none" fo:keep-with-next="auto">
        <style:tab-stops>
          <style:tab-stop style:position="0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9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209in" style:auto-text-indent="false" fo:padding="0in" fo:border="none" fo:keep-with-next="auto"/>
    </style:style>
    <style:style style:name="P19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299in" style:auto-text-indent="false" fo:padding="0in" fo:border="none" fo:keep-with-next="auto"/>
    </style:style>
    <style:style style:name="P19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5299in" style:auto-text-indent="false" fo:padding="0in" fo:border="none" fo:keep-with-next="auto">
        <style:tab-stops>
          <style:tab-stop style:position="0.1965in"/>
          <style:tab-stop style:position="0.3937in"/>
          <style:tab-stop style:position="0.4429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</style:tab-stops>
      </style:paragraph-properties>
    </style:style>
    <style:style style:name="P193" style:family="paragraph" style:parent-style-name="Standard">
      <style:paragraph-properties fo:margin-left="0in" fo:margin-right="0in" fo:margin-top="0.0472in" fo:margin-bottom="0.0236in" loext:contextual-spacing="false" fo:line-height="150%" fo:text-align="justify" style:justify-single-word="false" fo:keep-together="auto" fo:orphans="0" fo:widows="0" fo:text-indent="0.4898in" style:auto-text-indent="false" fo:break-before="page" fo:padding="0in" fo:border="none" fo:keep-with-next="auto"/>
    </style:style>
    <style:style style:name="P194" style:family="paragraph" style:parent-style-name="Standard">
      <style:paragraph-properties fo:margin-left="0in" fo:margin-right="-0.0417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5" style:family="paragraph" style:parent-style-name="Standard">
      <style:paragraph-properties fo:margin-top="0in" fo:margin-bottom="0.0835in" loext:contextual-spacing="false" fo:line-height="100%" fo:padding="0in" fo:border="none"/>
    </style:style>
    <style:style style:name="P196" style:family="paragraph" style:parent-style-name="Standard">
      <style:paragraph-properties fo:margin-top="0in" fo:margin-bottom="0.0835in" loext:contextual-spacing="false" fo:line-height="100%" fo:padding="0in" fo:border="non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97" style:family="paragraph" style:parent-style-name="Standard">
      <style:paragraph-properties fo:margin-top="0in" fo:margin-bottom="0.0835in" loext:contextual-spacing="false" fo:line-height="100%" fo:keep-together="auto" fo:orphans="0" fo:widows="0" fo:padding="0in" fo:border="none" fo:keep-with-next="auto"/>
    </style:style>
    <style:style style:name="P198" style:family="paragraph" style:parent-style-name="Standard">
      <style:paragraph-properties fo:margin-top="0in" fo:margin-bottom="0.0835in" loext:contextual-spacing="false" fo:line-height="100%" fo:text-align="justify" style:justify-single-word="false" fo:keep-together="auto" fo:orphans="0" fo:widows="0" fo:padding="0in" fo:border="none" fo:keep-with-next="auto"/>
    </style:style>
    <style:style style:name="P199" style:family="paragraph" style:parent-style-name="Standard">
      <style:paragraph-properties fo:margin-left="0in" fo:margin-right="0in" fo:margin-top="0in" fo:margin-bottom="0.0835in" loext:contextual-spacing="false" fo:line-height="100%" fo:text-indent="0.1909in" style:auto-text-indent="false" fo:padding="0in" fo:border="none"/>
    </style:style>
    <style:style style:name="P20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.1909in" style:auto-text-indent="false" fo:padding="0in" fo:border="none" fo:keep-with-next="auto"/>
    </style:style>
    <style:style style:name="P201" style:family="paragraph" style:parent-style-name="Standard">
      <style:paragraph-properties fo:margin-left="-0.0091in" fo:margin-right="0in" fo:margin-top="0.1654in" fo:margin-bottom="0.0236in" loext:contextual-spacing="false" fo:line-height="150%" fo:text-align="justify" style:justify-single-word="false" fo:text-indent="0in" style:auto-text-indent="false" fo:padding="0in" fo:border="none">
        <style:tab-stops>
          <style:tab-stop style:position="-0.4in"/>
        </style:tab-stops>
      </style:paragraph-properties>
    </style:style>
    <style:style style:name="P202" style:family="paragraph" style:parent-style-name="Standard">
      <style:paragraph-properties fo:margin-left="0in" fo:margin-right="0in" fo:text-align="center" style:justify-single-word="false" fo:keep-together="auto" fo:orphans="0" fo:widows="0" fo:text-indent="0in" style:auto-text-indent="false" fo:padding="0in" fo:border="none" fo:keep-with-next="auto"/>
    </style:style>
    <style:style style:name="P203" style:family="paragraph" style:parent-style-name="Standard">
      <style:paragraph-properties fo:margin-left="1in" fo:margin-right="0in" fo:line-height="120%" fo:text-indent="0in" style:auto-text-indent="false" fo:padding="0in" fo:border="none"/>
    </style:style>
    <style:style style:name="P204" style:family="paragraph" style:parent-style-name="Standard">
      <style:paragraph-properties fo:margin-left="1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205" style:family="paragraph" style:parent-style-name="Standard">
      <style:paragraph-properties fo:margin-left="-0.1945in" fo:margin-right="0in" fo:line-height="120%" fo:text-align="center" style:justify-single-word="false" fo:text-indent="0in" style:auto-text-indent="false" fo:padding="0in" fo:border="none"/>
    </style:style>
    <style:style style:name="P206" style:family="paragraph" style:parent-style-name="Standard">
      <style:paragraph-properties fo:margin-left="-0.1945in" fo:margin-right="0in" fo:line-height="100%" fo:text-align="center" style:justify-single-word="false" fo:text-indent="0in" style:auto-text-indent="false" fo:padding="0in" fo:border="none"/>
    </style:style>
    <style:style style:name="P207" style:family="paragraph" style:parent-style-name="Standard">
      <style:paragraph-properties fo:margin-left="-0.1945in" fo:margin-right="0in" fo:line-height="100%" fo:text-align="start" style:justify-single-word="false" fo:text-indent="0in" style:auto-text-indent="false" fo:padding="0in" fo:border="none"/>
    </style:style>
    <style:style style:name="P208" style:family="paragraph" style:parent-style-name="Standard">
      <style:paragraph-properties fo:margin-left="-0.1945in" fo:margin-right="0in" fo:text-align="center" style:justify-single-word="false" fo:text-indent="0in" style:auto-text-indent="false" fo:padding="0in" fo:border="non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09" style:family="paragraph" style:parent-style-name="Standard">
      <style:paragraph-properties fo:margin-left="-0.1945in" fo:margin-right="0in" fo:line-height="150%" fo:text-align="center" style:justify-single-word="false" fo:text-indent="0in" style:auto-text-indent="false" fo:padding="0in" fo:border="non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10" style:family="paragraph" style:parent-style-name="Standard">
      <style:paragraph-properties fo:margin-left="-0.1945in" fo:margin-right="0in" fo:text-align="center" style:justify-single-word="false" fo:text-indent="0in" style:auto-text-indent="false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11" style:family="paragraph" style:parent-style-name="Standard">
      <style:paragraph-properties fo:margin-left="-0.1945in" fo:margin-right="0in" fo:line-height="138%" fo:text-align="center" style:justify-single-word="false" fo:text-indent="0in" style:auto-text-indent="false" fo:padding="0in" fo:border="none"/>
    </style:style>
    <style:style style:name="P212" style:family="paragraph" style:parent-style-name="Standard">
      <style:paragraph-properties fo:margin-left="-0.1945in" fo:margin-right="0in" fo:margin-top="0in" fo:margin-bottom="0.139in" loext:contextual-spacing="false" fo:line-height="115%" fo:text-align="center" style:justify-single-word="false" fo:text-indent="0in" style:auto-text-indent="false" fo:padding="0in" fo:border="non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13" style:family="paragraph" style:parent-style-name="Standard">
      <style:paragraph-properties fo:margin-left="-0.1945in" fo:margin-right="0in" fo:margin-top="0in" fo:margin-bottom="0.0835in" loext:contextual-spacing="false" fo:line-height="100%" fo:text-align="center" style:justify-single-word="false" fo:text-indent="0in" style:auto-text-indent="false" fo:padding="0in" fo:border="non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14" style:family="paragraph" style:parent-style-name="Standard">
      <style:paragraph-properties fo:margin-left="0in" fo:margin-right="0in" fo:margin-top="0in" fo:margin-bottom="0.139in" loext:contextual-spacing="false" fo:line-height="138%" fo:text-align="justify" style:justify-single-word="false" fo:text-indent="0.4862in" style:auto-text-indent="false" fo:padding="0in" fo:border="none"/>
    </style:style>
    <style:style style:name="P215" style:family="paragraph" style:parent-style-name="Standard">
      <style:paragraph-properties fo:margin-left="0.0091in" fo:margin-right="0in" fo:margin-top="0.0472in" fo:margin-bottom="0.0236in" loext:contextual-spacing="false" fo:line-height="150%" fo:text-align="justify" style:justify-single-word="false" fo:text-indent="0.5819in" style:auto-text-indent="false" fo:padding="0in" fo:border="none"/>
    </style:style>
    <style:style style:name="P216" style:family="paragraph" style:parent-style-name="Standard">
      <style:paragraph-properties fo:margin-left="0in" fo:margin-right="0in" fo:line-height="150%" fo:keep-together="auto" fo:orphans="0" fo:widows="0" fo:text-indent="0.5728in" style:auto-text-indent="false" fo:padding="0in" fo:border="none" fo:keep-with-next="auto"/>
    </style:style>
    <style:style style:name="P217" style:family="paragraph" style:parent-style-name="Standard">
      <style:paragraph-properties fo:margin-left="0in" fo:margin-right="0in" fo:line-height="150%" fo:text-indent="0.5728in" style:auto-text-indent="false" fo:padding="0in" fo:border="none"/>
    </style:style>
    <style:style style:name="P218" style:family="paragraph" style:parent-style-name="Standard">
      <style:paragraph-properties fo:margin-left="1in" fo:margin-right="0in" fo:line-height="150%" fo:keep-together="auto" fo:orphans="0" fo:widows="0" fo:text-indent="0.5in" style:auto-text-indent="false" fo:padding="0in" fo:border="none" fo:keep-with-next="auto"/>
    </style:style>
    <style:style style:name="P219" style:family="paragraph" style:parent-style-name="Heading_20_1">
      <style:paragraph-properties fo:margin-left="0.0091in" fo:margin-right="0in" fo:margin-top="0in" fo:margin-bottom="0.0236in" loext:contextual-spacing="false" fo:line-height="150%" fo:keep-together="auto" fo:orphans="0" fo:widows="0" fo:text-indent="0.5728in" style:auto-text-indent="false" fo:padding="0in" fo:border="none" fo:keep-with-next="auto"/>
    </style:style>
    <style:style style:name="P220" style:family="paragraph" style:parent-style-name="Heading_20_1">
      <style:paragraph-properties fo:margin-left="0in" fo:margin-right="0in" fo:margin-top="0.1665in" fo:margin-bottom="0.0835in" loext:contextual-spacing="false" fo:line-height="100%" fo:text-indent="0.6075in" style:auto-text-indent="false" fo:padding="0in" fo:border="none"/>
    </style:style>
    <style:style style:name="P221" style:family="paragraph" style:parent-style-name="Heading_20_1">
      <style:paragraph-properties fo:margin-left="0in" fo:margin-right="0in" fo:keep-together="auto" fo:orphans="0" fo:widows="0" fo:text-indent="0.0091in" style:auto-text-indent="false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22" style:family="paragraph" style:parent-style-name="Heading_20_1">
      <style:paragraph-properties fo:margin-left="0in" fo:margin-right="0in" fo:keep-together="auto" fo:orphans="0" fo:widows="0" fo:text-indent="0.0091in" style:auto-text-indent="false" fo:padding="0in" fo:border="none" fo:keep-with-next="auto"/>
    </style:style>
    <style:style style:name="P223" style:family="paragraph" style:parent-style-name="Heading_20_1">
      <style:paragraph-properties fo:margin-left="0in" fo:margin-right="0in" fo:margin-top="0.0472in" fo:margin-bottom="0.0236in" loext:contextual-spacing="false" fo:line-height="150%" fo:text-align="center" style:justify-single-word="false" fo:keep-together="auto" fo:orphans="0" fo:widows="0" fo:text-indent="-0.2992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4" style:family="paragraph" style:parent-style-name="Heading_20_1">
      <style:paragraph-properties fo:margin-left="0in" fo:margin-right="0in" fo:margin-top="0.0472in" fo:margin-bottom="0.0236in" loext:contextual-spacing="false" fo:line-height="150%" fo:text-align="center" style:justify-single-word="false" fo:keep-together="auto" fo:orphans="0" fo:widows="0" fo:text-indent="-0.2992in" style:auto-text-indent="false" fo:padding="0in" fo:border="none" fo:keep-with-next="auto"/>
    </style:style>
    <style:style style:name="P225" style:family="paragraph" style:parent-style-name="Heading_20_1">
      <style:paragraph-properties fo:margin-left="0in" fo:margin-right="0in" fo:margin-top="0.0472in" fo:margin-bottom="0.0236in" loext:contextual-spacing="false" fo:line-height="150%" fo:text-align="center" style:justify-single-word="false" fo:keep-together="auto" fo:orphans="0" fo:widows="0" fo:text-indent="-0.2992in" style:auto-text-indent="false" fo:break-before="page" fo:padding="0in" fo:border="none" fo:keep-with-next="auto"/>
    </style:style>
    <style:style style:name="P226" style:family="paragraph" style:parent-style-name="Heading_20_1">
      <style:paragraph-properties fo:text-align="center" style:justify-single-word="false" fo:keep-together="auto" fo:orphans="0" fo:widows="0" fo:padding="0in" fo:border="none" fo:keep-with-next="auto"/>
    </style:style>
    <style:style style:name="P227" style:family="paragraph" style:parent-style-name="Heading_20_1">
      <style:paragraph-properties fo:margin-left="-0.0091in" fo:margin-right="0in" fo:margin-top="0.1654in" fo:margin-bottom="0.0236in" loext:contextual-spacing="false" fo:line-height="150%" fo:text-align="center" style:justify-single-word="false" fo:keep-together="auto" fo:orphans="0" fo:widows="0" fo:text-indent="0.0091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8" style:family="paragraph" style:parent-style-name="Heading_20_1">
      <style:paragraph-properties fo:margin-left="-0.0091in" fo:margin-right="0in" fo:margin-top="0.1654in" fo:margin-bottom="0.0236in" loext:contextual-spacing="false" fo:line-height="150%" fo:text-align="center" style:justify-single-word="false" fo:keep-together="auto" fo:orphans="0" fo:widows="0" fo:text-indent="0.0091in" style:auto-text-indent="false" fo:padding="0in" fo:border="none" fo:keep-with-next="auto"/>
    </style:style>
    <style:style style:name="P229" style:family="paragraph" style:parent-style-name="Heading_20_1">
      <style:paragraph-properties fo:margin-left="-0.0091in" fo:margin-right="0in" fo:margin-top="0.1654in" fo:margin-bottom="0.0236in" loext:contextual-spacing="false" fo:line-height="150%" fo:text-align="center" style:justify-single-word="false" fo:keep-together="auto" fo:orphans="0" fo:widows="0" fo:text-indent="0.0091in" style:auto-text-indent="false" fo:break-before="page" fo:padding="0in" fo:border="none" fo:keep-with-next="auto"/>
    </style:style>
    <style:style style:name="P230" style:family="paragraph" style:parent-style-name="Heading_20_1">
      <style:paragraph-properties fo:margin-left="0in" fo:margin-right="0in" fo:margin-top="0.0866in" fo:margin-bottom="0.0236in" loext:contextual-spacing="false" fo:line-height="150%" fo:text-align="center" style:justify-single-word="false" fo:keep-together="auto" fo:orphans="0" fo:widows="0" fo:text-indent="-0.0264in" style:auto-text-indent="false" fo:padding="0in" fo:border="none" fo:keep-with-next="auto">
        <style:tab-stops>
          <style:tab-stop style:position="-0.3043in"/>
        </style:tab-stops>
      </style:paragraph-properties>
    </style:style>
    <style:style style:name="P231" style:family="paragraph" style:parent-style-name="Heading_20_1">
      <style:paragraph-properties fo:margin-left="0.0091in" fo:margin-right="0in" fo:margin-top="0.0866in" fo:margin-bottom="0.0236in" loext:contextual-spacing="false" fo:line-height="150%" fo:text-align="center" style:justify-single-word="false" fo:keep-together="auto" fo:orphans="0" fo:widows="0" fo:text-indent="-0.0091in" style:auto-text-indent="false" fo:padding="0in" fo:border="none" fo:keep-with-next="auto"/>
    </style:style>
    <style:style style:name="P232" style:family="paragraph" style:parent-style-name="Heading_20_1">
      <style:paragraph-properties fo:text-align="center" style:justify-single-word="false" fo:keep-together="auto" fo:orphans="0" fo:widows="0" fo:break-before="page" fo:padding="0in" fo:border="none" fo:keep-with-next="auto"/>
    </style:style>
    <style:style style:name="P233" style:family="paragraph" style:parent-style-name="Heading_20_3">
      <style:paragraph-properties fo:margin-left="-0.0264in" fo:margin-right="0in" fo:margin-top="0.0472in" fo:margin-bottom="0.0236in" loext:contextual-spacing="false" fo:line-height="150%" fo:text-align="justify" style:justify-single-word="false" fo:keep-together="auto" fo:orphans="0" fo:widows="0" fo:text-indent="0.5161in" style:auto-text-indent="false" fo:padding="0in" fo:border="none" fo:keep-with-next="auto">
        <style:tab-stops>
          <style:tab-stop style:position="-0.0957in"/>
        </style:tab-stops>
      </style:paragraph-properties>
    </style:style>
    <style:style style:name="P234" style:family="paragraph" style:parent-style-name="Heading_20_2">
      <style:paragraph-properties fo:margin-left="-0.0091in" fo:margin-right="0in" fo:margin-top="0.0472in" fo:margin-bottom="0.0429in" loext:contextual-spacing="false" fo:line-height="150%" fo:keep-together="auto" fo:orphans="0" fo:widows="0" fo:text-indent="0.4984in" style:auto-text-indent="false" fo:padding="0in" fo:border="none" fo:keep-with-next="auto"/>
    </style:style>
    <style:style style:name="P235" style:family="paragraph" style:parent-style-name="Heading_20_2">
      <style:paragraph-properties fo:margin-left="-0.0091in" fo:margin-right="0in" fo:margin-top="0.0472in" fo:margin-bottom="0.0236in" loext:contextual-spacing="false" fo:line-height="150%" fo:text-align="justify" style:justify-single-word="false" fo:keep-together="auto" fo:orphans="0" fo:widows="0" fo:text-indent="0.5992in" style:auto-text-indent="false" fo:padding="0in" fo:border="none" fo:keep-with-next="auto"/>
    </style:style>
    <style:style style:name="P236" style:family="paragraph" style:parent-style-name="Heading_20_2">
      <style:paragraph-properties fo:margin-left="-0.0091in" fo:margin-right="0in" fo:text-align="justify" style:justify-single-word="false" fo:keep-together="auto" fo:orphans="0" fo:widows="0" fo:text-indent="0.5992in" style:auto-text-indent="false" fo:padding="0in" fo:border="none" fo:keep-with-next="auto"/>
    </style:style>
    <style:style style:name="P237" style:family="paragraph" style:parent-style-name="Heading_20_2">
      <style:paragraph-properties fo:margin-left="0.0173in" fo:margin-right="0in" fo:margin-top="0.0472in" fo:margin-bottom="0.0236in" loext:contextual-spacing="false" fo:line-height="150%" fo:text-align="justify" style:justify-single-word="false" fo:text-indent="0.5728in" style:auto-text-indent="false" fo:padding="0in" fo:border="none">
        <style:tab-stops>
          <style:tab-stop style:position="-0.3819in"/>
        </style:tab-stops>
      </style:paragraph-properties>
      <style:text-properties style:font-name="Times New Roman" fo:font-size="12pt" fo:font-style="normal" style:font-name-asian="Times New Roman1" style:font-size-asian="12pt" style:font-style-asian="normal" style:font-name-complex="Times New Roman1" style:font-size-complex="12pt"/>
    </style:style>
    <style:style style:name="P238" style:family="paragraph" style:parent-style-name="Heading_20_2">
      <style:paragraph-properties fo:margin-left="0.0173in" fo:margin-right="0in" fo:margin-top="0.0472in" fo:margin-bottom="0.0236in" loext:contextual-spacing="false" fo:line-height="150%" fo:text-align="justify" style:justify-single-word="false" fo:keep-together="auto" fo:orphans="0" fo:widows="0" fo:text-indent="0.5728in" style:auto-text-indent="false" fo:padding="0in" fo:border="none" fo:keep-with-next="auto">
        <style:tab-stops>
          <style:tab-stop style:position="-0.3819in"/>
        </style:tab-stops>
      </style:paragraph-properties>
    </style:style>
    <style:style style:name="P239" style:family="paragraph" style:parent-style-name="Heading_20_2">
      <style:paragraph-properties fo:margin-left="-0.0173in" fo:margin-right="0in" fo:text-align="justify" style:justify-single-word="false" fo:keep-together="auto" fo:orphans="0" fo:widows="0" fo:text-indent="0.6165in" style:auto-text-indent="false" fo:padding="0in" fo:border="none" fo:keep-with-next="auto">
        <style:tab-stops>
          <style:tab-stop style:position="-0.4165in"/>
        </style:tab-stops>
      </style:paragraph-properties>
    </style:style>
    <style:style style:name="P240" style:family="paragraph" style:parent-style-name="Heading_20_2">
      <style:paragraph-properties fo:margin-left="0in" fo:margin-right="0in" fo:margin-top="0.0472in" fo:margin-bottom="0.0236in" loext:contextual-spacing="false" fo:line-height="150%" fo:keep-together="auto" fo:orphans="0" fo:widows="0" fo:text-indent="0.5728in" style:auto-text-indent="false" fo:padding="0in" fo:border="none" fo:keep-with-next="auto"/>
    </style:style>
    <style:style style:name="P241" style:family="paragraph" style:parent-style-name="Heading_20_2">
      <style:paragraph-properties fo:margin-left="-0.0091in" fo:margin-right="0in" fo:margin-top="0.0472in" fo:margin-bottom="0.0236in" loext:contextual-spacing="false" fo:line-height="150%" fo:keep-together="auto" fo:orphans="0" fo:widows="0" fo:text-indent="0.5646in" style:auto-text-indent="false" fo:padding="0in" fo:border="none" fo:keep-with-next="auto"/>
    </style:style>
    <style:style style:name="P242" style:family="paragraph" style:parent-style-name="Heading_20_2">
      <style:paragraph-properties fo:margin-left="0in" fo:margin-right="0in" fo:keep-together="auto" fo:orphans="0" fo:widows="0" fo:text-indent="0.5819in" style:auto-text-indent="false" fo:padding="0in" fo:border="none" fo:keep-with-next="auto">
        <style:tab-stops>
          <style:tab-stop style:position="0.5819in"/>
        </style:tab-stops>
      </style:paragraph-properties>
    </style:style>
    <style:style style:name="P243" style:family="paragraph" style:parent-style-name="Heading_20_2">
      <style:paragraph-properties fo:margin-left="0.0091in" fo:margin-right="0in" fo:margin-top="0.0472in" fo:margin-bottom="0.0236in" loext:contextual-spacing="false" fo:line-height="150%" fo:text-align="justify" style:justify-single-word="false" fo:keep-together="auto" fo:orphans="0" fo:widows="0" fo:text-indent="0.5728in" style:auto-text-indent="false" fo:padding="0in" fo:border="none" fo:keep-with-next="auto"/>
    </style:style>
    <style:style style:name="P244" style:family="paragraph" style:parent-style-name="Heading_20_2">
      <style:paragraph-properties fo:margin-left="-0.0173in" fo:margin-right="0in" fo:margin-top="0.0472in" fo:margin-bottom="0.0236in" loext:contextual-spacing="false" fo:line-height="150%" fo:keep-together="auto" fo:orphans="0" fo:widows="0" fo:text-indent="0.5992in" style:auto-text-indent="false" fo:padding="0in" fo:border="none" fo:keep-with-next="auto"/>
    </style:style>
    <style:style style:name="P245" style:family="paragraph" style:parent-style-name="Heading_20_2">
      <style:paragraph-properties fo:margin-left="-0.0091in" fo:margin-right="0in" fo:margin-top="0.0866in" fo:margin-bottom="0.0236in" loext:contextual-spacing="false" fo:line-height="100%" fo:text-align="justify" style:justify-single-word="false" fo:keep-together="auto" fo:orphans="0" fo:widows="0" fo:text-indent="0.5902in" style:auto-text-indent="false" fo:padding="0in" fo:border="none" fo:keep-with-next="auto">
        <style:tab-stops>
          <style:tab-stop style:position="-0.4in"/>
        </style:tab-stops>
      </style:paragraph-properties>
    </style:style>
    <style:style style:name="P246" style:family="paragraph" style:parent-style-name="Heading_20_2">
      <style:paragraph-properties fo:margin-left="-0.0173in" fo:margin-right="0in" fo:margin-top="0.0472in" fo:margin-bottom="0.0236in" loext:contextual-spacing="false" fo:line-height="150%" fo:keep-together="auto" fo:orphans="0" fo:widows="0" fo:text-indent="0.6075in" style:auto-text-indent="false" fo:padding="0in" fo:border="none" fo:keep-with-next="auto"/>
    </style:style>
    <style:style style:name="P247" style:family="paragraph" style:parent-style-name="Heading_20_2">
      <style:paragraph-properties fo:margin-left="0.0091in" fo:margin-right="0in" fo:margin-top="0.0472in" fo:margin-bottom="0.0236in" loext:contextual-spacing="false" fo:line-height="150%" fo:text-align="justify" style:justify-single-word="false" fo:keep-together="auto" fo:orphans="0" fo:widows="0" fo:text-indent="0.5646in" style:auto-text-indent="false" fo:padding="0in" fo:border="none" fo:keep-with-next="auto">
        <style:tab-stops>
          <style:tab-stop style:position="-0.3902in"/>
        </style:tab-stops>
      </style:paragraph-properties>
    </style:style>
    <style:style style:name="P248" style:family="paragraph" style:parent-style-name="Heading_20_2">
      <style:paragraph-properties fo:margin-left="-0.0264in" fo:margin-right="0in" fo:margin-top="0.0472in" fo:margin-bottom="0.0236in" loext:contextual-spacing="false" fo:line-height="150%" fo:keep-together="auto" fo:orphans="0" fo:widows="0" fo:text-indent="0.6165in" style:auto-text-indent="false" fo:padding="0in" fo:border="none" fo:keep-with-next="auto">
        <style:tab-stops>
          <style:tab-stop style:position="-0.4173in"/>
        </style:tab-stops>
      </style:paragraph-properties>
    </style:style>
    <style:style style:name="P249" style:family="paragraph" style:parent-style-name="Heading_20_2">
      <style:paragraph-properties fo:margin-left="0.0091in" fo:margin-right="0in" fo:margin-top="0.0472in" fo:margin-bottom="0.0236in" loext:contextual-spacing="false" fo:line-height="150%" fo:text-align="justify" style:justify-single-word="false" fo:keep-together="auto" fo:orphans="0" fo:widows="0" fo:text-indent="0.5819in" style:auto-text-indent="false" fo:padding="0in" fo:border="none" fo:keep-with-next="auto"/>
    </style:style>
    <style:style style:name="P250" style:family="paragraph" style:parent-style-name="Heading_20_2">
      <style:paragraph-properties fo:margin-left="0.0091in" fo:margin-right="0in" fo:margin-top="0.0472in" fo:margin-bottom="0.0236in" loext:contextual-spacing="false" fo:line-height="150%" fo:text-align="justify" style:justify-single-word="false" fo:keep-together="auto" fo:orphans="0" fo:widows="0" fo:text-indent="0.5819in" style:auto-text-indent="false" fo:padding="0in" fo:border="none" fo:keep-with-next="auto">
        <style:tab-stops>
          <style:tab-stop style:position="-0.3902in"/>
        </style:tab-stops>
      </style:paragraph-properties>
    </style:style>
    <style:style style:name="P251" style:family="paragraph" style:parent-style-name="Heading_20_2">
      <style:paragraph-properties fo:margin-left="0.0091in" fo:margin-right="0in" fo:margin-top="0.0472in" fo:margin-bottom="0.0236in" loext:contextual-spacing="false" fo:line-height="150%" fo:text-align="justify" style:justify-single-word="false" fo:keep-together="auto" fo:orphans="0" fo:widows="0" fo:text-indent="0.5819in" style:auto-text-indent="false" fo:padding="0in" fo:border="none" fo:keep-with-next="auto"/>
      <style:text-properties style:font-name="Times New Roman" fo:font-size="12pt" fo:font-style="normal" style:font-name-asian="Times New Roman1" style:font-size-asian="12pt" style:font-style-asian="normal" style:font-name-complex="Times New Roman1" style:font-size-complex="12pt"/>
    </style:style>
    <style:style style:name="P252" style:family="paragraph" style:parent-style-name="Heading_20_2">
      <style:paragraph-properties fo:margin-left="0in" fo:margin-right="0in" fo:text-align="justify" style:justify-single-word="false" fo:keep-together="auto" fo:orphans="0" fo:widows="0" fo:text-indent="0.5992in" style:auto-text-indent="false" fo:padding="0in" fo:border="none" fo:keep-with-next="auto"/>
    </style:style>
    <style:style style:name="P253" style:family="paragraph" style:parent-style-name="Heading_20_2">
      <style:paragraph-properties fo:margin-left="0in" fo:margin-right="0in" fo:margin-top="0.0472in" fo:margin-bottom="0.0236in" loext:contextual-spacing="false" fo:line-height="150%" fo:text-align="justify" style:justify-single-word="false" fo:keep-together="auto" fo:orphans="0" fo:widows="0" fo:text-indent="0.5902in" style:auto-text-indent="false" fo:padding="0in" fo:border="none" fo:keep-with-next="auto"/>
    </style:style>
    <style:style style:name="P254" style:family="paragraph" style:parent-style-name="Heading_20_2">
      <style:paragraph-properties fo:margin-left="-0.0091in" fo:margin-right="0in" fo:margin-top="0.0472in" fo:margin-bottom="0.0236in" loext:contextual-spacing="false" fo:line-height="150%" fo:text-align="justify" style:justify-single-word="false" fo:keep-together="auto" fo:orphans="0" fo:widows="0" fo:text-indent="0.607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1pt" style:text-underline-style="none" fo:font-weight="bold" style:font-name-asian="Times New Roman1" style:font-size-asian="11pt" style:font-weight-asian="bold" style:font-name-complex="Times New Roman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style:text-underline-style="none" fo:font-weight="normal" style:font-name-asian="Times New Roman1" style:font-size-asian="10pt" style:font-weight-asian="normal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0" style:family="text">
      <style:text-properties fo:font-variant="normal" fo:text-transform="none" fo:color="#000000" style:font-name="Times New Roman" fo:font-size="10pt" style:font-name-asian="Times New Roman1" style:font-size-asian="10pt" style:font-name-complex="Times New Roman1" style:font-size-complex="10pt"/>
    </style:style>
    <style:style style:name="T21" style:family="text">
      <style:text-properties fo:font-variant="normal" fo:text-transform="none" fo:color="#000000" style:font-name="Times New Roman" fo:font-size="12pt" fo:font-style="normal" style:font-name-asian="Times New Roman1" style:font-size-asian="12pt" style:font-style-asian="normal" style:font-name-complex="Times New Roman1" style:font-size-complex="12pt"/>
    </style:style>
    <style:style style:name="T22" style:family="text">
      <style:text-properties fo:font-variant="normal" fo:text-transform="none" fo:color="#000000" style:font-name="Times New Roman" fo:font-size="12pt" style:font-name-asian="Times New Roman1" style:font-size-asian="12pt" style:font-name-complex="Times New Roman1" style:font-size-complex="12pt"/>
    </style:style>
    <style:style style:name="T23" style:family="text">
      <style:text-properties fo:font-variant="normal" fo:text-transform="none" fo:color="#000000" style:font-name="Times New Roman" fo:font-size="11pt" style:font-name-asian="Times New Roman1" style:font-size-asian="11pt" style:font-name-complex="Times New Roman1" style:font-size-complex="11pt"/>
    </style:style>
    <style:style style:name="T24" style:family="text">
      <style:text-properties fo:font-variant="normal" fo:text-transform="none"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25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6" style:family="text">
      <style:text-properties fo:font-variant="normal" fo:text-transform="none" style:text-line-through-style="none" style:text-line-through-type="none" style:text-position="0% 100%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/>
    </style:style>
    <style:style style:name="T27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8" style:family="text">
      <style:text-properties fo:font-variant="normal" fo:text-transform="none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29" style:family="text">
      <style:text-properties fo:font-variant="normal" fo:text-transform="none" style:text-line-through-style="none" style:text-line-through-type="none" style:text-position="0% 100%" style:font-name="Times New Roman" fo:font-size="10pt" style:text-underline-style="none" fo:font-weight="normal" style:font-name-asian="Times New Roman1" style:font-size-asian="10pt" style:font-weight-asian="normal" style:font-name-complex="Times New Roman1" style:font-size-complex="10pt"/>
    </style:style>
    <style:style style:name="T30" style:family="text">
      <style:text-properties fo:font-variant="normal" fo:text-transform="none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32" style:family="text">
      <style:text-properties fo:font-variant="normal" fo:text-transform="none" style:font-name="Times New Roman" fo:font-size="11pt" style:font-name-asian="Times New Roman1" style:font-size-asian="11pt" style:font-name-complex="Times New Roman1" style:font-size-complex="11pt"/>
    </style:style>
    <style:style style:name="T33" style:family="text">
      <style:text-properties fo:font-variant="normal" fo:text-transform="none" style:font-name="Times New Roman" fo:font-size="10pt" style:font-name-asian="Times New Roman1" style:font-size-asian="10pt" style:font-name-complex="Times New Roman1" style:font-size-complex="10pt"/>
    </style:style>
    <style:style style:name="T34" style:family="text">
      <style:text-properties fo:font-variant="normal" fo:text-transform="none" style:font-name="Times New Roman" style:font-name-asian="Times New Roman1" style:font-name-complex="Times New Roman1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6" style:family="text">
      <style:text-properties fo:font-variant="normal" fo:text-transform="none" fo:color="#800080" style:font-name="Times New Roman" fo:font-size="11pt" style:font-name-asian="Times New Roman1" style:font-size-asian="11pt" style:font-name-complex="Times New Roman1" style:font-size-complex="11pt"/>
    </style:style>
    <style:style style:name="T37" style:family="text">
      <style:text-properties fo:color="#1155cc" style:text-underline-style="solid" style:text-underline-width="auto" style:text-underline-color="font-color"/>
    </style:style>
    <style:style style:name="T38" style:family="text">
      <style:text-properties style:font-name="Times New Roman" style:font-name-asian="Times New Roman1" style:font-name-complex="Times New Roman1"/>
    </style:style>
    <style:style style:name="T39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40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1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/>
    </style:style>
    <style:style style:name="T4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3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44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4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6" style:family="text">
      <style:text-properties style:font-name="Times New Roman" fo:font-size="12pt" fo:font-style="normal" style:font-name-asian="Times New Roman1" style:font-size-asian="12pt" style:font-style-asian="normal" style:font-name-complex="Times New Roman1" style:font-size-complex="12pt"/>
    </style:style>
    <style:style style:name="T47" style:family="text">
      <style:text-properties style:font-name="Times New Roman" fo:font-weight="bold" style:font-name-asian="Times New Roman1" style:font-weight-asian="bold" style:font-name-complex="Times New Roman1"/>
    </style:style>
    <style:style style:name="T4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4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0" style:family="text">
      <style:text-properties fo:color="#0000ff" style:font-name="Times New Roman" fo:font-size="10pt" style:font-name-asian="Times New Roman1" style:font-size-asian="10pt" style:font-name-complex="Times New Roman1" style:font-size-complex="10pt"/>
    </style:style>
    <style:style style:name="T51" style:family="text">
      <style:text-properties style:text-position="0% 100%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52" style:family="text">
      <style:text-properties style:text-position="0% 100%" style:font-name="Times New Roman" fo:font-size="10pt" style:font-name-asian="Times New Roman1" style:font-size-asian="10pt" style:font-name-complex="Times New Roman1" style:font-size-complex="10pt"/>
    </style:style>
    <style:style style:name="T53" style:family="text">
      <style:text-properties fo:color="#ff0000" style:font-name="Times New Roman" fo:font-weight="bold" style:font-name-asian="Times New Roman1" style:font-weight-asian="bold" style:font-name-complex="Times New Roman1"/>
    </style:style>
    <style:style style:name="T54" style:family="text">
      <style:text-properties fo:color="#ff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5" style:family="text">
      <style:text-properties fo:color="#ff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font-size="9pt" fo:font-style="normal" style:font-size-asian="9pt" style:font-style-asian="normal" style:font-size-complex="9pt"/>
    </style:style>
    <style:style style:name="T58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СПЕЦИФИКАЦИЯ ПРОТОКОЛА ОБМЕНА ДАННЫМИ О ЗАДОЛЖЕННОСТИ И ПРИНЯТЫХ ПЛАТЕЖАХ МЕЖДУ ПРЕДПРИЯТИЕМ И БАНКОМ В РЕЖИМЕ ON-LINE</text:span></text:p>
      <text:p text:style-name="P3">Методы: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xqym9wavf2xm" text:style-name="Index_20_Link" text:visited-style-name="Index_20_Link"><text:span text:style-name="T37">1. ИДЕНТИФИКАЦИЯ ПЛАТЕЛЬЩИКА (ПРЕДВАРИТЕЛЬНЫЙ ПОИСК)</text:span></text:a></text:p>
          <text:p text:style-name="P8"><text:a xlink:type="simple" xlink:href="#_k2q44oi04c16" text:style-name="Index_20_Link" text:visited-style-name="Index_20_Link"><text:span text:style-name="T37">1.1 Примеры запросов предварительный поиск (Presearch)</text:span></text:a></text:p>
          <text:p text:style-name="P9"><text:a xlink:type="simple" xlink:href="#_kf1ujdq6qz7k" text:style-name="Index_20_Link" text:visited-style-name="Index_20_Link"><text:span text:style-name="T37">1.1.1 Пример запроса ПП по улице и по номеру дома</text:span></text:a></text:p>
          <text:p text:style-name="P8"><text:a xlink:type="simple" xlink:href="#_f7vji15xewdt" text:style-name="Index_20_Link" text:visited-style-name="Index_20_Link"><text:span text:style-name="T37">1.2 Пример ответа на предварительный поиск</text:span></text:a></text:p>
          <text:p text:style-name="P8"><text:a xlink:type="simple" xlink:href="#_nqik4tequ34g" text:style-name="Index_20_Link" text:visited-style-name="Index_20_Link"><text:span text:style-name="T37">1.3 Пример ответа на предварительный поиск при ошибке</text:span></text:a></text:p>
          <text:p text:style-name="P6"><text:a xlink:type="simple" xlink:href="#_daa8rlzg6k1p" text:style-name="Index_20_Link" text:visited-style-name="Index_20_Link"><text:span text:style-name="T37">2. ОСНОВНОЙ ПОИСК ПОСЛЕ ПРЕДВАРИТЕЛЬНОГО</text:span></text:a></text:p>
          <text:p text:style-name="P6"><text:a xlink:type="simple" xlink:href="#_1a5xxf8mxwd4" text:style-name="Index_20_Link" text:visited-style-name="Index_20_Link"><text:span text:style-name="T37">3 ПОИСК ПЛАТЕЛЬЩИКА (SEARCH)</text:span></text:a></text:p>
          <text:p text:style-name="P8"><text:a xlink:type="simple" xlink:href="#_tyu68cfv9xsp" text:style-name="Index_20_Link" text:visited-style-name="Index_20_Link"><text:span text:style-name="T37">3.1 Пример запроса поиска плательщика по лицевому счету</text:span></text:a></text:p>
          <text:p text:style-name="P8"><text:a xlink:type="simple" xlink:href="#_7rxwco2lhbsl" text:style-name="Index_20_Link" text:visited-style-name="Index_20_Link"><text:span text:style-name="T37">3.2 Пример ответа на запрос поиска по лицевому счету</text:span></text:a></text:p>
          <text:p text:style-name="P8"><text:a xlink:type="simple" xlink:href="#_fohi7mspahg5" text:style-name="Index_20_Link" text:visited-style-name="Index_20_Link"><text:span text:style-name="T37">3.3 Пример ответа при ошибке</text:span></text:a></text:p>
          <text:p text:style-name="P6"><text:a xlink:type="simple" xlink:href="#_c0tj87apzw0t" text:style-name="Index_20_Link" text:visited-style-name="Index_20_Link"><text:span text:style-name="T37">4 ПРОВЕРКА ВОЗМОЖНОСТИ ЗАПИСИ ПЛАТЕЖА (CHECK)</text:span></text:a></text:p>
          <text:p text:style-name="P8"><text:a xlink:type="simple" xlink:href="#_yr3wnzxzqai8" text:style-name="Index_20_Link" text:visited-style-name="Index_20_Link"><text:span text:style-name="T37">4.1 Пример запроса проверки на запись платежа</text:span></text:a></text:p>
          <text:p text:style-name="P8"><text:a xlink:type="simple" xlink:href="#_yw32ues541o2" text:style-name="Index_20_Link" text:visited-style-name="Index_20_Link"><text:span text:style-name="T37">4.2 Пример ответа проверки записи платежа</text:span></text:a></text:p>
          <text:p text:style-name="P8"><text:a xlink:type="simple" xlink:href="#_23i7pd34izzv" text:style-name="Index_20_Link" text:visited-style-name="Index_20_Link"><text:span text:style-name="T37">4.3 Пример ответа проверка записи платежа при ошибке</text:span></text:a></text:p>
          <text:p text:style-name="P6"><text:a xlink:type="simple" xlink:href="#_ocgrtu12mus9" text:style-name="Index_20_Link" text:visited-style-name="Index_20_Link"><text:span text:style-name="T37">5 ЗАПИСЬ ПЛАТЕЖА</text:span></text:a></text:p>
          <text:p text:style-name="P8"><text:a xlink:type="simple" xlink:href="#_mfb0m2z8e30g" text:style-name="Index_20_Link" text:visited-style-name="Index_20_Link"><text:span text:style-name="T37">5.1 Пример запроса записи платежа</text:span></text:a></text:p>
          <text:p text:style-name="P8"><text:a xlink:type="simple" xlink:href="#_lo7ck1gtarul" text:style-name="Index_20_Link" text:visited-style-name="Index_20_Link"><text:span text:style-name="T37">5.2 Пример ответа на запись платежа</text:span></text:a></text:p>
          <text:p text:style-name="P8"><text:a xlink:type="simple" xlink:href="#_8g6c0n3bfcp7" text:style-name="Index_20_Link" text:visited-style-name="Index_20_Link"><text:span text:style-name="T37">5.3 Пример записи платежа при ошибке</text:span></text:a></text:p>
          <text:p text:style-name="P6"><text:a xlink:type="simple" xlink:href="#_edlmjygginnd" text:style-name="Index_20_Link" text:visited-style-name="Index_20_Link"><text:span text:style-name="T37">6 ОТМЕНА ПРИНЯТОГО ПЛАТЕЖА</text:span></text:a></text:p>
          <text:p text:style-name="P8"><text:a xlink:type="simple" xlink:href="#_rfhlh760e1dl" text:style-name="Index_20_Link" text:visited-style-name="Index_20_Link"><text:span text:style-name="T37">6.1 Пример запроса отмены платежа</text:span></text:a></text:p>
          <text:p text:style-name="P8"><text:a xlink:type="simple" xlink:href="#_dds2uvbjuqm" text:style-name="Index_20_Link" text:visited-style-name="Index_20_Link"><text:span text:style-name="T37">6.2 Пример ответа отмены платежа</text:span></text:a></text:p>
          <text:p text:style-name="P6"><text:a xlink:type="simple" xlink:href="#_4vm7qwrtswrp" text:style-name="Index_20_Link" text:visited-style-name="Index_20_Link"><text:span text:style-name="T37">7 РАСЧЕТ КОМИССИИ (CALC).</text:span></text:a></text:p>
          <text:p text:style-name="P8"><text:a xlink:type="simple" xlink:href="#_heex3t2bpzxn" text:style-name="Index_20_Link" text:visited-style-name="Index_20_Link"><text:span text:style-name="T37">7.1 Пример запроса расчета комиссии</text:span></text:a></text:p>
          <text:p text:style-name="P8"><text:a xlink:type="simple" xlink:href="#_5rds6ly1v4ly" text:style-name="Index_20_Link" text:visited-style-name="Index_20_Link"><text:span text:style-name="T37">7.2 Пример ответа расчета комиссии</text:span></text:a></text:p>
          <text:p text:style-name="P8"><text:a xlink:type="simple" xlink:href="#_trui6d295d8r" text:style-name="Index_20_Link" text:visited-style-name="Index_20_Link"><text:span text:style-name="T37">7.3 Пример ответа расчета комиссии при ошибке</text:span></text:a></text:p>
          <text:p text:style-name="P6"><text:a xlink:type="simple" xlink:href="#_s4ec7egcupsx" text:style-name="Index_20_Link" text:visited-style-name="Index_20_Link"><text:span text:style-name="T37">8 ВЫГРУЗКА РЕЕСТРОВ (UPLOAD)</text:span></text:a></text:p>
          <text:p text:style-name="P8"><text:a xlink:type="simple" xlink:href="#_jni1g6mnzxjh" text:style-name="Index_20_Link" text:visited-style-name="Index_20_Link"><text:span text:style-name="T37">8.1 Пример запроса на одиночную выгрузку реестров</text:span></text:a></text:p>
          <text:p text:style-name="P8"><text:a xlink:type="simple" xlink:href="#_zeti166vi7d2" text:style-name="Index_20_Link" text:visited-style-name="Index_20_Link"><text:span text:style-name="T37">8.2 Пример запроса на пакетную выгрузку реестров</text:span></text:a></text:p>
          <text:p text:style-name="P8"><text:a xlink:type="simple" xlink:href="#_g8qhh2g32t9h" text:style-name="Index_20_Link" text:visited-style-name="Index_20_Link"><text:span text:style-name="T37">8.3 Пример ответа на выгрузку реестра</text:span></text:a></text:p>
          <text:p text:style-name="P8"><text:a xlink:type="simple" xlink:href="#_x572ti1zb7tj" text:style-name="Index_20_Link" text:visited-style-name="Index_20_Link"><text:span text:style-name="T37">8.4 Пример ответа на выгрузку реестра при ошибке</text:span></text:a></text:p>
          <text:p text:style-name="P6"><text:a xlink:type="simple" xlink:href="#_p2ftzr1nf97q" text:style-name="Index_20_Link" text:visited-style-name="Index_20_Link"><text:span text:style-name="T37">КОДЫ И ОПИСАНИЕ ОШИБОК</text:span></text:a></text:p>
        </text:index-body>
      </text:table-of-content>
      <text:p text:style-name="P10"/>
      <text:p text:style-name="P3"/>
      <text:p text:style-name="P19"/>
      <text:p text:style-name="P46"><text:span text:style-name="T1">Обязательные атрибуты запросов:</text:span></text:p>
      <text:p text:style-name="P47"><text:span text:style-name="T2">В </text:span><text:span text:style-name="T25">запросах</text:span><text:span text:style-name="T2"> коренной тег должен быть</text:span><text:span text:style-name="T1"> &lt;Transfer&gt;</text:span><text:span text:style-name="T2">. Указание xmlns="</text:span><text:a xlink:type="simple" xlink:href="http://debt.privatbank.ua/Transfer" text:style-name="ListLabel_20_1" text:visited-style-name="ListLabel_20_1"><text:span text:style-name="T2">http://debt.privatbank.ua/Transfer</text:span></text:a><text:span text:style-name="T2">" является обязательным.</text:span></text:p>
      <text:p text:style-name="P47"><text:span text:style-name="T2">В ответе атрибуты</text:span><text:span text:style-name="T3"> interface</text:span><text:span text:style-name="T2"> и</text:span><text:span text:style-name="T3"> action</text:span><text:span text:style-name="T2"> тега &lt;Transfer&gt; копируются с запроса. Если в ответе атрибут</text:span><text:span text:style-name="T3"> action</text:span><text:span text:style-name="T2"> имеет пустое значение — произошла системная ошибка, ошибка разбора xml или указан</text:span><text:span text:style-name="T38">ы</text:span><text:span text:style-name="T2"> не</text:span><text:span text:style-name="T38">поддерживаемые</text:span><text:span text:style-name="T2"> значени</text:span><text:span text:style-name="T38">я</text:span><text:span text:style-name="T2"> атрибутов <text:s/></text:span><text:span text:style-name="T3">xmlns</text:span><text:span text:style-name="T2"> или</text:span><text:span text:style-name="T3"> interface.</text:span></text:p>
      <text:p text:style-name="P49"><text:span text:style-name="T2">Элементы и атрибуты запросов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0"><text:span text:style-name="T4">Элемент</text:span></text:p>
          </table:table-cell>
          <table:table-cell table:style-name="Table1.A1" office:value-type="string">
            <text:p text:style-name="P50"><text:span text:style-name="T4">Атрибут</text:span></text:p>
          </table:table-cell>
          <table:table-cell table:style-name="Table1.A1" office:value-type="string">
            <text:p text:style-name="P50"><text:span text:style-name="T4">Обязательность</text:span></text:p>
          </table:table-cell>
          <table:table-cell table:style-name="Table1.A1" office:value-type="string">
            <text:p text:style-name="P50"><text:span text:style-name="T4">Значение</text:span></text:p>
          </table:table-cell>
        </table:table-row>
        <table:table-row table:style-name="Table1.1">
          <table:table-cell table:style-name="Table1.A2" office:value-type="string">
            <text:p text:style-name="P53"><text:span text:style-name="T5">Transfer</text:span></text:p>
          </table:table-cell>
          <table:table-cell table:style-name="Table1.B2" office:value-type="string">
            <text:p text:style-name="P55"/>
          </table:table-cell>
          <table:table-cell table:style-name="Table1.C2" office:value-type="string">
            <text:p text:style-name="P50"><text:span text:style-name="T5">+</text:span></text:p>
          </table:table-cell>
          <table:table-cell table:style-name="Table1.D2" office:value-type="string">
            <text:p text:style-name="P53"><text:span text:style-name="T5">Корневой элемент</text:span></text:p>
          </table:table-cell>
        </table:table-row>
        <table:table-row table:style-name="Table1.1">
          <table:table-cell table:style-name="Table1.A3" office:value-type="string">
            <text:p text:style-name="P55"/>
          </table:table-cell>
          <table:table-cell table:style-name="Table1.B3" office:value-type="string">
            <text:p text:style-name="P53"><text:span text:style-name="T5">interface</text:span></text:p>
          </table:table-cell>
          <table:table-cell table:style-name="Table1.C3" office:value-type="string">
            <text:p text:style-name="P50"><text:span text:style-name="T5">+</text:span></text:p>
          </table:table-cell>
          <table:table-cell table:style-name="Table1.D3" office:value-type="string">
            <text:p text:style-name="P54"><text:span text:style-name="T5">Константа (interface =</text:span><text:bookmark text:name="gjdgxs"/><text:span text:style-name="T5"> ”Debt”)</text:span></text:p>
          </table:table-cell>
        </table:table-row>
        <table:table-row table:style-name="Table1.1">
          <table:table-cell table:style-name="Table1.A4" office:value-type="string">
            <text:p text:style-name="P55"/>
          </table:table-cell>
          <table:table-cell table:style-name="Table1.B4" office:value-type="string">
            <text:p text:style-name="P53"><text:span text:style-name="T5">action</text:span></text:p>
          </table:table-cell>
          <table:table-cell table:style-name="Table1.C4" office:value-type="string">
            <text:p text:style-name="P50"><text:span text:style-name="T5">+</text:span></text:p>
          </table:table-cell>
          <table:table-cell table:style-name="Table1.D4" office:value-type="string">
            <text:p text:style-name="P54"><text:span text:style-name="T5">Характерезирует тип запроса/ответа. Может принимать значения: Presearch, Search, Check, Pay, Cancel, Upload.</text:span></text:p>
          </table:table-cell>
        </table:table-row>
        <table:table-row table:style-name="Table1.1">
          <table:table-cell table:style-name="Table1.A5" office:value-type="string">
            <text:p text:style-name="P53"><text:span text:style-name="T5">Data</text:span></text:p>
          </table:table-cell>
          <table:table-cell table:style-name="Table1.B5" office:value-type="string">
            <text:p text:style-name="P55"/>
          </table:table-cell>
          <table:table-cell table:style-name="Table1.C5" office:value-type="string">
            <text:p text:style-name="P50"><text:span text:style-name="T5">+</text:span></text:p>
          </table:table-cell>
          <table:table-cell table:style-name="Table1.D5" office:value-type="string">
            <text:p text:style-name="P53"><text:span text:style-name="T5">Описание данных <text:s/>ответа/запроса</text:span></text:p>
          </table:table-cell>
        </table:table-row>
        <table:table-row table:style-name="Table1.1">
          <table:table-cell table:style-name="Table1.A6" office:value-type="string">
            <text:p text:style-name="P55"/>
          </table:table-cell>
          <table:table-cell table:style-name="Table1.B6" office:value-type="string">
            <text:p text:style-name="P53"><text:span text:style-name="T5">xsi:type</text:span></text:p>
          </table:table-cell>
          <table:table-cell table:style-name="Table1.C6" office:value-type="string">
            <text:p text:style-name="P51"><text:span text:style-name="T5">+</text:span></text:p>
          </table:table-cell>
          <table:table-cell table:style-name="Table1.D6" office:value-type="string">
            <text:p text:style-name="P54"><text:span text:style-name="T5">Тип данных запроса. Может принимать значения: DebtPack, Payer, PayersTable, Payment, Gateway, ErrorInfo, Calculator, Entry,</text:span><text:span text:style-name="T39"> Pack</text:span><text:span text:style-name="T5"> (таблица 1)</text:span></text:p>
          </table:table-cell>
        </table:table-row>
      </table:table>
      <text:p text:style-name="P48"><text:span text:style-name="T2">Расшифровка атрибутов xsi:type приведена в таблице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0"><text:span text:style-name="T5">Элемент</text:span></text:p>
          </table:table-cell>
          <table:table-cell table:style-name="Table2.A1" office:value-type="string">
            <text:p text:style-name="P50"><text:span text:style-name="T5">Атрибут</text:span></text:p>
          </table:table-cell>
          <table:table-cell table:style-name="Table2.A1" office:value-type="string">
            <text:p text:style-name="P50"><text:span text:style-name="T5">Значение</text:span></text:p>
          </table:table-cell>
        </table:table-row>
        <table:table-row table:style-name="Table2.1">
          <table:table-cell table:style-name="Table2.A2" office:value-type="string">
            <text:p text:style-name="P53"><text:span text:style-name="T5">xsi:type</text:span></text:p>
          </table:table-cell>
          <table:table-cell table:style-name="Table2.B2" office:value-type="string">
            <text:p text:style-name="P55"/>
          </table:table-cell>
          <table:table-cell table:style-name="Table2.C2" office:value-type="string">
            <text:p text:style-name="P53"><text:span text:style-name="T5">Тип данных запроса.</text:span></text:p>
          </table:table-cell>
        </table:table-row>
        <table:table-row table:style-name="Table2.1">
          <table:table-cell table:style-name="Table2.A3" office:value-type="string">
            <text:p text:style-name="P53"><text:span text:style-name="T5">Payer</text:span></text:p>
          </table:table-cell>
          <table:table-cell table:style-name="Table2.B3" office:value-type="string">
            <text:p text:style-name="P55"/>
          </table:table-cell>
          <table:table-cell table:style-name="Table2.C3" office:value-type="string">
            <text:p text:style-name="P54"><text:span text:style-name="T5">Информация о плательщике.</text:span></text:p>
          </table:table-cell>
        </table:table-row>
        <table:table-row table:style-name="Table2.1">
          <table:table-cell table:style-name="Table2.A4" office:value-type="string">
            <text:p text:style-name="P53"><text:span text:style-name="T5">DebtPack</text:span></text:p>
          </table:table-cell>
          <table:table-cell table:style-name="Table2.B4" office:value-type="string">
            <text:p text:style-name="P55"/>
          </table:table-cell>
          <table:table-cell table:style-name="Table2.C4" office:value-type="string">
            <text:p text:style-name="P54"><text:span text:style-name="T5">Ответ ПШ на запрос Search. Содержит информацию о задолженности плательщика.</text:span></text:p>
          </table:table-cell>
        </table:table-row>
        <table:table-row table:style-name="Table2.1">
          <table:table-cell table:style-name="Table2.A5" office:value-type="string">
            <text:p text:style-name="P55"/>
          </table:table-cell>
          <table:table-cell table:style-name="Table2.B5" office:value-type="string">
            <text:p text:style-name="P53"><text:span text:style-name="T5">billPeriod</text:span></text:p>
          </table:table-cell>
          <table:table-cell table:style-name="Table2.C5" office:value-type="string">
            <text:p text:style-name="P53"><text:span text:style-name="T5">Единный период услуг задолженности.</text:span></text:p>
          </table:table-cell>
        </table:table-row>
        <table:table-row table:style-name="Table2.1">
          <table:table-cell table:style-name="Table2.A6" office:value-type="string">
            <text:p text:style-name="P55"/>
          </table:table-cell>
          <table:table-cell table:style-name="Table2.B6" office:value-type="string">
            <text:p text:style-name="P1"><text:span text:style-name="T50">actualBills</text:span></text:p>
          </table:table-cell>
          <table:table-cell table:style-name="Table2.C6" office:value-type="string">
            <text:p text:style-name="P53"><text:span text:style-name="T39">дата обновления счетов задолженности</text:span></text:p>
          </table:table-cell>
        </table:table-row>
        <table:table-row table:style-name="Table2.1">
          <table:table-cell table:style-name="Table2.A7" office:value-type="string">
            <text:p text:style-name="P53"><text:span text:style-name="T5">PayersTable</text:span></text:p>
          </table:table-cell>
          <table:table-cell table:style-name="Table2.B7" office:value-type="string">
            <text:p text:style-name="P55"/>
          </table:table-cell>
          <table:table-cell table:style-name="Table2.C7" office:value-type="string">
            <text:p text:style-name="P54"><text:span text:style-name="T5">Ответ ПШ на запрос Presearch. Содержит список плательщиков и их реквизитов.</text:span></text:p>
          </table:table-cell>
        </table:table-row>
        <table:table-row table:style-name="Table2.1">
          <table:table-cell table:style-name="Table2.A8" office:value-type="string">
            <text:p text:style-name="P53"><text:span text:style-name="T5">Payment</text:span></text:p>
          </table:table-cell>
          <table:table-cell table:style-name="Table2.B8" office:value-type="string">
            <text:p text:style-name="P55"/>
          </table:table-cell>
          <table:table-cell table:style-name="Table2.C8" office:value-type="string">
            <text:p text:style-name="P54"><text:span text:style-name="T5">Платеж задолженности ПС.</text:span></text:p>
          </table:table-cell>
        </table:table-row>
        <table:table-row table:style-name="Table2.1">
          <table:table-cell table:style-name="Table2.A9" office:value-type="string">
            <text:p text:style-name="P55"/>
          </table:table-cell>
          <table:table-cell table:style-name="Table2.B9" office:value-type="string">
            <text:p text:style-name="P53"><text:span text:style-name="T5">id</text:span></text:p>
          </table:table-cell>
          <table:table-cell table:style-name="Table2.C9" office:value-type="string">
            <text:p text:style-name="P54"><text:span text:style-name="T5">Уникальный идентификатор платежа.</text:span></text:p>
          </table:table-cell>
        </table:table-row>
        <table:table-row table:style-name="Table2.1">
          <table:table-cell table:style-name="Table2.A10" office:value-type="string">
            <text:p text:style-name="P53"><text:span text:style-name="T5">Gateway</text:span></text:p>
          </table:table-cell>
          <table:table-cell table:style-name="Table2.B10" office:value-type="string">
            <text:p text:style-name="P55"/>
          </table:table-cell>
          <table:table-cell table:style-name="Table2.C10" office:value-type="string">
            <text:p text:style-name="P54"><text:span text:style-name="T5">Ответ ПШ на успешный запрос записи, сторнирования, выгрузки и перерасчета комиссии.</text:span></text:p>
          </table:table-cell>
        </table:table-row>
        <table:table-row table:style-name="Table2.1">
          <table:table-cell table:style-name="Table2.A11" office:value-type="string">
            <text:p text:style-name="P55"/>
          </table:table-cell>
          <table:table-cell table:style-name="Table2.B11" office:value-type="string">
            <text:p text:style-name="P53"><text:span text:style-name="T5">reference</text:span></text:p>
          </table:table-cell>
          <table:table-cell table:style-name="Table2.C11" office:value-type="string">
            <text:p text:style-name="P54"><text:span text:style-name="T5">Уникальный идентификатор на стороне ПШ.</text:span></text:p>
          </table:table-cell>
        </table:table-row>
        <table:table-row table:style-name="Table2.1">
          <table:table-cell table:style-name="Table2.A12" office:value-type="string">
            <text:p text:style-name="P53"><text:span text:style-name="T5">ErrorInfo</text:span></text:p>
          </table:table-cell>
          <table:table-cell table:style-name="Table2.B12" office:value-type="string">
            <text:p text:style-name="P55"/>
          </table:table-cell>
          <table:table-cell table:style-name="Table2.C12" office:value-type="string">
            <text:p text:style-name="P54"><text:span text:style-name="T5">Отрицательный ответ ПШ на запрос.</text:span></text:p>
          </table:table-cell>
        </table:table-row>
        <table:table-row table:style-name="Table2.1">
          <table:table-cell table:style-name="Table2.A13" office:value-type="string">
            <text:p text:style-name="P55"/>
          </table:table-cell>
          <table:table-cell table:style-name="Table2.B13" office:value-type="string">
            <text:p text:style-name="P53"><text:span text:style-name="T5">code</text:span></text:p>
          </table:table-cell>
          <table:table-cell table:style-name="Table2.C13" office:value-type="string">
            <text:p text:style-name="P54"><text:span text:style-name="T5">Код ошибки.</text:span></text:p>
          </table:table-cell>
        </table:table-row>
        <table:table-row table:style-name="Table2.1">
          <table:table-cell table:style-name="Table2.A14" office:value-type="string">
            <text:p text:style-name="P53"><text:span text:style-name="T5">Calculator</text:span></text:p>
          </table:table-cell>
          <table:table-cell table:style-name="Table2.B14" office:value-type="string">
            <text:p text:style-name="P55"/>
          </table:table-cell>
          <table:table-cell table:style-name="Table2.C14" office:value-type="string">
            <text:p text:style-name="P54"><text:span text:style-name="T5">Ответ на запрос перерасчета.</text:span></text:p>
          </table:table-cell>
        </table:table-row>
        <table:table-row table:style-name="Table2.1">
          <table:table-cell table:style-name="Table2.A15" office:value-type="string">
            <text:p text:style-name="P24"><text:span text:style-name="T38">Entry</text:span></text:p>
          </table:table-cell>
          <table:table-cell table:style-name="Table2.B15" office:value-type="string">
            <text:p text:style-name="P25"/>
          </table:table-cell>
          <table:table-cell table:style-name="Table2.C15" office:value-type="string">
            <text:p text:style-name="P40"><text:span text:style-name="T39">Одиночная выгрузка реестра (Одна проводка-одна xml)</text:span></text:p>
          </table:table-cell>
        </table:table-row>
        <table:table-row table:style-name="Table2.1">
          <table:table-cell table:style-name="Table2.A16" office:value-type="string">
            <text:p text:style-name="P25"/>
          </table:table-cell>
          <table:table-cell table:style-name="Table2.B16" office:value-type="string">
            <text:p text:style-name="P24"><text:span text:style-name="T39">number</text:span></text:p>
          </table:table-cell>
          <table:table-cell table:style-name="Table2.C16" office:value-type="string">
            <text:p text:style-name="P40"><text:span text:style-name="T39">Номер реестра</text:span></text:p>
          </table:table-cell>
        </table:table-row>
        <table:table-row table:style-name="Table2.1">
          <table:table-cell table:style-name="Table2.A17" office:value-type="string">
            <text:p text:style-name="P25"/>
          </table:table-cell>
          <table:table-cell table:style-name="Table2.B17" office:value-type="string">
            <text:p text:style-name="P24"><text:span text:style-name="T39">id</text:span></text:p>
          </table:table-cell>
          <table:table-cell table:style-name="Table2.C17" office:value-type="string">
            <text:p text:style-name="P40"><text:span text:style-name="T39">Уникальный идентификатор реестра</text:span></text:p>
          </table:table-cell>
        </table:table-row>
        <table:table-row table:style-name="Table2.1">
          <table:table-cell table:style-name="Table2.A18" office:value-type="string">
            <text:p text:style-name="P24"><text:span text:style-name="T38">Pack</text:span></text:p>
          </table:table-cell>
          <table:table-cell table:style-name="Table2.B18" office:value-type="string">
            <text:p text:style-name="P20"/>
          </table:table-cell>
          <table:table-cell table:style-name="Table2.C18" office:value-type="string">
            <text:p text:style-name="P40"><text:span text:style-name="T39">Пакетная выгрузка реестра (Все проводки за опердень - одна xml)</text:span></text:p>
          </table:table-cell>
        </table:table-row>
        <table:table-row table:style-name="Table2.1">
          <table:table-cell table:style-name="Table2.A19" office:value-type="string">
            <text:p text:style-name="P20"/>
          </table:table-cell>
          <table:table-cell table:style-name="Table2.B19" office:value-type="string">
            <text:p text:style-name="P24"><text:span text:style-name="T39">number</text:span></text:p>
          </table:table-cell>
          <table:table-cell table:style-name="Table2.C19" office:value-type="string">
            <text:p text:style-name="P40"><text:span text:style-name="T39">Номер реестра</text:span></text:p>
          </table:table-cell>
        </table:table-row>
        <table:table-row table:style-name="Table2.1">
          <table:table-cell table:style-name="Table2.A20" office:value-type="string">
            <text:p text:style-name="P20"/>
          </table:table-cell>
          <table:table-cell table:style-name="Table2.B20" office:value-type="string">
            <text:p text:style-name="P24"><text:span text:style-name="T39">id</text:span></text:p>
          </table:table-cell>
          <table:table-cell table:style-name="Table2.C20" office:value-type="string">
            <text:p text:style-name="P40"><text:span text:style-name="T39">Уникальный идентификатор реестра</text:span></text:p>
          </table:table-cell>
        </table:table-row>
      </table:table>
      <text:p text:style-name="P19"/>
      <text:p text:style-name="P40"/>
      <text:p text:style-name="P219"><text:bookmark text:name="_xqym9wavf2xm"/><text:span text:style-name="T42">1. </text:span><text:bookmark text:name="bg6voa5ql3c0"/><text:span text:style-name="T42">ИДЕНТИФИКАЦИЯ</text:span><text:span text:style-name="T20"> ПЛАТЕЛЬЩИКА (</text:span><text:span text:style-name="T42">ПРЕДВАРИТЕЛЬНЫЙ ПОИСК)</text:span><text:span text:style-name="T20"> </text:span></text:p>
      <text:p text:style-name="P91"><text:span text:style-name="T2">Предварительный поиск плательщика осуществляется, например, по адресу или номеру лицевого счета.</text:span></text:p>
      <text:p text:style-name="P91"><text:span text:style-name="T2">В случае поиска по адресу обязательно должны быть указаны код улицы и номер (название) дома. Если в адресе присутствует корпус, его нужно указывать в конце названия дома через слешь (/)</text:span><text:span text:style-name="T38">, или добавить как поисковый параметр.</text:span><text:span text:style-name="T2"> Если под заданные критерии попадает не более пяти лицевых счетов, будет возвращен их список.</text:span></text:p>
      <text:p text:style-name="P234"><text:bookmark text:name="_k2q44oi04c16"/><text:span text:style-name="T21">1.1 Примеры запросов предварительный поиск (Presearch)</text:span></text:p>
      <text:p text:style-name="P233"><text:bookmark text:name="_kf1ujdq6qz7k"/><text:span text:style-name="T22">1.1.1 Пример </text:span><text:span text:style-name="T45">з</text:span><text:span text:style-name="T22">апроса ПП по улице и по номеру дома</text:span></text:p>
      <text:p text:style-name="P70"><text:span text:style-name="T10">&lt;?xml version="1.0" encoding="UTF-8" standalone="yes"?&gt;</text:span></text:p>
      <text:p text:style-name="P70"><text:span text:style-name="T10">&lt;Transfer xmlns="http://debt.privatbank.ua/Transfer" interface="Debt" action="</text:span><text:span text:style-name="T11">Presearch</text:span><text:span text:style-name="T10">"&gt;</text:span></text:p>
      <text:p text:style-name="P70"><text:span text:style-name="T10"><text:tab/>&lt;Data xmlns:xsi="http://www.w3.org/2001/XMLSchema-instance" xsi:type="Payer"&gt;</text:span></text:p>
      <text:p text:style-name="P96"><text:span text:style-name="T10">&lt;Unit name="street" value="213434"/&gt;<text:tab/><text:tab/></text:span></text:p>
      <text:p text:style-name="P96"><text:span text:style-name="T10">&lt;Unit name="house" value="34" /&gt;</text:span></text:p>
      <text:p text:style-name="P70"><text:span text:style-name="T10"><text:tab/>&lt;/Data&gt;</text:span></text:p>
      <text:p text:style-name="P71"><text:span text:style-name="T10">&lt;/Transfer&gt;</text:span></text:p>
      <text:p text:style-name="P97"><text:span text:style-name="T47">1.1.2 Пример з</text:span><text:span text:style-name="T1">апроса ПП по улице, по номеру дома и номеру квартиры</text:span></text:p>
      <text:p text:style-name="P70"><text:span text:style-name="T10">&lt;?xml version="1.0" encoding="UTF-8" standalone="yes"?&gt;</text:span></text:p>
      <text:p text:style-name="P70"><text:span text:style-name="T10">&lt;Transfer xmlns="http://debt.privatbank.ua/Transfer" interface="Debt" action="</text:span><text:span text:style-name="T11">Presearch</text:span><text:span text:style-name="T10">"&gt;</text:span></text:p>
      <text:p text:style-name="P70"><text:span text:style-name="T10"><text:tab/>&lt;Data xmlns:xsi="http://www.w3.org/2001/XMLSchema-instance" xsi:type="Payer"&gt;</text:span></text:p>
      <text:p text:style-name="P98"><text:span text:style-name="T10">&lt;Unit name="street" value="213434"/&gt;<text:tab/><text:tab/></text:span></text:p>
      <text:p text:style-name="P98"><text:span text:style-name="T10">&lt;Unit name="house" value="34" /&gt;</text:span></text:p>
      <text:p text:style-name="P99"><text:span text:style-name="T10">&lt;Unit name="flat" value="2" /&gt;</text:span></text:p>
      <text:p text:style-name="P70"><text:span text:style-name="T10"><text:tab/>&lt;/Data&gt;</text:span></text:p>
      <text:p text:style-name="P71"><text:span text:style-name="T10">&lt;/Transfer&gt;</text:span></text:p>
      <text:p text:style-name="P100"><text:soft-page-break/><text:span text:style-name="T47">1.1.3 Пример з</text:span><text:span text:style-name="T1">апроса ПП по лицевому счету</text:span></text:p>
      <text:p text:style-name="P70"><text:span text:style-name="T10">&lt;?xml version="1.0" encoding="UTF-8" standalone="yes"?&gt;</text:span></text:p>
      <text:p text:style-name="P70"><text:span text:style-name="T10">&lt;Transfer xmlns="http://debt.privatbank.ua/Transfer" interface="Debt" action="</text:span><text:span text:style-name="T11">Presearch</text:span><text:span text:style-name="T10">"&gt;</text:span></text:p>
      <text:p text:style-name="P70"><text:span text:style-name="T10"><text:tab/>&lt;Data xmlns:xsi="http://www.w3.org/2001/XMLSchema-instance" xsi:type="Payer"&gt;</text:span></text:p>
      <text:p text:style-name="P70"><text:span text:style-name="T10"><text:tab/><text:tab/>&lt;Unit name="ls" value="710005007302" /&gt;</text:span></text:p>
      <text:p text:style-name="P70"><text:span text:style-name="T10"><text:tab/>&lt;/Data&gt;</text:span></text:p>
      <text:p text:style-name="P70"><text:span text:style-name="T10">&lt;/Transfer&gt;</text:span></text:p>
      <text:p text:style-name="P101"><text:span text:style-name="T1">По</text:span><text:span text:style-name="T47">д</text:span><text:span text:style-name="T1">робное описание элементов запроса ПП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0"><text:span text:style-name="T4">Элемент</text:span></text:p>
          </table:table-cell>
          <table:table-cell table:style-name="Table3.A1" office:value-type="string">
            <text:p text:style-name="P50"><text:span text:style-name="T4">Атрибут</text:span></text:p>
          </table:table-cell>
          <table:table-cell table:style-name="Table3.A1" office:value-type="string">
            <text:p text:style-name="P50"><text:span text:style-name="T4">Значение</text:span></text:p>
          </table:table-cell>
          <table:table-cell table:style-name="Table3.A1" office:value-type="string">
            <text:p text:style-name="P50"><text:span text:style-name="T40">Кол-во элементов</text:span></text:p>
          </table:table-cell>
          <table:table-cell table:style-name="Table3.A1" office:value-type="string">
            <text:p text:style-name="P50"><text:span text:style-name="T4">Обязательность элемента</text:span></text:p>
          </table:table-cell>
          <table:table-cell table:style-name="Table3.A1" office:value-type="string">
            <text:p text:style-name="P50"><text:span text:style-name="T4">Примечание</text:span></text:p>
          </table:table-cell>
        </table:table-row>
        <table:table-row table:style-name="Table3.1">
          <table:table-cell table:style-name="Table3.A2" office:value-type="string">
            <text:p text:style-name="P54"><text:span text:style-name="T5">Transfer</text:span></text:p>
          </table:table-cell>
          <table:table-cell table:style-name="Table3.B2" office:value-type="string">
            <text:p text:style-name="P54"><text:span text:style-name="T5">interface</text:span></text:p>
          </table:table-cell>
          <table:table-cell table:style-name="Table3.C2" office:value-type="string">
            <text:p text:style-name="P54"><text:span text:style-name="T5">De</text:span><text:span text:style-name="T39">b</text:span><text:span text:style-name="T5">t</text:span></text:p>
          </table:table-cell>
          <table:table-cell table:style-name="Table3.D2" office:value-type="string">
            <text:p text:style-name="P50"><text:span text:style-name="T39">1</text:span></text:p>
          </table:table-cell>
          <table:table-cell table:style-name="Table3.E2" office:value-type="string">
            <text:p text:style-name="P50"><text:span text:style-name="T9">+</text:span></text:p>
          </table:table-cell>
          <table:table-cell table:style-name="Table3.F2" office:value-type="string">
            <text:p text:style-name="P54"><text:span text:style-name="T5">Константа (interface =</text:span><text:bookmark text:name="30j0zll"/><text:span text:style-name="T5"> ”Debt”)</text:span></text:p>
          </table:table-cell>
        </table:table-row>
        <table:table-row table:style-name="Table3.1">
          <table:table-cell table:style-name="Table3.A3" office:value-type="string">
            <text:p text:style-name="P79"/>
          </table:table-cell>
          <table:table-cell table:style-name="Table3.B3" office:value-type="string">
            <text:p text:style-name="P54"><text:span text:style-name="T5">action</text:span></text:p>
          </table:table-cell>
          <table:table-cell table:style-name="Table3.C3" office:value-type="string">
            <text:p text:style-name="P54"><text:span text:style-name="T5">Presearch</text:span></text:p>
          </table:table-cell>
          <table:table-cell table:style-name="Table3.D3" office:value-type="string">
            <text:p text:style-name="P50"><text:span text:style-name="T39">1</text:span></text:p>
          </table:table-cell>
          <table:table-cell table:style-name="Table3.E3" office:value-type="string">
            <text:p text:style-name="P50"><text:span text:style-name="T9">+</text:span></text:p>
          </table:table-cell>
          <table:table-cell table:style-name="Table3.F3" office:value-type="string">
            <text:p text:style-name="P54"><text:span text:style-name="T5">Метод запроса</text:span></text:p>
          </table:table-cell>
        </table:table-row>
        <table:table-row table:style-name="Table3.1">
          <table:table-cell table:style-name="Table3.A4" office:value-type="string">
            <text:p text:style-name="P54"><text:span text:style-name="T5">/Transfer/Data</text:span></text:p>
          </table:table-cell>
          <table:table-cell table:style-name="Table3.B4" office:value-type="string">
            <text:p text:style-name="P54"><text:span text:style-name="T5">xsi:type</text:span></text:p>
          </table:table-cell>
          <table:table-cell table:style-name="Table3.C4" office:value-type="string">
            <text:p text:style-name="P54"><text:span text:style-name="T5">Payer</text:span></text:p>
          </table:table-cell>
          <table:table-cell table:style-name="Table3.D4" office:value-type="string">
            <text:p text:style-name="P50"><text:span text:style-name="T39">1</text:span></text:p>
          </table:table-cell>
          <table:table-cell table:style-name="Table3.E4" office:value-type="string">
            <text:p text:style-name="P50"><text:span text:style-name="T9">+</text:span></text:p>
          </table:table-cell>
          <table:table-cell table:style-name="Table3.F4" office:value-type="string">
            <text:p text:style-name="P54"><text:span text:style-name="T5">Тип <text:s/>запроса</text:span></text:p>
          </table:table-cell>
        </table:table-row>
        <table:table-row table:style-name="Table3.1">
          <table:table-cell table:style-name="Table3.A5" office:value-type="string">
            <text:p text:style-name="P54"><text:span text:style-name="T5">/Transfer/Data/</text:span></text:p>
            <text:p text:style-name="P54"><text:span text:style-name="T5">Unit</text:span></text:p>
          </table:table-cell>
          <table:table-cell table:style-name="Table3.B5" office:value-type="string">
            <text:p text:style-name="P54"><text:span text:style-name="T5">name</text:span></text:p>
          </table:table-cell>
          <table:table-cell table:style-name="Table3.C5" office:value-type="string">
            <text:p text:style-name="P54"><text:span text:style-name="T5">House|flat|street|ls</text:span></text:p>
          </table:table-cell>
          <table:table-cell table:style-name="Table3.D5" office:value-type="string">
            <text:p text:style-name="P50"><text:span text:style-name="T39">1...n</text:span></text:p>
          </table:table-cell>
          <table:table-cell table:style-name="Table3.E5" office:value-type="string">
            <text:p text:style-name="P50"><text:span text:style-name="T9">+</text:span></text:p>
          </table:table-cell>
          <table:table-cell table:style-name="Table3.F5" office:value-type="string">
            <text:p text:style-name="P54"><text:span text:style-name="T5">Название параметра поиска:</text:span></text:p>
            <text:p text:style-name="P54"><text:span text:style-name="T5">- street — код улицы (из справочника)</text:span></text:p>
            <text:p text:style-name="P54"><text:span text:style-name="T5">- house — номер(название дома)</text:span></text:p>
            <text:p text:style-name="P54"><text:span text:style-name="T5">- flat — номер квартиры</text:span></text:p>
            <text:p text:style-name="P54"><text:span text:style-name="T5">- ls — номер лицевого счета</text:span></text:p>
          </table:table-cell>
        </table:table-row>
        <table:table-row table:style-name="Table3.1">
          <table:table-cell table:style-name="Table3.A6" office:value-type="string">
            <text:p text:style-name="P79"/>
          </table:table-cell>
          <table:table-cell table:style-name="Table3.B6" office:value-type="string">
            <text:p text:style-name="P54"><text:span text:style-name="T5">value</text:span></text:p>
          </table:table-cell>
          <table:table-cell table:style-name="Table3.C6" office:value-type="string">
            <text:p text:style-name="P54"><text:span text:style-name="T5">«строка»</text:span></text:p>
          </table:table-cell>
          <table:table-cell table:style-name="Table3.D6" office:value-type="string">
            <text:p text:style-name="P62"/>
          </table:table-cell>
          <table:table-cell table:style-name="Table3.E6" office:value-type="string">
            <text:p text:style-name="P56"/>
          </table:table-cell>
          <table:table-cell table:style-name="Table3.F6" office:value-type="string">
            <text:p text:style-name="P54"><text:span text:style-name="T5">Значение параметра поиска.</text:span><text:bookmark text:name="ab661jqgggw4"/></text:p>
          </table:table-cell>
        </table:table-row>
      </table:table>
      <text:p text:style-name="P235"><text:bookmark text:name="_f7vji15xewdt"/><text:span text:style-name="T21">1.2 Пример ответа на </text:span><text:span text:style-name="T46">п</text:span><text:span text:style-name="T21">редв</text:span><text:span text:style-name="T46">а</text:span><text:span text:style-name="T21">рительный поиск </text:span></text:p>
      <text:p text:style-name="P70"><text:span text:style-name="T10">&lt;?xml version="1.0" encoding="UTF-8" standalone="yes"?&gt;</text:span></text:p>
      <text:p text:style-name="P70"><text:span text:style-name="T10">&lt;Transfer xmlns="http://debt.privatbank.ua/Transfer" interface="Debt" action="</text:span><text:span text:style-name="T11">Presearch</text:span><text:span text:style-name="T10">"&gt;</text:span></text:p>
      <text:p text:style-name="P102"><text:span text:style-name="T10">&lt;Data xmlns:xsi="</text:span><text:a xlink:type="simple" xlink:href="http://www.w3.org/2001/XMLSchema-instance" text:style-name="ListLabel_20_2" text:visited-style-name="ListLabel_20_2"><text:span text:style-name="T12">http://www.w3.org/2001/XMLSchema-instance</text:span></text:a><text:span text:style-name="T10">" xsi:type="PayersTable"&gt;</text:span></text:p>
      <text:p text:style-name="P105"><text:span text:style-name="T10">&lt;Headers&gt;</text:span></text:p>
      <text:p text:style-name="P107"><text:span text:style-name="T10">&lt;Header name="fio"/&gt;</text:span></text:p>
      <text:p text:style-name="P107"><text:span text:style-name="T10">&lt;Header name="ls"/&gt;</text:span></text:p>
      <text:p text:style-name="P105"><text:span text:style-name="T10">&lt;/Headers&gt;</text:span></text:p>
      <text:p text:style-name="P113"><text:span text:style-name="T10">&lt;Columns&gt;</text:span></text:p>
      <text:p text:style-name="P115"><text:span text:style-name="T10">&lt;Column&gt;</text:span></text:p>
      <text:p text:style-name="P120"><text:span text:style-name="T10">&lt;Element&gt;Иванов Иван Иванович&lt;/Element&gt;</text:span></text:p>
      <text:p text:style-name="P120"><text:span text:style-name="T10">&lt;Element&gt;Иванов И.И.&lt;/Element&gt;</text:span></text:p>
      <text:p text:style-name="P120"><text:span text:style-name="T10">&lt;Element&gt;Иванова Е.В&lt;/Element&gt;</text:span></text:p>
      <text:p text:style-name="P120"><text:span text:style-name="T10">&lt;Element&gt;Иванов И&lt;/Element&gt;</text:span></text:p>
      <text:p text:style-name="P120"><text:span text:style-name="T10">&lt;Element&gt;Иванов Иван Иванович&lt;/Element&gt;</text:span></text:p>
      <text:p text:style-name="P122"><text:span text:style-name="T10">&lt;/Column&gt;</text:span></text:p>
      <text:p text:style-name="P123"><text:span text:style-name="T10">&lt;Column&gt;</text:span></text:p>
      <text:p text:style-name="P124"><text:span text:style-name="T10">&lt;Element&gt;1210236&lt;/Element&gt;</text:span></text:p>
      <text:p text:style-name="P124"><text:span text:style-name="T10">&lt;Element&gt;1210236&lt;/Element&gt;</text:span></text:p>
      <text:p text:style-name="P124"><text:span text:style-name="T10">&lt;Element&gt;12102348&lt;/Element&gt;</text:span></text:p>
      <text:p text:style-name="P124"><text:span text:style-name="T10">&lt;Element&gt;1210236&lt;/Element&gt;</text:span></text:p>
      <text:p text:style-name="P124"><text:span text:style-name="T10">&lt;Element&gt;1210236&lt;/Element&gt;</text:span></text:p>
      <text:p text:style-name="P122"><text:span text:style-name="T10">&lt;/Column&gt;</text:span></text:p>
      <text:p text:style-name="P125"><text:span text:style-name="T10">&lt;/Columns&gt;</text:span></text:p>
      <text:p text:style-name="P126"><text:span text:style-name="T10">&lt;/Data&gt;</text:span></text:p>
      <text:p text:style-name="P70"><text:span text:style-name="T10">&lt;/Transfer&gt;</text:span></text:p>
      <text:p text:style-name="P127"><text:span text:style-name="T1">По</text:span><text:span text:style-name="T47">д</text:span><text:span text:style-name="T1">робное описание элементов </text:span><text:span text:style-name="T47">ответа</text:span><text:span text:style-name="T1"> ПП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 table:style-name="Table4.1">
          <table:table-cell table:style-name="Table4.A1" office:value-type="string">
            <text:p text:style-name="P129"><text:span text:style-name="T8">Элемент</text:span></text:p>
          </table:table-cell>
          <table:table-cell table:style-name="Table4.A1" office:value-type="string">
            <text:p text:style-name="P130"><text:span text:style-name="T8">Атриб</text:span><text:span text:style-name="T40">у</text:span><text:span text:style-name="T8">т</text:span></text:p>
          </table:table-cell>
          <table:table-cell table:style-name="Table4.A1" office:value-type="string">
            <text:p text:style-name="P130"><text:span text:style-name="T8">Значение</text:span></text:p>
          </table:table-cell>
          <table:table-cell table:style-name="Table4.A1" office:value-type="string">
            <text:p text:style-name="P130"><text:span text:style-name="T40">Кол-во элемен.</text:span></text:p>
          </table:table-cell>
          <table:table-cell table:style-name="Table4.A1" office:value-type="string">
            <text:p text:style-name="P130"><text:span text:style-name="T8">Обязательность</text:span></text:p>
          </table:table-cell>
          <table:table-cell table:style-name="Table4.A1" office:value-type="string">
            <text:p text:style-name="P131"><text:span text:style-name="T8">Примечание</text:span></text:p>
          </table:table-cell>
        </table:table-row>
        <table:table-row table:style-name="Table4.1">
          <table:table-cell table:style-name="Table4.A2" office:value-type="string">
            <text:p text:style-name="P54"><text:span text:style-name="T7">Transfer</text:span></text:p>
          </table:table-cell>
          <table:table-cell table:style-name="Table4.B2" office:value-type="string">
            <text:p text:style-name="P54"><text:span text:style-name="T7">interface</text:span></text:p>
          </table:table-cell>
          <table:table-cell table:style-name="Table4.C2" office:value-type="string">
            <text:p text:style-name="P54"><text:span text:style-name="T7">Dept</text:span></text:p>
          </table:table-cell>
          <table:table-cell table:style-name="Table4.D2" office:value-type="string">
            <text:p text:style-name="P50"><text:span text:style-name="T39">1</text:span></text:p>
          </table:table-cell>
          <table:table-cell table:style-name="Table4.E2" office:value-type="string">
            <text:p text:style-name="P50"><text:span text:style-name="T7">+</text:span></text:p>
          </table:table-cell>
          <table:table-cell table:style-name="Table4.F2" office:value-type="string">
            <text:p text:style-name="P54"><text:span text:style-name="T7">Константа (interface =</text:span><text:bookmark text:name="3znysh7"/><text:span text:style-name="T7"> ”Debt”)</text:span></text:p>
          </table:table-cell>
        </table:table-row>
        <table:table-row table:style-name="Table4.1">
          <table:table-cell table:style-name="Table4.A3" office:value-type="string">
            <text:p text:style-name="P28"/>
          </table:table-cell>
          <table:table-cell table:style-name="Table4.B3" office:value-type="string">
            <text:p text:style-name="P54"><text:span text:style-name="T7">action</text:span></text:p>
          </table:table-cell>
          <table:table-cell table:style-name="Table4.C3" office:value-type="string">
            <text:p text:style-name="P54"><text:span text:style-name="T7">Presearch</text:span></text:p>
          </table:table-cell>
          <table:table-cell table:style-name="Table4.D3" office:value-type="string">
            <text:p text:style-name="P50"><text:span text:style-name="T39">1</text:span></text:p>
          </table:table-cell>
          <table:table-cell table:style-name="Table4.E3" office:value-type="string">
            <text:p text:style-name="P50"><text:span text:style-name="T7">+</text:span></text:p>
          </table:table-cell>
          <table:table-cell table:style-name="Table4.F3" office:value-type="string">
            <text:p text:style-name="P54"><text:span text:style-name="T7">Метод запроса</text:span></text:p>
          </table:table-cell>
        </table:table-row>
        <table:table-row table:style-name="Table4.1">
          <table:table-cell table:style-name="Table4.A4" office:value-type="string">
            <text:p text:style-name="P54"><text:span text:style-name="T7">/Transfer/Data</text:span></text:p>
          </table:table-cell>
          <table:table-cell table:style-name="Table4.B4" office:value-type="string">
            <text:p text:style-name="P54"><text:span text:style-name="T7">xsi:type</text:span></text:p>
          </table:table-cell>
          <table:table-cell table:style-name="Table4.C4" office:value-type="string">
            <text:p text:style-name="P54"><text:span text:style-name="T7">PayersTable</text:span></text:p>
          </table:table-cell>
          <table:table-cell table:style-name="Table4.D4" office:value-type="string">
            <text:p text:style-name="P50"><text:span text:style-name="T39">1</text:span></text:p>
          </table:table-cell>
          <table:table-cell table:style-name="Table4.E4" office:value-type="string">
            <text:p text:style-name="P50"><text:span text:style-name="T7">+</text:span></text:p>
          </table:table-cell>
          <table:table-cell table:style-name="Table4.F4" office:value-type="string">
            <text:p text:style-name="P54"><text:span text:style-name="T7">Тип запроса</text:span></text:p>
          </table:table-cell>
        </table:table-row>
        <table:table-row table:style-name="Table4.5">
          <table:table-cell table:style-name="Table4.A5" office:value-type="string">
            <text:p text:style-name="P54"><text:span text:style-name="T7">/Transfer/Data/Headers</text:span></text:p>
          </table:table-cell>
          <table:table-cell table:style-name="Table4.B5" office:value-type="string">
            <text:p text:style-name="P62"/>
          </table:table-cell>
          <table:table-cell table:style-name="Table4.C5" office:value-type="string">
            <text:p text:style-name="P62"/>
          </table:table-cell>
          <table:table-cell table:style-name="Table4.D5" office:value-type="string">
            <text:p text:style-name="P50"><text:span text:style-name="T39">1</text:span></text:p>
          </table:table-cell>
          <table:table-cell table:style-name="Table4.E5" office:value-type="string">
            <text:p text:style-name="P50"><text:span text:style-name="T7">+</text:span><text:bookmark text:name="2et92p0"/></text:p>
          </table:table-cell>
          <table:table-cell table:style-name="Table4.F5" office:value-type="string">
            <text:p text:style-name="P54"><text:span text:style-name="T7">Шапка полей предварительного поиска</text:span></text:p>
          </table:table-cell>
        </table:table-row>
        <table:table-row table:style-name="Table4.1">
          <table:table-cell table:style-name="Table4.A6" office:value-type="string">
            <text:p text:style-name="P54"><text:span text:style-name="T7">/Transfer/Data/Headers/Header</text:span></text:p>
          </table:table-cell>
          <table:table-cell table:style-name="Table4.B6" office:value-type="string">
            <text:p text:style-name="P54"><text:span text:style-name="T7">name</text:span></text:p>
          </table:table-cell>
          <table:table-cell table:style-name="Table4.C6" office:value-type="string">
            <text:p text:style-name="P54"><text:span text:style-name="T39">любой</text:span></text:p>
            <text:p text:style-name="P54"><text:span text:style-name="T39">(</text:span><text:span text:style-name="T7">bill_identifier| ls | fio | address</text:span><text:span text:style-name="T39">)</text:span></text:p>
          </table:table-cell>
          <table:table-cell table:style-name="Table4.D6" office:value-type="string">
            <text:p text:style-name="P50"><text:span text:style-name="T39">1...n</text:span></text:p>
          </table:table-cell>
          <table:table-cell table:style-name="Table4.E6" office:value-type="string">
            <text:p text:style-name="P50"><text:span text:style-name="T7">+</text:span></text:p>
          </table:table-cell>
          <table:table-cell table:style-name="Table4.F6" office:value-type="string">
            <text:p text:style-name="P132"><text:span text:style-name="T39">Пример элементов:</text:span></text:p>
            <text:p text:style-name="P132"><text:span text:style-name="T7"><text:s/>- bill_identifier — уникальный идентификатор лицевого счет;</text:span></text:p>
            <text:p text:style-name="P132"><text:span text:style-name="T7"><text:s/>- ls — номер лицевого счета;</text:span></text:p>
            <text:p text:style-name="P134"><text:span text:style-name="T7"><text:s/>- fio — ФИО;</text:span></text:p>
            <text:p text:style-name="P134"><text:span text:style-name="T7"><text:s/>- address — адрес.</text:span></text:p>
          </table:table-cell>
        </table:table-row>
        <table:table-row table:style-name="Table4.1">
          <table:table-cell table:style-name="Table4.A7" office:value-type="string">
            <text:p text:style-name="P54"><text:span text:style-name="T7">/Transfer/Data/Columns</text:span></text:p>
          </table:table-cell>
          <table:table-cell table:style-name="Table4.B7" office:value-type="string">
            <text:p text:style-name="P62"/>
          </table:table-cell>
          <table:table-cell table:style-name="Table4.C7" office:value-type="string">
            <text:p text:style-name="P62"/>
          </table:table-cell>
          <table:table-cell table:style-name="Table4.D7" office:value-type="string">
            <text:p text:style-name="P50"><text:span text:style-name="T39">1</text:span></text:p>
          </table:table-cell>
          <table:table-cell table:style-name="Table4.E7" office:value-type="string">
            <text:p text:style-name="P50"><text:span text:style-name="T7">+</text:span></text:p>
          </table:table-cell>
          <table:table-cell table:style-name="Table4.F7" office:value-type="string">
            <text:p text:style-name="P54"><text:span text:style-name="T39">Таблица</text:span></text:p>
          </table:table-cell>
        </table:table-row>
        <table:table-row table:style-name="Table4.1">
          <table:table-cell table:style-name="Table4.A8" office:value-type="string">
            <text:p text:style-name="P54"><text:span text:style-name="T7">/Transfer/Data/Columns/Column</text:span></text:p>
          </table:table-cell>
          <table:table-cell table:style-name="Table4.B8" office:value-type="string">
            <text:p text:style-name="P62"/>
          </table:table-cell>
          <table:table-cell table:style-name="Table4.C8" office:value-type="string">
            <text:p text:style-name="P62"/>
          </table:table-cell>
          <table:table-cell table:style-name="Table4.D8" office:value-type="string">
            <text:p text:style-name="P50"><text:span text:style-name="T39">2...n <text:s/></text:span></text:p>
          </table:table-cell>
          <table:table-cell table:style-name="Table4.E8" office:value-type="string">
            <text:p text:style-name="P50"><text:span text:style-name="T7">+</text:span></text:p>
          </table:table-cell>
          <table:table-cell table:style-name="Table4.F8" office:value-type="string">
            <text:p text:style-name="P54"><text:span text:style-name="T39">Колонка</text:span></text:p>
          </table:table-cell>
        </table:table-row>
        <table:table-row table:style-name="Table4.1">
          <table:table-cell table:style-name="Table4.A9" office:value-type="string">
            <text:p text:style-name="P54"><text:span text:style-name="T39">/Transfer/Data/Columns/Colum/Elemen</text:span></text:p>
          </table:table-cell>
          <table:table-cell table:style-name="Table4.B9" office:value-type="string">
            <text:p text:style-name="P56"/>
          </table:table-cell>
          <table:table-cell table:style-name="Table4.C9" office:value-type="string">
            <text:p text:style-name="P56"/>
          </table:table-cell>
          <table:table-cell table:style-name="Table4.D9" office:value-type="string">
            <text:p text:style-name="P50"><text:span text:style-name="T39">1...n</text:span></text:p>
          </table:table-cell>
          <table:table-cell table:style-name="Table4.E9" office:value-type="string">
            <text:p text:style-name="P50"><text:span text:style-name="T39">+</text:span></text:p>
          </table:table-cell>
          <table:table-cell table:style-name="Table4.F9" office:value-type="string">
            <text:p text:style-name="P54"><text:span text:style-name="T39">Ячейка</text:span></text:p>
          </table:table-cell>
        </table:table-row>
      </table:table>
      <text:p text:style-name="P236"><text:bookmark text:name="_nqik4tequ34g"/><text:span text:style-name="T21">1.3 Пример ответа на </text:span><text:span text:style-name="T46">п</text:span><text:span text:style-name="T21">редв</text:span><text:span text:style-name="T46">а</text:span><text:span text:style-name="T21">рительный поиск при ошибке</text:span></text:p>
      <text:p text:style-name="P82"><text:span text:style-name="T10">&lt;?xml version="1.0" encoding="UTF-8" standalone="yes"?&gt;</text:span></text:p>
      <text:p text:style-name="P82"><text:span text:style-name="T10">&lt;Transfer xmlns="</text:span><text:a xlink:type="simple" xlink:href="http://debt.privatbank.ua/Transfer" text:style-name="ListLabel_20_3" text:visited-style-name="ListLabel_20_3"><text:span text:style-name="T10">http://debt.privatbank.ua/Transfer</text:span></text:a><text:span text:style-name="T10">" interface="Debt" action="</text:span><text:span text:style-name="T11">Presearch</text:span><text:span text:style-name="T10">"&gt;</text:span></text:p>
      <text:p text:style-name="P135"><text:span text:style-name="T10">&lt;Data xmlns:xsi="http://www.w3.org/2001/XMLSchema-instance" xsi:type="ErrorInfo" code="99"&gt;</text:span></text:p>
      <text:p text:style-name="P137"><text:span text:style-name="T10">&lt;Message&gt;Уточните поисковые реквизиты&lt;/Message&gt;</text:span></text:p>
      <text:p text:style-name="P135"><text:span text:style-name="T10">&lt;/Data&gt;</text:span></text:p>
      <text:p text:style-name="P82"><text:span text:style-name="T10">&lt;/Transfer&gt;</text:span></text:p>
      <text:p text:style-name="P84"/>
      <text:p text:style-name="P220"><text:bookmark text:name="_daa8rlzg6k1p"/><text:span text:style-name="T42">2.</text:span><text:bookmark text:name="vdww2nmp5a9e"/><text:span text:style-name="T42"> </text:span><text:span text:style-name="T52">ОСНОВНОЙ ПОИСК ПОСЛЕ ПРЕДВАРИТЕЛЬНОГО</text:span></text:p>
      <text:p text:style-name="P139"><text:span text:style-name="T2">Результатом выполнения предварительного поиска является список плательщиков. Из этого списка </text:span><text:span text:style-name="T38">клиент идентифицирует себя и после выбора получает информацию по задолженности.</text:span></text:p>
      <text:p text:style-name="P139"><text:span text:style-name="T53">Обязательный условием для корректной работы ПС является: в ответе на Search</text:span><text:span text:style-name="T54"> </text:span><text:span text:style-name="T53">в тегах <text:s text:c="2"/></text:span></text:p>
      <text:p text:style-name="P140"><text:span text:style-name="T55">/Transfer/Data/ServiceGroup/DebtService/PayerInfo/Phоne</text:span></text:p>
      <text:p text:style-name="P140"><text:span text:style-name="T55">/Transfer/Data/ServiceGroup/DebtService/PayerInfo/ls</text:span></text:p>
      <text:p text:style-name="P140"><text:span text:style-name="T55">/Transfer/Data/ServiceGroup/DebtService/serviceCode</text:span></text:p>
      <text:p text:style-name="P140"><text:span text:style-name="T55">значение одного из параметров Phоne/ls/serviceCode в разрезе услуги должно иметь уникальное содержание.</text:span></text:p>
      <text:p text:style-name="P141"/>
      <text:p text:style-name="P144"><text:span text:style-name="T47">2.1 </text:span><text:bookmark text:name="400fw2ur0iy8"/><text:span text:style-name="T1">Пример основного поиска после предварительного:</text:span></text:p>
      <text:p text:style-name="P70"><text:span text:style-name="T10">&lt;?xml version="1.0" encoding="UTF-8" standalone="yes"?&gt;</text:span></text:p>
      <text:p text:style-name="P70"><text:span text:style-name="T10">&lt;Transfer xmlns="http://debt.privatbank.ua/Transfer" interface="Debt" action="</text:span><text:span text:style-name="T11">Search</text:span><text:span text:style-name="T10">"&gt;</text:span></text:p>
      <text:p text:style-name="P145"><text:span text:style-name="T10">&lt;Data xmlns:xsi="http://www.w3.org/2001/XMLSchema-instance" xsi:type="Payer" presearchId="</text:span><text:span text:style-name="T42">12102348</text:span><text:span text:style-name="T10">"/&gt;</text:span></text:p>
      <text:p text:style-name="P70"><text:span text:style-name="T10">&lt;/Transfer&gt;</text:span></text:p>
      <text:p text:style-name="P147"><text:span text:style-name="T1">По</text:span><text:span text:style-name="T47">д</text:span><text:span text:style-name="T1">робное описание элементов запроса ПП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0"><text:span text:style-name="T8">Элемент</text:span></text:p>
          </table:table-cell>
          <table:table-cell table:style-name="Table5.A1" office:value-type="string">
            <text:p text:style-name="P50"><text:span text:style-name="T8">Атрибут</text:span></text:p>
          </table:table-cell>
          <table:table-cell table:style-name="Table5.A1" office:value-type="string">
            <text:p text:style-name="P50"><text:span text:style-name="T8">Значение</text:span></text:p>
          </table:table-cell>
          <table:table-cell table:style-name="Table5.A1" office:value-type="string">
            <text:p text:style-name="P50"><text:span text:style-name="T40">Кол-во элемента</text:span></text:p>
          </table:table-cell>
          <table:table-cell table:style-name="Table5.A1" office:value-type="string">
            <text:p text:style-name="P50"><text:span text:style-name="T8">Обязательность элемента</text:span></text:p>
          </table:table-cell>
          <table:table-cell table:style-name="Table5.A1" office:value-type="string">
            <text:p text:style-name="P50"><text:span text:style-name="T8">Примечание</text:span></text:p>
          </table:table-cell>
        </table:table-row>
        <table:table-row table:style-name="Table5.1">
          <table:table-cell table:style-name="Table5.A2" office:value-type="string">
            <text:p text:style-name="P54"><text:span text:style-name="T7">Transfer</text:span></text:p>
          </table:table-cell>
          <table:table-cell table:style-name="Table5.B2" office:value-type="string">
            <text:p text:style-name="P54"><text:span text:style-name="T7">interface</text:span></text:p>
          </table:table-cell>
          <table:table-cell table:style-name="Table5.C2" office:value-type="string">
            <text:p text:style-name="P54"><text:span text:style-name="T7">De</text:span><text:span text:style-name="T39">b</text:span><text:span text:style-name="T7">t</text:span></text:p>
          </table:table-cell>
          <table:table-cell table:style-name="Table5.D2" office:value-type="string">
            <text:p text:style-name="P50"><text:span text:style-name="T39">1</text:span></text:p>
          </table:table-cell>
          <table:table-cell table:style-name="Table5.E2" office:value-type="string">
            <text:p text:style-name="P50"><text:span text:style-name="T7">+</text:span></text:p>
          </table:table-cell>
          <table:table-cell table:style-name="Table5.F2" office:value-type="string">
            <text:p text:style-name="P54"><text:span text:style-name="T7">Константа (interface =</text:span><text:bookmark text:name="1t3h5sf"/><text:span text:style-name="T7"> ”Debt”)</text:span></text:p>
          </table:table-cell>
        </table:table-row>
        <table:table-row table:style-name="Table5.1">
          <table:table-cell table:style-name="Table5.A3" office:value-type="string">
            <text:p text:style-name="P80"/>
          </table:table-cell>
          <table:table-cell table:style-name="Table5.B3" office:value-type="string">
            <text:p text:style-name="P54"><text:span text:style-name="T7">action</text:span></text:p>
          </table:table-cell>
          <table:table-cell table:style-name="Table5.C3" office:value-type="string">
            <text:p text:style-name="P54"><text:span text:style-name="T7">Search</text:span></text:p>
          </table:table-cell>
          <table:table-cell table:style-name="Table5.D3" office:value-type="string">
            <text:p text:style-name="P50"><text:span text:style-name="T39">1</text:span></text:p>
          </table:table-cell>
          <table:table-cell table:style-name="Table5.E3" office:value-type="string">
            <text:p text:style-name="P50"><text:span text:style-name="T7">+</text:span></text:p>
          </table:table-cell>
          <table:table-cell table:style-name="Table5.F3" office:value-type="string">
            <text:p text:style-name="P54"><text:span text:style-name="T7">Метод запроса</text:span></text:p>
          </table:table-cell>
        </table:table-row>
        <table:table-row table:style-name="Table5.1">
          <table:table-cell table:style-name="Table5.A4" office:value-type="string">
            <text:p text:style-name="P54"><text:span text:style-name="T7">/Transfer/Data</text:span></text:p>
          </table:table-cell>
          <table:table-cell table:style-name="Table5.B4" office:value-type="string">
            <text:p text:style-name="P54"><text:span text:style-name="T7">xsi:type</text:span></text:p>
          </table:table-cell>
          <table:table-cell table:style-name="Table5.C4" office:value-type="string">
            <text:p text:style-name="P54"><text:span text:style-name="T7">Payer</text:span></text:p>
          </table:table-cell>
          <table:table-cell table:style-name="Table5.D4" office:value-type="string">
            <text:p text:style-name="P50"><text:span text:style-name="T39">1</text:span></text:p>
          </table:table-cell>
          <table:table-cell table:style-name="Table5.E4" office:value-type="string">
            <text:p text:style-name="P50"><text:span text:style-name="T7">+</text:span></text:p>
          </table:table-cell>
          <table:table-cell table:style-name="Table5.F4" office:value-type="string">
            <text:p text:style-name="P54"><text:span text:style-name="T7">Тип запроса</text:span></text:p>
          </table:table-cell>
        </table:table-row>
        <table:table-row table:style-name="Table5.1">
          <table:table-cell table:style-name="Table5.A5" office:value-type="string">
            <text:p text:style-name="P62"/>
          </table:table-cell>
          <table:table-cell table:style-name="Table5.B5" office:value-type="string">
            <text:p text:style-name="P54"><text:span text:style-name="T26">presearchId</text:span></text:p>
          </table:table-cell>
          <table:table-cell table:style-name="Table5.C5" office:value-type="string">
            <text:p text:style-name="P67"/>
          </table:table-cell>
          <table:table-cell table:style-name="Table5.D5" office:value-type="string">
            <text:p text:style-name="P50"><text:span text:style-name="T39">1</text:span></text:p>
          </table:table-cell>
          <table:table-cell table:style-name="Table5.E5" office:value-type="string">
            <text:p text:style-name="P50"><text:span text:style-name="T7">+</text:span></text:p>
          </table:table-cell>
          <table:table-cell table:style-name="Table5.F5" office:value-type="string">
            <text:p text:style-name="P54"><text:span text:style-name="T39">Уникальный идентификатор плательщика, который был выбран при предварительном поиске</text:span></text:p>
          </table:table-cell>
        </table:table-row>
      </table:table>
      <text:p text:style-name="P151"><text:span text:style-name="T47">2.2 </text:span><text:bookmark text:name="f7tof67w1sze"/><text:span text:style-name="T47">Пример о</text:span><text:span text:style-name="T1">твета на основной запрос после предварительного:</text:span></text:p>
      <text:p text:style-name="P70"><text:span text:style-name="T10">&lt;?xml version="1.0" encoding="UTF-8" standalone="yes"?&gt;</text:span></text:p>
      <text:p text:style-name="P70"><text:span text:style-name="T10">&lt;Transfer xmlns="http://debt.privatbank.ua/Transfer" interface="Debt" action="</text:span><text:span text:style-name="T11">Search</text:span><text:span text:style-name="T10">"&gt;</text:span></text:p>
      <text:p text:style-name="P70"><text:span text:style-name="T10">&lt;Data xmlns:xsi="http://www.w3.org/2001/XMLSchema-instance" xsi:type="DebtPack"&gt;</text:span></text:p>
      <text:p text:style-name="P70"><text:span text:style-name="T10">&lt;PayerInfo </text:span><text:span text:style-name="T42">billIdentifier</text:span><text:span text:style-name="T10">="</text:span><text:span text:style-name="T42">12102348</text:span><text:span text:style-name="T10">"&gt;</text:span></text:p>
      <text:p text:style-name="P112"><text:span text:style-name="T10">&lt;Fio&gt;Иванов Иван Иванович&lt;/Fio&gt;</text:span></text:p>
      <text:p text:style-name="P112"><text:span text:style-name="T10">&lt;Phone&gt;+321234214&lt;/Phone&gt;</text:span></text:p>
      <text:p text:style-name="P112"><text:span text:style-name="T10">&lt;Address&gt;пр.Ленина 10 кв 5&lt;/Address&gt;</text:span></text:p>
      <text:p text:style-name="P70"><text:span text:style-name="T10">&lt;/PayerInfo&gt;</text:span></text:p>
      <text:p text:style-name="P70"><text:span text:style-name="T10">&lt;ServiceGroup&gt;</text:span></text:p>
      <text:p text:style-name="P70"><text:span text:style-name="T10">&lt;DebtService</text:span><text:span text:style-name="T13"> </text:span><text:span text:style-name="T14">metersGlobalTarif="14</text:span><text:span text:style-name="T42">.</text:span><text:span text:style-name="T14">65" serviceCode=</text:span><text:span text:style-name="T10">"101" &gt;</text:span></text:p>
      <text:p text:style-name="P152"><text:span text:style-name="T10">&lt;DopData&gt;</text:span></text:p>
      <text:p text:style-name="P92"><text:span text:style-name="T10">&lt;Dop name="</text:span><text:span text:style-name="T42">fine</text:span><text:span text:style-name="T10">" value="2.51" /&gt;</text:span></text:p>
      <text:p text:style-name="P152"><text:span text:style-name="T10">&lt;/DopData&gt;</text:span></text:p>
      <text:p text:style-name="P70"><text:span text:style-name="T10">&lt;CompanyInfo mfo="1242143" okpo="23412341234" account="2600123234" &gt;</text:span></text:p>
      <text:p text:style-name="P70"><text:span text:style-name="T10">&lt;CompanyCode&gt;1&lt;/CompanyCode&gt;</text:span></text:p>
      <text:p text:style-name="P70"><text:span text:style-name="T10">&lt;CompanyName&gt;КП Воддоканал&lt;/CompanyName&gt;</text:span></text:p>
      <text:p text:style-name="P70"><text:soft-page-break/><text:span text:style-name="T10">&lt;/CompanyInfo&gt;</text:span></text:p>
      <text:p text:style-name="P70"><text:span text:style-name="T10">&lt;DebtInfo amountToPay="0.01" debt="0.01"&gt;</text:span></text:p>
      <text:p text:style-name="P70"><text:span text:style-name="T10">&lt;Year&gt;2012&lt;/Year&gt;</text:span></text:p>
      <text:p text:style-name="P70"><text:span text:style-name="T10">&lt;Month&gt;6&lt;/Month&gt;</text:span></text:p>
      <text:p text:style-name="P70"><text:span text:style-name="T10">&lt;Charge&gt;0.01&lt;/Charge&gt;</text:span></text:p>
      <text:p text:style-name="P70"><text:span text:style-name="T10">&lt;Balance&gt;0.01&lt;/Balance&gt;</text:span></text:p>
      <text:p text:style-name="P70"><text:span text:style-name="T10">&lt;Recalc&gt;0.01&lt;/Recalc&gt;</text:span></text:p>
      <text:p text:style-name="P70"><text:span text:style-name="T10">&lt;Subsidies&gt;0.01&lt;/Subsidies&gt;</text:span></text:p>
      <text:p text:style-name="P70"><text:span text:style-name="T10">&lt;Remission&gt;0.01&lt;/Remission&gt;</text:span></text:p>
      <text:p text:style-name="P70"><text:span text:style-name="T10">&lt;LastPaying&gt;0.01&lt;/LastPaying&gt;</text:span></text:p>
      <text:p text:style-name="P70"><text:span text:style-name="T10">&lt;/DebtInfo&gt;</text:span></text:p>
      <text:p text:style-name="P70"><text:span text:style-name="T10">&lt;MeterData &gt;</text:span></text:p>
      <text:p text:style-name="P70"><text:span text:style-name="T10">&lt;Meter previosValue="213" tarif="0.01" delta="2341234" name="Холодная вода   кухня"/&gt;</text:span></text:p>
      <text:p text:style-name="P70"><text:span text:style-name="T10">&lt;/MeterData&gt;<text:line-break/>&lt;ServiceName&gt;Холодныя вода&lt;/ServiceName&gt;</text:span></text:p>
      <text:p text:style-name="P136"><text:span text:style-name="T10">&lt;Destination&gt;Оплата за услугу "Холодная вода"&lt;/Destination&gt;</text:span></text:p>
      <text:p text:style-name="P154"><text:span text:style-name="T10">&lt;PayerInfo </text:span><text:span text:style-name="T42">billIdentifier</text:span><text:span text:style-name="T10">="</text:span><text:span text:style-name="T42">12102348</text:span><text:span text:style-name="T10">" ls="</text:span><text:span text:style-name="T42">12102348</text:span><text:span text:style-name="T10">"&gt;</text:span></text:p>
      <text:p text:style-name="P70"><text:span text:style-name="T10">&lt;Fio&gt;Иванов Иван Иванович&lt;/Fio&gt;</text:span></text:p>
      <text:p text:style-name="P70"><text:span text:style-name="T10">&lt;Phone&gt;+321234214&lt;/Phone&gt;</text:span></text:p>
      <text:p text:style-name="P70"><text:span text:style-name="T10">&lt;/PayerInfo&gt;</text:span></text:p>
      <text:p text:style-name="P70"><text:span text:style-name="T10">&lt;/DebtService&gt;</text:span></text:p>
      <text:p text:style-name="P138"><text:span text:style-name="T10">...</text:span></text:p>
      <text:p text:style-name="P70"><text:span text:style-name="T10">&lt;/ServiceGroup&gt;</text:span></text:p>
      <text:p text:style-name="P70"><text:span text:style-name="T10">&lt;/Data&gt;</text:span></text:p>
      <text:p text:style-name="P70"><text:span text:style-name="T10">&lt;/Transfer&gt;</text:span><text:span text:style-name="T2"><text:line-break/> <text:s text:c="10"/></text:span><text:span text:style-name="T1">По</text:span><text:span text:style-name="T47">д</text:span><text:span text:style-name="T1">робное описание элементов запроса ПП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52"><text:span text:style-name="T8">Элемент</text:span></text:p>
          </table:table-cell>
          <table:table-cell table:style-name="Table6.A1" office:value-type="string">
            <text:p text:style-name="P50"><text:span text:style-name="T8">Атрибут</text:span></text:p>
          </table:table-cell>
          <table:table-cell table:style-name="Table6.A1" office:value-type="string">
            <text:p text:style-name="P50"><text:span text:style-name="T8">Значение</text:span></text:p>
          </table:table-cell>
          <table:table-cell table:style-name="Table6.A1" office:value-type="string">
            <text:p text:style-name="P50"><text:span text:style-name="T40">Кол-во элемент</text:span></text:p>
          </table:table-cell>
          <table:table-cell table:style-name="Table6.A1" office:value-type="string">
            <text:p text:style-name="P50"><text:span text:style-name="T8">Обязательность</text:span></text:p>
          </table:table-cell>
          <table:table-cell table:style-name="Table6.A1" office:value-type="string">
            <text:p text:style-name="P155"><text:span text:style-name="T8">Примечание</text:span></text:p>
          </table:table-cell>
        </table:table-row>
        <table:table-row table:style-name="Table6.2">
          <table:table-cell table:style-name="Table6.A2" office:value-type="string">
            <text:p text:style-name="P54"><text:span text:style-name="T7">Transfer</text:span></text:p>
          </table:table-cell>
          <table:table-cell table:style-name="Table6.B2" office:value-type="string">
            <text:p text:style-name="P54"><text:span text:style-name="T7">interface</text:span></text:p>
          </table:table-cell>
          <table:table-cell table:style-name="Table6.C2" office:value-type="string">
            <text:p text:style-name="P54"><text:span text:style-name="T7">De</text:span><text:span text:style-name="T39">b</text:span><text:span text:style-name="T7">t</text:span></text:p>
          </table:table-cell>
          <table:table-cell table:style-name="Table6.D2" office:value-type="string">
            <text:p text:style-name="P54"><text:span text:style-name="T39">1</text:span></text:p>
          </table:table-cell>
          <table:table-cell table:style-name="Table6.E2" office:value-type="string">
            <text:p text:style-name="P50"><text:span text:style-name="T7">+</text:span></text:p>
          </table:table-cell>
          <table:table-cell table:style-name="Table6.F2" office:value-type="string">
            <text:p text:style-name="P54"><text:span text:style-name="T7">Константа (interface =</text:span><text:bookmark text:name="17dp8vu"/><text:span text:style-name="T7"> ”Debt”)</text:span></text:p>
          </table:table-cell>
        </table:table-row>
        <table:table-row table:style-name="Table6.1">
          <table:table-cell table:style-name="Table6.A3" office:value-type="string">
            <text:p text:style-name="P28"/>
          </table:table-cell>
          <table:table-cell table:style-name="Table6.B3" office:value-type="string">
            <text:p text:style-name="P54"><text:span text:style-name="T7">action</text:span></text:p>
          </table:table-cell>
          <table:table-cell table:style-name="Table6.C3" office:value-type="string">
            <text:p text:style-name="P54"><text:span text:style-name="T7">Search</text:span></text:p>
          </table:table-cell>
          <table:table-cell table:style-name="Table6.D3" office:value-type="string">
            <text:p text:style-name="P54"><text:span text:style-name="T39">1</text:span></text:p>
          </table:table-cell>
          <table:table-cell table:style-name="Table6.E3" office:value-type="string">
            <text:p text:style-name="P50"><text:span text:style-name="T7">+</text:span></text:p>
          </table:table-cell>
          <table:table-cell table:style-name="Table6.F3" office:value-type="string">
            <text:p text:style-name="P54"><text:span text:style-name="T7">Метод запроса</text:span></text:p>
          </table:table-cell>
        </table:table-row>
        <table:table-row table:style-name="Table6.1">
          <table:table-cell table:style-name="Table6.A4" office:value-type="string">
            <text:p text:style-name="P54"><text:span text:style-name="T7">/Transfer/Data</text:span></text:p>
          </table:table-cell>
          <table:table-cell table:style-name="Table6.B4" office:value-type="string">
            <text:p text:style-name="P54"><text:span text:style-name="T7">xsi:type</text:span></text:p>
          </table:table-cell>
          <table:table-cell table:style-name="Table6.C4" office:value-type="string">
            <text:p text:style-name="P54"><text:span text:style-name="T7">DebtPack</text:span></text:p>
          </table:table-cell>
          <table:table-cell table:style-name="Table6.D4" office:value-type="string">
            <text:p text:style-name="P54"><text:span text:style-name="T39">1</text:span></text:p>
          </table:table-cell>
          <table:table-cell table:style-name="Table6.E4" office:value-type="string">
            <text:p text:style-name="P50"><text:span text:style-name="T7">+</text:span></text:p>
          </table:table-cell>
          <table:table-cell table:style-name="Table6.F4" office:value-type="string">
            <text:p text:style-name="P54"><text:span text:style-name="T7">Тип запроса</text:span></text:p>
          </table:table-cell>
        </table:table-row>
        <table:table-row table:style-name="Table6.1">
          <table:table-cell table:style-name="Table6.A5" office:value-type="string">
            <text:p text:style-name="P156"><text:span text:style-name="T39">/</text:span><text:span text:style-name="T7">Transfer/Data/PayerInfo</text:span></text:p>
          </table:table-cell>
          <table:table-cell table:style-name="Table6.B5" office:value-type="string">
            <text:p text:style-name="P62"/>
          </table:table-cell>
          <table:table-cell table:style-name="Table6.C5" office:value-type="string">
            <text:p text:style-name="P62"/>
          </table:table-cell>
          <table:table-cell table:style-name="Table6.D5" office:value-type="string">
            <text:p text:style-name="P54"><text:span text:style-name="T39">1</text:span></text:p>
          </table:table-cell>
          <table:table-cell table:style-name="Table6.E5" office:value-type="string">
            <text:p text:style-name="P50"><text:span text:style-name="T7">+</text:span></text:p>
          </table:table-cell>
          <table:table-cell table:style-name="Table6.F5" office:value-type="string">
            <text:p text:style-name="P132"><text:span text:style-name="T7">Информация о плательщике </text:span><text:span text:style-name="T39">для всех услуг</text:span></text:p>
          </table:table-cell>
        </table:table-row>
        <table:table-row table:style-name="Table6.1">
          <table:table-cell table:style-name="Table6.A6" office:value-type="string">
            <text:p text:style-name="P62"/>
          </table:table-cell>
          <table:table-cell table:style-name="Table6.B6" office:value-type="string">
            <text:p text:style-name="P41"><text:span text:style-name="T38">billIdentifier</text:span><text:span text:style-name="T23"><text:line-break/></text:span></text:p>
          </table:table-cell>
          <table:table-cell table:style-name="Table6.C6" office:value-type="string">
            <text:p text:style-name="P65"/>
          </table:table-cell>
          <table:table-cell table:style-name="Table6.D6" office:value-type="string">
            <text:p text:style-name="P54"><text:span text:style-name="T39">1</text:span></text:p>
          </table:table-cell>
          <table:table-cell table:style-name="Table6.E6" office:value-type="string">
            <text:p text:style-name="P50"><text:span text:style-name="T39">+</text:span></text:p>
          </table:table-cell>
          <table:table-cell table:style-name="Table6.F6" office:value-type="string">
            <text:p text:style-name="P54"><text:span text:style-name="T7">Уникальный </text:span><text:span text:style-name="T39">идентификатор</text:span><text:span text:style-name="T7"> </text:span><text:span text:style-name="T39">плательщика</text:span></text:p>
          </table:table-cell>
        </table:table-row>
        <table:table-row table:style-name="Table6.1">
          <table:table-cell table:style-name="Table6.A7" office:value-type="string">
            <text:p text:style-name="P54"><text:span text:style-name="T7">/Transfer/Data/PayerInfo/Fio</text:span></text:p>
          </table:table-cell>
          <table:table-cell table:style-name="Table6.B7" office:value-type="string">
            <text:p text:style-name="P62"/>
          </table:table-cell>
          <table:table-cell table:style-name="Table6.C7" office:value-type="string">
            <text:p text:style-name="P62"/>
          </table:table-cell>
          <table:table-cell table:style-name="Table6.D7" office:value-type="string">
            <text:p text:style-name="P54"><text:span text:style-name="T39">0...n </text:span></text:p>
          </table:table-cell>
          <table:table-cell table:style-name="Table6.E7" office:value-type="string">
            <text:p text:style-name="P50"><text:span text:style-name="T7">-</text:span></text:p>
          </table:table-cell>
          <table:table-cell table:style-name="Table6.F7" office:value-type="string">
            <text:p text:style-name="P54"><text:span text:style-name="T7">ФИО</text:span></text:p>
          </table:table-cell>
        </table:table-row>
        <text:soft-page-break/>
        <table:table-row table:style-name="Table6.1">
          <table:table-cell table:style-name="Table6.A8" office:value-type="string">
            <text:p text:style-name="P54"><text:span text:style-name="T7">/Transfer/Data/PayerInfo</text:span></text:p>
            <text:p text:style-name="P54"><text:span text:style-name="T7">/Phone</text:span></text:p>
          </table:table-cell>
          <table:table-cell table:style-name="Table6.B8" office:value-type="string">
            <text:p text:style-name="P62"/>
          </table:table-cell>
          <table:table-cell table:style-name="Table6.C8" office:value-type="string">
            <text:p text:style-name="P62"/>
          </table:table-cell>
          <table:table-cell table:style-name="Table6.D8" office:value-type="string">
            <text:p text:style-name="P54"><text:span text:style-name="T39">0...n </text:span></text:p>
          </table:table-cell>
          <table:table-cell table:style-name="Table6.E8" office:value-type="string">
            <text:p text:style-name="P50"><text:span text:style-name="T7">-</text:span></text:p>
          </table:table-cell>
          <table:table-cell table:style-name="Table6.F8" office:value-type="string">
            <text:p text:style-name="P54"><text:span text:style-name="T7">Телефон</text:span></text:p>
          </table:table-cell>
        </table:table-row>
        <table:table-row table:style-name="Table6.1">
          <table:table-cell table:style-name="Table6.A9" office:value-type="string">
            <text:p text:style-name="P54"><text:span text:style-name="T7">/Transfer/Data/PayerInfo</text:span></text:p>
            <text:p text:style-name="P54"><text:span text:style-name="T7">/Address</text:span></text:p>
          </table:table-cell>
          <table:table-cell table:style-name="Table6.B9" office:value-type="string">
            <text:p text:style-name="P62"/>
          </table:table-cell>
          <table:table-cell table:style-name="Table6.C9" office:value-type="string">
            <text:p text:style-name="P62"/>
          </table:table-cell>
          <table:table-cell table:style-name="Table6.D9" office:value-type="string">
            <text:p text:style-name="P54"><text:span text:style-name="T39">0...n </text:span></text:p>
          </table:table-cell>
          <table:table-cell table:style-name="Table6.E9" office:value-type="string">
            <text:p text:style-name="P50"><text:span text:style-name="T7">-</text:span></text:p>
          </table:table-cell>
          <table:table-cell table:style-name="Table6.F9" office:value-type="string">
            <text:p text:style-name="P54"><text:span text:style-name="T7">Адрес</text:span></text:p>
          </table:table-cell>
        </table:table-row>
        <table:table-row table:style-name="Table6.1">
          <table:table-cell table:style-name="Table6.A10" office:value-type="string">
            <text:p text:style-name="P54"><text:span text:style-name="T7">/Transfer/Data/ServiceGroup</text:span></text:p>
          </table:table-cell>
          <table:table-cell table:style-name="Table6.B10" office:value-type="string">
            <text:p text:style-name="P62"/>
          </table:table-cell>
          <table:table-cell table:style-name="Table6.C10" office:value-type="string">
            <text:p text:style-name="P62"/>
          </table:table-cell>
          <table:table-cell table:style-name="Table6.D10" office:value-type="string">
            <text:p text:style-name="P54"><text:span text:style-name="T39">1</text:span></text:p>
          </table:table-cell>
          <table:table-cell table:style-name="Table6.E10" office:value-type="string">
            <text:p text:style-name="P50"><text:span text:style-name="T7">+</text:span></text:p>
          </table:table-cell>
          <table:table-cell table:style-name="Table6.F10" office:value-type="string">
            <text:p text:style-name="P54"><text:span text:style-name="T39">Список услуг</text:span></text:p>
          </table:table-cell>
        </table:table-row>
        <table:table-row table:style-name="Table6.1">
          <table:table-cell table:style-name="Table6.A11" office:value-type="string">
            <text:p text:style-name="P54"><text:span text:style-name="T7">/Transfer/Data/ServiceGroup/DebtService</text:span></text:p>
          </table:table-cell>
          <table:table-cell table:style-name="Table6.B11" office:value-type="string">
            <text:p text:style-name="P62"/>
          </table:table-cell>
          <table:table-cell table:style-name="Table6.C11" office:value-type="string">
            <text:p text:style-name="P62"/>
          </table:table-cell>
          <table:table-cell table:style-name="Table6.D11" office:value-type="string">
            <text:p text:style-name="P54"><text:span text:style-name="T39">1...n </text:span></text:p>
          </table:table-cell>
          <table:table-cell table:style-name="Table6.E11" office:value-type="string">
            <text:p text:style-name="P50"><text:span text:style-name="T7">+</text:span></text:p>
          </table:table-cell>
          <table:table-cell table:style-name="Table6.F11" office:value-type="string">
            <text:p text:style-name="P54"><text:span text:style-name="T7">Услуга </text:span></text:p>
          </table:table-cell>
        </table:table-row>
        <table:table-row table:style-name="Table6.1">
          <table:table-cell table:style-name="Table6.A12" office:value-type="string">
            <text:p text:style-name="P62"/>
          </table:table-cell>
          <table:table-cell table:style-name="Table6.B12" office:value-type="string">
            <text:p text:style-name="P40"><text:span text:style-name="T23">metersGlobalTarif</text:span></text:p>
          </table:table-cell>
          <table:table-cell table:style-name="Table6.C12" office:value-type="string">
            <text:p text:style-name="P66"/>
          </table:table-cell>
          <table:table-cell table:style-name="Table6.D12" office:value-type="string">
            <text:p text:style-name="P54"><text:span text:style-name="T39">0...1</text:span></text:p>
          </table:table-cell>
          <table:table-cell table:style-name="Table6.E12" office:value-type="string">
            <text:p text:style-name="P50"><text:span text:style-name="T7">-</text:span></text:p>
          </table:table-cell>
          <table:table-cell table:style-name="Table6.F12" office:value-type="string">
            <text:p text:style-name="P40"><text:span text:style-name="T23">Глобальный тариф </text:span><text:span text:style-name="T39">для услуг с приборами учета</text:span></text:p>
          </table:table-cell>
        </table:table-row>
        <table:table-row table:style-name="Table6.1">
          <table:table-cell table:style-name="Table6.A13" office:value-type="string">
            <text:p text:style-name="P66"/>
          </table:table-cell>
          <table:table-cell table:style-name="Table6.B13" office:value-type="string">
            <text:p text:style-name="P40"><text:span text:style-name="T23">serviceCode</text:span></text:p>
          </table:table-cell>
          <table:table-cell table:style-name="Table6.C13" office:value-type="string">
            <text:p text:style-name="P66"/>
          </table:table-cell>
          <table:table-cell table:style-name="Table6.D13" office:value-type="string">
            <text:p text:style-name="P54"><text:span text:style-name="T39">1</text:span></text:p>
          </table:table-cell>
          <table:table-cell table:style-name="Table6.E13" office:value-type="string">
            <text:p text:style-name="P50"><text:span text:style-name="T7">+</text:span></text:p>
          </table:table-cell>
          <table:table-cell table:style-name="Table6.F13" office:value-type="string">
            <text:p text:style-name="P54"><text:span text:style-name="T7">Код услуги</text:span></text:p>
          </table:table-cell>
        </table:table-row>
        <table:table-row table:style-name="Table6.1">
          <table:table-cell table:style-name="Table6.A14" office:value-type="string">
            <text:p text:style-name="P54"><text:span text:style-name="T7">/Transfer/Data/ServiceGroup/</text:span></text:p>
            <text:p text:style-name="P54"><text:span text:style-name="T7">DebtService/DopData</text:span></text:p>
          </table:table-cell>
          <table:table-cell table:style-name="Table6.B14" office:value-type="string">
            <text:p text:style-name="P62"/>
          </table:table-cell>
          <table:table-cell table:style-name="Table6.C14" office:value-type="string">
            <text:p text:style-name="P62"/>
          </table:table-cell>
          <table:table-cell table:style-name="Table6.D14" office:value-type="string">
            <text:p text:style-name="P54"><text:span text:style-name="T39">0...1</text:span></text:p>
          </table:table-cell>
          <table:table-cell table:style-name="Table6.E14" office:value-type="string">
            <text:p text:style-name="P50"><text:span text:style-name="T7">-</text:span></text:p>
          </table:table-cell>
          <table:table-cell table:style-name="Table6.F14" office:value-type="string">
            <text:p text:style-name="P54"><text:span text:style-name="T7">Опис</text:span><text:span text:style-name="T39">ыва</text:span><text:span text:style-name="T7">ет дополнительны</text:span><text:span text:style-name="T39">е</text:span><text:span text:style-name="T7"> параметр</text:span><text:span text:style-name="T39">ы услуги</text:span></text:p>
          </table:table-cell>
        </table:table-row>
        <text:soft-page-break/>
        <table:table-row table:style-name="Table6.1">
          <table:table-cell table:style-name="Table6.A15" office:value-type="string">
            <text:p text:style-name="P62"/>
          </table:table-cell>
          <table:table-cell table:style-name="Table6.B15" office:value-type="string">
            <text:p text:style-name="P54"><text:span text:style-name="T7">Dop</text:span></text:p>
          </table:table-cell>
          <table:table-cell table:style-name="Table6.C15" office:value-type="string">
            <text:p text:style-name="P62"/>
          </table:table-cell>
          <table:table-cell table:style-name="Table6.D15" office:value-type="string">
            <text:p text:style-name="P54"><text:span text:style-name="T39">1...n </text:span></text:p>
          </table:table-cell>
          <table:table-cell table:style-name="Table6.E15" office:value-type="string">
            <text:p text:style-name="P50"><text:span text:style-name="T7">+</text:span></text:p>
          </table:table-cell>
          <table:table-cell table:style-name="Table6.F15" office:value-type="string">
            <text:p text:style-name="P54"><text:span text:style-name="T7">Элемент дополнительного параметра</text:span></text:p>
          </table:table-cell>
        </table:table-row>
        <table:table-row table:style-name="Table6.1">
          <table:table-cell table:style-name="Table6.A16" office:value-type="string">
            <text:p text:style-name="P62"/>
          </table:table-cell>
          <table:table-cell table:style-name="Table6.B16" office:value-type="string">
            <text:p text:style-name="P54"><text:span text:style-name="T39">name</text:span></text:p>
          </table:table-cell>
          <table:table-cell table:style-name="Table6.C16" office:value-type="string">
            <text:p text:style-name="P40"><text:span text:style-name="T39">fine</text:span></text:p>
          </table:table-cell>
          <table:table-cell table:style-name="Table6.D16" office:value-type="string">
            <text:p text:style-name="P54"><text:span text:style-name="T39">1</text:span></text:p>
          </table:table-cell>
          <table:table-cell table:style-name="Table6.E16" office:value-type="string">
            <text:p text:style-name="P50"><text:span text:style-name="T7">+</text:span></text:p>
          </table:table-cell>
          <table:table-cell table:style-name="Table6.F16" office:value-type="string">
            <text:p text:style-name="P54"><text:span text:style-name="T7">Наименование дополнительного параметра (Напри</text:span><text:span text:style-name="T39">мер, Пеня</text:span><text:span text:style-name="T7">)</text:span></text:p>
          </table:table-cell>
        </table:table-row>
        <table:table-row table:style-name="Table6.17">
          <table:table-cell table:style-name="Table6.A17" office:value-type="string">
            <text:p text:style-name="P62"/>
          </table:table-cell>
          <table:table-cell table:style-name="Table6.B17" office:value-type="string">
            <text:p text:style-name="P54"><text:span text:style-name="T39">value</text:span></text:p>
          </table:table-cell>
          <table:table-cell table:style-name="Table6.C17" office:value-type="string">
            <text:p text:style-name="P29"/>
          </table:table-cell>
          <table:table-cell table:style-name="Table6.D17" office:value-type="string">
            <text:p text:style-name="P54"><text:span text:style-name="T39">1</text:span></text:p>
          </table:table-cell>
          <table:table-cell table:style-name="Table6.E17" office:value-type="string">
            <text:p text:style-name="P50"><text:span text:style-name="T7">+</text:span></text:p>
          </table:table-cell>
          <table:table-cell table:style-name="Table6.F17" office:value-type="string">
            <text:p text:style-name="P54"><text:span text:style-name="T7">Значение дополнительного параметра</text:span></text:p>
          </table:table-cell>
        </table:table-row>
        <table:table-row table:style-name="Table6.1">
          <table:table-cell table:style-name="Table6.A18" office:value-type="string">
            <text:p text:style-name="P54"><text:span text:style-name="T7">/Transfer/Data/ServiceGroup/</text:span></text:p>
            <text:p text:style-name="P54"><text:span text:style-name="T7">DebtService/CompanyInfo</text:span></text:p>
          </table:table-cell>
          <table:table-cell table:style-name="Table6.B18" office:value-type="string">
            <text:p text:style-name="P62"/>
          </table:table-cell>
          <table:table-cell table:style-name="Table6.C18" office:value-type="string">
            <text:p text:style-name="P62"/>
          </table:table-cell>
          <table:table-cell table:style-name="Table6.D18" office:value-type="string">
            <text:p text:style-name="P54"><text:span text:style-name="T39">1</text:span></text:p>
          </table:table-cell>
          <table:table-cell table:style-name="Table6.E18" office:value-type="string">
            <text:p text:style-name="P50"><text:span text:style-name="T39">-</text:span></text:p>
          </table:table-cell>
          <table:table-cell table:style-name="Table6.F18" office:value-type="string">
            <text:p text:style-name="P54"><text:span text:style-name="T7">Информация о </text:span><text:span text:style-name="T39">поставщике услуг</text:span></text:p>
          </table:table-cell>
        </table:table-row>
        <table:table-row table:style-name="Table6.1">
          <table:table-cell table:style-name="Table6.A19" office:value-type="string">
            <text:p text:style-name="P62"/>
          </table:table-cell>
          <table:table-cell table:style-name="Table6.B19" office:value-type="string">
            <text:p text:style-name="P54"><text:span text:style-name="T7">mfo</text:span></text:p>
          </table:table-cell>
          <table:table-cell table:style-name="Table6.C19" office:value-type="string">
            <text:p text:style-name="P62"/>
          </table:table-cell>
          <table:table-cell table:style-name="Table6.D19" office:value-type="string">
            <text:p text:style-name="P54"><text:span text:style-name="T39">0...1</text:span></text:p>
          </table:table-cell>
          <table:table-cell table:style-name="Table6.E19" office:value-type="string">
            <text:p text:style-name="P50"><text:span text:style-name="T7">-</text:span></text:p>
          </table:table-cell>
          <table:table-cell table:style-name="Table6.F19" office:value-type="string">
            <text:p text:style-name="P54"><text:span text:style-name="T7">МФО</text:span></text:p>
          </table:table-cell>
        </table:table-row>
        <table:table-row table:style-name="Table6.1">
          <table:table-cell table:style-name="Table6.A20" office:value-type="string">
            <text:p text:style-name="P62"/>
          </table:table-cell>
          <table:table-cell table:style-name="Table6.B20" office:value-type="string">
            <text:p text:style-name="P54"><text:span text:style-name="T7">okpo</text:span></text:p>
          </table:table-cell>
          <table:table-cell table:style-name="Table6.C20" office:value-type="string">
            <text:p text:style-name="P62"/>
          </table:table-cell>
          <table:table-cell table:style-name="Table6.D20" office:value-type="string">
            <text:p text:style-name="P54"><text:span text:style-name="T39">0...1</text:span></text:p>
          </table:table-cell>
          <table:table-cell table:style-name="Table6.E20" office:value-type="string">
            <text:p text:style-name="P50"><text:span text:style-name="T7">-</text:span></text:p>
          </table:table-cell>
          <table:table-cell table:style-name="Table6.F20" office:value-type="string">
            <text:p text:style-name="P54"><text:span text:style-name="T7">ОКПО</text:span></text:p>
          </table:table-cell>
        </table:table-row>
        <table:table-row table:style-name="Table6.1">
          <table:table-cell table:style-name="Table6.A21" office:value-type="string">
            <text:p text:style-name="P62"/>
          </table:table-cell>
          <table:table-cell table:style-name="Table6.B21" office:value-type="string">
            <text:p text:style-name="P54"><text:span text:style-name="T7">account</text:span></text:p>
          </table:table-cell>
          <table:table-cell table:style-name="Table6.C21" office:value-type="string">
            <text:p text:style-name="P62"/>
          </table:table-cell>
          <table:table-cell table:style-name="Table6.D21" office:value-type="string">
            <text:p text:style-name="P54"><text:span text:style-name="T39">0...1</text:span></text:p>
          </table:table-cell>
          <table:table-cell table:style-name="Table6.E21" office:value-type="string">
            <text:p text:style-name="P50"><text:span text:style-name="T7">-</text:span></text:p>
          </table:table-cell>
          <table:table-cell table:style-name="Table6.F21" office:value-type="string">
            <text:p text:style-name="P54"><text:span text:style-name="T7">Р/с </text:span><text:span text:style-name="T39">поставщика услуг</text:span></text:p>
          </table:table-cell>
        </table:table-row>
        <text:soft-page-break/>
        <table:table-row table:style-name="Table6.1">
          <table:table-cell table:style-name="Table6.A22" office:value-type="string">
            <text:p text:style-name="P54"><text:span text:style-name="T7">/Transfer/Data/ServiceGroup/</text:span></text:p>
            <text:p text:style-name="P54"><text:span text:style-name="T7">DebtService/CompanyInfo/</text:span></text:p>
            <text:p text:style-name="P54"><text:span text:style-name="T7">CompanyCode</text:span></text:p>
          </table:table-cell>
          <table:table-cell table:style-name="Table6.B22" office:value-type="string">
            <text:p text:style-name="P62"/>
          </table:table-cell>
          <table:table-cell table:style-name="Table6.C22" office:value-type="string">
            <text:p text:style-name="P62"/>
          </table:table-cell>
          <table:table-cell table:style-name="Table6.D22" office:value-type="string">
            <text:p text:style-name="P54"><text:span text:style-name="T39">1</text:span></text:p>
          </table:table-cell>
          <table:table-cell table:style-name="Table6.E22" office:value-type="string">
            <text:p text:style-name="P50"><text:span text:style-name="T7">+</text:span></text:p>
          </table:table-cell>
          <table:table-cell table:style-name="Table6.F22" office:value-type="string">
            <text:p text:style-name="P54"><text:span text:style-name="T7">Код </text:span><text:span text:style-name="T39">поставщика услуг</text:span></text:p>
          </table:table-cell>
        </table:table-row>
        <table:table-row table:style-name="Table6.1">
          <table:table-cell table:style-name="Table6.A23" office:value-type="string">
            <text:p text:style-name="P54"><text:span text:style-name="T7">/Transfer/Data/ServiceGroup/</text:span></text:p>
            <text:p text:style-name="P54"><text:span text:style-name="T7">DebtService/CompanyInfo/</text:span></text:p>
            <text:p text:style-name="P54"><text:span text:style-name="T7">CompanyName</text:span></text:p>
          </table:table-cell>
          <table:table-cell table:style-name="Table6.B23" office:value-type="string">
            <text:p text:style-name="P62"/>
          </table:table-cell>
          <table:table-cell table:style-name="Table6.C23" office:value-type="string">
            <text:p text:style-name="P62"/>
          </table:table-cell>
          <table:table-cell table:style-name="Table6.D23" office:value-type="string">
            <text:p text:style-name="P54"><text:span text:style-name="T39">0...1</text:span></text:p>
          </table:table-cell>
          <table:table-cell table:style-name="Table6.E23" office:value-type="string">
            <text:p text:style-name="P50"><text:span text:style-name="T7">-</text:span></text:p>
          </table:table-cell>
          <table:table-cell table:style-name="Table6.F23" office:value-type="string">
            <text:p text:style-name="P54"><text:span text:style-name="T7">На</text:span><text:span text:style-name="T39">именование поставщика услуг</text:span></text:p>
          </table:table-cell>
        </table:table-row>
        <table:table-row table:style-name="Table6.1">
          <table:table-cell table:style-name="Table6.A24" office:value-type="string">
            <text:p text:style-name="P54"><text:span text:style-name="T7">/Transfer/Data/ServiceGroup/</text:span></text:p>
            <text:p text:style-name="P54"><text:span text:style-name="T7">DebtService/DebtInfo</text:span></text:p>
          </table:table-cell>
          <table:table-cell table:style-name="Table6.B24" office:value-type="string">
            <text:p text:style-name="P62"/>
          </table:table-cell>
          <table:table-cell table:style-name="Table6.C24" office:value-type="string">
            <text:p text:style-name="P62"/>
          </table:table-cell>
          <table:table-cell table:style-name="Table6.D24" office:value-type="string">
            <text:p text:style-name="P54"><text:span text:style-name="T39">1</text:span></text:p>
          </table:table-cell>
          <table:table-cell table:style-name="Table6.E24" office:value-type="string">
            <text:p text:style-name="P50"><text:span text:style-name="T39">-</text:span></text:p>
          </table:table-cell>
          <table:table-cell table:style-name="Table6.F24" office:value-type="string">
            <text:p text:style-name="P54"><text:span text:style-name="T7">Информация о задолженности</text:span></text:p>
          </table:table-cell>
        </table:table-row>
        <table:table-row table:style-name="Table6.1">
          <table:table-cell table:style-name="Table6.A25" office:value-type="string">
            <text:p text:style-name="P62"/>
          </table:table-cell>
          <table:table-cell table:style-name="Table6.B25" office:value-type="string">
            <text:p text:style-name="P40"><text:span text:style-name="T23">amountToPay</text:span></text:p>
          </table:table-cell>
          <table:table-cell table:style-name="Table6.C25" office:value-type="string">
            <text:p text:style-name="P66"/>
          </table:table-cell>
          <table:table-cell table:style-name="Table6.D25" office:value-type="string">
            <text:p text:style-name="P54"><text:span text:style-name="T39">1</text:span></text:p>
          </table:table-cell>
          <table:table-cell table:style-name="Table6.E25" office:value-type="string">
            <text:p text:style-name="P50"><text:span text:style-name="T7">-</text:span></text:p>
          </table:table-cell>
          <table:table-cell table:style-name="Table6.F25" office:value-type="string">
            <text:p text:style-name="P54"><text:span text:style-name="T7">Сумма к оплате</text:span></text:p>
          </table:table-cell>
        </table:table-row>
        <table:table-row table:style-name="Table6.1">
          <table:table-cell table:style-name="Table6.A26" office:value-type="string">
            <text:p text:style-name="P62"/>
          </table:table-cell>
          <table:table-cell table:style-name="Table6.B26" office:value-type="string">
            <text:p text:style-name="P40"><text:span text:style-name="T23">debt</text:span></text:p>
          </table:table-cell>
          <table:table-cell table:style-name="Table6.C26" office:value-type="string">
            <text:p text:style-name="P66"/>
          </table:table-cell>
          <table:table-cell table:style-name="Table6.D26" office:value-type="string">
            <text:p text:style-name="P54"><text:span text:style-name="T39">0...1</text:span></text:p>
          </table:table-cell>
          <table:table-cell table:style-name="Table6.E26" office:value-type="string">
            <text:p text:style-name="P50"><text:span text:style-name="T7">-</text:span></text:p>
          </table:table-cell>
          <table:table-cell table:style-name="Table6.F26" office:value-type="string">
            <text:p text:style-name="P54"><text:span text:style-name="T7">Сумма задолженности. Отрицательное значение </text:span></text:p>
            <text:p text:style-name="P54"><text:span text:style-name="T7">обозначает переплату, положительное — задолженность.</text:span></text:p>
          </table:table-cell>
        </table:table-row>
        <table:table-row table:style-name="Table6.1">
          <table:table-cell table:style-name="Table6.A27" office:value-type="string">
            <text:p text:style-name="P54"><text:span text:style-name="T7">/Transfer/Data/ServiceGroup/</text:span></text:p>
            <text:p text:style-name="P54"><text:span text:style-name="T7">DebtService/DebtInfo/Year</text:span></text:p>
          </table:table-cell>
          <table:table-cell table:style-name="Table6.B27" office:value-type="string">
            <text:p text:style-name="P62"/>
          </table:table-cell>
          <table:table-cell table:style-name="Table6.C27" office:value-type="string">
            <text:p text:style-name="P62"/>
          </table:table-cell>
          <table:table-cell table:style-name="Table6.D27" office:value-type="string">
            <text:p text:style-name="P54"><text:span text:style-name="T39">0...1</text:span></text:p>
          </table:table-cell>
          <table:table-cell table:style-name="Table6.E27" office:value-type="string">
            <text:p text:style-name="P50"><text:span text:style-name="T7">-</text:span></text:p>
          </table:table-cell>
          <table:table-cell table:style-name="Table6.F27" office:value-type="string">
            <text:p text:style-name="P54"><text:span text:style-name="T7">Год</text:span></text:p>
          </table:table-cell>
        </table:table-row>
        <table:table-row table:style-name="Table6.1">
          <table:table-cell table:style-name="Table6.A28" office:value-type="string">
            <text:p text:style-name="P54"><text:span text:style-name="T7">/Transfer/Data/ServiceGroup/</text:span></text:p>
            <text:p text:style-name="P54"><text:span text:style-name="T7">DebtService/DebtInfo/Month</text:span></text:p>
          </table:table-cell>
          <table:table-cell table:style-name="Table6.B28" office:value-type="string">
            <text:p text:style-name="P62"/>
          </table:table-cell>
          <table:table-cell table:style-name="Table6.C28" office:value-type="string">
            <text:p text:style-name="P62"/>
          </table:table-cell>
          <table:table-cell table:style-name="Table6.D28" office:value-type="string">
            <text:p text:style-name="P54"><text:span text:style-name="T39">0...1</text:span></text:p>
          </table:table-cell>
          <table:table-cell table:style-name="Table6.E28" office:value-type="string">
            <text:p text:style-name="P50"><text:span text:style-name="T7">-</text:span></text:p>
          </table:table-cell>
          <table:table-cell table:style-name="Table6.F28" office:value-type="string">
            <text:p text:style-name="P54"><text:span text:style-name="T7">Месяц</text:span></text:p>
          </table:table-cell>
        </table:table-row>
        <text:soft-page-break/>
        <table:table-row table:style-name="Table6.1">
          <table:table-cell table:style-name="Table6.A29" office:value-type="string">
            <text:p text:style-name="P54"><text:span text:style-name="T7">/Transfer/Data/ServiceGroup/</text:span></text:p>
            <text:p text:style-name="P54"><text:span text:style-name="T7">DebtService/DebtInfo/Charge</text:span></text:p>
          </table:table-cell>
          <table:table-cell table:style-name="Table6.B29" office:value-type="string">
            <text:p text:style-name="P62"/>
          </table:table-cell>
          <table:table-cell table:style-name="Table6.C29" office:value-type="string">
            <text:p text:style-name="P62"/>
          </table:table-cell>
          <table:table-cell table:style-name="Table6.D29" office:value-type="string">
            <text:p text:style-name="P54"><text:span text:style-name="T39">0...1</text:span></text:p>
          </table:table-cell>
          <table:table-cell table:style-name="Table6.E29" office:value-type="string">
            <text:p text:style-name="P50"><text:span text:style-name="T7">-</text:span></text:p>
          </table:table-cell>
          <table:table-cell table:style-name="Table6.F29" office:value-type="string">
            <text:p text:style-name="P54"><text:span text:style-name="T7">Начислен</text:span><text:span text:style-name="T39">ная сумма</text:span></text:p>
          </table:table-cell>
        </table:table-row>
        <table:table-row table:style-name="Table6.1">
          <table:table-cell table:style-name="Table6.A30" office:value-type="string">
            <text:p text:style-name="P54"><text:span text:style-name="T7">/Transfer/Data/ServiceGroup/</text:span></text:p>
            <text:p text:style-name="P54"><text:span text:style-name="T7">DebtService/DebtInfo/</text:span></text:p>
            <text:p text:style-name="P54"><text:span text:style-name="T7">Balance</text:span></text:p>
          </table:table-cell>
          <table:table-cell table:style-name="Table6.B30" office:value-type="string">
            <text:p text:style-name="P62"/>
          </table:table-cell>
          <table:table-cell table:style-name="Table6.C30" office:value-type="string">
            <text:p text:style-name="P62"/>
          </table:table-cell>
          <table:table-cell table:style-name="Table6.D30" office:value-type="string">
            <text:p text:style-name="P54"><text:span text:style-name="T39">0...1</text:span></text:p>
          </table:table-cell>
          <table:table-cell table:style-name="Table6.E30" office:value-type="string">
            <text:p text:style-name="P50"><text:span text:style-name="T7">-</text:span></text:p>
          </table:table-cell>
          <table:table-cell table:style-name="Table6.F30" office:value-type="string">
            <text:p text:style-name="P54"><text:span text:style-name="T39">Остаточная сумма на счету клиента</text:span></text:p>
          </table:table-cell>
        </table:table-row>
        <table:table-row table:style-name="Table6.1">
          <table:table-cell table:style-name="Table6.A31" office:value-type="string">
            <text:p text:style-name="P54"><text:span text:style-name="T7">/Transfer/Data/ServiceGroup/</text:span></text:p>
            <text:p text:style-name="P54"><text:span text:style-name="T7">DebtService/DebtInfo/Recalc</text:span></text:p>
          </table:table-cell>
          <table:table-cell table:style-name="Table6.B31" office:value-type="string">
            <text:p text:style-name="P62"/>
          </table:table-cell>
          <table:table-cell table:style-name="Table6.C31" office:value-type="string">
            <text:p text:style-name="P62"/>
          </table:table-cell>
          <table:table-cell table:style-name="Table6.D31" office:value-type="string">
            <text:p text:style-name="P54"><text:span text:style-name="T39">0...1</text:span></text:p>
          </table:table-cell>
          <table:table-cell table:style-name="Table6.E31" office:value-type="string">
            <text:p text:style-name="P50"><text:span text:style-name="T7">-</text:span></text:p>
          </table:table-cell>
          <table:table-cell table:style-name="Table6.F31" office:value-type="string">
            <text:p text:style-name="P54"><text:span text:style-name="T7">Сумма перерасчета</text:span></text:p>
          </table:table-cell>
        </table:table-row>
        <table:table-row table:style-name="Table6.1">
          <table:table-cell table:style-name="Table6.A32" office:value-type="string">
            <text:p text:style-name="P54"><text:span text:style-name="T7">/Transfer/Data/ServiceGroup/</text:span></text:p>
            <text:p text:style-name="P54"><text:span text:style-name="T7">DebtService/DebtInfo</text:span></text:p>
            <text:p text:style-name="P54"><text:span text:style-name="T7">/Subsidies</text:span></text:p>
          </table:table-cell>
          <table:table-cell table:style-name="Table6.B32" office:value-type="string">
            <text:p text:style-name="P62"/>
          </table:table-cell>
          <table:table-cell table:style-name="Table6.C32" office:value-type="string">
            <text:p text:style-name="P62"/>
          </table:table-cell>
          <table:table-cell table:style-name="Table6.D32" office:value-type="string">
            <text:p text:style-name="P54"><text:span text:style-name="T39">0...1</text:span></text:p>
          </table:table-cell>
          <table:table-cell table:style-name="Table6.E32" office:value-type="string">
            <text:p text:style-name="P50"><text:span text:style-name="T7">-</text:span></text:p>
          </table:table-cell>
          <table:table-cell table:style-name="Table6.F32" office:value-type="string">
            <text:p text:style-name="P54"><text:span text:style-name="T7">Сумма субсидий</text:span></text:p>
          </table:table-cell>
        </table:table-row>
        <table:table-row table:style-name="Table6.1">
          <table:table-cell table:style-name="Table6.A33" office:value-type="string">
            <text:p text:style-name="P54"><text:span text:style-name="T7">/Transfer/Data/ServiceGroup/</text:span></text:p>
            <text:p text:style-name="P54"><text:span text:style-name="T7">DebtService/DebtInfo</text:span></text:p>
            <text:p text:style-name="P54"><text:span text:style-name="T7">/Remission</text:span></text:p>
          </table:table-cell>
          <table:table-cell table:style-name="Table6.B33" office:value-type="string">
            <text:p text:style-name="P62"/>
          </table:table-cell>
          <table:table-cell table:style-name="Table6.C33" office:value-type="string">
            <text:p text:style-name="P62"/>
          </table:table-cell>
          <table:table-cell table:style-name="Table6.D33" office:value-type="string">
            <text:p text:style-name="P54"><text:span text:style-name="T39">0...1</text:span></text:p>
          </table:table-cell>
          <table:table-cell table:style-name="Table6.E33" office:value-type="string">
            <text:p text:style-name="P50"><text:span text:style-name="T7">-</text:span></text:p>
          </table:table-cell>
          <table:table-cell table:style-name="Table6.F33" office:value-type="string">
            <text:p text:style-name="P54"><text:span text:style-name="T7">Сумма льгот</text:span></text:p>
          </table:table-cell>
        </table:table-row>
        <table:table-row table:style-name="Table6.1">
          <table:table-cell table:style-name="Table6.A34" office:value-type="string">
            <text:p text:style-name="P54"><text:span text:style-name="T7">/Transfer/Data/ServiceGroup/</text:span></text:p>
            <text:p text:style-name="P54"><text:span text:style-name="T7">DebtService/DebtInfo</text:span></text:p>
            <text:p text:style-name="P54"><text:span text:style-name="T7">/LastPaying</text:span></text:p>
          </table:table-cell>
          <table:table-cell table:style-name="Table6.B34" office:value-type="string">
            <text:p text:style-name="P62"/>
          </table:table-cell>
          <table:table-cell table:style-name="Table6.C34" office:value-type="string">
            <text:p text:style-name="P62"/>
          </table:table-cell>
          <table:table-cell table:style-name="Table6.D34" office:value-type="string">
            <text:p text:style-name="P54"><text:span text:style-name="T39">0...1</text:span></text:p>
          </table:table-cell>
          <table:table-cell table:style-name="Table6.E34" office:value-type="string">
            <text:p text:style-name="P50"><text:span text:style-name="T7">-</text:span></text:p>
          </table:table-cell>
          <table:table-cell table:style-name="Table6.F34" office:value-type="string">
            <text:p text:style-name="P54"><text:span text:style-name="T7">Сумма последней оплаты</text:span></text:p>
          </table:table-cell>
        </table:table-row>
        <table:table-row table:style-name="Table6.1">
          <table:table-cell table:style-name="Table6.A35" office:value-type="string">
            <text:p text:style-name="P54"><text:span text:style-name="T7">/Transfer/Data/ServiceGroup/</text:span></text:p>
            <text:p text:style-name="P54"><text:span text:style-name="T7">DebtService/MeterData</text:span></text:p>
          </table:table-cell>
          <table:table-cell table:style-name="Table6.B35" office:value-type="string">
            <text:p text:style-name="P62"/>
          </table:table-cell>
          <table:table-cell table:style-name="Table6.C35" office:value-type="string">
            <text:p text:style-name="P62"/>
          </table:table-cell>
          <table:table-cell table:style-name="Table6.D35" office:value-type="string">
            <text:p text:style-name="P54"><text:span text:style-name="T39">0...1</text:span></text:p>
          </table:table-cell>
          <table:table-cell table:style-name="Table6.E35" office:value-type="string">
            <text:p text:style-name="P50"><text:span text:style-name="T7">-</text:span></text:p>
          </table:table-cell>
          <table:table-cell table:style-name="Table6.F35" office:value-type="string">
            <text:p text:style-name="P54"><text:span text:style-name="T39">Описывает п</text:span><text:span text:style-name="T7">риборы учета (ПУ)</text:span></text:p>
          </table:table-cell>
        </table:table-row>
        <text:soft-page-break/>
        <table:table-row table:style-name="Table6.1">
          <table:table-cell table:style-name="Table6.A36" office:value-type="string">
            <text:p text:style-name="P12"/>
          </table:table-cell>
          <table:table-cell table:style-name="Table6.B36" office:value-type="string">
            <text:p text:style-name="P54"><text:span text:style-name="T39">Meter</text:span></text:p>
          </table:table-cell>
          <table:table-cell table:style-name="Table6.C36" office:value-type="string">
            <text:p text:style-name="P62"/>
          </table:table-cell>
          <table:table-cell table:style-name="Table6.D36" office:value-type="string">
            <text:p text:style-name="P54"><text:span text:style-name="T39">1</text:span></text:p>
          </table:table-cell>
          <table:table-cell table:style-name="Table6.E36" office:value-type="string">
            <text:p text:style-name="P50"><text:span text:style-name="T39">+</text:span></text:p>
          </table:table-cell>
          <table:table-cell table:style-name="Table6.F36" office:value-type="string">
            <text:p text:style-name="P54"><text:span text:style-name="T39">ПУ</text:span></text:p>
          </table:table-cell>
        </table:table-row>
        <table:table-row table:style-name="Table6.1">
          <table:table-cell table:style-name="Table6.A37" office:value-type="string">
            <text:p text:style-name="P62"/>
          </table:table-cell>
          <table:table-cell table:style-name="Table6.B37" office:value-type="string">
            <text:p text:style-name="P29"/>
          </table:table-cell>
          <table:table-cell table:style-name="Table6.C37" office:value-type="string">
            <text:p text:style-name="P10"><text:span text:style-name="T39">previosValue</text:span></text:p>
          </table:table-cell>
          <table:table-cell table:style-name="Table6.D37" office:value-type="string">
            <text:p text:style-name="P54"><text:span text:style-name="T39">1</text:span></text:p>
          </table:table-cell>
          <table:table-cell table:style-name="Table6.E37" office:value-type="string">
            <text:p text:style-name="P50"><text:span text:style-name="T7">+</text:span></text:p>
          </table:table-cell>
          <table:table-cell table:style-name="Table6.F37" office:value-type="string">
            <text:p text:style-name="P54"><text:span text:style-name="T39">Предыдущие</text:span><text:span text:style-name="T7"> показания</text:span></text:p>
          </table:table-cell>
        </table:table-row>
        <table:table-row table:style-name="Table6.1">
          <table:table-cell table:style-name="Table6.A38" office:value-type="string">
            <text:p text:style-name="P62"/>
          </table:table-cell>
          <table:table-cell table:style-name="Table6.B38" office:value-type="string">
            <text:p text:style-name="P29"/>
          </table:table-cell>
          <table:table-cell table:style-name="Table6.C38" office:value-type="string">
            <text:p text:style-name="P10"><text:span text:style-name="T39">tarif</text:span></text:p>
          </table:table-cell>
          <table:table-cell table:style-name="Table6.D38" office:value-type="string">
            <text:p text:style-name="P54"><text:span text:style-name="T39">1</text:span></text:p>
          </table:table-cell>
          <table:table-cell table:style-name="Table6.E38" office:value-type="string">
            <text:p text:style-name="P50"><text:span text:style-name="T7">-</text:span></text:p>
          </table:table-cell>
          <table:table-cell table:style-name="Table6.F38" office:value-type="string">
            <text:p text:style-name="P54"><text:span text:style-name="T7">Тариф для данной услуги</text:span></text:p>
          </table:table-cell>
        </table:table-row>
        <table:table-row table:style-name="Table6.1">
          <table:table-cell table:style-name="Table6.A39" office:value-type="string">
            <text:p text:style-name="P62"/>
          </table:table-cell>
          <table:table-cell table:style-name="Table6.B39" office:value-type="string">
            <text:p text:style-name="P29"/>
          </table:table-cell>
          <table:table-cell table:style-name="Table6.C39" office:value-type="string">
            <text:p text:style-name="P10"><text:span text:style-name="T39">delta</text:span></text:p>
          </table:table-cell>
          <table:table-cell table:style-name="Table6.D39" office:value-type="string">
            <text:p text:style-name="P54"><text:span text:style-name="T39">1</text:span></text:p>
          </table:table-cell>
          <table:table-cell table:style-name="Table6.E39" office:value-type="string">
            <text:p text:style-name="P50"><text:span text:style-name="T7">-</text:span></text:p>
          </table:table-cell>
          <table:table-cell table:style-name="Table6.F39" office:value-type="string">
            <text:p text:style-name="P54"><text:span text:style-name="T7">Разница текущего и предедущего показаний счетчика</text:span></text:p>
          </table:table-cell>
        </table:table-row>
        <table:table-row table:style-name="Table6.1">
          <table:table-cell table:style-name="Table6.A40" office:value-type="string">
            <text:p text:style-name="P62"/>
          </table:table-cell>
          <table:table-cell table:style-name="Table6.B40" office:value-type="string">
            <text:p text:style-name="P29"/>
          </table:table-cell>
          <table:table-cell table:style-name="Table6.C40" office:value-type="string">
            <text:p text:style-name="P10"><text:span text:style-name="T39">name</text:span></text:p>
          </table:table-cell>
          <table:table-cell table:style-name="Table6.D40" office:value-type="string">
            <text:p text:style-name="P54"><text:span text:style-name="T39">1</text:span></text:p>
          </table:table-cell>
          <table:table-cell table:style-name="Table6.E40" office:value-type="string">
            <text:p text:style-name="P50"><text:span text:style-name="T7">-</text:span></text:p>
          </table:table-cell>
          <table:table-cell table:style-name="Table6.F40" office:value-type="string">
            <text:p text:style-name="P54"><text:span text:style-name="T7">Наименование услуги</text:span></text:p>
          </table:table-cell>
        </table:table-row>
        <table:table-row table:style-name="Table6.1">
          <table:table-cell table:style-name="Table6.A41" office:value-type="string">
            <text:p text:style-name="P54"><text:span text:style-name="T7">/Transfer/Data/ServiceGroup/</text:span></text:p>
            <text:p text:style-name="P54"><text:span text:style-name="T7">DebtService/ServiceName</text:span></text:p>
          </table:table-cell>
          <table:table-cell table:style-name="Table6.B41" office:value-type="string">
            <text:p text:style-name="P28"/>
          </table:table-cell>
          <table:table-cell table:style-name="Table6.C41" office:value-type="string">
            <text:p text:style-name="P62"/>
          </table:table-cell>
          <table:table-cell table:style-name="Table6.D41" office:value-type="string">
            <text:p text:style-name="P54"><text:span text:style-name="T39">0...1</text:span></text:p>
          </table:table-cell>
          <table:table-cell table:style-name="Table6.E41" office:value-type="string">
            <text:p text:style-name="P50"><text:span text:style-name="T7">-</text:span></text:p>
          </table:table-cell>
          <table:table-cell table:style-name="Table6.F41" office:value-type="string">
            <text:p text:style-name="P54"><text:span text:style-name="T7">Название услуги</text:span></text:p>
          </table:table-cell>
        </table:table-row>
        <table:table-row table:style-name="Table6.1">
          <table:table-cell table:style-name="Table6.A42" office:value-type="string">
            <text:p text:style-name="P54"><text:span text:style-name="T7">/Transfer/Data/ServiceGroup/</text:span></text:p>
            <text:p text:style-name="P54"><text:span text:style-name="T7">DebtService/Destination</text:span></text:p>
          </table:table-cell>
          <table:table-cell table:style-name="Table6.B42" office:value-type="string">
            <text:p text:style-name="P28"/>
          </table:table-cell>
          <table:table-cell table:style-name="Table6.C42" office:value-type="string">
            <text:p text:style-name="P62"/>
          </table:table-cell>
          <table:table-cell table:style-name="Table6.D42" office:value-type="string">
            <text:p text:style-name="P54"><text:span text:style-name="T39">0...1</text:span></text:p>
          </table:table-cell>
          <table:table-cell table:style-name="Table6.E42" office:value-type="string">
            <text:p text:style-name="P50"><text:span text:style-name="T7">-</text:span></text:p>
          </table:table-cell>
          <table:table-cell table:style-name="Table6.F42" office:value-type="string">
            <text:p text:style-name="P54"><text:span text:style-name="T7">Назначение платежа</text:span></text:p>
          </table:table-cell>
        </table:table-row>
        <text:soft-page-break/>
        <table:table-row table:style-name="Table6.1">
          <table:table-cell table:style-name="Table6.A43" office:value-type="string">
            <text:p text:style-name="P54"><text:span text:style-name="T7">/Transfer/Data/ServiceGroup/</text:span></text:p>
            <text:p text:style-name="P54"><text:span text:style-name="T7">DebtService/PayerInfo</text:span></text:p>
          </table:table-cell>
          <table:table-cell table:style-name="Table6.B43" office:value-type="string">
            <text:p text:style-name="P28"/>
          </table:table-cell>
          <table:table-cell table:style-name="Table6.C43" office:value-type="string">
            <text:p text:style-name="P62"/>
          </table:table-cell>
          <table:table-cell table:style-name="Table6.D43" office:value-type="string">
            <text:p text:style-name="P54"><text:span text:style-name="T39">1</text:span></text:p>
          </table:table-cell>
          <table:table-cell table:style-name="Table6.E43" office:value-type="string">
            <text:p text:style-name="P50"><text:span text:style-name="T7">+</text:span></text:p>
          </table:table-cell>
          <table:table-cell table:style-name="Table6.F43" office:value-type="string">
            <text:p text:style-name="P54"><text:span text:style-name="T7">Информация о плательщике </text:span><text:span text:style-name="T39">по данной услуге</text:span></text:p>
          </table:table-cell>
        </table:table-row>
        <table:table-row table:style-name="Table6.44">
          <table:table-cell table:style-name="Table6.A44" office:value-type="string">
            <text:p text:style-name="P62"/>
          </table:table-cell>
          <table:table-cell table:style-name="Table6.B44" office:value-type="string">
            <text:p text:style-name="P40"><text:span text:style-name="T39">any</text:span></text:p>
          </table:table-cell>
          <table:table-cell table:style-name="Table6.C44" office:value-type="string">
            <text:p text:style-name="P54"><text:span text:style-name="T39">any</text:span></text:p>
          </table:table-cell>
          <table:table-cell table:style-name="Table6.D44" office:value-type="string">
            <text:p text:style-name="P54"><text:span text:style-name="T39">1</text:span></text:p>
          </table:table-cell>
          <table:table-cell table:style-name="Table6.E44" office:value-type="string">
            <text:p text:style-name="P50"><text:span text:style-name="T39">+</text:span></text:p>
          </table:table-cell>
          <table:table-cell table:style-name="Table6.F44" office:value-type="string">
            <text:p text:style-name="P54"><text:span text:style-name="T7">Уникальный </text:span><text:span text:style-name="T39">идентификатор плательщика</text:span></text:p>
          </table:table-cell>
        </table:table-row>
        <table:table-row table:style-name="Table6.1">
          <table:table-cell table:style-name="Table6.A45" office:value-type="string">
            <text:p text:style-name="P62"/>
          </table:table-cell>
          <table:table-cell table:style-name="Table6.B45" office:value-type="string">
            <text:p text:style-name="P40"><text:span text:style-name="T23">ls</text:span></text:p>
          </table:table-cell>
          <table:table-cell table:style-name="Table6.C45" office:value-type="string">
            <text:p text:style-name="P66"/>
          </table:table-cell>
          <table:table-cell table:style-name="Table6.D45" office:value-type="string">
            <text:p text:style-name="P54"><text:span text:style-name="T39">0...1</text:span></text:p>
          </table:table-cell>
          <table:table-cell table:style-name="Table6.E45" office:value-type="string">
            <text:p text:style-name="P50"><text:span text:style-name="T39">-</text:span></text:p>
          </table:table-cell>
          <table:table-cell table:style-name="Table6.F45" office:value-type="string">
            <text:p text:style-name="P54"><text:span text:style-name="T7">Лицевой счет</text:span></text:p>
          </table:table-cell>
        </table:table-row>
        <table:table-row table:style-name="Table6.1">
          <table:table-cell table:style-name="Table6.A46" office:value-type="string">
            <text:p text:style-name="P54"><text:span text:style-name="T7">/Transfer/Data/ServiceGroup/</text:span></text:p>
            <text:p text:style-name="P54"><text:span text:style-name="T7">DebtService/PayerInfo/Fio</text:span></text:p>
          </table:table-cell>
          <table:table-cell table:style-name="Table6.B46" office:value-type="string">
            <text:p text:style-name="P28"/>
          </table:table-cell>
          <table:table-cell table:style-name="Table6.C46" office:value-type="string">
            <text:p text:style-name="P62"/>
          </table:table-cell>
          <table:table-cell table:style-name="Table6.D46" office:value-type="string">
            <text:p text:style-name="P54"><text:span text:style-name="T39">0...1</text:span></text:p>
          </table:table-cell>
          <table:table-cell table:style-name="Table6.E46" office:value-type="string">
            <text:p text:style-name="P50"><text:span text:style-name="T39">-</text:span></text:p>
          </table:table-cell>
          <table:table-cell table:style-name="Table6.F46" office:value-type="string">
            <text:p text:style-name="P54"><text:span text:style-name="T7">ФИО</text:span></text:p>
          </table:table-cell>
        </table:table-row>
        <table:table-row table:style-name="Table6.1">
          <table:table-cell table:style-name="Table6.A47" office:value-type="string">
            <text:p text:style-name="P54"><text:span text:style-name="T7">/Transfer/Data/ServiceGroup/</text:span></text:p>
            <text:p text:style-name="P54"><text:span text:style-name="T7">DebtService/PayerInfo/Phоne</text:span></text:p>
          </table:table-cell>
          <table:table-cell table:style-name="Table6.B47" office:value-type="string">
            <text:p text:style-name="P28"/>
          </table:table-cell>
          <table:table-cell table:style-name="Table6.C47" office:value-type="string">
            <text:p text:style-name="P62"/>
          </table:table-cell>
          <table:table-cell table:style-name="Table6.D47" office:value-type="string">
            <text:p text:style-name="P54"><text:span text:style-name="T39">0...1</text:span></text:p>
          </table:table-cell>
          <table:table-cell table:style-name="Table6.E47" office:value-type="string">
            <text:p text:style-name="P50"><text:span text:style-name="T39">-</text:span></text:p>
          </table:table-cell>
          <table:table-cell table:style-name="Table6.F47" office:value-type="string">
            <text:p text:style-name="P54"><text:span text:style-name="T7">Телефон</text:span></text:p>
          </table:table-cell>
        </table:table-row>
      </table:table>
      <text:p text:style-name="P221"><text:bookmark text:name="_6v8e1f5vuh07"/></text:p>
      <text:p text:style-name="P222"><text:bookmark text:name="_1a5xxf8mxwd4"/><text:span text:style-name="T39">3</text:span><text:span text:style-name="T23"> </text:span><text:bookmark text:name="u405r06j9f6j"/><text:span text:style-name="T23">ПОИСК ПЛАТЕЛЬЩИКА (SEARCH)</text:span></text:p>
      <text:p text:style-name="P94"><text:span text:style-name="T47">Примеры поисковых атрибутов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8"><text:span text:style-name="T40">Тип</text:span></text:p>
          </table:table-cell>
          <table:table-cell table:style-name="Table7.A1" office:value-type="string">
            <text:p text:style-name="P160"><text:span text:style-name="T40">Атрибут</text:span></text:p>
          </table:table-cell>
        </table:table-row>
        <table:table-row table:style-name="Table7.1">
          <table:table-cell table:style-name="Table7.A2" office:value-type="string">
            <text:p text:style-name="P159"><text:span text:style-name="T39">Телекомуникационные компании</text:span></text:p>
          </table:table-cell>
          <table:table-cell table:style-name="Table7.B2" office:value-type="string">
            <text:p text:style-name="P161"><text:span text:style-name="T39">- номер телефона</text:span></text:p>
            <text:p text:style-name="P161"><text:span text:style-name="T39">- номер договора</text:span></text:p>
          </table:table-cell>
        </table:table-row>
        <table:table-row table:style-name="Table7.1">
          <table:table-cell table:style-name="Table7.A3" office:value-type="string">
            <text:p text:style-name="P159"><text:span text:style-name="T39">Интернет-провайдеры</text:span></text:p>
          </table:table-cell>
          <table:table-cell table:style-name="Table7.B3" office:value-type="string">
            <text:p text:style-name="P161"><text:span text:style-name="T39">- login пользователя</text:span></text:p>
            <text:p text:style-name="P161"><text:span text:style-name="T39">- лицевой счет</text:span></text:p>
          </table:table-cell>
        </table:table-row>
        <table:table-row table:style-name="Table7.1">
          <table:table-cell table:style-name="Table7.A4" office:value-type="string">
            <text:p text:style-name="P159"><text:span text:style-name="T39">Коммунальное предприятие</text:span></text:p>
          </table:table-cell>
          <table:table-cell table:style-name="Table7.B4" office:value-type="string">
            <text:p text:style-name="P161"><text:span text:style-name="T39">- адрес</text:span></text:p>
            <text:p text:style-name="P161"><text:span text:style-name="T39">- лицевой счет</text:span></text:p>
          </table:table-cell>
        </table:table-row>
        <table:table-row table:style-name="Table7.1">
          <table:table-cell table:style-name="Table7.A5" office:value-type="string">
            <text:p text:style-name="P159"><text:span text:style-name="T39">Сетевые компании</text:span></text:p>
          </table:table-cell>
          <table:table-cell table:style-name="Table7.B5" office:value-type="string">
            <text:p text:style-name="P161"><text:span text:style-name="T39">- номер консультанта</text:span></text:p>
            <text:p text:style-name="P161"><text:span text:style-name="T39">- номера договора</text:span></text:p>
            <text:p text:style-name="P161"><text:span text:style-name="T39">- идентификационный номер налогоплательщика (ИНН)</text:span></text:p>
          </table:table-cell>
        </table:table-row>
        <table:table-row table:style-name="Table7.1">
          <table:table-cell table:style-name="Table7.A6" office:value-type="string">
            <text:p text:style-name="P159"><text:span text:style-name="T39">Оплата кредитов</text:span></text:p>
          </table:table-cell>
          <table:table-cell table:style-name="Table7.B6" office:value-type="string">
            <text:p text:style-name="P161"><text:span text:style-name="T39">- номера договора</text:span></text:p>
            <text:p text:style-name="P161"><text:span text:style-name="T39">- идентификационный номер налогоплательщика (ИНН)</text:span></text:p>
            <text:p text:style-name="P161"><text:span text:style-name="T39">- счет, открытый для погашения кредита</text:span></text:p>
          </table:table-cell>
        </table:table-row>
      </table:table>
      <text:p text:style-name="P162"/>
      <text:p text:style-name="P164"><text:span text:style-name="T53">Обязательный условием для корректной работы ПС является: в ответе на Search</text:span><text:span text:style-name="T54"> </text:span><text:span text:style-name="T53">в тегах <text:s text:c="2"/></text:span></text:p>
      <text:p text:style-name="P163"><text:span text:style-name="T55">/Transfer/Data/ServiceGroup/DebtService/PayerInfo/Phоne</text:span></text:p>
      <text:p text:style-name="P163"><text:span text:style-name="T55">/Transfer/Data/ServiceGroup/DebtService/PayerInfo/ls</text:span></text:p>
      <text:p text:style-name="P163"><text:span text:style-name="T55">/Transfer/Data/ServiceGroup/DebtService/serviceCode</text:span></text:p>
      <text:p text:style-name="P163"><text:span text:style-name="T55">значение одного из параметров Phоne/ls/serviceCode в разрезе услуги должно иметь уникальное содержание.</text:span></text:p>
      <text:p text:style-name="P237"><text:bookmark text:name="_6ua7d7wq7mn1"/></text:p>
      <text:p text:style-name="P238"><text:bookmark text:name="_v7gufmto5wnh"/><text:span text:style-name="T46">3</text:span><text:span text:style-name="T21">.1 При</text:span><text:bookmark text:name="mi3vjpr45il8"/><text:span text:style-name="T21">мер запроса поиска плательщика по лицевому счету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Search</text:span><text:span text:style-name="T10">"&gt;</text:span></text:p>
      <text:p text:style-name="P106"><text:span text:style-name="T10">&lt;Data xmlns:xsi="http://www.w3.org/2001/XMLSchema-instance" xsi:type="Payer"&gt;</text:span></text:p>
      <text:p text:style-name="P165"><text:span text:style-name="T10">&lt;Unit name="bill_identifier" value="</text:span><text:span text:style-name="T42">55666311147</text:span><text:span text:style-name="T10">" /&gt;</text:span></text:p>
      <text:p text:style-name="P167"><text:span text:style-name="T10">&lt;/Data&gt;</text:span></text:p>
      <text:p text:style-name="P82"><text:span text:style-name="T10">&lt;/Transfer&gt;</text:span></text:p>
      <text:p text:style-name="P128"><text:span text:style-name="T47">Подробное описание элементов запроса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50"><text:span text:style-name="T4">Элемент</text:span></text:p>
          </table:table-cell>
          <table:table-cell table:style-name="Table8.A1" office:value-type="string">
            <text:p text:style-name="P50"><text:span text:style-name="T4">Атрибут</text:span></text:p>
          </table:table-cell>
          <table:table-cell table:style-name="Table8.A1" office:value-type="string">
            <text:p text:style-name="P50"><text:span text:style-name="T4">Значение</text:span></text:p>
          </table:table-cell>
          <table:table-cell table:style-name="Table8.A1" office:value-type="string">
            <text:p text:style-name="P50"><text:span text:style-name="T40">Кол-во елемент.</text:span></text:p>
          </table:table-cell>
          <table:table-cell table:style-name="Table8.A1" office:value-type="string">
            <text:p text:style-name="P50"><text:span text:style-name="T40">Обязательность</text:span></text:p>
          </table:table-cell>
          <table:table-cell table:style-name="Table8.A1" office:value-type="string">
            <text:p text:style-name="P50"><text:span text:style-name="T4">Примечание</text:span></text:p>
          </table:table-cell>
        </table:table-row>
        <table:table-row table:style-name="Table8.1">
          <table:table-cell table:style-name="Table8.A2" office:value-type="string">
            <text:p text:style-name="P54"><text:span text:style-name="T7">/Transfer</text:span></text:p>
          </table:table-cell>
          <table:table-cell table:style-name="Table8.B2" office:value-type="string">
            <text:p text:style-name="P54"><text:span text:style-name="T7">interface</text:span></text:p>
          </table:table-cell>
          <table:table-cell table:style-name="Table8.C2" office:value-type="string">
            <text:p text:style-name="P50"><text:span text:style-name="T7">Dept</text:span></text:p>
          </table:table-cell>
          <table:table-cell table:style-name="Table8.D2" office:value-type="string">
            <text:p text:style-name="P50"><text:span text:style-name="T39">1</text:span></text:p>
          </table:table-cell>
          <table:table-cell table:style-name="Table8.E2" office:value-type="string">
            <text:p text:style-name="P50"><text:span text:style-name="T39">+</text:span></text:p>
          </table:table-cell>
          <table:table-cell table:style-name="Table8.F2" office:value-type="string">
            <text:p text:style-name="P54"><text:span text:style-name="T7">Константа (interface =</text:span><text:bookmark text:name="4h042r0"/><text:span text:style-name="T7"> ”Debt”)</text:span></text:p>
          </table:table-cell>
        </table:table-row>
        <table:table-row table:style-name="Table8.1">
          <table:table-cell table:style-name="Table8.A3" office:value-type="string">
            <text:p text:style-name="P80"/>
          </table:table-cell>
          <table:table-cell table:style-name="Table8.B3" office:value-type="string">
            <text:p text:style-name="P54"><text:span text:style-name="T7">action</text:span></text:p>
          </table:table-cell>
          <table:table-cell table:style-name="Table8.C3" office:value-type="string">
            <text:p text:style-name="P50"><text:span text:style-name="T7">Search</text:span></text:p>
          </table:table-cell>
          <table:table-cell table:style-name="Table8.D3" office:value-type="string">
            <text:p text:style-name="P50"><text:span text:style-name="T39">1</text:span></text:p>
          </table:table-cell>
          <table:table-cell table:style-name="Table8.E3" office:value-type="string">
            <text:p text:style-name="P50"><text:span text:style-name="T39">+</text:span></text:p>
          </table:table-cell>
          <table:table-cell table:style-name="Table8.F3" office:value-type="string">
            <text:p text:style-name="P54"><text:span text:style-name="T7">Метод запроса</text:span></text:p>
          </table:table-cell>
        </table:table-row>
        <table:table-row table:style-name="Table8.1">
          <table:table-cell table:style-name="Table8.A4" office:value-type="string">
            <text:p text:style-name="P54"><text:span text:style-name="T7">/Transfer/Data</text:span></text:p>
          </table:table-cell>
          <table:table-cell table:style-name="Table8.B4" office:value-type="string">
            <text:p text:style-name="P54"><text:span text:style-name="T7">xsi:type</text:span></text:p>
          </table:table-cell>
          <table:table-cell table:style-name="Table8.C4" office:value-type="string">
            <text:p text:style-name="P50"><text:span text:style-name="T7">Payer</text:span></text:p>
          </table:table-cell>
          <table:table-cell table:style-name="Table8.D4" office:value-type="string">
            <text:p text:style-name="P50"><text:span text:style-name="T39">1</text:span></text:p>
          </table:table-cell>
          <table:table-cell table:style-name="Table8.E4" office:value-type="string">
            <text:p text:style-name="P50"><text:span text:style-name="T39">+</text:span></text:p>
          </table:table-cell>
          <table:table-cell table:style-name="Table8.F4" office:value-type="string">
            <text:p text:style-name="P54"><text:span text:style-name="T7">Тип запроса</text:span></text:p>
          </table:table-cell>
        </table:table-row>
        <table:table-row table:style-name="Table8.1">
          <table:table-cell table:style-name="Table8.A5" office:value-type="string">
            <text:p text:style-name="P54"><text:span text:style-name="T7">/Transfer/Data/Unit</text:span></text:p>
          </table:table-cell>
          <table:table-cell table:style-name="Table8.B5" office:value-type="string">
            <text:p text:style-name="P54"><text:span text:style-name="T7">name</text:span></text:p>
          </table:table-cell>
          <table:table-cell table:style-name="Table8.C5" office:value-type="string">
            <text:p text:style-name="P50"><text:span text:style-name="T39">любой (</text:span><text:span text:style-name="T42">bill_identifier</text:span><text:span text:style-name="T39">)</text:span></text:p>
          </table:table-cell>
          <table:table-cell table:style-name="Table8.D5" office:value-type="string">
            <text:p text:style-name="P50"><text:span text:style-name="T39">1</text:span></text:p>
          </table:table-cell>
          <table:table-cell table:style-name="Table8.E5" office:value-type="string">
            <text:p text:style-name="P50"><text:span text:style-name="T39">+</text:span></text:p>
          </table:table-cell>
          <table:table-cell table:style-name="Table8.F5" office:value-type="string">
            <text:p text:style-name="P54"><text:span text:style-name="T39">Уникальный идентификатор плательщика</text:span></text:p>
          </table:table-cell>
        </table:table-row>
        <table:table-row table:style-name="Table8.1">
          <table:table-cell table:style-name="Table8.A6" office:value-type="string">
            <text:p text:style-name="P62"/>
          </table:table-cell>
          <table:table-cell table:style-name="Table8.B6" office:value-type="string">
            <text:p text:style-name="P54"><text:span text:style-name="T7">value</text:span></text:p>
          </table:table-cell>
          <table:table-cell table:style-name="Table8.C6" office:value-type="string">
            <text:p text:style-name="P50"><text:span text:style-name="T39">any</text:span></text:p>
          </table:table-cell>
          <table:table-cell table:style-name="Table8.D6" office:value-type="string">
            <text:p text:style-name="P50"><text:span text:style-name="T39">1</text:span></text:p>
          </table:table-cell>
          <table:table-cell table:style-name="Table8.E6" office:value-type="string">
            <text:p text:style-name="P50"><text:span text:style-name="T39">+</text:span></text:p>
          </table:table-cell>
          <table:table-cell table:style-name="Table8.F6" office:value-type="string">
            <text:p text:style-name="P54"><text:span text:style-name="T39">значение</text:span><text:bookmark text:name="b33tcj5rjg4x"/></text:p>
          </table:table-cell>
        </table:table-row>
      </table:table>
      <text:p text:style-name="P239"><text:bookmark text:name="_7rxwco2lhbsl"/><text:span text:style-name="T46">3</text:span><text:span text:style-name="T21">.2 Пример ответа на запрос </text:span><text:span text:style-name="T46">поиска по лицевому счету</text:span></text:p>
      <text:p text:style-name="P70"><text:span text:style-name="T10">&lt;?xml version="1.0" encoding="UTF-8" standalone="yes"?&gt;</text:span></text:p>
      <text:p text:style-name="P70"><text:span text:style-name="T10">&lt;Transfer xmlns="http://debt.privatbank.ua/Transfer" interface="Debt" action="</text:span><text:span text:style-name="T11">Search</text:span><text:span text:style-name="T10">"&gt;</text:span></text:p>
      <text:p text:style-name="P112"><text:span text:style-name="T10">&lt;Data xmlns:xsi="http://www.w3.org/2001/XMLSchema-instance" xsi:type="DebtPack"</text:span></text:p>
      <text:p text:style-name="P70"><text:span text:style-name="T10">billPeriod="201206" </text:span><text:span text:style-name="T50">actualBills ="2012-01-01"</text:span><text:span text:style-name="T10">&gt;</text:span></text:p>
      <text:p text:style-name="P70"><text:span text:style-name="T10">&lt;Message&gt;Данные о задолженности можно получить в Кассе!&lt;/Message&gt;</text:span></text:p>
      <text:p text:style-name="P90"><text:span text:style-name="T10">&lt;DopData&gt;</text:span></text:p>
      <text:p text:style-name="P169"><text:span text:style-name="T10">&lt;Dop name="доп данные" value="значение"/&gt;</text:span></text:p>
      <text:p text:style-name="P70"><text:span text:style-name="T10">&lt;/DopData&gt;</text:span></text:p>
      <text:p text:style-name="P90"><text:span text:style-name="T10">&lt;PayerInfo </text:span><text:span text:style-name="T42">billIdentifier</text:span><text:span text:style-name="T10">="1210236"&gt;</text:span></text:p>
      <text:p text:style-name="P168"><text:span text:style-name="T10">&lt;Fio&gt;Иванов Иван Иванович&lt;/Fio&gt;</text:span></text:p>
      <text:p text:style-name="P105"><text:span text:style-name="T10">&lt;Phone&gt;+321234214&lt;/Phone&gt;</text:span></text:p>
      <text:p text:style-name="P168"><text:span text:style-name="T10">&lt;Address&gt;пр.Ленина 10 кв 5&lt;/Address&gt;</text:span></text:p>
      <text:p text:style-name="P70"><text:span text:style-name="T10">&lt;/PayerInfo&gt;</text:span></text:p>
      <text:p text:style-name="P90"><text:soft-page-break/><text:span text:style-name="T10">&lt;ServiceGroup&gt;</text:span></text:p>
      <text:p text:style-name="P70"><text:span text:style-name="T10">&lt;DebtService</text:span><text:span text:style-name="T13"> </text:span><text:span text:style-name="T29">metersGlobalTarif</text:span><text:span text:style-name="T14">="14</text:span><text:span text:style-name="T42">.</text:span><text:span text:style-name="T14">65" serviceCode=</text:span><text:span text:style-name="T10">"101" &gt;</text:span></text:p>
      <text:p text:style-name="P70"><text:span text:style-name="T10">&lt;Message&gt;Тарифы на воду были изменены, за детальной информацией обращайтесь в ГорВодоканал!&lt;/Message&gt;</text:span></text:p>
      <text:p text:style-name="P90"><text:span text:style-name="T10">&lt;DopData&gt;</text:span></text:p>
      <text:p text:style-name="P125"><text:span text:style-name="T10">&lt;Dop name="</text:span><text:span text:style-name="T42">fine</text:span><text:span text:style-name="T10">" value="2.51" /&gt;</text:span></text:p>
      <text:p text:style-name="P70"><text:span text:style-name="T10">&lt;/DopData&gt;</text:span></text:p>
      <text:p text:style-name="P142"><text:span text:style-name="T10">&lt;CompanyInfo mfo="1242143" okpo="23412341234" account="2600123234" &gt;</text:span></text:p>
      <text:p text:style-name="P172"><text:span text:style-name="T10">&lt;CompanyCode&gt;1&lt;/CompanyCode&gt;</text:span></text:p>
      <text:p text:style-name="P174"><text:span text:style-name="T10">&lt;CompanyName&gt;КП Воддоканал&lt;/CompanyName&gt;</text:span></text:p>
      <text:p text:style-name="P176"><text:span text:style-name="T10">&lt;/CompanyInfo&gt;</text:span></text:p>
      <text:p text:style-name="P149"><text:span text:style-name="T10">&lt;DebtInfo amountToPay="0.01" debt="0.01"&gt;</text:span></text:p>
      <text:p text:style-name="P177"><text:span text:style-name="T10">&lt;Year&gt;2012&lt;/Year&gt;</text:span></text:p>
      <text:p text:style-name="P177"><text:span text:style-name="T10">&lt;Month&gt;6&lt;/Month&gt;</text:span></text:p>
      <text:p text:style-name="P178"><text:span text:style-name="T50">&lt;ActualBills&gt;2012-01-01&lt;/ActualBills&gt;</text:span></text:p>
      <text:p text:style-name="P177"><text:span text:style-name="T10">&lt;Charge&gt;0.01&lt;/Charge&gt;</text:span></text:p>
      <text:p text:style-name="P179"><text:span text:style-name="T42">&lt;DebtInfo amountToPay="0.01" debt="0.01"&gt;</text:span></text:p>
      <text:p text:style-name="P177"><text:span text:style-name="T10">&lt;Recalc&gt;0.01&lt;/Recalc&gt;</text:span></text:p>
      <text:p text:style-name="P177"><text:span text:style-name="T10">&lt;Subsidies&gt;0.01&lt;/Subsidies&gt;</text:span></text:p>
      <text:p text:style-name="P177"><text:span text:style-name="T10">&lt;Remission&gt;0.01&lt;/Remission&gt;</text:span></text:p>
      <text:p text:style-name="P177"><text:span text:style-name="T10">&lt;LastPaying&gt;0.01&lt;/LastPaying&gt;</text:span></text:p>
      <text:p text:style-name="P92"><text:span text:style-name="T10">&lt;/DebtInfo&gt;</text:span></text:p>
      <text:p text:style-name="P116"><text:span text:style-name="T10">&lt;MeterData &gt;</text:span></text:p>
      <text:p text:style-name="P177"><text:span text:style-name="T10">&lt;Meter previosValue="213" </text:span><text:span text:style-name="T30">tarif</text:span><text:span text:style-name="T10">="0.01" delta="2341234" name="Холодная вода кухня"/&gt;</text:span></text:p>
      <text:p text:style-name="P115"><text:span text:style-name="T10">&lt;/MeterData&gt;</text:span></text:p>
      <text:p text:style-name="P90"><text:span text:style-name="T10">&lt;ServiceName&gt;Холодныя вода&lt;/ServiceName&gt;</text:span></text:p>
      <text:p text:style-name="P70"><text:span text:style-name="T10">&lt;Destination&gt;Оплата за услугу "Холодная вода"&lt;/Destination&gt;</text:span></text:p>
      <text:p text:style-name="P70"><text:span text:style-name="T10">&lt;PayerInfo </text:span><text:span text:style-name="T42">billIdentifier</text:span><text:span text:style-name="T10">="1210236" ls="122456"&gt;</text:span></text:p>
      <text:p text:style-name="P92"><text:span text:style-name="T10">&lt;Fio&gt;Иванов Иван Иванович&lt;/Fio&gt;</text:span></text:p>
      <text:p text:style-name="P92"><text:span text:style-name="T10">&lt;Phone&gt;+321234214&lt;/Phone&gt;</text:span></text:p>
      <text:p text:style-name="P70"><text:span text:style-name="T10">&lt;/PayerInfo&gt;</text:span></text:p>
      <text:p text:style-name="P70"><text:span text:style-name="T10">&lt;/DebtService&gt;</text:span></text:p>
      <text:p text:style-name="P180"><text:span text:style-name="T10">&lt;DebtService serviceCode="102"&gt;</text:span></text:p>
      <text:p text:style-name="P181"/>
      <text:p text:style-name="P182"><text:span text:style-name="T10">&lt;DebtInfo amountToPay="2.01" debt="0.00"/&gt;</text:span></text:p>
      <text:p text:style-name="P70"><text:span text:style-name="T10">&lt;ServiceName&gt;Квартирная плата&lt;/ServiceName&gt;</text:span></text:p>
      <text:p text:style-name="P70"><text:span text:style-name="T10">&lt;Destination&gt;Оплата за услугу "Квартирная плата"&lt;/Destination&gt;</text:span></text:p>
      <text:p text:style-name="P112"><text:span text:style-name="T10">&lt;CompanyInfo mfo="1242143" okpo="23412341" account="26003123234"&gt;</text:span></text:p>
      <text:p text:style-name="P175"><text:span text:style-name="T10">&lt;CompanyCode&gt;1&lt;/CompanyCode&gt;</text:span></text:p>
      <text:p text:style-name="P175"><text:span text:style-name="T10">&lt;CompanyName&gt;ЖЭК№1&lt;/CompanyName&gt;</text:span></text:p>
      <text:p text:style-name="P125"><text:span text:style-name="T10">&lt;/CompanyInfo&gt;</text:span></text:p>
      <text:p text:style-name="P183"><text:span text:style-name="T10">&lt;PayerInfo </text:span><text:span text:style-name="T42">billIdentifier</text:span><text:span text:style-name="T10">="1210236" ls="122456"&gt;</text:span></text:p>
      <text:p text:style-name="P166"><text:span text:style-name="T10">&lt;Fio&gt;Иванов Иван Иванович&lt;/Fio&gt;</text:span></text:p>
      <text:p text:style-name="P166"><text:span text:style-name="T10">&lt;Phone&gt;+321234214&lt;/Phone&gt;</text:span></text:p>
      <text:p text:style-name="P184"><text:span text:style-name="T10">&lt;/PayerInfo&gt;</text:span></text:p>
      <text:p text:style-name="P185"><text:span text:style-name="T10">&lt;/DebtService&gt;</text:span></text:p>
      <text:p text:style-name="P102"><text:soft-page-break/><text:span text:style-name="T10">&lt;/ServiceGroup&gt;</text:span></text:p>
      <text:p text:style-name="P70"><text:span text:style-name="T10">&lt;/Data&gt;</text:span></text:p>
      <text:p text:style-name="P70"><text:span text:style-name="T10">&lt;/Transfer&gt;</text:span></text:p>
      <text:p text:style-name="P186"><text:span text:style-name="T1">Описание элементов </text:span><text:span text:style-name="T47">ответа</text:span><text:span text:style-name="T1">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50"><text:span text:style-name="T4">Элемент</text:span></text:p>
          </table:table-cell>
          <table:table-cell table:style-name="Table9.A1" office:value-type="string">
            <text:p text:style-name="P50"><text:span text:style-name="T4">Атрибут</text:span></text:p>
          </table:table-cell>
          <table:table-cell table:style-name="Table9.A1" office:value-type="string">
            <text:p text:style-name="P50"><text:span text:style-name="T4">Значение</text:span></text:p>
          </table:table-cell>
          <table:table-cell table:style-name="Table9.A1" office:value-type="string">
            <text:p text:style-name="P50"><text:span text:style-name="T40">Кол-во элем.</text:span></text:p>
          </table:table-cell>
          <table:table-cell table:style-name="Table9.A1" office:value-type="string">
            <text:p text:style-name="P50"><text:span text:style-name="T4">Обязательность</text:span></text:p>
          </table:table-cell>
          <table:table-cell table:style-name="Table9.A1" office:value-type="string">
            <text:p text:style-name="P50"><text:span text:style-name="T4">Примечание</text:span></text:p>
          </table:table-cell>
        </table:table-row>
        <table:table-row table:style-name="Table9.1">
          <table:table-cell table:style-name="Table9.A2" office:value-type="string">
            <text:p text:style-name="P54"><text:span text:style-name="T5">/Transfer</text:span></text:p>
          </table:table-cell>
          <table:table-cell table:style-name="Table9.B2" office:value-type="string">
            <text:p text:style-name="P54"><text:span text:style-name="T5">interface</text:span></text:p>
          </table:table-cell>
          <table:table-cell table:style-name="Table9.C2" office:value-type="string">
            <text:p text:style-name="P54"><text:span text:style-name="T9">Dept</text:span></text:p>
          </table:table-cell>
          <table:table-cell table:style-name="Table9.D2" office:value-type="string">
            <text:p text:style-name="P54"><text:span text:style-name="T39">1</text:span></text:p>
          </table:table-cell>
          <table:table-cell table:style-name="Table9.E2" office:value-type="string">
            <text:p text:style-name="P41"><text:span text:style-name="T23">+</text:span></text:p>
          </table:table-cell>
          <table:table-cell table:style-name="Table9.F2" office:value-type="string">
            <text:p text:style-name="P54"><text:span text:style-name="T5">Константа (interface =</text:span><text:bookmark text:name="1baon6m"/><text:span text:style-name="T5"> ”Debt”)</text:span></text:p>
          </table:table-cell>
        </table:table-row>
        <table:table-row table:style-name="Table9.1">
          <table:table-cell table:style-name="Table9.A3" office:value-type="string">
            <text:p text:style-name="P26"/>
          </table:table-cell>
          <table:table-cell table:style-name="Table9.B3" office:value-type="string">
            <text:p text:style-name="P54"><text:span text:style-name="T5">action</text:span></text:p>
          </table:table-cell>
          <table:table-cell table:style-name="Table9.C3" office:value-type="string">
            <text:p text:style-name="P70"><text:span text:style-name="T5">Search</text:span></text:p>
          </table:table-cell>
          <table:table-cell table:style-name="Table9.D3" office:value-type="string">
            <text:p text:style-name="P70"><text:span text:style-name="T39">1</text:span></text:p>
          </table:table-cell>
          <table:table-cell table:style-name="Table9.E3" office:value-type="string">
            <text:p text:style-name="P41"><text:span text:style-name="T23">+</text:span></text:p>
          </table:table-cell>
          <table:table-cell table:style-name="Table9.F3" office:value-type="string">
            <text:p text:style-name="P54"><text:span text:style-name="T5">Метод запроса</text:span></text:p>
          </table:table-cell>
        </table:table-row>
        <table:table-row table:style-name="Table9.1">
          <table:table-cell table:style-name="Table9.A4" office:value-type="string">
            <text:p text:style-name="P54"><text:span text:style-name="T5">/Transfer/Data</text:span></text:p>
          </table:table-cell>
          <table:table-cell table:style-name="Table9.B4" office:value-type="string">
            <text:p text:style-name="P54"><text:span text:style-name="T5">xsi:type</text:span></text:p>
          </table:table-cell>
          <table:table-cell table:style-name="Table9.C4" office:value-type="string">
            <text:p text:style-name="P54"><text:span text:style-name="T5">DebtPack</text:span></text:p>
          </table:table-cell>
          <table:table-cell table:style-name="Table9.D4" office:value-type="string">
            <text:p text:style-name="P54"><text:span text:style-name="T39">1</text:span></text:p>
          </table:table-cell>
          <table:table-cell table:style-name="Table9.E4" office:value-type="string">
            <text:p text:style-name="P50"><text:span text:style-name="T5">+</text:span></text:p>
          </table:table-cell>
          <table:table-cell table:style-name="Table9.F4" office:value-type="string">
            <text:p text:style-name="P54"><text:span text:style-name="T5">Тип</text:span><text:span text:style-name="T39"> </text:span><text:span text:style-name="T5">запроса</text:span></text:p>
          </table:table-cell>
        </table:table-row>
        <table:table-row table:style-name="Table9.1">
          <table:table-cell table:style-name="Table9.A5" office:value-type="string">
            <text:p text:style-name="P56"/>
          </table:table-cell>
          <table:table-cell table:style-name="Table9.B5" office:value-type="string">
            <text:p text:style-name="P56"/>
          </table:table-cell>
          <table:table-cell table:style-name="Table9.C5" office:value-type="string">
            <text:p text:style-name="P1"><text:span text:style-name="T50">actualBills </text:span></text:p>
          </table:table-cell>
          <table:table-cell table:style-name="Table9.D5" office:value-type="string">
            <text:p text:style-name="P54"><text:span text:style-name="T39">1</text:span></text:p>
          </table:table-cell>
          <table:table-cell table:style-name="Table9.E5" office:value-type="string">
            <text:p text:style-name="P50"><text:span text:style-name="T39">-</text:span></text:p>
          </table:table-cell>
          <table:table-cell table:style-name="Table9.F5" office:value-type="string">
            <text:p text:style-name="P54"><text:span text:style-name="T39">дата обновления базы задолженности</text:span></text:p>
            <text:p text:style-name="P54"><text:span text:style-name="T39">(формат дата)</text:span></text:p>
          </table:table-cell>
        </table:table-row>
        <table:table-row table:style-name="Table9.1">
          <table:table-cell table:style-name="Table9.A6" office:value-type="string">
            <text:p text:style-name="P40"><text:span text:style-name="T39">/Transfer/Data/Message</text:span></text:p>
          </table:table-cell>
          <table:table-cell table:style-name="Table9.B6" office:value-type="string">
            <text:p text:style-name="P66"/>
          </table:table-cell>
          <table:table-cell table:style-name="Table9.C6" office:value-type="string">
            <text:p text:style-name="P66"/>
          </table:table-cell>
          <table:table-cell table:style-name="Table9.D6" office:value-type="string">
            <text:p text:style-name="P72"/>
          </table:table-cell>
          <table:table-cell table:style-name="Table9.E6" office:value-type="string">
            <text:p text:style-name="P50"><text:span text:style-name="T39">-</text:span></text:p>
          </table:table-cell>
          <table:table-cell table:style-name="Table9.F6" office:value-type="string">
            <text:p text:style-name="P54"><text:span text:style-name="T39">Дополнительная информация от предприятия</text:span></text:p>
          </table:table-cell>
        </table:table-row>
        <table:table-row table:style-name="Table9.1">
          <table:table-cell table:style-name="Table9.A7" office:value-type="string">
            <text:p text:style-name="P40"><text:span text:style-name="T23">/Transfer/Data/DopData</text:span></text:p>
          </table:table-cell>
          <table:table-cell table:style-name="Table9.B7" office:value-type="string">
            <text:p text:style-name="P66"/>
          </table:table-cell>
          <table:table-cell table:style-name="Table9.C7" office:value-type="string">
            <text:p text:style-name="P66"/>
          </table:table-cell>
          <table:table-cell table:style-name="Table9.D7" office:value-type="string">
            <text:p text:style-name="P54"><text:span text:style-name="T39">0...1</text:span></text:p>
          </table:table-cell>
          <table:table-cell table:style-name="Table9.E7" office:value-type="string">
            <text:p text:style-name="P50"><text:span text:style-name="T5">-</text:span></text:p>
          </table:table-cell>
          <table:table-cell table:style-name="Table9.F7" office:value-type="string">
            <text:p text:style-name="P54"><text:span text:style-name="T5">Дополнительные параметры обьекта</text:span></text:p>
          </table:table-cell>
        </table:table-row>
        <text:soft-page-break/>
        <table:table-row table:style-name="Table9.1">
          <table:table-cell table:style-name="Table9.A8" office:value-type="string">
            <text:p text:style-name="P56"/>
          </table:table-cell>
          <table:table-cell table:style-name="Table9.B8" office:value-type="string">
            <text:p text:style-name="P76"><text:span text:style-name="T5">Dop</text:span></text:p>
          </table:table-cell>
          <table:table-cell table:style-name="Table9.C8" office:value-type="string">
            <text:p text:style-name="P56"/>
          </table:table-cell>
          <table:table-cell table:style-name="Table9.D8" office:value-type="string">
            <text:p text:style-name="P54"><text:span text:style-name="T39">1...n </text:span></text:p>
          </table:table-cell>
          <table:table-cell table:style-name="Table9.E8" office:value-type="string">
            <text:p text:style-name="P50"><text:span text:style-name="T5">+</text:span></text:p>
          </table:table-cell>
          <table:table-cell table:style-name="Table9.F8" office:value-type="string">
            <text:p text:style-name="P54"><text:span text:style-name="T5">Элемент дополнительного параметра</text:span></text:p>
          </table:table-cell>
        </table:table-row>
        <table:table-row table:style-name="Table9.1">
          <table:table-cell table:style-name="Table9.A9" office:value-type="string">
            <text:p text:style-name="P56"/>
          </table:table-cell>
          <table:table-cell table:style-name="Table9.B9" office:value-type="string">
            <text:p text:style-name="P56"/>
          </table:table-cell>
          <table:table-cell table:style-name="Table9.C9" office:value-type="string">
            <text:p text:style-name="P40"><text:span text:style-name="T23">name</text:span></text:p>
          </table:table-cell>
          <table:table-cell table:style-name="Table9.D9" office:value-type="string">
            <text:p text:style-name="P54"><text:span text:style-name="T39">1</text:span></text:p>
          </table:table-cell>
          <table:table-cell table:style-name="Table9.E9" office:value-type="string">
            <text:p text:style-name="P41"><text:span text:style-name="T23">+</text:span></text:p>
          </table:table-cell>
          <table:table-cell table:style-name="Table9.F9" office:value-type="string">
            <text:p text:style-name="P54"><text:span text:style-name="T5">Наименование дополнительного параметра</text:span></text:p>
          </table:table-cell>
        </table:table-row>
        <table:table-row table:style-name="Table9.1">
          <table:table-cell table:style-name="Table9.A10" office:value-type="string">
            <text:p text:style-name="P56"/>
          </table:table-cell>
          <table:table-cell table:style-name="Table9.B10" office:value-type="string">
            <text:p text:style-name="P56"/>
          </table:table-cell>
          <table:table-cell table:style-name="Table9.C10" office:value-type="string">
            <text:p text:style-name="P40"><text:span text:style-name="T23">value</text:span></text:p>
          </table:table-cell>
          <table:table-cell table:style-name="Table9.D10" office:value-type="string">
            <text:p text:style-name="P54"><text:span text:style-name="T39">1</text:span></text:p>
          </table:table-cell>
          <table:table-cell table:style-name="Table9.E10" office:value-type="string">
            <text:p text:style-name="P41"><text:span text:style-name="T23">+</text:span></text:p>
          </table:table-cell>
          <table:table-cell table:style-name="Table9.F10" office:value-type="string">
            <text:p text:style-name="P54"><text:span text:style-name="T5">Значение дополнительного параметра</text:span></text:p>
          </table:table-cell>
        </table:table-row>
        <table:table-row table:style-name="Table9.1">
          <table:table-cell table:style-name="Table9.A11" office:value-type="string">
            <text:p text:style-name="P54"><text:span text:style-name="T5">/Transfer/Data/PayerInfo</text:span></text:p>
          </table:table-cell>
          <table:table-cell table:style-name="Table9.B11" office:value-type="string">
            <text:p text:style-name="P56"/>
          </table:table-cell>
          <table:table-cell table:style-name="Table9.C11" office:value-type="string">
            <text:p text:style-name="P56"/>
          </table:table-cell>
          <table:table-cell table:style-name="Table9.D11" office:value-type="string">
            <text:p text:style-name="P54"><text:span text:style-name="T39">1</text:span></text:p>
          </table:table-cell>
          <table:table-cell table:style-name="Table9.E11" office:value-type="string">
            <text:p text:style-name="P50"><text:span text:style-name="T39">+</text:span></text:p>
          </table:table-cell>
          <table:table-cell table:style-name="Table9.F11" office:value-type="string">
            <text:p text:style-name="P40"><text:span text:style-name="T39">Информация о плательщике для всех услуг</text:span></text:p>
          </table:table-cell>
        </table:table-row>
        <table:table-row table:style-name="Table9.1">
          <table:table-cell table:style-name="Table9.A12" office:value-type="string">
            <text:p text:style-name="P56"/>
          </table:table-cell>
          <table:table-cell table:style-name="Table9.B12" office:value-type="string">
            <text:p text:style-name="P54"><text:span text:style-name="T38">billIdentifier</text:span></text:p>
          </table:table-cell>
          <table:table-cell table:style-name="Table9.C12" office:value-type="string">
            <text:p text:style-name="P56"/>
          </table:table-cell>
          <table:table-cell table:style-name="Table9.D12" office:value-type="string">
            <text:p text:style-name="P54"><text:span text:style-name="T39">1</text:span></text:p>
          </table:table-cell>
          <table:table-cell table:style-name="Table9.E12" office:value-type="string">
            <text:p text:style-name="P50"><text:span text:style-name="T39">+</text:span></text:p>
          </table:table-cell>
          <table:table-cell table:style-name="Table9.F12" office:value-type="string">
            <text:p text:style-name="P54"><text:span text:style-name="T39">Уникальный идентификатор плательщика</text:span></text:p>
          </table:table-cell>
        </table:table-row>
        <table:table-row table:style-name="Table9.1">
          <table:table-cell table:style-name="Table9.A13" office:value-type="string">
            <text:p text:style-name="P79"/>
          </table:table-cell>
          <table:table-cell table:style-name="Table9.B13" office:value-type="string">
            <text:p text:style-name="P54"><text:span text:style-name="T5">ls</text:span></text:p>
          </table:table-cell>
          <table:table-cell table:style-name="Table9.C13" office:value-type="string">
            <text:p text:style-name="P56"/>
          </table:table-cell>
          <table:table-cell table:style-name="Table9.D13" office:value-type="string">
            <text:p text:style-name="P54"><text:span text:style-name="T39">0...n</text:span></text:p>
          </table:table-cell>
          <table:table-cell table:style-name="Table9.E13" office:value-type="string">
            <text:p text:style-name="P50"><text:span text:style-name="T5">-</text:span></text:p>
          </table:table-cell>
          <table:table-cell table:style-name="Table9.F13" office:value-type="string">
            <text:p text:style-name="P54"><text:span text:style-name="T5">Номер лицевого счета</text:span></text:p>
          </table:table-cell>
        </table:table-row>
        <table:table-row table:style-name="Table9.1">
          <table:table-cell table:style-name="Table9.A14" office:value-type="string">
            <text:p text:style-name="P54"><text:span text:style-name="T5">/Transfer/Data/PayerInfo/</text:span></text:p>
            <text:p text:style-name="P54"><text:span text:style-name="T5">Fio</text:span></text:p>
          </table:table-cell>
          <table:table-cell table:style-name="Table9.B14" office:value-type="string">
            <text:p text:style-name="P56"/>
          </table:table-cell>
          <table:table-cell table:style-name="Table9.C14" office:value-type="string">
            <text:p text:style-name="P56"/>
          </table:table-cell>
          <table:table-cell table:style-name="Table9.D14" office:value-type="string">
            <text:p text:style-name="P54"><text:span text:style-name="T39">0...n</text:span></text:p>
          </table:table-cell>
          <table:table-cell table:style-name="Table9.E14" office:value-type="string">
            <text:p text:style-name="P50"><text:span text:style-name="T5">-</text:span></text:p>
          </table:table-cell>
          <table:table-cell table:style-name="Table9.F14" office:value-type="string">
            <text:p text:style-name="P54"><text:span text:style-name="T5">ФИО</text:span></text:p>
          </table:table-cell>
        </table:table-row>
        <text:soft-page-break/>
        <table:table-row table:style-name="Table9.1">
          <table:table-cell table:style-name="Table9.A15" office:value-type="string">
            <text:p text:style-name="P54"><text:span text:style-name="T39">/Transfer/Data/PayerInfo</text:span></text:p>
            <text:p text:style-name="P42"><text:span text:style-name="T39">/Phone</text:span></text:p>
          </table:table-cell>
          <table:table-cell table:style-name="Table9.B15" office:value-type="string">
            <text:p text:style-name="P56"/>
          </table:table-cell>
          <table:table-cell table:style-name="Table9.C15" office:value-type="string">
            <text:p text:style-name="P56"/>
          </table:table-cell>
          <table:table-cell table:style-name="Table9.D15" office:value-type="string">
            <text:p text:style-name="P54"><text:span text:style-name="T39">0...n</text:span></text:p>
          </table:table-cell>
          <table:table-cell table:style-name="Table9.E15" office:value-type="string">
            <text:p text:style-name="P50"><text:span text:style-name="T39">-</text:span></text:p>
          </table:table-cell>
          <table:table-cell table:style-name="Table9.F15" office:value-type="string">
            <text:p text:style-name="P54"><text:span text:style-name="T39">Телефон</text:span></text:p>
          </table:table-cell>
        </table:table-row>
        <table:table-row table:style-name="Table9.1">
          <table:table-cell table:style-name="Table9.A16" office:value-type="string">
            <text:p text:style-name="P54"><text:span text:style-name="T5">/Тransfer/Data/PayerInfo/Address</text:span></text:p>
          </table:table-cell>
          <table:table-cell table:style-name="Table9.B16" office:value-type="string">
            <text:p text:style-name="P56"/>
          </table:table-cell>
          <table:table-cell table:style-name="Table9.C16" office:value-type="string">
            <text:p text:style-name="P56"/>
          </table:table-cell>
          <table:table-cell table:style-name="Table9.D16" office:value-type="string">
            <text:p text:style-name="P54"><text:span text:style-name="T39">0...n</text:span></text:p>
          </table:table-cell>
          <table:table-cell table:style-name="Table9.E16" office:value-type="string">
            <text:p text:style-name="P50"><text:span text:style-name="T5">-</text:span></text:p>
          </table:table-cell>
          <table:table-cell table:style-name="Table9.F16" office:value-type="string">
            <text:p text:style-name="P54"><text:span text:style-name="T5">Адрес</text:span></text:p>
          </table:table-cell>
        </table:table-row>
        <table:table-row table:style-name="Table9.1">
          <table:table-cell table:style-name="Table9.A17" office:value-type="string">
            <text:p text:style-name="P54"><text:span text:style-name="T5">/Transfer/Data/</text:span></text:p>
            <text:p text:style-name="P54"><text:span text:style-name="T5">ServiceGroup</text:span></text:p>
          </table:table-cell>
          <table:table-cell table:style-name="Table9.B17" office:value-type="string">
            <text:p text:style-name="P56"/>
          </table:table-cell>
          <table:table-cell table:style-name="Table9.C17" office:value-type="string">
            <text:p text:style-name="P56"/>
          </table:table-cell>
          <table:table-cell table:style-name="Table9.D17" office:value-type="string">
            <text:p text:style-name="P54"><text:span text:style-name="T39">1</text:span></text:p>
          </table:table-cell>
          <table:table-cell table:style-name="Table9.E17" office:value-type="string">
            <text:p text:style-name="P50"><text:span text:style-name="T5">+</text:span></text:p>
          </table:table-cell>
          <table:table-cell table:style-name="Table9.F17" office:value-type="string">
            <text:p text:style-name="P40"><text:span text:style-name="T39">Список услуг</text:span></text:p>
            <text:p text:style-name="P26"/>
          </table:table-cell>
        </table:table-row>
        <table:table-row table:style-name="Table9.1">
          <table:table-cell table:style-name="Table9.A18" office:value-type="string">
            <text:p text:style-name="P54"><text:span text:style-name="T5">/Transfer/Data/</text:span></text:p>
            <text:p text:style-name="P54"><text:span text:style-name="T5">ServiceGroup/DebtService</text:span></text:p>
          </table:table-cell>
          <table:table-cell table:style-name="Table9.B18" office:value-type="string">
            <text:p text:style-name="P56"/>
          </table:table-cell>
          <table:table-cell table:style-name="Table9.C18" office:value-type="string">
            <text:p text:style-name="P56"/>
          </table:table-cell>
          <table:table-cell table:style-name="Table9.D18" office:value-type="string">
            <text:p text:style-name="P54"><text:span text:style-name="T39">1...n</text:span></text:p>
          </table:table-cell>
          <table:table-cell table:style-name="Table9.E18" office:value-type="string">
            <text:p text:style-name="P50"><text:span text:style-name="T5">+</text:span></text:p>
          </table:table-cell>
          <table:table-cell table:style-name="Table9.F18" office:value-type="string">
            <text:p text:style-name="P54"><text:span text:style-name="T5">Услуга</text:span></text:p>
          </table:table-cell>
        </table:table-row>
        <table:table-row table:style-name="Table9.1">
          <table:table-cell table:style-name="Table9.A19" office:value-type="string">
            <text:p text:style-name="P79"/>
          </table:table-cell>
          <table:table-cell table:style-name="Table9.B19" office:value-type="string">
            <text:p text:style-name="P54"><text:span text:style-name="T5">serviceCode</text:span></text:p>
          </table:table-cell>
          <table:table-cell table:style-name="Table9.C19" office:value-type="string">
            <text:p text:style-name="P56"/>
          </table:table-cell>
          <table:table-cell table:style-name="Table9.D19" office:value-type="string">
            <text:p text:style-name="P54"><text:span text:style-name="T39">1</text:span></text:p>
          </table:table-cell>
          <table:table-cell table:style-name="Table9.E19" office:value-type="string">
            <text:p text:style-name="P50"><text:span text:style-name="T5">+</text:span></text:p>
          </table:table-cell>
          <table:table-cell table:style-name="Table9.F19" office:value-type="string">
            <text:p text:style-name="P54"><text:span text:style-name="T5">Код услуги</text:span></text:p>
          </table:table-cell>
        </table:table-row>
        <table:table-row table:style-name="Table9.1">
          <table:table-cell table:style-name="Table9.A20" office:value-type="string">
            <text:p text:style-name="P79"/>
          </table:table-cell>
          <table:table-cell table:style-name="Table9.B20" office:value-type="string">
            <text:p text:style-name="P40"><text:span text:style-name="T23">metersGlobalTarif</text:span></text:p>
          </table:table-cell>
          <table:table-cell table:style-name="Table9.C20" office:value-type="string">
            <text:p text:style-name="P66"/>
          </table:table-cell>
          <table:table-cell table:style-name="Table9.D20" office:value-type="string">
            <text:p text:style-name="P54"><text:span text:style-name="T39">0...1</text:span></text:p>
          </table:table-cell>
          <table:table-cell table:style-name="Table9.E20" office:value-type="string">
            <text:p text:style-name="P50"><text:span text:style-name="T5">-</text:span></text:p>
          </table:table-cell>
          <table:table-cell table:style-name="Table9.F20" office:value-type="string">
            <text:p text:style-name="P40"><text:span text:style-name="T23">Глобальный тариф </text:span><text:span text:style-name="T39">для</text:span><text:span text:style-name="T23"> услуг</text:span><text:span text:style-name="T39"> с приборами учета</text:span></text:p>
          </table:table-cell>
        </table:table-row>
        <table:table-row table:style-name="Table9.1">
          <table:table-cell table:style-name="Table9.A21" office:value-type="string">
            <text:p text:style-name="P81"/>
          </table:table-cell>
          <table:table-cell table:style-name="Table9.B21" office:value-type="string">
            <text:p text:style-name="P40"><text:span text:style-name="T23">kassSymbol</text:span></text:p>
          </table:table-cell>
          <table:table-cell table:style-name="Table9.C21" office:value-type="string">
            <text:p text:style-name="P66"/>
          </table:table-cell>
          <table:table-cell table:style-name="Table9.D21" office:value-type="string">
            <text:p text:style-name="P54"><text:span text:style-name="T39">0...1</text:span></text:p>
          </table:table-cell>
          <table:table-cell table:style-name="Table9.E21" office:value-type="string">
            <text:p text:style-name="P50"><text:span text:style-name="T5">-</text:span></text:p>
          </table:table-cell>
          <table:table-cell table:style-name="Table9.F21" office:value-type="string">
            <text:p text:style-name="P54"><text:span text:style-name="T5">Кассовый символ</text:span></text:p>
          </table:table-cell>
        </table:table-row>
        <text:soft-page-break/>
        <table:table-row table:style-name="Table9.1">
          <table:table-cell table:style-name="Table9.A22" office:value-type="string">
            <text:p text:style-name="P10"><text:span text:style-name="T39">/Transfer/Data/</text:span></text:p>
            <text:p text:style-name="P10"><text:span text:style-name="T39">ServiceGroup/DebtService/Message</text:span></text:p>
          </table:table-cell>
          <table:table-cell table:style-name="Table9.B22" office:value-type="string">
            <text:p text:style-name="P26"/>
          </table:table-cell>
          <table:table-cell table:style-name="Table9.C22" office:value-type="string">
            <text:p text:style-name="P56"/>
          </table:table-cell>
          <table:table-cell table:style-name="Table9.D22" office:value-type="string">
            <text:p text:style-name="P54"><text:span text:style-name="T39">0...1</text:span></text:p>
          </table:table-cell>
          <table:table-cell table:style-name="Table9.E22" office:value-type="string">
            <text:p text:style-name="P50"><text:span text:style-name="T39">-</text:span></text:p>
          </table:table-cell>
          <table:table-cell table:style-name="Table9.F22" office:value-type="string">
            <text:p text:style-name="P54"><text:span text:style-name="T39">Дополнительная информация от предприятия</text:span></text:p>
          </table:table-cell>
        </table:table-row>
        <table:table-row table:style-name="Table9.1">
          <table:table-cell table:style-name="Table9.A23" office:value-type="string">
            <text:p text:style-name="P54"><text:span text:style-name="T5">/Transfer/Data/</text:span></text:p>
            <text:p text:style-name="P54"><text:span text:style-name="T5">ServiceGroup/DebtService/DopData</text:span></text:p>
          </table:table-cell>
          <table:table-cell table:style-name="Table9.B23" office:value-type="string">
            <text:p text:style-name="P26"/>
          </table:table-cell>
          <table:table-cell table:style-name="Table9.C23" office:value-type="string">
            <text:p text:style-name="P56"/>
          </table:table-cell>
          <table:table-cell table:style-name="Table9.D23" office:value-type="string">
            <text:p text:style-name="P54"><text:span text:style-name="T39">0...1</text:span></text:p>
          </table:table-cell>
          <table:table-cell table:style-name="Table9.E23" office:value-type="string">
            <text:p text:style-name="P50"><text:span text:style-name="T5">-</text:span></text:p>
          </table:table-cell>
          <table:table-cell table:style-name="Table9.F23" office:value-type="string">
            <text:p text:style-name="P54"><text:span text:style-name="T5">Опис</text:span><text:span text:style-name="T39">ывает</text:span><text:span text:style-name="T5"> дополнительных параметров </text:span><text:span text:style-name="T39">объекта</text:span></text:p>
          </table:table-cell>
        </table:table-row>
        <table:table-row table:style-name="Table9.1">
          <table:table-cell table:style-name="Table9.A24" office:value-type="string">
            <text:p text:style-name="P56"/>
          </table:table-cell>
          <table:table-cell table:style-name="Table9.B24" office:value-type="string">
            <text:p text:style-name="P40"><text:span text:style-name="T23">Dop</text:span></text:p>
          </table:table-cell>
          <table:table-cell table:style-name="Table9.C24" office:value-type="string">
            <text:p text:style-name="P66"/>
          </table:table-cell>
          <table:table-cell table:style-name="Table9.D24" office:value-type="string">
            <text:p text:style-name="P54"><text:span text:style-name="T39">1...n</text:span></text:p>
          </table:table-cell>
          <table:table-cell table:style-name="Table9.E24" office:value-type="string">
            <text:p text:style-name="P50"><text:span text:style-name="T5">+</text:span></text:p>
          </table:table-cell>
          <table:table-cell table:style-name="Table9.F24" office:value-type="string">
            <text:p text:style-name="P54"><text:span text:style-name="T5">Элемент дополнительн</text:span><text:span text:style-name="T39">ые</text:span><text:span text:style-name="T5"> параметр</text:span><text:span text:style-name="T39">ы услуги</text:span></text:p>
          </table:table-cell>
        </table:table-row>
        <table:table-row table:style-name="Table9.1">
          <table:table-cell table:style-name="Table9.A25" office:value-type="string">
            <text:p text:style-name="P56"/>
          </table:table-cell>
          <table:table-cell table:style-name="Table9.B25" office:value-type="string">
            <text:p text:style-name="P26"/>
          </table:table-cell>
          <table:table-cell table:style-name="Table9.C25" office:value-type="string">
            <text:p text:style-name="P40"><text:span text:style-name="T23">name</text:span></text:p>
          </table:table-cell>
          <table:table-cell table:style-name="Table9.D25" office:value-type="string">
            <text:p text:style-name="P54"><text:span text:style-name="T39">1</text:span></text:p>
          </table:table-cell>
          <table:table-cell table:style-name="Table9.E25" office:value-type="string">
            <text:p text:style-name="P50"><text:span text:style-name="T5">+</text:span></text:p>
          </table:table-cell>
          <table:table-cell table:style-name="Table9.F25" office:value-type="string">
            <text:p text:style-name="P54"><text:span text:style-name="T5">Наименование дополнительного параметра</text:span></text:p>
          </table:table-cell>
        </table:table-row>
        <table:table-row table:style-name="Table9.1">
          <table:table-cell table:style-name="Table9.A26" office:value-type="string">
            <text:p text:style-name="P56"/>
          </table:table-cell>
          <table:table-cell table:style-name="Table9.B26" office:value-type="string">
            <text:p text:style-name="P26"/>
          </table:table-cell>
          <table:table-cell table:style-name="Table9.C26" office:value-type="string">
            <text:p text:style-name="P40"><text:span text:style-name="T23">value</text:span></text:p>
          </table:table-cell>
          <table:table-cell table:style-name="Table9.D26" office:value-type="string">
            <text:p text:style-name="P54"><text:span text:style-name="T39">1</text:span></text:p>
          </table:table-cell>
          <table:table-cell table:style-name="Table9.E26" office:value-type="string">
            <text:p text:style-name="P50"><text:span text:style-name="T5">+</text:span></text:p>
          </table:table-cell>
          <table:table-cell table:style-name="Table9.F26" office:value-type="string">
            <text:p text:style-name="P54"><text:span text:style-name="T5">Значение дополнительного параметра</text:span></text:p>
          </table:table-cell>
        </table:table-row>
        <table:table-row table:style-name="Table9.1">
          <table:table-cell table:style-name="Table9.A27" office:value-type="string">
            <text:p text:style-name="P54"><text:span text:style-name="T5">/Transfer/Data/</text:span></text:p>
            <text:p text:style-name="P54"><text:span text:style-name="T5">ServiceGroup/DebtService/CompanyInfo</text:span></text:p>
          </table:table-cell>
          <table:table-cell table:style-name="Table9.B27" office:value-type="string">
            <text:p text:style-name="P56"/>
          </table:table-cell>
          <table:table-cell table:style-name="Table9.C27" office:value-type="string">
            <text:p text:style-name="P56"/>
          </table:table-cell>
          <table:table-cell table:style-name="Table9.D27" office:value-type="string">
            <text:p text:style-name="P54"><text:span text:style-name="T39">1</text:span></text:p>
          </table:table-cell>
          <table:table-cell table:style-name="Table9.E27" office:value-type="string">
            <text:p text:style-name="P50"><text:span text:style-name="T39">-</text:span></text:p>
          </table:table-cell>
          <table:table-cell table:style-name="Table9.F27" office:value-type="string">
            <text:p text:style-name="P54"><text:span text:style-name="T5">Информация о</text:span><text:span text:style-name="T39"> поставщике услуг</text:span></text:p>
          </table:table-cell>
        </table:table-row>
        <table:table-row table:style-name="Table9.1">
          <table:table-cell table:style-name="Table9.A28" office:value-type="string">
            <text:p text:style-name="P26"/>
          </table:table-cell>
          <table:table-cell table:style-name="Table9.B28" office:value-type="string">
            <text:p text:style-name="P54"><text:span text:style-name="T5">mfo</text:span></text:p>
          </table:table-cell>
          <table:table-cell table:style-name="Table9.C28" office:value-type="string">
            <text:p text:style-name="P56"/>
          </table:table-cell>
          <table:table-cell table:style-name="Table9.D28" office:value-type="string">
            <text:p text:style-name="P54"><text:span text:style-name="T39">0...1</text:span></text:p>
          </table:table-cell>
          <table:table-cell table:style-name="Table9.E28" office:value-type="string">
            <text:p text:style-name="P50"><text:span text:style-name="T5">-</text:span></text:p>
          </table:table-cell>
          <table:table-cell table:style-name="Table9.F28" office:value-type="string">
            <text:p text:style-name="P54"><text:span text:style-name="T5">МФО, без </text:span><text:span text:style-name="T39">account не передается</text:span></text:p>
          </table:table-cell>
        </table:table-row>
        <text:soft-page-break/>
        <table:table-row table:style-name="Table9.29">
          <table:table-cell table:style-name="Table9.A29" office:value-type="string">
            <text:p text:style-name="P26"/>
          </table:table-cell>
          <table:table-cell table:style-name="Table9.A29" office:value-type="string">
            <text:p text:style-name="P54"><text:span text:style-name="T5">okpo</text:span></text:p>
          </table:table-cell>
          <table:table-cell table:style-name="Table9.A29" office:value-type="string">
            <text:p text:style-name="P56"/>
          </table:table-cell>
          <table:table-cell table:style-name="Table9.A29" office:value-type="string">
            <text:p text:style-name="P54"><text:span text:style-name="T39">0...1</text:span></text:p>
          </table:table-cell>
          <table:table-cell table:style-name="Table9.A29" office:value-type="string">
            <text:p text:style-name="P50"><text:span text:style-name="T5">-</text:span></text:p>
          </table:table-cell>
          <table:table-cell table:style-name="Table9.A29" office:value-type="string">
            <text:p text:style-name="P54"><text:span text:style-name="T5">ОКПО , без </text:span><text:span text:style-name="T42">CompanyName не передается</text:span></text:p>
          </table:table-cell>
        </table:table-row>
        <table:table-row table:style-name="Table9.1">
          <table:table-cell table:style-name="Table9.A30" office:value-type="string">
            <text:p text:style-name="P26"/>
          </table:table-cell>
          <table:table-cell table:style-name="Table9.B30" office:value-type="string">
            <text:p text:style-name="P54"><text:span text:style-name="T5">account</text:span></text:p>
          </table:table-cell>
          <table:table-cell table:style-name="Table9.C30" office:value-type="string">
            <text:p text:style-name="P56"/>
          </table:table-cell>
          <table:table-cell table:style-name="Table9.D30" office:value-type="string">
            <text:p text:style-name="P54"><text:span text:style-name="T39">0...1</text:span></text:p>
          </table:table-cell>
          <table:table-cell table:style-name="Table9.E30" office:value-type="string">
            <text:p text:style-name="P50"><text:span text:style-name="T5">-</text:span></text:p>
          </table:table-cell>
          <table:table-cell table:style-name="Table9.F30" office:value-type="string">
            <text:p text:style-name="P54"><text:span text:style-name="T5">Р/с </text:span><text:span text:style-name="T39">поставщика услуг, без mfo не передается </text:span></text:p>
          </table:table-cell>
        </table:table-row>
        <table:table-row table:style-name="Table9.1">
          <table:table-cell table:style-name="Table9.A31" office:value-type="string">
            <text:p text:style-name="P26"/>
          </table:table-cell>
          <table:table-cell table:style-name="Table9.B31" office:value-type="string">
            <text:p text:style-name="P40"><text:span text:style-name="T23">companyId</text:span></text:p>
          </table:table-cell>
          <table:table-cell table:style-name="Table9.C31" office:value-type="string">
            <text:p text:style-name="P66"/>
          </table:table-cell>
          <table:table-cell table:style-name="Table9.D31" office:value-type="string">
            <text:p text:style-name="P54"><text:span text:style-name="T39">0...1</text:span></text:p>
          </table:table-cell>
          <table:table-cell table:style-name="Table9.E31" office:value-type="string">
            <text:p text:style-name="P50"><text:span text:style-name="T5">-</text:span></text:p>
          </table:table-cell>
          <table:table-cell table:style-name="Table9.F31" office:value-type="string">
            <text:p text:style-name="P40"><text:span text:style-name="T23">Id в П</text:span><text:span text:style-name="T39">С</text:span></text:p>
          </table:table-cell>
        </table:table-row>
        <table:table-row table:style-name="Table9.32">
          <table:table-cell table:style-name="Table9.A32" office:value-type="string">
            <text:p text:style-name="P54"><text:span text:style-name="T5">/Transfer/Data/</text:span></text:p>
            <text:p text:style-name="P54"><text:span text:style-name="T5">ServiceGroup/DebtService/CompanyInfo/</text:span></text:p>
            <text:p text:style-name="P54"><text:span text:style-name="T5">CompanyCode</text:span></text:p>
          </table:table-cell>
          <table:table-cell table:style-name="Table9.B32" office:value-type="string">
            <text:p text:style-name="P56"/>
          </table:table-cell>
          <table:table-cell table:style-name="Table9.C32" office:value-type="string">
            <text:p text:style-name="P56"/>
          </table:table-cell>
          <table:table-cell table:style-name="Table9.D32" office:value-type="string">
            <text:p text:style-name="P54"><text:span text:style-name="T39">1</text:span></text:p>
          </table:table-cell>
          <table:table-cell table:style-name="Table9.E32" office:value-type="string">
            <text:p text:style-name="P50"><text:span text:style-name="T39">+</text:span></text:p>
          </table:table-cell>
          <table:table-cell table:style-name="Table9.F32" office:value-type="string">
            <text:p text:style-name="P54"><text:span text:style-name="T5">Код постав</text:span><text:span text:style-name="T39">щика услуг </text:span></text:p>
          </table:table-cell>
        </table:table-row>
        <table:table-row table:style-name="Table9.1">
          <table:table-cell table:style-name="Table9.A29" office:value-type="string">
            <text:p text:style-name="P54"><text:span text:style-name="T5">/Transfer/Data/</text:span></text:p>
            <text:p text:style-name="P54"><text:span text:style-name="T5">ServiceGroup/DebtService/CompanyInfo/</text:span></text:p>
            <text:p text:style-name="P54"><text:span text:style-name="T5">CompanyName</text:span></text:p>
          </table:table-cell>
          <table:table-cell table:style-name="Table9.A29" office:value-type="string">
            <text:p text:style-name="P56"/>
          </table:table-cell>
          <table:table-cell table:style-name="Table9.A29" office:value-type="string">
            <text:p text:style-name="P56"/>
          </table:table-cell>
          <table:table-cell table:style-name="Table9.A29" office:value-type="string">
            <text:p text:style-name="P54"><text:span text:style-name="T39">0...1</text:span></text:p>
          </table:table-cell>
          <table:table-cell table:style-name="Table9.A29" office:value-type="string">
            <text:p text:style-name="P50"><text:span text:style-name="T5">-</text:span></text:p>
          </table:table-cell>
          <table:table-cell table:style-name="Table9.A29" office:value-type="string">
            <text:p text:style-name="P54"><text:span text:style-name="T5">На</text:span><text:span text:style-name="T39">именование поставщика услуг, без okpo не передается </text:span></text:p>
          </table:table-cell>
        </table:table-row>
        <table:table-row table:style-name="Table9.1">
          <table:table-cell table:style-name="Table9.A34" office:value-type="string">
            <text:p text:style-name="P54"><text:span text:style-name="T5">/Transfer/Data/</text:span></text:p>
            <text:p text:style-name="P54"><text:span text:style-name="T5">ServiceGroup/DebtService/ DebtInfo</text:span></text:p>
          </table:table-cell>
          <table:table-cell table:style-name="Table9.B34" office:value-type="string">
            <text:p text:style-name="P56"/>
          </table:table-cell>
          <table:table-cell table:style-name="Table9.C34" office:value-type="string">
            <text:p text:style-name="P56"/>
          </table:table-cell>
          <table:table-cell table:style-name="Table9.D34" office:value-type="string">
            <text:p text:style-name="P54"><text:span text:style-name="T39">1</text:span></text:p>
          </table:table-cell>
          <table:table-cell table:style-name="Table9.E34" office:value-type="string">
            <text:p text:style-name="P50"><text:span text:style-name="T39">-</text:span></text:p>
          </table:table-cell>
          <table:table-cell table:style-name="Table9.F34" office:value-type="string">
            <text:p text:style-name="P54"><text:span text:style-name="T5">Информация о задолженности</text:span></text:p>
          </table:table-cell>
        </table:table-row>
        <table:table-row table:style-name="Table9.1">
          <table:table-cell table:style-name="Table9.A35" office:value-type="string">
            <text:p text:style-name="P79"/>
          </table:table-cell>
          <table:table-cell table:style-name="Table9.B35" office:value-type="string">
            <text:p text:style-name="P54"><text:span text:style-name="T5">amountToPay</text:span></text:p>
          </table:table-cell>
          <table:table-cell table:style-name="Table9.C35" office:value-type="string">
            <text:p text:style-name="P54"><text:span text:style-name="T5">«number»</text:span></text:p>
          </table:table-cell>
          <table:table-cell table:style-name="Table9.D35" office:value-type="string">
            <text:p text:style-name="P54"><text:span text:style-name="T39">1</text:span></text:p>
          </table:table-cell>
          <table:table-cell table:style-name="Table9.E35" office:value-type="string">
            <text:p text:style-name="P50"><text:span text:style-name="T5">-</text:span></text:p>
          </table:table-cell>
          <table:table-cell table:style-name="Table9.F35" office:value-type="string">
            <text:p text:style-name="P54"><text:span text:style-name="T5">Сумма к оплате</text:span></text:p>
          </table:table-cell>
        </table:table-row>
        <text:soft-page-break/>
        <table:table-row table:style-name="Table9.1">
          <table:table-cell table:style-name="Table9.A36" office:value-type="string">
            <text:p text:style-name="P79"/>
          </table:table-cell>
          <table:table-cell table:style-name="Table9.B36" office:value-type="string">
            <text:p text:style-name="P54"><text:span text:style-name="T5">debt</text:span></text:p>
          </table:table-cell>
          <table:table-cell table:style-name="Table9.C36" office:value-type="string">
            <text:p text:style-name="P54"><text:span text:style-name="T5">«number»</text:span></text:p>
          </table:table-cell>
          <table:table-cell table:style-name="Table9.D36" office:value-type="string">
            <text:p text:style-name="P54"><text:span text:style-name="T39">0...1</text:span></text:p>
          </table:table-cell>
          <table:table-cell table:style-name="Table9.E36" office:value-type="string">
            <text:p text:style-name="P50"><text:span text:style-name="T5">-</text:span></text:p>
          </table:table-cell>
          <table:table-cell table:style-name="Table9.F36" office:value-type="string">
            <text:p text:style-name="P54"><text:span text:style-name="T5">Сумма задолженности. Отрицательное значение обозначает переплату, положительное — задолженность.</text:span></text:p>
          </table:table-cell>
        </table:table-row>
        <table:table-row table:style-name="Table9.1">
          <table:table-cell table:style-name="Table9.A37" office:value-type="string">
            <text:p text:style-name="P54"><text:span text:style-name="T5">/Transfer/Data/</text:span></text:p>
            <text:p text:style-name="P54"><text:span text:style-name="T5">ServiceGroup/DebtService/ DebtInfo/Year</text:span></text:p>
          </table:table-cell>
          <table:table-cell table:style-name="Table9.B37" office:value-type="string">
            <text:p text:style-name="P56"/>
          </table:table-cell>
          <table:table-cell table:style-name="Table9.C37" office:value-type="string">
            <text:p text:style-name="P56"/>
          </table:table-cell>
          <table:table-cell table:style-name="Table9.D37" office:value-type="string">
            <text:p text:style-name="P54"><text:span text:style-name="T39">0...1</text:span></text:p>
          </table:table-cell>
          <table:table-cell table:style-name="Table9.E37" office:value-type="string">
            <text:p text:style-name="P50"><text:span text:style-name="T5">-</text:span></text:p>
          </table:table-cell>
          <table:table-cell table:style-name="Table9.F37" office:value-type="string">
            <text:p text:style-name="P54"><text:span text:style-name="T5">Год</text:span></text:p>
          </table:table-cell>
        </table:table-row>
        <table:table-row table:style-name="Table9.1">
          <table:table-cell table:style-name="Table9.A38" office:value-type="string">
            <text:p text:style-name="P54"><text:span text:style-name="T5">/Transfer/Data/</text:span></text:p>
            <text:p text:style-name="P54"><text:span text:style-name="T5">ServiceGroup/DebtService/ DebtInfo/Month</text:span></text:p>
          </table:table-cell>
          <table:table-cell table:style-name="Table9.B38" office:value-type="string">
            <text:p text:style-name="P56"/>
          </table:table-cell>
          <table:table-cell table:style-name="Table9.C38" office:value-type="string">
            <text:p text:style-name="P56"/>
          </table:table-cell>
          <table:table-cell table:style-name="Table9.D38" office:value-type="string">
            <text:p text:style-name="P54"><text:span text:style-name="T39">0...1</text:span></text:p>
          </table:table-cell>
          <table:table-cell table:style-name="Table9.E38" office:value-type="string">
            <text:p text:style-name="P50"><text:span text:style-name="T5">-</text:span></text:p>
          </table:table-cell>
          <table:table-cell table:style-name="Table9.F38" office:value-type="string">
            <text:p text:style-name="P54"><text:span text:style-name="T5">Месяц</text:span></text:p>
          </table:table-cell>
        </table:table-row>
        <table:table-row table:style-name="Table9.1">
          <table:table-cell table:style-name="Table9.A39" office:value-type="string">
            <text:p text:style-name="P54"><text:span text:style-name="T5">/Transfer/Data/</text:span></text:p>
            <text:p text:style-name="P54"><text:span text:style-name="T5">ServiceGroup/DebtService/ DebtInfo/Charge</text:span></text:p>
          </table:table-cell>
          <table:table-cell table:style-name="Table9.B39" office:value-type="string">
            <text:p text:style-name="P56"/>
          </table:table-cell>
          <table:table-cell table:style-name="Table9.C39" office:value-type="string">
            <text:p text:style-name="P56"/>
          </table:table-cell>
          <table:table-cell table:style-name="Table9.D39" office:value-type="string">
            <text:p text:style-name="P54"><text:span text:style-name="T39">0...1</text:span></text:p>
          </table:table-cell>
          <table:table-cell table:style-name="Table9.E39" office:value-type="string">
            <text:p text:style-name="P50"><text:span text:style-name="T5">-</text:span></text:p>
          </table:table-cell>
          <table:table-cell table:style-name="Table9.F39" office:value-type="string">
            <text:p text:style-name="P54"><text:span text:style-name="T5">Начислено</text:span></text:p>
          </table:table-cell>
        </table:table-row>
        <table:table-row table:style-name="Table9.1">
          <table:table-cell table:style-name="Table9.A40" office:value-type="string">
            <text:p text:style-name="P54"><text:span text:style-name="T5">/Transfer/Data/</text:span></text:p>
            <text:p text:style-name="P54"><text:span text:style-name="T5">ServiceGroup/DebtService/ DebtInfo/Recalc</text:span></text:p>
          </table:table-cell>
          <table:table-cell table:style-name="Table9.B40" office:value-type="string">
            <text:p text:style-name="P56"/>
          </table:table-cell>
          <table:table-cell table:style-name="Table9.C40" office:value-type="string">
            <text:p text:style-name="P56"/>
          </table:table-cell>
          <table:table-cell table:style-name="Table9.D40" office:value-type="string">
            <text:p text:style-name="P54"><text:span text:style-name="T39">0...1</text:span></text:p>
          </table:table-cell>
          <table:table-cell table:style-name="Table9.E40" office:value-type="string">
            <text:p text:style-name="P50"><text:span text:style-name="T5">-</text:span></text:p>
          </table:table-cell>
          <table:table-cell table:style-name="Table9.F40" office:value-type="string">
            <text:p text:style-name="P54"><text:span text:style-name="T5">Сумма перерасчета</text:span></text:p>
          </table:table-cell>
        </table:table-row>
        <table:table-row table:style-name="Table9.1">
          <table:table-cell table:style-name="Table9.A41" office:value-type="string">
            <text:p text:style-name="P54"><text:span text:style-name="T5">/Transfer/Data/</text:span></text:p>
            <text:p text:style-name="P54"><text:span text:style-name="T5">ServiceGroup/DebtService/ DebtInfo/Subsidies</text:span></text:p>
          </table:table-cell>
          <table:table-cell table:style-name="Table9.B41" office:value-type="string">
            <text:p text:style-name="P56"/>
          </table:table-cell>
          <table:table-cell table:style-name="Table9.C41" office:value-type="string">
            <text:p text:style-name="P56"/>
          </table:table-cell>
          <table:table-cell table:style-name="Table9.D41" office:value-type="string">
            <text:p text:style-name="P54"><text:span text:style-name="T39">0...1</text:span></text:p>
          </table:table-cell>
          <table:table-cell table:style-name="Table9.E41" office:value-type="string">
            <text:p text:style-name="P50"><text:span text:style-name="T5">-</text:span></text:p>
          </table:table-cell>
          <table:table-cell table:style-name="Table9.F41" office:value-type="string">
            <text:p text:style-name="P54"><text:span text:style-name="T5">Сумма субсидий</text:span></text:p>
          </table:table-cell>
        </table:table-row>
        <table:table-row table:style-name="Table9.1">
          <table:table-cell table:style-name="Table9.A42" office:value-type="string">
            <text:p text:style-name="P54"><text:span text:style-name="T5">/Transfer/Data/</text:span></text:p>
            <text:p text:style-name="P54"><text:span text:style-name="T5">ServiceGroup/DebtService/DebtInfo/Remission</text:span></text:p>
          </table:table-cell>
          <table:table-cell table:style-name="Table9.B42" office:value-type="string">
            <text:p text:style-name="P56"/>
          </table:table-cell>
          <table:table-cell table:style-name="Table9.C42" office:value-type="string">
            <text:p text:style-name="P56"/>
          </table:table-cell>
          <table:table-cell table:style-name="Table9.D42" office:value-type="string">
            <text:p text:style-name="P54"><text:span text:style-name="T39">0...1</text:span></text:p>
          </table:table-cell>
          <table:table-cell table:style-name="Table9.E42" office:value-type="string">
            <text:p text:style-name="P50"><text:span text:style-name="T5">-</text:span></text:p>
          </table:table-cell>
          <table:table-cell table:style-name="Table9.F42" office:value-type="string">
            <text:p text:style-name="P54"><text:span text:style-name="T5">Сумма льгот</text:span></text:p>
          </table:table-cell>
        </table:table-row>
        <text:soft-page-break/>
        <table:table-row table:style-name="Table9.1">
          <table:table-cell table:style-name="Table9.A43" office:value-type="string">
            <text:p text:style-name="P54"><text:span text:style-name="T5">/Transfer/Data/</text:span></text:p>
            <text:p text:style-name="P54"><text:span text:style-name="T5">ServiceGroup/DebtService/DebtInfo/LastPaying</text:span></text:p>
          </table:table-cell>
          <table:table-cell table:style-name="Table9.B43" office:value-type="string">
            <text:p text:style-name="P56"/>
          </table:table-cell>
          <table:table-cell table:style-name="Table9.C43" office:value-type="string">
            <text:p text:style-name="P56"/>
          </table:table-cell>
          <table:table-cell table:style-name="Table9.D43" office:value-type="string">
            <text:p text:style-name="P54"><text:span text:style-name="T39">0...1</text:span></text:p>
          </table:table-cell>
          <table:table-cell table:style-name="Table9.E43" office:value-type="string">
            <text:p text:style-name="P50"><text:span text:style-name="T5">-</text:span></text:p>
          </table:table-cell>
          <table:table-cell table:style-name="Table9.F43" office:value-type="string">
            <text:p text:style-name="P54"><text:span text:style-name="T5">Сумма последней оплаты</text:span></text:p>
          </table:table-cell>
        </table:table-row>
        <table:table-row table:style-name="Table9.1">
          <table:table-cell table:style-name="Table9.A44" office:value-type="string">
            <text:p text:style-name="P10"><text:span text:style-name="T39">/Transfer/Data/</text:span></text:p>
            <text:p text:style-name="P10"><text:span text:style-name="T39">ServiceGroup/DebtService/DebtInfo/Balance</text:span></text:p>
          </table:table-cell>
          <table:table-cell table:style-name="Table9.B44" office:value-type="string">
            <text:p text:style-name="P56"/>
          </table:table-cell>
          <table:table-cell table:style-name="Table9.C44" office:value-type="string">
            <text:p text:style-name="P56"/>
          </table:table-cell>
          <table:table-cell table:style-name="Table9.D44" office:value-type="string">
            <text:p text:style-name="P54"><text:span text:style-name="T39">0...1</text:span></text:p>
          </table:table-cell>
          <table:table-cell table:style-name="Table9.E44" office:value-type="string">
            <text:p text:style-name="P50"><text:span text:style-name="T39">-</text:span></text:p>
          </table:table-cell>
          <table:table-cell table:style-name="Table9.F44" office:value-type="string">
            <text:p text:style-name="P54"><text:span text:style-name="T39">Баланс на счете клиента</text:span></text:p>
          </table:table-cell>
        </table:table-row>
        <table:table-row table:style-name="Table9.1">
          <table:table-cell table:style-name="Table9.A45" office:value-type="string">
            <text:p text:style-name="P10"><text:span text:style-name="T39">/Transfer/Data/</text:span></text:p>
            <text:p text:style-name="P10"><text:span text:style-name="T39">ServiceGroup/DebtService</text:span><text:span text:style-name="T5">/MeterData</text:span></text:p>
          </table:table-cell>
          <table:table-cell table:style-name="Table9.B45" office:value-type="string">
            <text:p text:style-name="P56"/>
          </table:table-cell>
          <table:table-cell table:style-name="Table9.C45" office:value-type="string">
            <text:p text:style-name="P56"/>
          </table:table-cell>
          <table:table-cell table:style-name="Table9.D45" office:value-type="string">
            <text:p text:style-name="P54"><text:span text:style-name="T39">0...1</text:span></text:p>
          </table:table-cell>
          <table:table-cell table:style-name="Table9.E45" office:value-type="string">
            <text:p text:style-name="P50"><text:span text:style-name="T5">-</text:span></text:p>
          </table:table-cell>
          <table:table-cell table:style-name="Table9.F45" office:value-type="string">
            <text:p text:style-name="P54"><text:span text:style-name="T39">Описывает п</text:span><text:span text:style-name="T5">риборы учета (ПУ)</text:span></text:p>
          </table:table-cell>
        </table:table-row>
        <table:table-row table:style-name="Table9.1">
          <table:table-cell table:style-name="Table9.A46" office:value-type="string">
            <text:p text:style-name="P12"/>
          </table:table-cell>
          <table:table-cell table:style-name="Table9.B46" office:value-type="string">
            <text:p text:style-name="P40"><text:span text:style-name="T39">Meter</text:span></text:p>
          </table:table-cell>
          <table:table-cell table:style-name="Table9.C46" office:value-type="string">
            <text:p text:style-name="P66"/>
          </table:table-cell>
          <table:table-cell table:style-name="Table9.D46" office:value-type="string">
            <text:p text:style-name="P54"><text:span text:style-name="T39">1...n </text:span></text:p>
          </table:table-cell>
          <table:table-cell table:style-name="Table9.E46" office:value-type="string">
            <text:p text:style-name="P50"><text:span text:style-name="T5">+</text:span></text:p>
          </table:table-cell>
          <table:table-cell table:style-name="Table9.F46" office:value-type="string">
            <text:p text:style-name="P54"><text:span text:style-name="T5">П</text:span><text:span text:style-name="T39">У</text:span></text:p>
          </table:table-cell>
        </table:table-row>
        <table:table-row table:style-name="Table9.1">
          <table:table-cell table:style-name="Table9.A47" office:value-type="string">
            <text:p text:style-name="P58"/>
          </table:table-cell>
          <table:table-cell table:style-name="Table9.B47" office:value-type="string">
            <text:p text:style-name="P56"/>
          </table:table-cell>
          <table:table-cell table:style-name="Table9.C47" office:value-type="string">
            <text:p text:style-name="P10"><text:span text:style-name="T39">previosValue</text:span></text:p>
          </table:table-cell>
          <table:table-cell table:style-name="Table9.D47" office:value-type="string">
            <text:p text:style-name="P54"><text:span text:style-name="T39">1</text:span></text:p>
          </table:table-cell>
          <table:table-cell table:style-name="Table9.E47" office:value-type="string">
            <text:p text:style-name="P50"><text:span text:style-name="T39">+</text:span></text:p>
          </table:table-cell>
          <table:table-cell table:style-name="Table9.F47" office:value-type="string">
            <text:p text:style-name="P40"><text:span text:style-name="T39">Предыдущего показаний счетчика</text:span></text:p>
          </table:table-cell>
        </table:table-row>
        <table:table-row table:style-name="Table9.1">
          <table:table-cell table:style-name="Table9.A48" office:value-type="string">
            <text:p text:style-name="P79"/>
          </table:table-cell>
          <table:table-cell table:style-name="Table9.B48" office:value-type="string">
            <text:p text:style-name="P29"/>
          </table:table-cell>
          <table:table-cell table:style-name="Table9.C48" office:value-type="string">
            <text:p text:style-name="P10"><text:span text:style-name="T39">currentvalue</text:span></text:p>
          </table:table-cell>
          <table:table-cell table:style-name="Table9.D48" office:value-type="string">
            <text:p text:style-name="P54"><text:span text:style-name="T39">0...1</text:span></text:p>
          </table:table-cell>
          <table:table-cell table:style-name="Table9.E48" office:value-type="string">
            <text:p text:style-name="P50"><text:span text:style-name="T5">-</text:span></text:p>
          </table:table-cell>
          <table:table-cell table:style-name="Table9.F48" office:value-type="string">
            <text:p text:style-name="P54"><text:span text:style-name="T5">Текущее показание счетчика</text:span></text:p>
          </table:table-cell>
        </table:table-row>
        <table:table-row table:style-name="Table9.1">
          <table:table-cell table:style-name="Table9.A49" office:value-type="string">
            <text:p text:style-name="P79"/>
          </table:table-cell>
          <table:table-cell table:style-name="Table9.B49" office:value-type="string">
            <text:p text:style-name="P40"><text:bookmark text:name="kix.c3vqhfarbmjv"/></text:p>
          </table:table-cell>
          <table:table-cell table:style-name="Table9.C49" office:value-type="string">
            <text:p text:style-name="P10"><text:span text:style-name="T39">tarif</text:span></text:p>
          </table:table-cell>
          <table:table-cell table:style-name="Table9.D49" office:value-type="string">
            <text:p text:style-name="P54"><text:span text:style-name="T39">0...1</text:span></text:p>
          </table:table-cell>
          <table:table-cell table:style-name="Table9.E49" office:value-type="string">
            <text:p text:style-name="P50"><text:span text:style-name="T5">-</text:span></text:p>
          </table:table-cell>
          <table:table-cell table:style-name="Table9.F49" office:value-type="string">
            <text:p text:style-name="P54"><text:span text:style-name="T5">Тариф </text:span><text:span text:style-name="T39">для данной услуги</text:span></text:p>
          </table:table-cell>
        </table:table-row>
        <text:soft-page-break/>
        <table:table-row table:style-name="Table9.1">
          <table:table-cell table:style-name="Table9.A50" office:value-type="string">
            <text:p text:style-name="P79"/>
          </table:table-cell>
          <table:table-cell table:style-name="Table9.B50" office:value-type="string">
            <text:p text:style-name="P40"><text:bookmark text:name="kix.gu63g0pkvga9"/></text:p>
          </table:table-cell>
          <table:table-cell table:style-name="Table9.C50" office:value-type="string">
            <text:p text:style-name="P10"><text:span text:style-name="T39">delta</text:span></text:p>
          </table:table-cell>
          <table:table-cell table:style-name="Table9.D50" office:value-type="string">
            <text:p text:style-name="P54"><text:span text:style-name="T39">0...1</text:span></text:p>
          </table:table-cell>
          <table:table-cell table:style-name="Table9.E50" office:value-type="string">
            <text:p text:style-name="P50"><text:span text:style-name="T5">-</text:span></text:p>
          </table:table-cell>
          <table:table-cell table:style-name="Table9.F50" office:value-type="string">
            <text:p text:style-name="P54"><text:span text:style-name="T5">Разница текущего и </text:span><text:span text:style-name="T39">предыдущего</text:span><text:span text:style-name="T5"> показаний счетчика</text:span></text:p>
          </table:table-cell>
        </table:table-row>
        <table:table-row table:style-name="Table9.1">
          <table:table-cell table:style-name="Table9.A51" office:value-type="string">
            <text:p text:style-name="P79"/>
          </table:table-cell>
          <table:table-cell table:style-name="Table9.B51" office:value-type="string">
            <text:p text:style-name="P40"><text:bookmark text:name="kix.x4nldie0p1sx"/></text:p>
          </table:table-cell>
          <table:table-cell table:style-name="Table9.C51" office:value-type="string">
            <text:p text:style-name="P10"><text:span text:style-name="T39">name</text:span></text:p>
          </table:table-cell>
          <table:table-cell table:style-name="Table9.D51" office:value-type="string">
            <text:p text:style-name="P54"><text:span text:style-name="T39">0...1</text:span></text:p>
          </table:table-cell>
          <table:table-cell table:style-name="Table9.E51" office:value-type="string">
            <text:p text:style-name="P50"><text:span text:style-name="T5">-</text:span></text:p>
          </table:table-cell>
          <table:table-cell table:style-name="Table9.F51" office:value-type="string">
            <text:p text:style-name="P54"><text:span text:style-name="T5">Наименование услуги</text:span></text:p>
          </table:table-cell>
        </table:table-row>
        <table:table-row table:style-name="Table9.1">
          <table:table-cell table:style-name="Table9.A52" office:value-type="string">
            <text:p text:style-name="P54"><text:span text:style-name="T5">/Transfer/Data/</text:span></text:p>
            <text:p text:style-name="P54"><text:span text:style-name="T5">ServiceGroup/DebtService/ ServiceName</text:span></text:p>
          </table:table-cell>
          <table:table-cell table:style-name="Table9.B52" office:value-type="string">
            <text:p text:style-name="P56"/>
          </table:table-cell>
          <table:table-cell table:style-name="Table9.C52" office:value-type="string">
            <text:p text:style-name="P54"><text:span text:style-name="T5">Водопо-</text:span></text:p>
            <text:p text:style-name="P54"><text:span text:style-name="T5">требление</text:span></text:p>
          </table:table-cell>
          <table:table-cell table:style-name="Table9.D52" office:value-type="string">
            <text:p text:style-name="P54"><text:span text:style-name="T39">0...1</text:span></text:p>
          </table:table-cell>
          <table:table-cell table:style-name="Table9.E52" office:value-type="string">
            <text:p text:style-name="P50"><text:span text:style-name="T5">-</text:span></text:p>
          </table:table-cell>
          <table:table-cell table:style-name="Table9.F52" office:value-type="string">
            <text:p text:style-name="P54"><text:span text:style-name="T5">Название услуги</text:span></text:p>
          </table:table-cell>
        </table:table-row>
        <table:table-row table:style-name="Table9.1">
          <table:table-cell table:style-name="Table9.A53" office:value-type="string">
            <text:p text:style-name="P54"><text:span text:style-name="T5">/Transfer/</text:span></text:p>
            <text:p text:style-name="P54"><text:span text:style-name="T5">DataServiceGroup/</text:span></text:p>
            <text:p text:style-name="P54"><text:span text:style-name="T5">DebtService/Destination</text:span></text:p>
          </table:table-cell>
          <table:table-cell table:style-name="Table9.B53" office:value-type="string">
            <text:p text:style-name="P56"/>
          </table:table-cell>
          <table:table-cell table:style-name="Table9.C53" office:value-type="string">
            <text:p text:style-name="P54"><text:span text:style-name="T5">Оплата за услуги </text:span><text:span text:style-name="T39">“</text:span><text:span text:style-name="T5">Водопотребление</text:span><text:span text:style-name="T39">”</text:span></text:p>
          </table:table-cell>
          <table:table-cell table:style-name="Table9.D53" office:value-type="string">
            <text:p text:style-name="P54"><text:span text:style-name="T39">0...1</text:span></text:p>
          </table:table-cell>
          <table:table-cell table:style-name="Table9.E53" office:value-type="string">
            <text:p text:style-name="P50"><text:span text:style-name="T5">-</text:span></text:p>
          </table:table-cell>
          <table:table-cell table:style-name="Table9.F53" office:value-type="string">
            <text:p text:style-name="P54"><text:span text:style-name="T5">Назначение платежа</text:span></text:p>
          </table:table-cell>
        </table:table-row>
        <table:table-row table:style-name="Table9.1">
          <table:table-cell table:style-name="Table9.A54" office:value-type="string">
            <text:p text:style-name="P54"><text:span text:style-name="T27">/Transfer/Data/</text:span></text:p>
            <text:p text:style-name="P54"><text:span text:style-name="T27">ServiceGroup/DebtService/PayerInfo</text:span></text:p>
          </table:table-cell>
          <table:table-cell table:style-name="Table9.B54" office:value-type="string">
            <text:p text:style-name="P68"/>
          </table:table-cell>
          <table:table-cell table:style-name="Table9.C54" office:value-type="string">
            <text:p text:style-name="P68"/>
          </table:table-cell>
          <table:table-cell table:style-name="Table9.D54" office:value-type="string">
            <text:p text:style-name="P54"><text:span text:style-name="T39">1</text:span></text:p>
          </table:table-cell>
          <table:table-cell table:style-name="Table9.E54" office:value-type="string">
            <text:p text:style-name="P50"><text:span text:style-name="T27">+</text:span></text:p>
          </table:table-cell>
          <table:table-cell table:style-name="Table9.F54" office:value-type="string">
            <text:p text:style-name="P54"><text:span text:style-name="T39">Информация о плательщике по данной услуге</text:span></text:p>
          </table:table-cell>
        </table:table-row>
        <table:table-row table:style-name="Table9.1">
          <table:table-cell table:style-name="Table9.A55" office:value-type="string">
            <text:p text:style-name="P56"/>
          </table:table-cell>
          <table:table-cell table:style-name="Table9.B55" office:value-type="string">
            <text:p text:style-name="P54"><text:span text:style-name="T38">billIdentifier</text:span></text:p>
          </table:table-cell>
          <table:table-cell table:style-name="Table9.C55" office:value-type="string">
            <text:p text:style-name="P56"/>
          </table:table-cell>
          <table:table-cell table:style-name="Table9.D55" office:value-type="string">
            <text:p text:style-name="P54"><text:span text:style-name="T39">1</text:span></text:p>
          </table:table-cell>
          <table:table-cell table:style-name="Table9.E55" office:value-type="string">
            <text:p text:style-name="P50"><text:span text:style-name="T39">+</text:span></text:p>
          </table:table-cell>
          <table:table-cell table:style-name="Table9.F55" office:value-type="string">
            <text:p text:style-name="P54"><text:span text:style-name="T39">Уникальный идентифокатор плательщика</text:span></text:p>
          </table:table-cell>
        </table:table-row>
        <table:table-row table:style-name="Table9.56">
          <table:table-cell table:style-name="Table9.A56" office:value-type="string">
            <text:p text:style-name="P56"/>
          </table:table-cell>
          <table:table-cell table:style-name="Table9.B56" office:value-type="string">
            <text:p text:style-name="P54"><text:span text:style-name="T39">ls</text:span></text:p>
          </table:table-cell>
          <table:table-cell table:style-name="Table9.C56" office:value-type="string">
            <text:p text:style-name="P56"/>
          </table:table-cell>
          <table:table-cell table:style-name="Table9.D56" office:value-type="string">
            <text:p text:style-name="P54"><text:span text:style-name="T39">0...1</text:span></text:p>
          </table:table-cell>
          <table:table-cell table:style-name="Table9.E56" office:value-type="string">
            <text:p text:style-name="P50"><text:span text:style-name="T39">-</text:span></text:p>
          </table:table-cell>
          <table:table-cell table:style-name="Table9.F56" office:value-type="string">
            <text:p text:style-name="P54"><text:span text:style-name="T39">Номер лицевого счета</text:span></text:p>
          </table:table-cell>
        </table:table-row>
        <text:soft-page-break/>
        <table:table-row table:style-name="Table9.1">
          <table:table-cell table:style-name="Table9.A57" office:value-type="string">
            <text:p text:style-name="P42"><text:span text:style-name="T39">/Transfer/Data/PayerInfo/</text:span></text:p>
            <text:p text:style-name="P54"><text:span text:style-name="T39">Fio</text:span></text:p>
          </table:table-cell>
          <table:table-cell table:style-name="Table9.B57" office:value-type="string">
            <text:p text:style-name="P56"/>
          </table:table-cell>
          <table:table-cell table:style-name="Table9.C57" office:value-type="string">
            <text:p text:style-name="P56"/>
          </table:table-cell>
          <table:table-cell table:style-name="Table9.D57" office:value-type="string">
            <text:p text:style-name="P54"><text:span text:style-name="T39">0...1</text:span></text:p>
          </table:table-cell>
          <table:table-cell table:style-name="Table9.E57" office:value-type="string">
            <text:p text:style-name="P50"><text:span text:style-name="T39">-</text:span></text:p>
          </table:table-cell>
          <table:table-cell table:style-name="Table9.F57" office:value-type="string">
            <text:p text:style-name="P54"><text:span text:style-name="T39">ФИО</text:span></text:p>
          </table:table-cell>
        </table:table-row>
        <table:table-row table:style-name="Table9.1">
          <table:table-cell table:style-name="Table9.A58" office:value-type="string">
            <text:p text:style-name="P42"><text:span text:style-name="T39">/Transfer/Data/PayerInfo</text:span></text:p>
            <text:p text:style-name="P54"><text:span text:style-name="T39">/Phone</text:span></text:p>
          </table:table-cell>
          <table:table-cell table:style-name="Table9.B58" office:value-type="string">
            <text:p text:style-name="P56"/>
          </table:table-cell>
          <table:table-cell table:style-name="Table9.C58" office:value-type="string">
            <text:p text:style-name="P56"/>
          </table:table-cell>
          <table:table-cell table:style-name="Table9.D58" office:value-type="string">
            <text:p text:style-name="P54"><text:span text:style-name="T39">0...1</text:span></text:p>
          </table:table-cell>
          <table:table-cell table:style-name="Table9.E58" office:value-type="string">
            <text:p text:style-name="P50"><text:span text:style-name="T39">-</text:span></text:p>
          </table:table-cell>
          <table:table-cell table:style-name="Table9.F58" office:value-type="string">
            <text:p text:style-name="P54"><text:span text:style-name="T39">Телефон</text:span></text:p>
          </table:table-cell>
        </table:table-row>
      </table:table>
      <text:p text:style-name="P240"><text:bookmark text:name="_fohi7mspahg5"/><text:span text:style-name="T46">3</text:span><text:span text:style-name="T21">.3 Пример </text:span><text:span text:style-name="T46">о</text:span><text:span text:style-name="T21">твета при ошибке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Search</text:span><text:span text:style-name="T10">"&gt;</text:span></text:p>
      <text:p text:style-name="P82"><text:span text:style-name="T10">&lt;Data xmlns:xsi="http://www.w3.org/2001/XMLSchema-instance" xsi:type="ErrorInfo" code="2"&gt;</text:span></text:p>
      <text:p text:style-name="P82"><text:span text:style-name="T10">&lt;Message&gt;Абонент не найден&lt;/Message&gt;</text:span></text:p>
      <text:p text:style-name="P82"><text:span text:style-name="T10">&lt;/Data&gt;</text:span></text:p>
      <text:p text:style-name="P82"><text:span text:style-name="T10">&lt;/Transfer&gt;</text:span></text:p>
      <text:p text:style-name="P223"/>
      <text:p text:style-name="P224"><text:bookmark text:name="esgi8pqzjr9g"/></text:p>
      <text:p text:style-name="P225"><text:bookmark text:name="_c0tj87apzw0t"/><text:span text:style-name="T39">4</text:span><text:span text:style-name="T23"> ПРОВЕРКА </text:span><text:span text:style-name="T39">ВОЗМОЖНОСТИ</text:span><text:span text:style-name="T23"> ЗАПИСИ ПЛАТЕЖА (CHECK)</text:span><text:bookmark text:name="yqzq562qqbso"/></text:p>
      <text:p text:style-name="P241"><text:bookmark text:name="_yr3wnzxzqai8"/><text:span text:style-name="T46">4</text:span><text:span text:style-name="T21">.1 Пример </text:span><text:span text:style-name="T46">запроса п</text:span><text:span text:style-name="T21">роверк</text:span><text:span text:style-name="T46">и</text:span><text:span text:style-name="T21"> на запис</text:span><text:span text:style-name="T46">ь</text:span><text:span text:style-name="T21"> платежа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Check</text:span><text:span text:style-name="T10">"&gt;</text:span></text:p>
      <text:p text:style-name="P82"><text:span text:style-name="T10">&lt;Data xmlns:xsi="http://www.w3.org/2001/XMLSchema-instance" xsi:type="Payment" number="0.0.345032104.1" id="740150719"&gt;</text:span></text:p>
      <text:p text:style-name="P82"><text:span text:style-name="T10">&lt;CompanyInfo companyId="412341234"&gt;</text:span></text:p>
      <text:p text:style-name="P82"><text:span text:style-name="T10">&lt;CompanyCode&gt;1&lt;/CompanyCode&gt;</text:span></text:p>
      <text:p text:style-name="P82"><text:span text:style-name="T10">&lt;CompanyName&gt;КП Воддоканал&lt;/CompanyName&gt;</text:span></text:p>
      <text:p text:style-name="P82"><text:span text:style-name="T10">&lt;DopData&gt;</text:span></text:p>
      <text:p text:style-name="P103"><text:span text:style-name="T10">&lt;Dop name="доп информация" value="значение" /&gt;</text:span></text:p>
      <text:p text:style-name="P82"><text:span text:style-name="T10">&lt;/DopData&gt;</text:span></text:p>
      <text:p text:style-name="P82"><text:span text:style-name="T10">&lt;/CompanyInfo&gt;</text:span></text:p>
      <text:p text:style-name="P82"><text:span text:style-name="T10">&lt;PayerInfo </text:span><text:span text:style-name="T42">billIdentifier</text:span><text:span text:style-name="T10">="1210236" ls="122456"&gt;</text:span></text:p>
      <text:p text:style-name="P153"><text:span text:style-name="T10">&lt;Fio&gt;Иванов Иван Иванович&lt;/Fio&gt;</text:span></text:p>
      <text:p text:style-name="P153"><text:span text:style-name="T10">&lt;Phone&gt;+321234214&lt;/Phone&gt;</text:span></text:p>
      <text:p text:style-name="P153"><text:span text:style-name="T10">&lt;Address&gt;пр.Ленина 10 кв 5&lt;/Address&gt;</text:span></text:p>
      <text:p text:style-name="P82"><text:span text:style-name="T10">&lt;/PayerInfo&gt;</text:span></text:p>
      <text:p text:style-name="P82"><text:span text:style-name="T10">&lt;TotalSum&gt;0.01&lt;/TotalSum&gt;</text:span></text:p>
      <text:p text:style-name="P82"><text:span text:style-name="T10">&lt;CreateTime&gt;2012-01-01T08:00:00.001</text:span><text:span text:style-name="T42">+03:00</text:span><text:span text:style-name="T10">&lt;/CreateTime&gt;</text:span></text:p>
      <text:p text:style-name="P82"><text:span text:style-name="T10">&lt;ServiceGroup&gt;</text:span></text:p>
      <text:p text:style-name="P103"><text:span text:style-name="T10">&lt;Service sum="0.01" serviceCode="102"&gt;</text:span></text:p>
      <text:p text:style-name="P170"><text:span text:style-name="T10">&lt;CompanyInfo&gt;</text:span></text:p>
      <text:p text:style-name="P188"><text:span text:style-name="T10">&lt;CompanyCode&gt;1&lt;/CompanyCode&gt;</text:span></text:p>
      <text:p text:style-name="P189"><text:span text:style-name="T10">&lt;CompanyName&gt;КП Воддоканал&lt;/CompanyName&gt;</text:span></text:p>
      <text:p text:style-name="P167"><text:span text:style-name="T10">&lt;/CompanyInfo&gt;</text:span></text:p>
      <text:p text:style-name="P167"><text:span text:style-name="T10">&lt;ServiceName&gt;Холодн</text:span><text:span text:style-name="T42">a</text:span><text:span text:style-name="T10">я вода&lt;/ServiceName&gt;</text:span></text:p>
      <text:p text:style-name="P167"><text:span text:style-name="T10">&lt;Destination&gt;Оплата за услугу "Холодная вода"&lt;/Destination&gt;</text:span></text:p>
      <text:p text:style-name="P167"><text:span text:style-name="T10">&lt;MeterData&gt;</text:span></text:p>
      <text:p text:style-name="P190"><text:span text:style-name="T10">&lt;Meter previosValue="213" currentValue="214" tarif="0.01" delta="1" name="Холодная вода кухня"/&gt;</text:span></text:p>
      <text:p text:style-name="P192"><text:span text:style-name="T10"><text:s/>...</text:span></text:p>
      <text:p text:style-name="P167"><text:span text:style-name="T10">&lt;/MeterData&gt;</text:span></text:p>
      <text:p text:style-name="P146"><text:span text:style-name="T10">&lt;DopData&gt;</text:span></text:p>
      <text:p text:style-name="P191"><text:span text:style-name="T10">&lt;Dop name="city_code" value="3" /&gt;</text:span></text:p>
      <text:p text:style-name="P146"><text:span text:style-name="T10">&lt;/DopData&gt;</text:span></text:p>
      <text:p text:style-name="P104"><text:span text:style-name="T10">&lt;/Service&gt;</text:span></text:p>
      <text:p text:style-name="P103"><text:span text:style-name="T10">...</text:span></text:p>
      <text:p text:style-name="P82"><text:span text:style-name="T10">&lt;/ServiceGroup&gt;</text:span></text:p>
      <text:p text:style-name="P82"><text:span text:style-name="T10">&lt;/Data&gt;</text:span></text:p>
      <text:p text:style-name="P82"><text:span text:style-name="T10">&lt;/Transfer&gt;</text:span></text:p>
      <text:p text:style-name="P84"/>
      <text:p text:style-name="P193"><text:span text:style-name="T1">Описание элементов запроса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50"><text:span text:style-name="T4">Элемент</text:span></text:p>
          </table:table-cell>
          <table:table-cell table:style-name="Table10.A1" office:value-type="string">
            <text:p text:style-name="P50"><text:span text:style-name="T4">Атрибут</text:span></text:p>
          </table:table-cell>
          <table:table-cell table:style-name="Table10.A1" office:value-type="string">
            <text:p text:style-name="P50"><text:span text:style-name="T4">Значение</text:span></text:p>
          </table:table-cell>
          <table:table-cell table:style-name="Table10.A1" office:value-type="string">
            <text:p text:style-name="P50"><text:span text:style-name="T40">Кол-во элемент</text:span></text:p>
          </table:table-cell>
          <table:table-cell table:style-name="Table10.A1" office:value-type="string">
            <text:p text:style-name="P50"><text:span text:style-name="T4">Обязательность</text:span></text:p>
          </table:table-cell>
          <table:table-cell table:style-name="Table10.A1" office:value-type="string">
            <text:p text:style-name="P50"><text:span text:style-name="T4">Примечание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Transfer</text:span></text:p>
          </table:table-cell>
          <table:table-cell table:style-name="Table10.A2" office:value-type="string">
            <text:p text:style-name="P54"><text:span text:style-name="T5">interface</text:span></text:p>
          </table:table-cell>
          <table:table-cell table:style-name="Table10.A2" office:value-type="string">
            <text:p text:style-name="P54"><text:span text:style-name="T7">Dept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41"><text:span text:style-name="T23">+</text:span></text:p>
          </table:table-cell>
          <table:table-cell table:style-name="Table10.A2" office:value-type="string">
            <text:p text:style-name="P54"><text:span text:style-name="T5">Константа (interface =</text:span><text:bookmark text:name="1gf8i83"/><text:span text:style-name="T5"> ”Debt”)</text:span></text:p>
          </table:table-cell>
        </table:table-row>
        <table:table-row table:style-name="Table10.1"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54"><text:span text:style-name="T5">action</text:span></text:p>
          </table:table-cell>
          <table:table-cell table:style-name="Table10.A2" office:value-type="string">
            <text:p text:style-name="P54"><text:span text:style-name="T7">Check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41"><text:span text:style-name="T23">+</text:span></text:p>
          </table:table-cell>
          <table:table-cell table:style-name="Table10.A2" office:value-type="string">
            <text:p text:style-name="P54"><text:span text:style-name="T5">Метод запроса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Transfer/Data</text:span></text:p>
          </table:table-cell>
          <table:table-cell table:style-name="Table10.A2" office:value-type="string">
            <text:p text:style-name="P54"><text:span text:style-name="T5">xsi:type</text:span></text:p>
          </table:table-cell>
          <table:table-cell table:style-name="Table10.A2" office:value-type="string">
            <text:p text:style-name="P82"><text:span text:style-name="T5">Payment</text:span></text:p>
          </table:table-cell>
          <table:table-cell table:style-name="Table10.A2" office:value-type="string">
            <text:p text:style-name="P82"><text:span text:style-name="T39">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54"><text:span text:style-name="T5">Тип запроса</text:span></text:p>
          </table:table-cell>
        </table:table-row>
        <table:table-row table:style-name="Table10.5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82"><text:span text:style-name="T39">number</text:span></text:p>
          </table:table-cell>
          <table:table-cell table:style-name="Table10.A2" office:value-type="string">
            <text:p text:style-name="P82"><text:span text:style-name="T39">1</text:span>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4"><text:span text:style-name="T39">Номер платежа в платежной системе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82"><text:span text:style-name="T39">id</text:span></text:p>
          </table:table-cell>
          <table:table-cell table:style-name="Table10.A2" office:value-type="string">
            <text:p text:style-name="P82"><text:span text:style-name="T39">1</text:span>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4"><text:span text:style-name="T39">Идентификатор платежа в платежной системе</text:span></text:p>
          </table:table-cell>
        </table:table-row>
        <table:table-row table:style-name="Table10.1">
          <table:table-cell table:style-name="Table10.A2" office:value-type="string">
            <text:p text:style-name="P40"><text:span text:style-name="T23">/Transfer/Data/CompanyInfo</text:span></text:p>
          </table:table-cell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39">-</text:span></text:p>
          </table:table-cell>
          <table:table-cell table:style-name="Table10.A2" office:value-type="string">
            <text:p text:style-name="P54"><text:span text:style-name="T5">Информация о </text:span><text:span text:style-name="T39">поставщике услуг</text:span></text:p>
          </table:table-cell>
        </table:table-row>
        <table:table-row table:style-name="Table10.1"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82"><text:span text:style-name="T5">companyId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39">-</text:span></text:p>
          </table:table-cell>
          <table:table-cell table:style-name="Table10.A2" office:value-type="string">
            <text:p text:style-name="P54"><text:span text:style-name="T5">Идентификатор </text:span><text:span text:style-name="T39">поставщика услуг</text:span><text:span text:style-name="T5"> в ПК Биплан</text:span></text:p>
          </table:table-cell>
        </table:table-row>
        <table:table-row table:style-name="Table10.1">
          <table:table-cell table:style-name="Table10.A2" office:value-type="string">
            <text:p text:style-name="P40"><text:span text:style-name="T23">/Transfer/Data/CompanyInfo/CompanyCode</text:span></text:p>
          </table:table-cell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66"/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39">-</text:span></text:p>
          </table:table-cell>
          <table:table-cell table:style-name="Table10.A2" office:value-type="string">
            <text:p text:style-name="P54"><text:span text:style-name="T5">Код </text:span><text:span text:style-name="T39">поставщика услуг</text:span></text:p>
          </table:table-cell>
        </table:table-row>
        <table:table-row table:style-name="Table10.1">
          <table:table-cell table:style-name="Table10.A2" office:value-type="string">
            <text:p text:style-name="P40"><text:span text:style-name="T23">/Transfer/Data/CompanyInfo/CompanyName</text:span></text:p>
          </table:table-cell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6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27">-</text:span></text:p>
          </table:table-cell>
          <table:table-cell table:style-name="Table10.A2" office:value-type="string">
            <text:p text:style-name="P54"><text:span text:style-name="T5">Наименование </text:span><text:span text:style-name="T39">поставщика услуг</text:span></text:p>
          </table:table-cell>
        </table:table-row>
        <table:table-row table:style-name="Table10.1">
          <table:table-cell table:style-name="Table10.A2" office:value-type="string">
            <text:p text:style-name="P40"><text:span text:style-name="T23">/Transfer/Data/CompanyInfo/DopData</text:span></text:p>
          </table:table-cell>
          <table:table-cell table:style-name="Table10.A2" office:value-type="string">
            <text:p text:style-name="P66"/>
          </table:table-cell>
          <table:table-cell table:style-name="Table10.A2" office:value-type="string">
            <text:p text:style-name="P6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Дополнительные параметры </text:span><text:span text:style-name="T39">о поставщике услуг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76"><text:span text:style-name="T5">Dop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1...n 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54"><text:span text:style-name="T5">Элемент дополнительного параметра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40"><text:span text:style-name="T23">name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41"><text:span text:style-name="T23">+</text:span></text:p>
          </table:table-cell>
          <table:table-cell table:style-name="Table10.A2" office:value-type="string">
            <text:p text:style-name="P54"><text:span text:style-name="T5">Наименование дополнительного параметра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40"><text:span text:style-name="T23">value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41"><text:span text:style-name="T23">+</text:span></text:p>
          </table:table-cell>
          <table:table-cell table:style-name="Table10.A2" office:value-type="string">
            <text:p text:style-name="P54"><text:span text:style-name="T5">Значение дополнительного параметра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Transfer/Data/PayerInfo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39">+</text:span></text:p>
          </table:table-cell>
          <table:table-cell table:style-name="Table10.A2" office:value-type="string">
            <text:p text:style-name="P54"><text:span text:style-name="T39">Информация о плательщике для всех услуг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any</text:span></text:p>
          </table:table-cell>
          <table:table-cell table:style-name="Table10.A2" office:value-type="string">
            <text:p text:style-name="P54"><text:span text:style-name="T39">any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39">-</text:span></text:p>
            <text:p text:style-name="P73"/>
          </table:table-cell>
          <table:table-cell table:style-name="Table10.A2" office:value-type="string">
            <text:p text:style-name="P54"><text:span text:style-name="T39">Уникальный идентификатор плательщика</text:span></text:p>
          </table:table-cell>
        </table:table-row>
        <table:table-row table:style-name="Table10.17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42">billIdentifier</text:span></text:p>
          </table:table-cell>
          <table:table-cell table:style-name="Table10.A2" office:value-type="string">
            <text:p text:style-name="P54"><text:span text:style-name="T39">any</text:span></text:p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39">-</text:span></text:p>
          </table:table-cell>
          <table:table-cell table:style-name="Table10.A2" office:value-type="string">
            <text:p text:style-name="P54"><text:span text:style-name="T39">значение будет в том случае, когда в методе Search поисковой параметр -</text:span><text:span text:style-name="T42">billIdentifier</text:span></text:p>
          </table:table-cell>
        </table:table-row>
        <table:table-row table:style-name="Table10.1"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54"><text:span text:style-name="T5">ls</text:span></text:p>
          </table:table-cell>
          <table:table-cell table:style-name="Table10.A2" office:value-type="string">
            <text:p text:style-name="P54"><text:span text:style-name="T39">any</text:span></text:p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Номер лицевого счета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Transfer/Data/PayerInfo</text:span></text:p>
            <text:p text:style-name="P54"><text:span text:style-name="T5">/Fio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ФИО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Тransfer/Data/PayerInfo/</text:span></text:p>
            <text:p text:style-name="P54"><text:span text:style-name="T5">Phone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Телефон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Тransfer/Data/PayerInfo/</text:span></text:p>
            <text:p text:style-name="P54"><text:span text:style-name="T5">Address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Адрес</text:span></text:p>
          </table:table-cell>
        </table:table-row>
        <table:table-row table:style-name="Table10.1">
          <table:table-cell table:style-name="Table10.A2" office:value-type="string">
            <text:p text:style-name="P82"><text:span text:style-name="T5">/Тransfer/Data/TotalSum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77"><text:span text:style-name="T5">Сумма платежа</text:span></text:p>
          </table:table-cell>
        </table:table-row>
        <table:table-row table:style-name="Table10.1">
          <table:table-cell table:style-name="Table10.A2" office:value-type="string">
            <text:p text:style-name="P77"><text:span text:style-name="T5">/Data/CreateTime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39">-</text:span></text:p>
          </table:table-cell>
          <table:table-cell table:style-name="Table10.A2" office:value-type="string">
            <text:p text:style-name="P77"><text:span text:style-name="T5">Время создания платежа</text:span></text:p>
          </table:table-cell>
        </table:table-row>
        <table:table-row table:style-name="Table10.1">
          <table:table-cell table:style-name="Table10.A2" office:value-type="string">
            <text:p text:style-name="P77"><text:span text:style-name="T5">/Тransfer/Data/ServiceGroup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77"><text:span text:style-name="T39">Список</text:span><text:span text:style-name="T5"> услуг</text:span></text:p>
          </table:table-cell>
        </table:table-row>
        <table:table-row table:style-name="Table10.1">
          <table:table-cell table:style-name="Table10.A2" office:value-type="string">
            <text:p text:style-name="P77"><text:span text:style-name="T5">/Тransfer/Data/ServiceGroup/</text:span></text:p>
            <text:p text:style-name="P77"><text:span text:style-name="T5">Service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27">-</text:span></text:p>
          </table:table-cell>
          <table:table-cell table:style-name="Table10.A2" office:value-type="string">
            <text:p text:style-name="P77"><text:span text:style-name="T5">Описание услуги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76"><text:span text:style-name="T5">sum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77"><text:span text:style-name="T5">Сумма по услуге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76"><text:span text:style-name="T10">serviceCode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77"><text:span text:style-name="T5">Код услуги</text:span></text:p>
          </table:table-cell>
        </table:table-row>
        <table:table-row table:style-name="Table10.1">
          <table:table-cell table:style-name="Table10.A2" office:value-type="string">
            <text:p text:style-name="P78"><text:span text:style-name="T5">/Тransfer/Data/</text:span></text:p>
            <text:p text:style-name="P78"><text:span text:style-name="T5">ServiceGroup/Service/</text:span></text:p>
            <text:p text:style-name="P78"><text:span text:style-name="T5">CompanyInfo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39">-</text:span></text:p>
          </table:table-cell>
          <table:table-cell table:style-name="Table10.A2" office:value-type="string">
            <text:p text:style-name="P54"><text:span text:style-name="T5">Информация </text:span><text:span text:style-name="T39">о поставщике услуги</text:span></text:p>
          </table:table-cell>
        </table:table-row>
        <table:table-row table:style-name="Table10.1">
          <table:table-cell table:style-name="Table10.A2" office:value-type="string">
            <text:p text:style-name="P53"><text:span text:style-name="T5">/Transfer/Data/ServiceGroup/Service/CompanyInfo/</text:span></text:p>
            <text:p text:style-name="P53"><text:span text:style-name="T5">CompanyCode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39">+</text:span></text:p>
          </table:table-cell>
          <table:table-cell table:style-name="Table10.A2" office:value-type="string">
            <text:p text:style-name="P54"><text:span text:style-name="T5">Код поставляющей организации в биллинговой системе</text:span></text:p>
          </table:table-cell>
        </table:table-row>
        <table:table-row table:style-name="Table10.1">
          <table:table-cell table:style-name="Table10.A2" office:value-type="string">
            <text:p text:style-name="P53"><text:span text:style-name="T5">/Transfer/Data/ServiceGroup/Service/CompanyInfo/</text:span></text:p>
            <text:p text:style-name="P54"><text:span text:style-name="T5">CompanyName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39">Наименование поставщика услуги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Transfer/Data/ServiceGroup/Service/ServiceName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Наименование услуги</text:span></text:p>
          </table:table-cell>
        </table:table-row>
        <table:table-row table:style-name="Table10.1">
          <table:table-cell table:style-name="Table10.A2" office:value-type="string">
            <text:p text:style-name="P40"><text:span text:style-name="T23">/Transfer/Data/ServiceGroup/Service/Destination</text:span></text:p>
          </table:table-cell>
          <table:table-cell table:style-name="Table10.A2" office:value-type="string">
            <text:p text:style-name="P66"/>
          </table:table-cell>
          <table:table-cell table:style-name="Table10.A2" office:value-type="string">
            <text:p text:style-name="P6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Назначение платежа</text:span></text:p>
          </table:table-cell>
        </table:table-row>
        <table:table-row table:style-name="Table10.1">
          <table:table-cell table:style-name="Table10.A2" office:value-type="string">
            <text:p text:style-name="P54"><text:span text:style-name="T5">/Transfer/Data/ServiceGroup/Service/MeterData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194"><text:span text:style-name="T39">Описывает приборы учета</text:span><text:span text:style-name="T5"> (ПУ)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40"><text:span text:style-name="T23">Meter</text:span></text:p>
          </table:table-cell>
          <table:table-cell table:style-name="Table10.A2" office:value-type="string">
            <text:p text:style-name="P66"/>
          </table:table-cell>
          <table:table-cell table:style-name="Table10.A2" office:value-type="string">
            <text:p text:style-name="P54"><text:span text:style-name="T39">1...n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54"><text:span text:style-name="T39">ПУ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10"><text:span text:style-name="T39">previosValue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54"><text:span text:style-name="T5">Пред</text:span><text:span text:style-name="T39">ы</text:span><text:span text:style-name="T5">дущие показания счетчика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10"><text:span text:style-name="T39">currentvalue</text:span></text:p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Текущ</text:span><text:span text:style-name="T39">и</text:span><text:span text:style-name="T5">е показания счетчика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10"><text:span text:style-name="T39">tarif</text:span></text:p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Тариф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10"><text:span text:style-name="T39">delta</text:span></text:p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Разница текущего и </text:span><text:span text:style-name="T39">предыдущего</text:span><text:span text:style-name="T5"> показаний счетчика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29"/>
          </table:table-cell>
          <table:table-cell table:style-name="Table10.A2" office:value-type="string">
            <text:p text:style-name="P54"><text:span text:style-name="T39">name</text:span></text:p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5">Наименование услуги</text:span></text:p>
          </table:table-cell>
        </table:table-row>
        <table:table-row table:style-name="Table10.1">
          <table:table-cell table:style-name="Table10.A2" office:value-type="string">
            <text:p text:style-name="P82"><text:span text:style-name="T5">/Transfer/Data/ServiceGroup/Service/DopData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0...1</text:span></text:p>
          </table:table-cell>
          <table:table-cell table:style-name="Table10.A2" office:value-type="string">
            <text:p text:style-name="P50"><text:span text:style-name="T5">-</text:span></text:p>
          </table:table-cell>
          <table:table-cell table:style-name="Table10.A2" office:value-type="string">
            <text:p text:style-name="P54"><text:span text:style-name="T39">Описывает д</text:span><text:span text:style-name="T5">ополнительные параметры услуги</text:span></text:p>
          </table:table-cell>
        </table:table-row>
        <table:table-row table:style-name="Table10.1">
          <table:table-cell table:style-name="Table10.A2" office:value-type="string">
            <text:p text:style-name="P85"/>
          </table:table-cell>
          <table:table-cell table:style-name="Table10.A2" office:value-type="string">
            <text:p text:style-name="P54"><text:span text:style-name="T5">Dop</text:span></text:p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39">1...n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54"><text:span text:style-name="T5">Элемент дополнительного параметра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5">name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54"><text:span text:style-name="T5">Наименование дополнительного параметра</text:span>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54"><text:span text:style-name="T5">value</text:span></text:p>
          </table:table-cell>
          <table:table-cell table:style-name="Table10.A2" office:value-type="string">
            <text:p text:style-name="P54"><text:span text:style-name="T39">1</text:span></text:p>
          </table:table-cell>
          <table:table-cell table:style-name="Table10.A2" office:value-type="string">
            <text:p text:style-name="P50"><text:span text:style-name="T5">+</text:span></text:p>
          </table:table-cell>
          <table:table-cell table:style-name="Table10.A2" office:value-type="string">
            <text:p text:style-name="P54"><text:span text:style-name="T5">Значение дополнительного параметра</text:span><text:bookmark text:name="rhv7nv8iwqzl"/></text:p>
          </table:table-cell>
        </table:table-row>
      </table:table>
      <text:p text:style-name="P242"><text:bookmark text:name="_yw32ues541o2"/><text:span text:style-name="T46">4</text:span><text:span text:style-name="T21">.2 Пример ответа </text:span><text:span text:style-name="T46">п</text:span><text:span text:style-name="T21">роверк</text:span><text:span text:style-name="T46">и</text:span><text:span text:style-name="T21"> записи платежа </text:span></text:p>
      <text:p text:style-name="P82"><text:soft-page-break/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Check</text:span><text:span text:style-name="T10">"&gt;</text:span></text:p>
      <text:p text:style-name="P128"><text:span text:style-name="T10">&lt;Data xmlns:xsi="http://www.w3.org/2001/XMLSchema-instance" xsi:type="Gateway"</text:span><text:span text:style-name="T42"> </text:span><text:span text:style-name="T10">reference="987456321" /&gt;</text:span></text:p>
      <text:p text:style-name="P128"><text:span text:style-name="T42"><text:s text:c="4"/><text:tab/>&lt;Unit save="true" value="value1" type="S" name="name1"/&gt;</text:span></text:p>
      <text:p text:style-name="P128"><text:span text:style-name="T42"><text:s text:c="4"/><text:tab/>&lt;Unit save="true" value="value2" type="S" name="name2"/&gt;</text:span></text:p>
      <text:p text:style-name="P128"><text:span text:style-name="T42"><text:s text:c="4"/><text:tab/>&lt;Unit save="true" value="value3" type="S" name="name3"/&gt;</text:span></text:p>
      <text:p text:style-name="P82"><text:span text:style-name="T10">&lt;/Transfer&gt;</text:span></text:p>
      <text:p text:style-name="P88"/>
      <text:p text:style-name="P148"><text:span text:style-name="T1">Описание элементов ответа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50"><text:span text:style-name="T4">Элемент</text:span></text:p>
          </table:table-cell>
          <table:table-cell table:style-name="Table11.A1" office:value-type="string">
            <text:p text:style-name="P50"><text:span text:style-name="T4">Атрибут</text:span></text:p>
          </table:table-cell>
          <table:table-cell table:style-name="Table11.A1" office:value-type="string">
            <text:p text:style-name="P50"><text:span text:style-name="T4">Значение</text:span></text:p>
          </table:table-cell>
          <table:table-cell table:style-name="Table11.A1" office:value-type="string">
            <text:p text:style-name="P50"><text:span text:style-name="T4">Обязательность</text:span></text:p>
          </table:table-cell>
          <table:table-cell table:style-name="Table11.A1" office:value-type="string">
            <text:p text:style-name="P50"><text:span text:style-name="T40">Кол-во элементов</text:span></text:p>
          </table:table-cell>
          <table:table-cell table:style-name="Table11.A1" office:value-type="string">
            <text:p text:style-name="P50"><text:span text:style-name="T4">Примечание</text:span></text:p>
          </table:table-cell>
        </table:table-row>
        <table:table-row table:style-name="Table11.1">
          <table:table-cell table:style-name="Table11.A2" office:value-type="string">
            <text:p text:style-name="P54"><text:span text:style-name="T5">/Transfer/Data</text:span></text:p>
          </table:table-cell>
          <table:table-cell table:style-name="Table11.B2" office:value-type="string">
            <text:p text:style-name="P54"><text:span text:style-name="T5">xsi:type</text:span></text:p>
          </table:table-cell>
          <table:table-cell table:style-name="Table11.C2" office:value-type="string">
            <text:p text:style-name="P54"><text:span text:style-name="T5">Gateway</text:span></text:p>
          </table:table-cell>
          <table:table-cell table:style-name="Table11.D2" office:value-type="string">
            <text:p text:style-name="P50"><text:span text:style-name="T5">+</text:span></text:p>
          </table:table-cell>
          <table:table-cell table:style-name="Table11.E2" office:value-type="string">
            <text:p text:style-name="P50"><text:span text:style-name="T39">1</text:span></text:p>
          </table:table-cell>
          <table:table-cell table:style-name="Table11.F2" office:value-type="string">
            <text:p text:style-name="P54"><text:span text:style-name="T5">Тип запроса</text:span></text:p>
          </table:table-cell>
        </table:table-row>
        <table:table-row table:style-name="Table11.1">
          <table:table-cell table:style-name="Table11.A3" office:value-type="string">
            <text:p text:style-name="P26"/>
          </table:table-cell>
          <table:table-cell table:style-name="Table11.B3" office:value-type="string">
            <text:p text:style-name="P54"><text:span text:style-name="T5">reference</text:span></text:p>
          </table:table-cell>
          <table:table-cell table:style-name="Table11.C3" office:value-type="string">
            <text:p text:style-name="P54"><text:span text:style-name="T5">number(12)</text:span></text:p>
          </table:table-cell>
          <table:table-cell table:style-name="Table11.D3" office:value-type="string">
            <text:p text:style-name="P50"><text:span text:style-name="T5">+</text:span></text:p>
          </table:table-cell>
          <table:table-cell table:style-name="Table11.E3" office:value-type="string">
            <text:p text:style-name="P50"><text:span text:style-name="T39">1</text:span></text:p>
          </table:table-cell>
          <table:table-cell table:style-name="Table11.F3" office:value-type="string">
            <text:p text:style-name="P54"><text:span text:style-name="T5">Код платежа, присвоенный билинговой системой</text:span><text:span text:style-name="T39">. </text:span><text:span text:style-name="T40">Значение идентификатора должно быть одинаковое по идентичным поисковым параметрам на check. </text:span></text:p>
          </table:table-cell>
        </table:table-row>
        <table:table-row table:style-name="Table11.1">
          <table:table-cell table:style-name="Table11.A4" office:value-type="string">
            <text:p text:style-name="P54"><text:span text:style-name="T39">/Transfer/Data/Unit</text:span></text:p>
          </table:table-cell>
          <table:table-cell table:style-name="Table11.B4" office:value-type="string">
            <text:p text:style-name="P56"/>
          </table:table-cell>
          <table:table-cell table:style-name="Table11.C4" office:value-type="string">
            <text:p text:style-name="P56"/>
          </table:table-cell>
          <table:table-cell table:style-name="Table11.D4" office:value-type="string">
            <text:p text:style-name="P50"><text:span text:style-name="T39">-</text:span></text:p>
          </table:table-cell>
          <table:table-cell table:style-name="Table11.E4" office:value-type="string">
            <text:p text:style-name="P50"><text:span text:style-name="T39">1...n</text:span></text:p>
          </table:table-cell>
          <table:table-cell table:style-name="Table11.F4" office:value-type="string">
            <text:p text:style-name="P54"><text:span text:style-name="T39">Элемент дополнительных параметров</text:span></text:p>
          </table:table-cell>
        </table:table-row>
        <table:table-row table:style-name="Table11.1">
          <table:table-cell table:style-name="Table11.A5" office:value-type="string">
            <text:p text:style-name="P56"/>
          </table:table-cell>
          <table:table-cell table:style-name="Table11.B5" office:value-type="string">
            <text:p text:style-name="P54"><text:span text:style-name="T39">save</text:span></text:p>
          </table:table-cell>
          <table:table-cell table:style-name="Table11.C5" office:value-type="string">
            <text:p text:style-name="P54"><text:span text:style-name="T39">true/false</text:span></text:p>
          </table:table-cell>
          <table:table-cell table:style-name="Table11.D5" office:value-type="string">
            <text:p text:style-name="P50"><text:span text:style-name="T39">+</text:span></text:p>
          </table:table-cell>
          <table:table-cell table:style-name="Table11.E5" office:value-type="string">
            <text:p text:style-name="P50"><text:span text:style-name="T39">1</text:span></text:p>
          </table:table-cell>
          <table:table-cell table:style-name="Table11.F5" office:value-type="string">
            <text:p text:style-name="P54"><text:span text:style-name="T39">Признак сохранения доп. параметра в БД</text:span></text:p>
          </table:table-cell>
        </table:table-row>
        <table:table-row table:style-name="Table11.1">
          <table:table-cell table:style-name="Table11.A6" office:value-type="string">
            <text:p text:style-name="P56"/>
          </table:table-cell>
          <table:table-cell table:style-name="Table11.B6" office:value-type="string">
            <text:p text:style-name="P54"><text:span text:style-name="T39">value</text:span></text:p>
          </table:table-cell>
          <table:table-cell table:style-name="Table11.C6" office:value-type="string">
            <text:p text:style-name="P56"/>
          </table:table-cell>
          <table:table-cell table:style-name="Table11.D6" office:value-type="string">
            <text:p text:style-name="P50"><text:span text:style-name="T39">+</text:span></text:p>
          </table:table-cell>
          <table:table-cell table:style-name="Table11.E6" office:value-type="string">
            <text:p text:style-name="P50"><text:span text:style-name="T39">1</text:span></text:p>
          </table:table-cell>
          <table:table-cell table:style-name="Table11.F6" office:value-type="string">
            <text:p text:style-name="P54"><text:span text:style-name="T39">Псевдоним доп. параметра</text:span></text:p>
          </table:table-cell>
        </table:table-row>
        <table:table-row table:style-name="Table11.1">
          <table:table-cell table:style-name="Table11.A7" office:value-type="string">
            <text:p text:style-name="P56"/>
          </table:table-cell>
          <table:table-cell table:style-name="Table11.B7" office:value-type="string">
            <text:p text:style-name="P54"><text:span text:style-name="T39">type</text:span></text:p>
          </table:table-cell>
          <table:table-cell table:style-name="Table11.C7" office:value-type="string">
            <text:p text:style-name="P54"><text:span text:style-name="T39">S (string)</text:span></text:p>
          </table:table-cell>
          <table:table-cell table:style-name="Table11.D7" office:value-type="string">
            <text:p text:style-name="P50"><text:span text:style-name="T39">+</text:span></text:p>
          </table:table-cell>
          <table:table-cell table:style-name="Table11.E7" office:value-type="string">
            <text:p text:style-name="P50"><text:span text:style-name="T39">1</text:span></text:p>
          </table:table-cell>
          <table:table-cell table:style-name="Table11.F7" office:value-type="string">
            <text:p text:style-name="P54"><text:span text:style-name="T39">Тип доп. параметра</text:span></text:p>
          </table:table-cell>
        </table:table-row>
        <table:table-row table:style-name="Table11.1">
          <table:table-cell table:style-name="Table11.A8" office:value-type="string">
            <text:p text:style-name="P56"/>
          </table:table-cell>
          <table:table-cell table:style-name="Table11.B8" office:value-type="string">
            <text:p text:style-name="P54"><text:span text:style-name="T39">name</text:span></text:p>
          </table:table-cell>
          <table:table-cell table:style-name="Table11.C8" office:value-type="string">
            <text:p text:style-name="P56"/>
          </table:table-cell>
          <table:table-cell table:style-name="Table11.D8" office:value-type="string">
            <text:p text:style-name="P50"><text:span text:style-name="T39">+</text:span></text:p>
          </table:table-cell>
          <table:table-cell table:style-name="Table11.E8" office:value-type="string">
            <text:p text:style-name="P50"><text:span text:style-name="T39">1</text:span></text:p>
          </table:table-cell>
          <table:table-cell table:style-name="Table11.F8" office:value-type="string">
            <text:p text:style-name="P54"><text:span text:style-name="T39">Значение доп. параметра</text:span></text:p>
          </table:table-cell>
        </table:table-row>
      </table:table>
      <text:p text:style-name="P243"><text:bookmark text:name="_23i7pd34izzv"/><text:span text:style-name="T46">4</text:span><text:span text:style-name="T21">.3 Пример ответа </text:span><text:span text:style-name="T46">п</text:span><text:span text:style-name="T21">роверка записи платежа при ошибке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Check</text:span><text:span text:style-name="T10">"&gt;</text:span></text:p>
      <text:p text:style-name="P82"><text:span text:style-name="T10">&lt;Data xmlns:xsi="http://www.w3.org/2001/XMLSchema-instance" xsi:type="ErrorInfo" code="4"&gt;</text:span></text:p>
      <text:p text:style-name="P82"><text:span text:style-name="T10">&lt;Message&gt;</text:span><text:span text:style-name="T42">Неверный формат даты</text:span><text:span text:style-name="T10">&lt;/Message&gt;</text:span></text:p>
      <text:p text:style-name="P82"><text:span text:style-name="T10">&lt;/Data&gt;</text:span></text:p>
      <text:p text:style-name="P82"><text:span text:style-name="T10">&lt;/Transfer&gt;</text:span><text:bookmark text:name="vlbtvzrp17g7"/></text:p>
      <text:p text:style-name="P226"><text:bookmark text:name="_ocgrtu12mus9"/><text:span text:style-name="T39">5</text:span><text:span text:style-name="T23"> ЗАПИСЬ ПЛАТЕЖА</text:span></text:p>
      <text:p text:style-name="P244"><text:bookmark text:name="_mfb0m2z8e30g"/><text:span text:style-name="T46">5</text:span><text:span text:style-name="T21">.</text:span><text:span text:style-name="T46">1</text:span><text:span text:style-name="T21"> Пример запроса </text:span><text:span text:style-name="T46">з</text:span><text:span text:style-name="T21">апис</text:span><text:span text:style-name="T46">и </text:span><text:span text:style-name="T21">платежа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Pay</text:span><text:span text:style-name="T10">"&gt;</text:span></text:p>
      <text:p text:style-name="P82"><text:span text:style-name="T10">&lt;Data xmlns:xsi="http://www.w3.org/2001/XMLSchema-instance" xsi:type="Payment" id="314423214" number="6359.143.1"&gt;</text:span></text:p>
      <text:p text:style-name="P82"><text:span text:style-name="T10">&lt;CompanyInfo <text:s/>inn="00000000</text:span><text:span text:style-name="T42">"</text:span><text:span text:style-name="T10"> companyId="412341234"&gt;</text:span></text:p>
      <text:p text:style-name="P82"><text:span text:style-name="T10">&lt;CompanyCode&gt;1&lt;/CompanyCode&gt;</text:span></text:p>
      <text:p text:style-name="P82"><text:span text:style-name="T42"><text:s text:c="8"/>&lt;UnitCode&gt;2221&lt;/UnitCode&gt;</text:span></text:p>
      <text:p text:style-name="P82"><text:span text:style-name="T10">&lt;CompanyName&gt;КП Воддоканал&lt;/CompanyName&gt;</text:span></text:p>
      <text:p text:style-name="P82"><text:span text:style-name="T10">&lt;DopData&gt;</text:span></text:p>
      <text:p text:style-name="P103"><text:span text:style-name="T10">&lt;Dop name="доп информация" value="значение" /&gt;</text:span></text:p>
      <text:p text:style-name="P82"><text:span text:style-name="T10">&lt;/DopData&gt;</text:span></text:p>
      <text:p text:style-name="P195"><text:span text:style-name="T43">&lt;</text:span><text:span text:style-name="T42">CheckReference&gt;987456321&lt;/CheckReference&gt;</text:span></text:p>
      <text:p text:style-name="P82"><text:span text:style-name="T10">&lt;/CompanyInfo&gt;</text:span></text:p>
      <text:p text:style-name="P82"><text:span text:style-name="T43"><text:s text:c="5"/></text:span><text:span text:style-name="T42"><text:s/></text:span><text:span text:style-name="T10">&lt;PayerInfo billIdentifier="1210236" ls="122456"&gt;</text:span></text:p>
      <text:p text:style-name="P199"><text:span text:style-name="T42">&lt;Fio&gt;Иванов Иван Иванович&lt;/Fio&gt;</text:span></text:p>
      <text:p text:style-name="P199"><text:span text:style-name="T42">&lt;Phone&gt;+321234214&lt;/Phone&gt;</text:span></text:p>
      <text:p text:style-name="P200"><text:span text:style-name="T42">&lt;Address</text:span><text:span text:style-name="T10">&gt;пр.Ленина 10 кв 5&lt;/Address&gt;</text:span></text:p>
      <text:p text:style-name="P82"><text:span text:style-name="T10">&lt;/PayerInfo&gt;</text:span></text:p>
      <text:p text:style-name="P82"><text:span text:style-name="T10">&lt;TotalSum&gt;0.01&lt;/TotalSum&gt;</text:span></text:p>
      <text:p text:style-name="P82"><text:span text:style-name="T10">&lt;CreateTime&gt;2012-01-01T08:00:00.001</text:span><text:span text:style-name="T42">+03:00</text:span><text:span text:style-name="T10">&lt;/CreateTime&gt;</text:span></text:p>
      <text:p text:style-name="P82"><text:soft-page-break/><text:span text:style-name="T42">&lt;ConfirmTime&gt;2013-08-06T16:55:04.120+03:00&lt;/ConfirmTime&gt;</text:span></text:p>
      <text:p text:style-name="P82"><text:span text:style-name="T42"><text:s/>&lt;NumberPack&gt;143&lt;/NumberPack&gt;</text:span></text:p>
      <text:p text:style-name="P82"><text:span text:style-name="T42"><text:s text:c="2"/>&lt;SubNumberPack&gt;1&lt;/SubNumberPack&gt;</text:span></text:p>
      <text:p text:style-name="P82"><text:span text:style-name="T10">&lt;ServiceGroup&gt;</text:span></text:p>
      <text:p text:style-name="P135"><text:span text:style-name="T10">&lt;Service</text:span><text:span text:style-name="T35"> </text:span><text:span text:style-name="T10">sum="0.01" serviceCode="102" id="324124213"&gt;</text:span></text:p>
      <text:p text:style-name="P137"><text:span text:style-name="T10">&lt;CompanyInfo&gt;</text:span></text:p>
      <text:p text:style-name="P137"><text:span text:style-name="T43"><text:s text:c="6"/>&lt;</text:span><text:span text:style-name="T42">CheckReference&gt;987456321&lt;/CheckReference&gt;</text:span></text:p>
      <text:p text:style-name="P117"><text:span text:style-name="T10">&lt;CompanyCode&gt;1&lt;/CompanyCode&gt;</text:span></text:p>
      <text:p text:style-name="P117"><text:span text:style-name="T42"><text:s text:c="3"/>&lt;UnitCode&gt;2221&lt;/UnitCode&gt;</text:span></text:p>
      <text:p text:style-name="P117"><text:span text:style-name="T10">&lt;CompanyName&gt;КП Воддоканал&lt;/CompanyName&gt;</text:span></text:p>
      <text:p text:style-name="P121"><text:span text:style-name="T10">&lt;DopData&gt;</text:span></text:p>
      <text:p text:style-name="P117"><text:span text:style-name="T10">&lt;Dop name="city_code" value="3" /&gt;</text:span></text:p>
      <text:p text:style-name="P117"><text:span text:style-name="T10">&lt;/DopData&gt;</text:span></text:p>
      <text:p text:style-name="P137"><text:span text:style-name="T10">&lt;/CompanyInfo&gt;</text:span></text:p>
      <text:p text:style-name="P167"><text:span text:style-name="T42">&lt;idinvoice&gt;12345678&lt;/idinvoice&gt;</text:span></text:p>
      <text:p text:style-name="P167"><text:span text:style-name="T10">&lt;ServiceName&gt;Холодныя вода&lt;/ServiceName&gt;</text:span></text:p>
      <text:p text:style-name="P114"><text:span text:style-name="T10">&lt;Destination&gt;Оплата за услугу "Холодная вода"&lt;/Destination&gt;</text:span></text:p>
      <text:p text:style-name="P146"><text:span text:style-name="T10">&lt;MeterData&gt;</text:span></text:p>
      <text:p text:style-name="P148"><text:span text:style-name="T10">&lt;Meter previosValue="213" currentValue="214" tarif="0.01" delta="1" name="Холодная вода кухня"/&gt;</text:span></text:p>
      <text:p text:style-name="P106"><text:span text:style-name="T10"><text:s text:c="6"/>...</text:span></text:p>
      <text:p text:style-name="P106"><text:span text:style-name="T10">&lt;/MeterData&gt;</text:span></text:p>
      <text:p text:style-name="P137"><text:span text:style-name="T10">&lt;DopData&gt;</text:span></text:p>
      <text:p text:style-name="P117"><text:span text:style-name="T10">&lt;Dop name="city_code" value="3" /&gt;</text:span></text:p>
      <text:p text:style-name="P167"><text:span text:style-name="T10">&lt;/DopData&gt;</text:span></text:p>
      <text:p text:style-name="P167"><text:span text:style-name="T42">&lt;Comissions&gt;</text:span></text:p>
      <text:p text:style-name="P167"><text:span text:style-name="T42">&lt;Commision type="3" summ="0.99"/&gt;</text:span></text:p>
      <text:p text:style-name="P167"><text:span text:style-name="T42">&lt;Commision type="1" summ="0.10"/&gt;</text:span></text:p>
      <text:p text:style-name="P167"><text:span text:style-name="T42">&lt;/Comissions&gt;</text:span></text:p>
      <text:p text:style-name="P135"><text:span text:style-name="T10">&lt;/Service&gt;</text:span></text:p>
      <text:p text:style-name="P82"><text:span text:style-name="T10">&lt;/ServiceGroup&gt;</text:span></text:p>
      <text:p text:style-name="P82"><text:span text:style-name="T10">&lt;/Data&gt;</text:span></text:p>
      <text:p text:style-name="P82"><text:span text:style-name="T10">&lt;/Transfer&gt;</text:span></text:p>
      <text:p text:style-name="P118"><text:span text:style-name="T1">Описание элементов запроса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41"><text:span text:style-name="T24">Элемент</text:span></text:p>
          </table:table-cell>
          <table:table-cell table:style-name="Table12.A1" office:value-type="string">
            <text:p text:style-name="P41"><text:span text:style-name="T24">Атрибут</text:span></text:p>
          </table:table-cell>
          <table:table-cell table:style-name="Table12.A1" office:value-type="string">
            <text:p text:style-name="P41"><text:span text:style-name="T24">Значение</text:span></text:p>
          </table:table-cell>
          <table:table-cell table:style-name="Table12.A1" office:value-type="string">
            <text:p text:style-name="P41"><text:span text:style-name="T24">Обязательность</text:span></text:p>
          </table:table-cell>
          <table:table-cell table:style-name="Table12.A1" office:value-type="string">
            <text:p text:style-name="P50"><text:span text:style-name="T40">Кол-во элемен.</text:span></text:p>
          </table:table-cell>
          <table:table-cell table:style-name="Table12.A1" office:value-type="string">
            <text:p text:style-name="P41"><text:span text:style-name="T24">Примечание</text:span></text:p>
          </table:table-cell>
        </table:table-row>
        <table:table-row table:style-name="Table12.1">
          <table:table-cell table:style-name="Table12.A2" office:value-type="string">
            <text:p text:style-name="P54"><text:span text:style-name="T5">/Transfer</text:span></text:p>
          </table:table-cell>
          <table:table-cell table:style-name="Table12.A2" office:value-type="string">
            <text:p text:style-name="P54"><text:span text:style-name="T5">interface</text:span></text:p>
          </table:table-cell>
          <table:table-cell table:style-name="Table12.A2" office:value-type="string">
            <text:p text:style-name="P54"><text:span text:style-name="T7">Dept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54"><text:span text:style-name="T5">Константа (interface =</text:span><text:bookmark text:name="184mhaj"/><text:span text:style-name="T5"> ”Debt”)</text:span></text:p>
          </table:table-cell>
        </table:table-row>
        <table:table-row table:style-name="Table12.1">
          <table:table-cell table:style-name="Table12.A2" office:value-type="string">
            <text:p text:style-name="P79"/>
          </table:table-cell>
          <table:table-cell table:style-name="Table12.A2" office:value-type="string">
            <text:p text:style-name="P54"><text:span text:style-name="T5">action</text:span></text:p>
          </table:table-cell>
          <table:table-cell table:style-name="Table12.A2" office:value-type="string">
            <text:p text:style-name="P54"><text:span text:style-name="T7">Pay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54"><text:span text:style-name="T5">Метод запроса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</text:span></text:p>
          </table:table-cell>
          <table:table-cell table:style-name="Table12.A2" office:value-type="string">
            <text:p text:style-name="P40"><text:span text:style-name="T23">xsi:type</text:span></text:p>
          </table:table-cell>
          <table:table-cell table:style-name="Table12.A2" office:value-type="string">
            <text:p text:style-name="P82"><text:span text:style-name="T5">Payment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54"><text:span text:style-name="T5">Тип запроса</text:span></text:p>
          </table:table-cell>
        </table:table-row>
        <table:table-row table:style-name="Table12.1"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54"><text:span text:style-name="T5">id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41"><text:span text:style-name="T32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54"><text:span text:style-name="T7">Уникальный идентификатор платежа </text:span><text:span text:style-name="T39">платежной системы</text:span></text:p>
          </table:table-cell>
        </table:table-row>
        <table:table-row table:style-name="Table12.1"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4"><text:span text:style-name="T39">number</text:span></text:p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15"><text:span text:style-name="T39">Номер платежа в платежной системе. Не уникальный</text:span></text:p>
            <text:p text:style-name="P72"/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/</text:span></text:p>
            <text:p text:style-name="P40"><text:span text:style-name="T23">CompanyInfo</text:span><text:span text:style-name="T32"><text:line-break/></text:span></text:p>
          </table:table-cell>
          <table:table-cell table:style-name="Table12.A2" office:value-type="string">
            <text:p text:style-name="P34"/>
          </table:table-cell>
          <table:table-cell table:style-name="Table12.A2" office:value-type="string">
            <text:p text:style-name="P34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Информация о </text:span><text:span text:style-name="T39">поставщике услуг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82"><text:span text:style-name="T5">companyId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27"/>
          </table:table-cell>
          <table:table-cell table:style-name="Table12.A2" office:value-type="string">
            <text:p text:style-name="P50"><text:span text:style-name="T39">0..1</text:span></text:p>
          </table:table-cell>
          <table:table-cell table:style-name="Table12.A2" office:value-type="string">
            <text:p text:style-name="P40"><text:span text:style-name="T23">Идентификатор </text:span><text:span text:style-name="T39">поставщика услуг</text:span><text:span text:style-name="T23"> в ПК Биплан</text:span></text:p>
          </table:table-cell>
        </table:table-row>
        <table:table-row table:style-name="Table12.1"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82"><text:span text:style-name="T39">inn</text:span></text:p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0..1</text:span></text:p>
          </table:table-cell>
          <table:table-cell table:style-name="Table12.A2" office:value-type="string">
            <text:p text:style-name="P54"><text:span text:style-name="T39">ОКПО/ИНН предприятия</text:span></text:p>
          </table:table-cell>
        </table:table-row>
        <table:table-row table:style-name="Table12.10">
          <table:table-cell table:style-name="Table12.A2" office:value-type="string">
            <text:p text:style-name="P54"><text:span text:style-name="T39">/Transfer/Data/CompanyInfo/CheckReference</text:span></text:p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41"><text:span text:style-name="T39">1</text:span></text:p>
          </table:table-cell>
          <table:table-cell table:style-name="Table12.F10" office:value-type="string">
            <text:p text:style-name="P40"><text:span text:style-name="T39">Ответ внешней системы на Chek</text:span></text:p>
          </table:table-cell>
        </table:table-row>
        <table:table-row table:style-name="Table12.11">
          <table:table-cell table:style-name="Table12.A2" office:value-type="string">
            <text:p text:style-name="P40"><text:span text:style-name="T23">/Transfer/Data/CompanyInfo/CompanyCod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Код </text:span><text:span text:style-name="T39">поставщика услуг</text:span></text:p>
          </table:table-cell>
        </table:table-row>
        <table:table-row table:style-name="Table12.11">
          <table:table-cell table:style-name="Table12.A2" office:value-type="string">
            <text:p text:style-name="P40"><text:span text:style-name="T39">/Transfer/Data/CompanyInfo/UnitCode</text:span></text:p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41"><text:span text:style-name="T39">1</text:span></text:p>
          </table:table-cell>
          <table:table-cell table:style-name="Table12.A2" office:value-type="string">
            <text:p text:style-name="P40"><text:span text:style-name="T39">Код подразделения поставщика услуг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/CompanyInfo/CompanyNam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2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Наименование </text:span><text:span text:style-name="T39">поставщика услуг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/CompanyInfo/DopData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Дополнительные параметры </text:span><text:span text:style-name="T39">о поставщике услуг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76"><text:span text:style-name="T5">Dop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...n</text:span></text:p>
          </table:table-cell>
          <table:table-cell table:style-name="Table12.A2" office:value-type="string">
            <text:p text:style-name="P40"><text:span text:style-name="T23">Элемент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name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2.17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value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Значение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54"><text:span text:style-name="T39">/Transfer/Data/PayerInfo</text:span></text:p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54"><text:span text:style-name="T39">Информация о плательщика для всех услуг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39">any</text:span></text:p>
          </table:table-cell>
          <table:table-cell table:style-name="Table12.A2" office:value-type="string">
            <text:p text:style-name="P40"><text:span text:style-name="T39">any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Уникальный </text:span><text:span text:style-name="T39">идентификатор</text:span><text:span text:style-name="T23"> </text:span><text:span text:style-name="T39">плательщик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ls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Номер лицевого счета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/PayerInfo/Fio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ФИО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40"><text:span text:style-name="T23">/Тransfer/Data/PayerInfo/ Phon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Телефон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Тransfer/Data/PayerInfo/Address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Адрес</text:span></text:p>
          </table:table-cell>
        </table:table-row>
        <table:table-row table:style-name="Table12.1">
          <table:table-cell table:style-name="Table12.A2" office:value-type="string">
            <text:p text:style-name="P82"><text:span text:style-name="T5">/Тransfer/Data/TotalSum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3"><text:span text:style-name="T23">Сумма платежа</text:span></text:p>
          </table:table-cell>
        </table:table-row>
        <table:table-row table:style-name="Table12.1">
          <table:table-cell table:style-name="Table12.A2" office:value-type="string">
            <text:p text:style-name="P43"><text:span text:style-name="T23">/Тransfer/Data/</text:span></text:p>
            <text:p text:style-name="P43"><text:span text:style-name="T23">CreateTim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54"><text:span text:style-name="T13">YYYY.MM.DD"T"HH24:MI:SS.FF+</text:span><text:span text:style-name="T44">hh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3"><text:span text:style-name="T23">Время создания платежа</text:span></text:p>
          </table:table-cell>
        </table:table-row>
        <table:table-row table:style-name="Table12.1">
          <table:table-cell table:style-name="Table12.A2" office:value-type="string">
            <text:p text:style-name="P13"><text:span text:style-name="T39">/Тransfer/Data/</text:span></text:p>
            <text:p text:style-name="P13"><text:span text:style-name="T39">ConfirmTim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54"><text:span text:style-name="T44">YYYY.MM.DD"T"HH24:MI:SS.FF+hh</text:span></text:p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3"><text:span text:style-name="T39">Время подтверждения оплаты платежа</text:span></text:p>
          </table:table-cell>
        </table:table-row>
        <table:table-row table:style-name="Table12.27">
          <table:table-cell table:style-name="Table12.A2" office:value-type="string">
            <text:p text:style-name="P43"><text:span text:style-name="T39">/Тransfer/Data/</text:span></text:p>
            <text:p text:style-name="P43"><text:span text:style-name="T39">NumberPack</text:span></text:p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63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77"><text:span text:style-name="T39">Идентификатор пакета платежей в БД</text:span></text:p>
          </table:table-cell>
        </table:table-row>
        <table:table-row table:style-name="Table12.1">
          <table:table-cell table:style-name="Table12.A2" office:value-type="string">
            <text:p text:style-name="P77"><text:span text:style-name="T39">/Тransfer/Data/SubNumberPack</text:span></text:p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63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3"><text:span text:style-name="T39">Номер подпакета <text:s/>платежей в БД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43"><text:span text:style-name="T23">/Тransfer/Data/</text:span></text:p>
            <text:p text:style-name="P43"><text:span text:style-name="T23">ServiceGroup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3"><text:span text:style-name="T39">Список</text:span><text:span text:style-name="T23"> услуг</text:span></text:p>
          </table:table-cell>
        </table:table-row>
        <table:table-row table:style-name="Table12.1">
          <table:table-cell table:style-name="Table12.A2" office:value-type="string">
            <text:p text:style-name="P43"><text:span text:style-name="T23">/Тransfer/Data/</text:span></text:p>
            <text:p text:style-name="P43"><text:span text:style-name="T23">ServiceGroup/Servic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2">-</text:span></text:p>
          </table:table-cell>
          <table:table-cell table:style-name="Table12.A2" office:value-type="string">
            <text:p text:style-name="P50"><text:span text:style-name="T39">1...n</text:span></text:p>
          </table:table-cell>
          <table:table-cell table:style-name="Table12.A2" office:value-type="string">
            <text:p text:style-name="P43"><text:span text:style-name="T39">У</text:span><text:span text:style-name="T23">слуг</text:span><text:span text:style-name="T39">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4"><text:span text:style-name="T20">sum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3"><text:span text:style-name="T23">Сумма по услуге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4"><text:span text:style-name="T20">serviceCod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3"><text:span text:style-name="T23">Код услуги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4"><text:span text:style-name="T33">id</text:span></text:p>
          </table:table-cell>
          <table:table-cell table:style-name="Table12.A2" office:value-type="string">
            <text:p text:style-name="P34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3"><text:span text:style-name="T39">Id услуги 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4"><text:span text:style-name="T42">idinvoice</text:span></text:p>
          </table:table-cell>
          <table:table-cell table:style-name="Table12.A2" office:value-type="string">
            <text:p text:style-name="P34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3"><text:span text:style-name="T39">id инвойса</text:span></text:p>
          </table:table-cell>
        </table:table-row>
        <table:table-row table:style-name="Table12.1">
          <table:table-cell table:style-name="Table12.A2" office:value-type="string">
            <text:p text:style-name="P43"><text:span text:style-name="T39">Тransfer/Data/</text:span></text:p>
            <text:p text:style-name="P43"><text:span text:style-name="T39">ServiceGroup/</text:span></text:p>
            <text:p text:style-name="P43"><text:span text:style-name="T39">Service/PayerInfo</text:span></text:p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77"><text:span text:style-name="T39">Информация о плательщика по данной услуге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60"/>
          </table:table-cell>
          <table:table-cell table:style-name="Table12.A2" office:value-type="string">
            <text:p text:style-name="P76"><text:span text:style-name="T39">any</text:span></text:p>
          </table:table-cell>
          <table:table-cell table:style-name="Table12.A2" office:value-type="string">
            <text:p text:style-name="P54"><text:span text:style-name="T39">any</text:span></text:p>
          </table:table-cell>
          <table:table-cell table:style-name="Table12.A2" office:value-type="string">
            <text:p text:style-name="P50"><text:span text:style-name="T39">+</text:span></text:p>
          </table:table-cell>
          <table:table-cell table:style-name="Table12.A2" office:value-type="string">
            <text:p text:style-name="P57"/>
          </table:table-cell>
          <table:table-cell table:style-name="Table12.A2" office:value-type="string">
            <text:p text:style-name="P77"><text:span text:style-name="T39">Уникальный идентификатор плательщика</text:span></text:p>
          </table:table-cell>
        </table:table-row>
        <table:table-row table:style-name="Table12.1">
          <table:table-cell table:style-name="Table12.A2" office:value-type="string">
            <text:p text:style-name="P60"/>
          </table:table-cell>
          <table:table-cell table:style-name="Table12.A2" office:value-type="string">
            <text:p text:style-name="P76"><text:span text:style-name="T39">ls</text:span></text:p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0...n</text:span></text:p>
          </table:table-cell>
          <table:table-cell table:style-name="Table12.A2" office:value-type="string">
            <text:p text:style-name="P77"><text:span text:style-name="T39">Номер лицевого счета</text:span></text:p>
          </table:table-cell>
        </table:table-row>
        <table:table-row table:style-name="Table12.1">
          <table:table-cell table:style-name="Table12.A2" office:value-type="string">
            <text:p text:style-name="P77"><text:span text:style-name="T39">/Transfer/Data/PayerInfo/Fio</text:span></text:p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77"><text:span text:style-name="T39">ФИО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39">/Тransfer/Data/PayerInfo/Phone</text:span></text:p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77"><text:span text:style-name="T39">Телефон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39">/Тransfer/Data/PayerInfo/Address</text:span></text:p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56"/>
          </table:table-cell>
          <table:table-cell table:style-name="Table12.A2" office:value-type="string">
            <text:p text:style-name="P50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77"><text:span text:style-name="T39">Адрес</text:span></text:p>
          </table:table-cell>
        </table:table-row>
        <table:table-row table:style-name="Table12.1">
          <table:table-cell table:style-name="Table12.A2" office:value-type="string">
            <text:p text:style-name="P45"><text:span text:style-name="T23">/Тransfer/Data/</text:span></text:p>
            <text:p text:style-name="P45"><text:span text:style-name="T23">ServiceGroup/Service/</text:span></text:p>
            <text:p text:style-name="P45"><text:span text:style-name="T23">CompanyInfo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Инофрмация о </text:span><text:span text:style-name="T39">поставщике услуги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/</text:span></text:p>
            <text:p text:style-name="P40"><text:span text:style-name="T23">ServiceGroup/Service/</text:span></text:p>
            <text:p text:style-name="P40"><text:span text:style-name="T23">CompanyInfo/</text:span></text:p>
            <text:p text:style-name="P40"><text:span text:style-name="T23">CompanyCod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Код </text:span><text:span text:style-name="T39">поставщика услуги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40"><text:span text:style-name="T23">/Transfer/Data/</text:span></text:p>
            <text:p text:style-name="P40"><text:span text:style-name="T23">ServiceGroup/Service/</text:span></text:p>
            <text:p text:style-name="P40"><text:span text:style-name="T23">CompanyInfo/</text:span></text:p>
            <text:p text:style-name="P40"><text:span text:style-name="T23">CompanyNam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На</text:span><text:span text:style-name="T39">именование поставщика услуги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/</text:span></text:p>
            <text:p text:style-name="P40"><text:span text:style-name="T23">ServiceGroup/Service/</text:span></text:p>
            <text:p text:style-name="P40"><text:span text:style-name="T23">CompanyInfo/DopData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Дополнительные параметры </text:span><text:span text:style-name="T39">о поставщике услуги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76"><text:span text:style-name="T5">Dop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...n</text:span></text:p>
          </table:table-cell>
          <table:table-cell table:style-name="Table12.A2" office:value-type="string">
            <text:p text:style-name="P40"><text:span text:style-name="T23">Элемент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name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value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Значение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54"><text:span text:style-name="T5">/Transfer/Data</text:span></text:p>
            <text:p text:style-name="P54"><text:span text:style-name="T5">/ServiceGroup/Service</text:span></text:p>
            <text:p text:style-name="P54"><text:span text:style-name="T5">/ServiceName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Наименование услуги</text:span></text:p>
          </table:table-cell>
        </table:table-row>
        <table:table-row table:style-name="Table12.1">
          <table:table-cell table:style-name="Table12.A2" office:value-type="string">
            <text:p text:style-name="P40"><text:span text:style-name="T23">/Transfer/Data/</text:span></text:p>
            <text:p text:style-name="P40"><text:span text:style-name="T23">ServiceGroup/Service/</text:span></text:p>
            <text:p text:style-name="P40"><text:span text:style-name="T23">Destination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Назначение платежа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54"><text:span text:style-name="T5">/Transfer/Data/</text:span></text:p>
            <text:p text:style-name="P54"><text:span text:style-name="T5">ServiceGroup/Service/</text:span></text:p>
            <text:p text:style-name="P54"><text:span text:style-name="T5">MeterData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39">Описывает приборы учет (ПУ)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Meter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...n</text:span></text:p>
          </table:table-cell>
          <table:table-cell table:style-name="Table12.A2" office:value-type="string">
            <text:p text:style-name="P40"><text:span text:style-name="T39">ПУ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0">previosValu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Пред</text:span><text:span text:style-name="T39">ы</text:span><text:span text:style-name="T23">дущие показания счетчика</text:span></text:p>
          </table:table-cell>
        </table:table-row>
        <table:table-row table:style-name="Table12.1">
          <table:table-cell table:style-name="Table12.A2" office:value-type="string">
            <text:p text:style-name="P33"/>
          </table:table-cell>
          <table:table-cell table:style-name="Table12.A2" office:value-type="string">
            <text:p text:style-name="P40"><text:span text:style-name="T20">currentvalu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Текущее показания счетчик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tarif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Тариф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delta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Разница текущего и пред</text:span><text:span text:style-name="T39">ы</text:span><text:span text:style-name="T23">дущего показаний счетчик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nam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Наименование услуги</text:span></text:p>
          </table:table-cell>
        </table:table-row>
        <text:soft-page-break/>
        <table:table-row table:style-name="Table12.1">
          <table:table-cell table:style-name="Table12.A2" office:value-type="string">
            <text:p text:style-name="P54"><text:span text:style-name="T5">Transfer/Data/</text:span></text:p>
            <text:p text:style-name="P54"><text:span text:style-name="T5">ServiceGroup/Service/</text:span></text:p>
            <text:p text:style-name="P54"><text:span text:style-name="T5">DopData</text:span></text:p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26"/>
          </table:table-cell>
          <table:table-cell table:style-name="Table12.A2" office:value-type="string">
            <text:p text:style-name="P41"><text:span text:style-name="T23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23">Дополнительные параметры об услуге</text:span></text:p>
          </table:table-cell>
        </table:table-row>
        <table:table-row table:style-name="Table12.1">
          <table:table-cell table:style-name="Table12.A2" office:value-type="string">
            <text:p text:style-name="P86"/>
          </table:table-cell>
          <table:table-cell table:style-name="Table12.A2" office:value-type="string">
            <text:p text:style-name="P40"><text:span text:style-name="T23">Dop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...n</text:span></text:p>
          </table:table-cell>
          <table:table-cell table:style-name="Table12.A2" office:value-type="string">
            <text:p text:style-name="P40"><text:span text:style-name="T23">Элемент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name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0"><text:span text:style-name="T23">value</text:span></text:p>
          </table:table-cell>
          <table:table-cell table:style-name="Table12.A2" office:value-type="string">
            <text:p text:style-name="P41"><text:span text:style-name="T23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23">Значение дополнительного параметра</text:span></text:p>
          </table:table-cell>
        </table:table-row>
        <table:table-row table:style-name="Table12.1">
          <table:table-cell table:style-name="Table12.A2" office:value-type="string">
            <text:p text:style-name="P10"><text:span text:style-name="T39">Transfer/Data/</text:span></text:p>
            <text:p text:style-name="P10"><text:span text:style-name="T39">ServiceGroup/Service/Comissions</text:span></text:p>
            <text:p text:style-name="P12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9">-</text:span></text:p>
          </table:table-cell>
          <table:table-cell table:style-name="Table12.A2" office:value-type="string">
            <text:p text:style-name="P50"><text:span text:style-name="T39">0...1</text:span></text:p>
          </table:table-cell>
          <table:table-cell table:style-name="Table12.A2" office:value-type="string">
            <text:p text:style-name="P40"><text:span text:style-name="T39">Блок комиссии, рассчитанной ВС</text:span></text:p>
          </table:table-cell>
        </table:table-row>
        <table:table-row table:style-name="Table12.1"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40"><text:span text:style-name="T39">type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9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39">Тип комиссии в ПС, рассчитанной во ВС </text:span></text:p>
          </table:table-cell>
        </table:table-row>
        <table:table-row table:style-name="Table12.1"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40"><text:span text:style-name="T39">summ</text:span></text:p>
          </table:table-cell>
          <table:table-cell table:style-name="Table12.A2" office:value-type="string">
            <text:p text:style-name="P29"/>
          </table:table-cell>
          <table:table-cell table:style-name="Table12.A2" office:value-type="string">
            <text:p text:style-name="P41"><text:span text:style-name="T39">+</text:span></text:p>
          </table:table-cell>
          <table:table-cell table:style-name="Table12.A2" office:value-type="string">
            <text:p text:style-name="P50"><text:span text:style-name="T39">1</text:span></text:p>
          </table:table-cell>
          <table:table-cell table:style-name="Table12.A2" office:value-type="string">
            <text:p text:style-name="P40"><text:span text:style-name="T39">Сумма комиссии по услуге</text:span></text:p>
          </table:table-cell>
        </table:table-row>
      </table:table>
      <text:p text:style-name="P245"><text:bookmark text:name="_lo7ck1gtarul"/><text:span text:style-name="T46">5</text:span><text:span text:style-name="T21">.2 Пример ответа на запись платежа</text:span></text:p>
      <text:p text:style-name="P201"><text:span text:style-name="T56">&lt;?xml version="1.0" encoding="UTF-8" standalone="yes"?&gt;</text:span></text:p>
      <text:p text:style-name="P82"><text:span text:style-name="T17">&lt;Transfer xmlns="http://debt.privatbank.ua/Transfer" interface="Debt" action="</text:span><text:span text:style-name="T18">Pay</text:span><text:span text:style-name="T17">"&gt;</text:span></text:p>
      <text:p text:style-name="P82"><text:span text:style-name="T17">&lt;Data xmlns:xsi="http://www.w3.org/2001/XMLSchema-instance" xsi:type="Gateway"</text:span></text:p>
      <text:p text:style-name="P82"><text:span text:style-name="T17">reference="987456321"&gt;</text:span></text:p>
      <text:p text:style-name="P82"><text:span text:style-name="T17">&lt;/Data&gt;</text:span></text:p>
      <text:p text:style-name="P82"><text:span text:style-name="T17">&lt;/Transfer&gt;</text:span></text:p>
      <text:p text:style-name="P93"/>
      <text:p text:style-name="P94"><text:span text:style-name="T1">Описание элементов ответа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50"><text:span text:style-name="T4">Элемент</text:span></text:p>
          </table:table-cell>
          <table:table-cell table:style-name="Table13.A1" office:value-type="string">
            <text:p text:style-name="P50"><text:span text:style-name="T4">Атрибут</text:span></text:p>
          </table:table-cell>
          <table:table-cell table:style-name="Table13.A1" office:value-type="string">
            <text:p text:style-name="P50"><text:span text:style-name="T4">Значение</text:span></text:p>
          </table:table-cell>
          <table:table-cell table:style-name="Table13.A1" office:value-type="string">
            <text:p text:style-name="P50"><text:span text:style-name="T40">Кол-во элементов</text:span></text:p>
          </table:table-cell>
          <table:table-cell table:style-name="Table13.A1" office:value-type="string">
            <text:p text:style-name="P50"><text:span text:style-name="T40">Обязательность</text:span></text:p>
          </table:table-cell>
          <table:table-cell table:style-name="Table13.A1" office:value-type="string">
            <text:p text:style-name="P50"><text:span text:style-name="T4">Примечание</text:span></text:p>
          </table:table-cell>
        </table:table-row>
        <table:table-row table:style-name="Table13.1">
          <table:table-cell table:style-name="Table13.A2" office:value-type="string">
            <text:p text:style-name="P54"><text:span text:style-name="T5">/Transfer/Data</text:span></text:p>
          </table:table-cell>
          <table:table-cell table:style-name="Table13.B2" office:value-type="string">
            <text:p text:style-name="P54"><text:span text:style-name="T5">xsi:type</text:span></text:p>
          </table:table-cell>
          <table:table-cell table:style-name="Table13.C2" office:value-type="string">
            <text:p text:style-name="P54"><text:span text:style-name="T5">Gateway</text:span></text:p>
          </table:table-cell>
          <table:table-cell table:style-name="Table13.D2" office:value-type="string">
            <text:p text:style-name="P50"><text:span text:style-name="T39">1</text:span></text:p>
          </table:table-cell>
          <table:table-cell table:style-name="Table13.E2" office:value-type="string">
            <text:p text:style-name="P50"><text:span text:style-name="T39">+</text:span></text:p>
          </table:table-cell>
          <table:table-cell table:style-name="Table13.F2" office:value-type="string">
            <text:p text:style-name="P54"><text:span text:style-name="T5">Тип данных запроса</text:span></text:p>
          </table:table-cell>
        </table:table-row>
        <table:table-row table:style-name="Table13.1">
          <table:table-cell table:style-name="Table13.A3" office:value-type="string">
            <text:p text:style-name="P79"/>
          </table:table-cell>
          <table:table-cell table:style-name="Table13.B3" office:value-type="string">
            <text:p text:style-name="P54"><text:span text:style-name="T5">reference</text:span></text:p>
          </table:table-cell>
          <table:table-cell table:style-name="Table13.C3" office:value-type="string">
            <text:p text:style-name="P54"><text:span text:style-name="T5">«number(12)»</text:span></text:p>
          </table:table-cell>
          <table:table-cell table:style-name="Table13.D3" office:value-type="string">
            <text:p text:style-name="P50"><text:span text:style-name="T39">1</text:span></text:p>
          </table:table-cell>
          <table:table-cell table:style-name="Table13.E3" office:value-type="string">
            <text:p text:style-name="P50"><text:span text:style-name="T39">+</text:span></text:p>
          </table:table-cell>
          <table:table-cell table:style-name="Table13.F3" office:value-type="string">
            <text:p text:style-name="P54"><text:span text:style-name="T5">Код платежа, присвоенный билинговой системой</text:span></text:p>
          </table:table-cell>
        </table:table-row>
      </table:table>
      <text:p text:style-name="P246"><text:bookmark text:name="_8g6c0n3bfcp7"/><text:span text:style-name="T46">5</text:span><text:span text:style-name="T21">.3 Пример </text:span><text:span text:style-name="T46">з</text:span><text:span text:style-name="T21">апис</text:span><text:span text:style-name="T46">и</text:span><text:span text:style-name="T21"> платежа при ошибке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Pay</text:span><text:span text:style-name="T10">"&gt;</text:span></text:p>
      <text:p text:style-name="P82"><text:span text:style-name="T10">&lt;Data xmlns:xsi="http://www.w3.org/2001/XMLSchema-instance" xsi:type="ErrorInfo" code="3"&gt;</text:span></text:p>
      <text:p text:style-name="P82"><text:span text:style-name="T10">&lt;Message&gt;</text:span><text:span text:style-name="T42">Ошибка в формате денежной суммы</text:span><text:span text:style-name="T10">&lt;/Message&gt;</text:span></text:p>
      <text:p text:style-name="P82"><text:span text:style-name="T10">&lt;/Data&gt;</text:span></text:p>
      <text:p text:style-name="P82"><text:span text:style-name="T10">&lt;/Transfer&gt;</text:span></text:p>
      <text:p text:style-name="P227"/>
      <text:p text:style-name="P228"><text:bookmark text:name="de50zgq9d4tj"/></text:p>
      <text:p text:style-name="P229"><text:bookmark text:name="_edlmjygginnd"/><text:span text:style-name="T39">6</text:span><text:span text:style-name="T23"> ОТМЕНА ПРИНЯТОГО ПЛАТЕЖА</text:span></text:p>
      <text:p text:style-name="P247"><text:bookmark text:name="_rfhlh760e1dl"/><text:span text:style-name="T46">6</text:span><text:span text:style-name="T21">.1 Пример запроса </text:span><text:span text:style-name="T46">о</text:span><text:span text:style-name="T21">тмен</text:span><text:span text:style-name="T46">ы </text:span><text:span text:style-name="T21">платежа 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Cancel</text:span><text:span text:style-name="T10">"&gt;</text:span></text:p>
      <text:p text:style-name="P82"><text:span text:style-name="T10">&lt;Data xmlns:xsi="http://www.w3.org/2001/XMLSchema-instance" xsi:type="Payment" id="314423214"&gt;</text:span></text:p>
      <text:p text:style-name="P82"><text:span text:style-name="T10">&lt;CompanyInfo&gt;</text:span></text:p>
      <text:p text:style-name="P82"><text:span text:style-name="T10">&lt;CompanyCode&gt;1&lt;/CompanyCode&gt;</text:span></text:p>
      <text:p text:style-name="P82"><text:span text:style-name="T10">&lt;CompanyName&gt;КП Воддоканал&lt;/CompanyName&gt;</text:span></text:p>
      <text:p text:style-name="P82"><text:span text:style-name="T10">&lt;DopData&gt;</text:span></text:p>
      <text:p text:style-name="P200"><text:span text:style-name="T10">&lt;Dop name="доп информация" value="значение" /&gt;</text:span></text:p>
      <text:p text:style-name="P82"><text:span text:style-name="T10">&lt;/DopData&gt;</text:span></text:p>
      <text:p text:style-name="P82"><text:span text:style-name="T10">&lt;/CompanyInfo&gt;</text:span></text:p>
      <text:p text:style-name="P82"><text:span text:style-name="T10">&lt;PayerInfo billIdentifier="1210236" ls="122456"&gt;</text:span></text:p>
      <text:p text:style-name="P153"><text:span text:style-name="T10">&lt;Fio&gt;Иванов Иван Иванович&lt;/Fio&gt;</text:span></text:p>
      <text:p text:style-name="P153"><text:span text:style-name="T10">&lt;Phone&gt;+321234214&lt;/Phone&gt;</text:span></text:p>
      <text:p text:style-name="P153"><text:span text:style-name="T10">&lt;Address&gt;пр.Ленина 10 кв 5&lt;/Address&gt;</text:span></text:p>
      <text:p text:style-name="P82"><text:span text:style-name="T10">&lt;/PayerInfo&gt;</text:span></text:p>
      <text:p text:style-name="P82"><text:span text:style-name="T10">&lt;TotalSum&gt;0.01&lt;/TotalSum&gt;</text:span></text:p>
      <text:p text:style-name="P82"><text:span text:style-name="T10">&lt;CreateTime&gt;2012-01-01T08:00:00.001</text:span><text:span text:style-name="T42">+03:00</text:span><text:span text:style-name="T10">&lt;/CreateTime&gt;</text:span></text:p>
      <text:p text:style-name="P82"><text:span text:style-name="T42">&lt;ConfirmTime&gt;2013-08-06T16:55:04.120+03:00&lt;/ConfirmTime&gt;</text:span></text:p>
      <text:p text:style-name="P197"><text:span text:style-name="T10">&lt;ServiceGroup&gt;</text:span></text:p>
      <text:p text:style-name="P5"><text:span text:style-name="T10">&lt;Service sum="0.01" <text:s/>id="324124213"&gt;</text:span></text:p>
      <text:p text:style-name="P187"><text:span text:style-name="T10">&lt;PayerInfo billIdentifier="1210236" ls="122456"&gt;</text:span></text:p>
      <text:p text:style-name="P110"><text:span text:style-name="T10">&lt;Fio&gt;Иванов Иван Иванович&lt;/Fio&gt;</text:span></text:p>
      <text:p text:style-name="P95"><text:span text:style-name="T10">&lt;Phone&gt;+321234214&lt;/Phone&gt;</text:span></text:p>
      <text:p text:style-name="P95"><text:span text:style-name="T10">&lt;Address&gt;пр.Ленина 10 кв 5&lt;/Address&gt;</text:span></text:p>
      <text:p text:style-name="P167"><text:span text:style-name="T10">&lt;/PayerInfo&gt;</text:span></text:p>
      <text:p text:style-name="P146"><text:span text:style-name="T10">&lt;CompanyInfo&gt;</text:span></text:p>
      <text:p text:style-name="P117"><text:span text:style-name="T11">&lt;</text:span><text:span text:style-name="T42">CheckReference</text:span><text:span text:style-name="T10">&gt;987456321&lt;/</text:span><text:span text:style-name="T42">CheckReference</text:span><text:span text:style-name="T10">&gt;</text:span></text:p>
      <text:p text:style-name="P95"><text:span text:style-name="T10">&lt;CompanyCode&gt;1&lt;/CompanyCode&gt;</text:span></text:p>
      <text:p text:style-name="P95"><text:span text:style-name="T10">&lt;CompanyName&gt;КП Воддоканал&lt;/CompanyName&gt;</text:span></text:p>
      <text:p text:style-name="P117"><text:span text:style-name="T10">&lt;DopData&gt;</text:span></text:p>
      <text:p text:style-name="P173"><text:span text:style-name="T10">&lt;Dop name="city_code" value="3" /&gt;</text:span></text:p>
      <text:p text:style-name="P148"><text:span text:style-name="T10">&lt;/DopData&gt;</text:span></text:p>
      <text:p text:style-name="P137"><text:span text:style-name="T10">&lt;/CompanyInfo&gt;</text:span></text:p>
      <text:p text:style-name="P137"><text:span text:style-name="T42">&lt;idinvoice&gt;123456789&lt;/idinvoice&gt;</text:span></text:p>
      <text:p text:style-name="P137"><text:span text:style-name="T10">&lt;ServiceName&gt;Холодная вода&lt;/ServiceName&gt;</text:span></text:p>
      <text:p text:style-name="P171"><text:span text:style-name="T10">&lt;DopData&gt;</text:span></text:p>
      <text:p text:style-name="P95"><text:span text:style-name="T10">&lt;Dop name="city_code" value="3" /&gt;</text:span></text:p>
      <text:p text:style-name="P146"><text:span text:style-name="T10">&lt;/DopData&gt;</text:span></text:p>
      <text:p text:style-name="P135"><text:span text:style-name="T10">&lt;/Service&gt;</text:span></text:p>
      <text:p text:style-name="P82"><text:span text:style-name="T10">&lt;/ServiceGroup&gt;</text:span></text:p>
      <text:p text:style-name="P82"><text:span text:style-name="T10">&lt;/Data&gt;</text:span></text:p>
      <text:p text:style-name="P82"><text:span text:style-name="T10">&lt;/Transfer&gt;</text:span></text:p>
      <text:p text:style-name="P118"><text:span text:style-name="T1">Описание элементов запроса: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202"><text:span text:style-name="T24">Элемент</text:span></text:p>
          </table:table-cell>
          <table:table-cell table:style-name="Table14.A1" office:value-type="string">
            <text:p text:style-name="P41"><text:span text:style-name="T24">Атрибут</text:span></text:p>
          </table:table-cell>
          <table:table-cell table:style-name="Table14.A1" office:value-type="string">
            <text:p text:style-name="P41"><text:span text:style-name="T24">Значение</text:span></text:p>
          </table:table-cell>
          <table:table-cell table:style-name="Table14.A1" office:value-type="string">
            <text:p text:style-name="P41"><text:span text:style-name="T24">Обязательность</text:span></text:p>
          </table:table-cell>
          <table:table-cell table:style-name="Table14.A1" office:value-type="string">
            <text:p text:style-name="P50"><text:span text:style-name="T40">Кол-во элемен.</text:span></text:p>
          </table:table-cell>
          <table:table-cell table:style-name="Table14.A1" office:value-type="string">
            <text:p text:style-name="P41"><text:span text:style-name="T24">Примечание</text:span></text:p>
          </table:table-cell>
        </table:table-row>
        <table:table-row table:style-name="Table14.1">
          <table:table-cell table:style-name="Table14.A2" office:value-type="string">
            <text:p text:style-name="P54"><text:span text:style-name="T5">/Transfer</text:span></text:p>
          </table:table-cell>
          <table:table-cell table:style-name="Table14.A2" office:value-type="string">
            <text:p text:style-name="P54"><text:span text:style-name="T5">interface</text:span></text:p>
          </table:table-cell>
          <table:table-cell table:style-name="Table14.A2" office:value-type="string">
            <text:p text:style-name="P54"><text:span text:style-name="T7">Dept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54"><text:span text:style-name="T5">Константа (interface =</text:span><text:bookmark text:name="36ei31r"/><text:span text:style-name="T5"> ”Debt”)</text:span></text:p>
          </table:table-cell>
        </table:table-row>
        <table:table-row table:style-name="Table14.1">
          <table:table-cell table:style-name="Table14.A2" office:value-type="string">
            <text:p text:style-name="P58"/>
          </table:table-cell>
          <table:table-cell table:style-name="Table14.A2" office:value-type="string">
            <text:p text:style-name="P54"><text:span text:style-name="T5">action</text:span></text:p>
          </table:table-cell>
          <table:table-cell table:style-name="Table14.A2" office:value-type="string">
            <text:p text:style-name="P54"><text:span text:style-name="T7">Cancel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54"><text:span text:style-name="T5">Метод запроса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</text:span></text:p>
          </table:table-cell>
          <table:table-cell table:style-name="Table14.A2" office:value-type="string">
            <text:p text:style-name="P40"><text:span text:style-name="T23">xsi:type</text:span></text:p>
          </table:table-cell>
          <table:table-cell table:style-name="Table14.A2" office:value-type="string">
            <text:p text:style-name="P40"><text:span text:style-name="T23">Payment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54"><text:span text:style-name="T5">Тип</text:span><text:span text:style-name="T39"> </text:span><text:span text:style-name="T5">запроса</text:span></text:p>
          </table:table-cell>
        </table:table-row>
        <table:table-row table:style-name="Table14.1"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54"><text:span text:style-name="T5">id</text:span></text:p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54"><text:span text:style-name="T7">Уникальный идентификатор платежа в банке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</text:span></text:p>
            <text:p text:style-name="P40"><text:span text:style-name="T23">/CompanyInfo</text:span></text:p>
          </table:table-cell>
          <table:table-cell table:style-name="Table14.A2" office:value-type="string">
            <text:p text:style-name="P34"/>
          </table:table-cell>
          <table:table-cell table:style-name="Table14.A2" office:value-type="string">
            <text:p text:style-name="P34"/>
          </table:table-cell>
          <table:table-cell table:style-name="Table14.A2" office:value-type="string">
            <text:p text:style-name="P35"/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Информация о компании</text:span></text:p>
          </table:table-cell>
        </table:table-row>
        <table:table-row table:style-name="Table14.1"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4"><text:span text:style-name="T42">Reference</text:span></text:p>
          </table:table-cell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7"/>
          </table:table-cell>
          <table:table-cell table:style-name="Table14.A2" office:value-type="string">
            <text:p text:style-name="P57"/>
          </table:table-cell>
          <table:table-cell table:style-name="Table14.A2" office:value-type="string">
            <text:p text:style-name="P56"/>
          </table:table-cell>
        </table:table-row>
        <text:soft-page-break/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CompanyInfo/</text:span></text:p>
            <text:p text:style-name="P40"><text:span text:style-name="T23">CompanyCode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39">-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Код компании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CompanyInfo/</text:span></text:p>
            <text:p text:style-name="P40"><text:span text:style-name="T23">CompanyName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32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Наименование компании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CompanyInfo/DopData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Дополнительные параметры </text:span><text:span text:style-name="T39">об поставщике услуг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76"><text:span text:style-name="T5">Dop</text:span></text:p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...n</text:span></text:p>
          </table:table-cell>
          <table:table-cell table:style-name="Table14.A2" office:value-type="string">
            <text:p text:style-name="P40"><text:span text:style-name="T23">Элемент дополнительного параметр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0"><text:span text:style-name="T23">name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0"><text:span text:style-name="T23">value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Значение дополнительного параметра</text:span></text:p>
          </table:table-cell>
        </table:table-row>
        <table:table-row table:style-name="Table14.1">
          <table:table-cell table:style-name="Table14.A2" office:value-type="string">
            <text:p text:style-name="P54"><text:span text:style-name="T39">/Transfer/Data/</text:span></text:p>
            <text:p text:style-name="P54"><text:span text:style-name="T39">PayerInfo</text:span></text:p>
          </table:table-cell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0"><text:span text:style-name="T39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54"><text:span text:style-name="T39">Информация о плательщике для всех услуг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33"/>
          </table:table-cell>
          <table:table-cell table:style-name="Table14.A2" office:value-type="string">
            <text:p text:style-name="P40"><text:span text:style-name="T39">any</text:span></text:p>
          </table:table-cell>
          <table:table-cell table:style-name="Table14.A2" office:value-type="string">
            <text:p text:style-name="P40"><text:span text:style-name="T39">any</text:span></text:p>
          </table:table-cell>
          <table:table-cell table:style-name="Table14.A2" office:value-type="string">
            <text:p text:style-name="P41"><text:span text:style-name="T39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39">Уникальный идентификатор плательщик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0"><text:span text:style-name="T23">ls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Номер лицевого счета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PayerInfo/Fio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ФИО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Тransfer/Data/</text:span></text:p>
            <text:p text:style-name="P40"><text:span text:style-name="T23">PayerInfo/Phone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Телефон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Тransfer/Data/</text:span></text:p>
            <text:p text:style-name="P40"><text:span text:style-name="T23">PayerInfo/Address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Адрес</text:span></text:p>
          </table:table-cell>
        </table:table-row>
        <table:table-row table:style-name="Table14.1">
          <table:table-cell table:style-name="Table14.A2" office:value-type="string">
            <text:p text:style-name="P54"><text:span text:style-name="T5">/Тransfer/Data/</text:span></text:p>
            <text:p text:style-name="P82"><text:span text:style-name="T5">TotalSum</text:span></text:p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3"><text:span text:style-name="T23">Сумма платежа</text:span></text:p>
          </table:table-cell>
        </table:table-row>
        <table:table-row table:style-name="Table14.1">
          <table:table-cell table:style-name="Table14.A2" office:value-type="string">
            <text:p text:style-name="P43"><text:span text:style-name="T23">/Тransfer/Data/</text:span></text:p>
            <text:p text:style-name="P43"><text:span text:style-name="T23">CreateTime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54"><text:span text:style-name="T9">YYYY.MM.DD"T"HH24:MI:SS.FF+</text:span><text:span text:style-name="T41">hh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3"><text:span text:style-name="T23">Время создания платежа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13"><text:span text:style-name="T39">/Тransfer/Data/</text:span></text:p>
            <text:p text:style-name="P13"><text:span text:style-name="T39">ConfirmTime</text:span></text:p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0"><text:span text:style-name="T44">YYYY.MM.DD"T"HH24:MI:SS.FF+hh</text:span></text:p>
          </table:table-cell>
          <table:table-cell table:style-name="Table14.A2" office:value-type="string">
            <text:p text:style-name="P16"><text:span text:style-name="T39">-</text:span></text:p>
          </table:table-cell>
          <table:table-cell table:style-name="Table14.A2" office:value-type="string">
            <text:p text:style-name="P16"><text:span text:style-name="T39">0...1</text:span></text:p>
          </table:table-cell>
          <table:table-cell table:style-name="Table14.A2" office:value-type="string">
            <text:p text:style-name="P13"><text:span text:style-name="T39">Время подтверждения оплаты платежа</text:span></text:p>
          </table:table-cell>
        </table:table-row>
        <table:table-row table:style-name="Table14.1">
          <table:table-cell table:style-name="Table14.A2" office:value-type="string">
            <text:p text:style-name="P45"><text:span text:style-name="T23">/Тransfer/Data/</text:span></text:p>
            <text:p text:style-name="P45"><text:span text:style-name="T23">ServiceGroup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3"><text:span text:style-name="T39">Список услуг</text:span></text:p>
          </table:table-cell>
        </table:table-row>
        <table:table-row table:style-name="Table14.1">
          <table:table-cell table:style-name="Table14.A2" office:value-type="string">
            <text:p text:style-name="P43"><text:span text:style-name="T32">/Тransfer/Data/</text:span></text:p>
            <text:p text:style-name="P43"><text:span text:style-name="T32">ServiceGroup/Service</text:span></text:p>
          </table:table-cell>
          <table:table-cell table:style-name="Table14.A2" office:value-type="string">
            <text:p text:style-name="P36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32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3"><text:span text:style-name="T39">Услуг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4"><text:span text:style-name="T23">sum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3"><text:span text:style-name="T23">Сумма по услуге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4"><text:span text:style-name="T20">serviceCode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3"><text:span text:style-name="T23">Код услуги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4"><text:span text:style-name="T32">id</text:span></text:p>
          </table:table-cell>
          <table:table-cell table:style-name="Table14.A2" office:value-type="string">
            <text:p text:style-name="P37"/>
          </table:table-cell>
          <table:table-cell table:style-name="Table14.A2" office:value-type="string">
            <text:p text:style-name="P38"/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3"><text:span text:style-name="T39">Id услуги</text:span></text:p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4"><text:span text:style-name="T42">idinvoice</text:span></text:p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6"><text:span text:style-name="T39">-</text:span></text:p>
          </table:table-cell>
          <table:table-cell table:style-name="Table14.A2" office:value-type="string">
            <text:p text:style-name="P16"><text:span text:style-name="T39">1</text:span></text:p>
          </table:table-cell>
          <table:table-cell table:style-name="Table14.A2" office:value-type="string">
            <text:p text:style-name="P13"><text:span text:style-name="T39">id инвойса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43"><text:span text:style-name="T39">/</text:span><text:span text:style-name="T23">Тransfer/Data/</text:span></text:p>
            <text:p text:style-name="P43"><text:span text:style-name="T23">ServiceGroup/Service/PayerInfo</text:span></text:p>
          </table:table-cell>
          <table:table-cell table:style-name="Table14.A2" office:value-type="string">
            <text:p text:style-name="P30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39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3"><text:span text:style-name="T39">Информация о плательщике по данной услуги</text:span></text:p>
          </table:table-cell>
        </table:table-row>
        <table:table-row table:style-name="Table14.1">
          <table:table-cell table:style-name="Table14.A2" office:value-type="string">
            <text:p text:style-name="P60"/>
          </table:table-cell>
          <table:table-cell table:style-name="Table14.A2" office:value-type="string">
            <text:p text:style-name="P76"><text:span text:style-name="T39">any</text:span></text:p>
          </table:table-cell>
          <table:table-cell table:style-name="Table14.A2" office:value-type="string">
            <text:p text:style-name="P54"><text:span text:style-name="T39">any</text:span></text:p>
          </table:table-cell>
          <table:table-cell table:style-name="Table14.A2" office:value-type="string">
            <text:p text:style-name="P50"><text:span text:style-name="T39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77"><text:span text:style-name="T39">Уникальный идентификатор плательщика</text:span></text:p>
          </table:table-cell>
        </table:table-row>
        <table:table-row table:style-name="Table14.1">
          <table:table-cell table:style-name="Table14.A2" office:value-type="string">
            <text:p text:style-name="P60"/>
          </table:table-cell>
          <table:table-cell table:style-name="Table14.A2" office:value-type="string">
            <text:p text:style-name="P76"><text:span text:style-name="T39">ls</text:span></text:p>
          </table:table-cell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0"><text:span text:style-name="T39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77"><text:span text:style-name="T39">Номер лицевого счета</text:span></text:p>
          </table:table-cell>
        </table:table-row>
        <table:table-row table:style-name="Table14.1">
          <table:table-cell table:style-name="Table14.A2" office:value-type="string">
            <text:p text:style-name="P77"><text:span text:style-name="T39">/Transfer/Data/</text:span></text:p>
            <text:p text:style-name="P77"><text:span text:style-name="T39">PayerInfo/Fio</text:span></text:p>
          </table:table-cell>
          <table:table-cell table:style-name="Table14.A2" office:value-type="string">
            <text:p text:style-name="P59"/>
          </table:table-cell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0"><text:span text:style-name="T39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77"><text:span text:style-name="T39">ФИО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39">/Тransfer/Data/</text:span></text:p>
            <text:p text:style-name="P40"><text:span text:style-name="T39">PayerInfo/Phone</text:span></text:p>
          </table:table-cell>
          <table:table-cell table:style-name="Table14.A2" office:value-type="string">
            <text:p text:style-name="P59"/>
          </table:table-cell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0"><text:span text:style-name="T39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77"><text:span text:style-name="T39">Телефон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39">/Тransfer/Data/</text:span></text:p>
            <text:p text:style-name="P40"><text:span text:style-name="T39">PayerInfo/Address</text:span></text:p>
          </table:table-cell>
          <table:table-cell table:style-name="Table14.A2" office:value-type="string">
            <text:p text:style-name="P59"/>
          </table:table-cell>
          <table:table-cell table:style-name="Table14.A2" office:value-type="string">
            <text:p text:style-name="P56"/>
          </table:table-cell>
          <table:table-cell table:style-name="Table14.A2" office:value-type="string">
            <text:p text:style-name="P50"><text:span text:style-name="T39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77"><text:span text:style-name="T39">Адрес</text:span></text:p>
          </table:table-cell>
        </table:table-row>
        <table:table-row table:style-name="Table14.1">
          <table:table-cell table:style-name="Table14.A2" office:value-type="string">
            <text:p text:style-name="P45"><text:span text:style-name="T23">/Тransfer/Data/</text:span></text:p>
            <text:p text:style-name="P45"><text:span text:style-name="T23">ServiceGroup/Service/</text:span></text:p>
            <text:p text:style-name="P45"><text:span text:style-name="T23">CompanyInfo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39">-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39">Информация</text:span><text:span text:style-name="T23"> о </text:span><text:span text:style-name="T39">поставщике услуг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45"><text:span text:style-name="T23">/</text:span><text:span text:style-name="T32">Тransfer/Data/</text:span></text:p>
            <text:p text:style-name="P45"><text:span text:style-name="T32">ServiceGroup/Service/</text:span></text:p>
            <text:p text:style-name="P45"><text:span text:style-name="T32">CompanyInfo/</text:span></text:p>
            <text:p text:style-name="P45"><text:span text:style-name="T38">CheckReference</text:span></text:p>
          </table:table-cell>
          <table:table-cell table:style-name="Table14.A2" office:value-type="string">
            <text:p text:style-name="P37"/>
          </table:table-cell>
          <table:table-cell table:style-name="Table14.A2" office:value-type="string">
            <text:p text:style-name="P37"/>
          </table:table-cell>
          <table:table-cell table:style-name="Table14.A2" office:value-type="string">
            <text:p text:style-name="P41"><text:span text:style-name="T39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54"><text:span text:style-name="T39">Референс ответа на запрос check</text:span><text:span text:style-name="T5">, присвоенный билинговой системой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ServiceGroup/Service/CompanyInfo/</text:span></text:p>
            <text:p text:style-name="P40"><text:span text:style-name="T23">CompanyCode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Код поставщика услуг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ServiceGroup/Service/CompanyInfo/</text:span></text:p>
            <text:p text:style-name="P40"><text:span text:style-name="T23">CompanyName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На</text:span><text:span text:style-name="T39">именование поставщика услуг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ServiceGroup/Service/</text:span></text:p>
            <text:p text:style-name="P40"><text:span text:style-name="T23">CompanyInfo/DopData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Дополнительные параметры </text:span><text:span text:style-name="T39">по поставщику услуг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76"><text:span text:style-name="T5">Dop</text:span></text:p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...n</text:span></text:p>
          </table:table-cell>
          <table:table-cell table:style-name="Table14.A2" office:value-type="string">
            <text:p text:style-name="P40"><text:span text:style-name="T23">Элемент дополнительного параметр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0"><text:span text:style-name="T23">name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0"><text:span text:style-name="T23">value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Значение дополнительного параметра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54"><text:span text:style-name="T5">/Transfer/Data/</text:span></text:p>
            <text:p text:style-name="P54"><text:span text:style-name="T5">ServiceGroup/Service/</text:span></text:p>
            <text:p text:style-name="P54"><text:span text:style-name="T5">ServiceName</text:span></text:p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Наименование услуги</text:span></text:p>
          </table:table-cell>
        </table:table-row>
        <table:table-row table:style-name="Table14.1">
          <table:table-cell table:style-name="Table14.A2" office:value-type="string">
            <text:p text:style-name="P40"><text:span text:style-name="T23">/Transfer/Data/</text:span></text:p>
            <text:p text:style-name="P40"><text:span text:style-name="T23">ServiceGroup/Service/Destination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Назначение платежа</text:span></text:p>
          </table:table-cell>
        </table:table-row>
        <table:table-row table:style-name="Table14.1">
          <table:table-cell table:style-name="Table14.A2" office:value-type="string">
            <text:p text:style-name="P54"><text:span text:style-name="T39">/</text:span><text:span text:style-name="T5">Transfer/Data/</text:span></text:p>
            <text:p text:style-name="P54"><text:span text:style-name="T5">ServiceGroup/Service/DopData</text:span></text:p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26"/>
          </table:table-cell>
          <table:table-cell table:style-name="Table14.A2" office:value-type="string">
            <text:p text:style-name="P41"><text:span text:style-name="T23">-</text:span></text:p>
          </table:table-cell>
          <table:table-cell table:style-name="Table14.A2" office:value-type="string">
            <text:p text:style-name="P50"><text:span text:style-name="T39">0...1</text:span></text:p>
          </table:table-cell>
          <table:table-cell table:style-name="Table14.A2" office:value-type="string">
            <text:p text:style-name="P40"><text:span text:style-name="T23">Дополнительные параметры по услуг</text:span><text:span text:style-name="T39">е</text:span></text:p>
          </table:table-cell>
        </table:table-row>
        <table:table-row table:style-name="Table14.1">
          <table:table-cell table:style-name="Table14.A2" office:value-type="string">
            <text:p text:style-name="P86"/>
          </table:table-cell>
          <table:table-cell table:style-name="Table14.A2" office:value-type="string">
            <text:p text:style-name="P40"><text:span text:style-name="T23">Dop</text:span></text:p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...n</text:span></text:p>
          </table:table-cell>
          <table:table-cell table:style-name="Table14.A2" office:value-type="string">
            <text:p text:style-name="P40"><text:span text:style-name="T23">Элемент дополнительного параметр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0"><text:span text:style-name="T23">name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4.1"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29"/>
          </table:table-cell>
          <table:table-cell table:style-name="Table14.A2" office:value-type="string">
            <text:p text:style-name="P40"><text:span text:style-name="T23">value</text:span></text:p>
          </table:table-cell>
          <table:table-cell table:style-name="Table14.A2" office:value-type="string">
            <text:p text:style-name="P41"><text:span text:style-name="T23">+</text:span></text:p>
          </table:table-cell>
          <table:table-cell table:style-name="Table14.A2" office:value-type="string">
            <text:p text:style-name="P50"><text:span text:style-name="T39">1</text:span></text:p>
          </table:table-cell>
          <table:table-cell table:style-name="Table14.A2" office:value-type="string">
            <text:p text:style-name="P40"><text:span text:style-name="T23">Значение дополнительного параметра</text:span></text:p>
          </table:table-cell>
        </table:table-row>
      </table:table>
      <text:p text:style-name="P248"><text:bookmark text:name="_dds2uvbjuqm"/><text:span text:style-name="T46">6</text:span><text:span text:style-name="T21">.2 Пример ответа </text:span><text:span text:style-name="T46">о</text:span><text:span text:style-name="T21">тмен</text:span><text:span text:style-name="T46">ы</text:span><text:span text:style-name="T21"> платежа 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Cancel</text:span><text:span text:style-name="T10">"&gt;</text:span></text:p>
      <text:p text:style-name="P82"><text:span text:style-name="T10">&lt;Data xmlns:xsi="http://www.w3.org/2001/XMLSchema-instance" xsi:type="Gateway"</text:span><text:span text:style-name="T42"> </text:span><text:span text:style-name="T10">reference="123" /&gt;</text:span></text:p>
      <text:p text:style-name="P82"><text:span text:style-name="T10">&lt;/Transfer&gt;</text:span></text:p>
      <text:p text:style-name="P119"><text:span text:style-name="T1">Описание элементов ответа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50"><text:span text:style-name="T4">Элемент</text:span></text:p>
          </table:table-cell>
          <table:table-cell table:style-name="Table15.A1" office:value-type="string">
            <text:p text:style-name="P50"><text:span text:style-name="T4">Атрибут</text:span></text:p>
          </table:table-cell>
          <table:table-cell table:style-name="Table15.A1" office:value-type="string">
            <text:p text:style-name="P50"><text:span text:style-name="T4">Значение</text:span></text:p>
          </table:table-cell>
          <table:table-cell table:style-name="Table15.A1" office:value-type="string">
            <text:p text:style-name="P50"><text:span text:style-name="T40">Кол-во элементов</text:span></text:p>
          </table:table-cell>
          <table:table-cell table:style-name="Table15.A1" office:value-type="string">
            <text:p text:style-name="P50"><text:span text:style-name="T40">Обязательность</text:span></text:p>
          </table:table-cell>
          <table:table-cell table:style-name="Table15.A1" office:value-type="string">
            <text:p text:style-name="P50"><text:span text:style-name="T4">Примечание</text:span></text:p>
          </table:table-cell>
        </table:table-row>
        <table:table-row table:style-name="Table15.1">
          <table:table-cell table:style-name="Table15.A2" office:value-type="string">
            <text:p text:style-name="P54"><text:span text:style-name="T5">/Transfer/Data</text:span></text:p>
          </table:table-cell>
          <table:table-cell table:style-name="Table15.B2" office:value-type="string">
            <text:p text:style-name="P54"><text:span text:style-name="T5">xsi:type</text:span></text:p>
          </table:table-cell>
          <table:table-cell table:style-name="Table15.C2" office:value-type="string">
            <text:p text:style-name="P54"><text:span text:style-name="T5">Gateway</text:span></text:p>
          </table:table-cell>
          <table:table-cell table:style-name="Table15.D2" office:value-type="string">
            <text:p text:style-name="P50"><text:span text:style-name="T39">1</text:span></text:p>
          </table:table-cell>
          <table:table-cell table:style-name="Table15.E2" office:value-type="string">
            <text:p text:style-name="P50"><text:span text:style-name="T39">+</text:span></text:p>
          </table:table-cell>
          <table:table-cell table:style-name="Table15.F2" office:value-type="string">
            <text:p text:style-name="P54"><text:span text:style-name="T5">Тип данных запроса</text:span></text:p>
          </table:table-cell>
        </table:table-row>
        <table:table-row table:style-name="Table15.1">
          <table:table-cell table:style-name="Table15.A3" office:value-type="string">
            <text:p text:style-name="P79"/>
          </table:table-cell>
          <table:table-cell table:style-name="Table15.B3" office:value-type="string">
            <text:p text:style-name="P54"><text:span text:style-name="T5">reference</text:span></text:p>
          </table:table-cell>
          <table:table-cell table:style-name="Table15.C3" office:value-type="string">
            <text:p text:style-name="P54"><text:span text:style-name="T5">«number(12)»</text:span></text:p>
          </table:table-cell>
          <table:table-cell table:style-name="Table15.D3" office:value-type="string">
            <text:p text:style-name="P50"><text:span text:style-name="T39">1</text:span></text:p>
          </table:table-cell>
          <table:table-cell table:style-name="Table15.E3" office:value-type="string">
            <text:p text:style-name="P50"><text:span text:style-name="T39">+</text:span></text:p>
          </table:table-cell>
          <table:table-cell table:style-name="Table15.F3" office:value-type="string">
            <text:p text:style-name="P54"><text:span text:style-name="T5">Код платежа, присвоенный билинговой системой</text:span><text:bookmark text:name="vmksy1ux3kds"/></text:p>
          </table:table-cell>
        </table:table-row>
      </table:table>
      <text:p text:style-name="P230"><text:bookmark text:name="_4vm7qwrtswrp"/><text:span text:style-name="T39">7</text:span><text:span text:style-name="T32"> РАСЧЕТ КОМИССИИ (CALC)</text:span><text:span text:style-name="T39">.</text:span><text:bookmark text:name="xkz4srawhjuw"/></text:p>
      <text:p text:style-name="P250"><text:bookmark text:name="_heex3t2bpzxn"/><text:span text:style-name="T46">7</text:span><text:span text:style-name="T21">.1 Пример запроса </text:span><text:span text:style-name="T46">р</text:span><text:span text:style-name="T21">асчета комиссии </text:span></text:p>
      <text:p text:style-name="P203"><text:span text:style-name="T39">{"payments": [</text:span></text:p>
      <text:p text:style-name="P203"><text:span text:style-name="T39"><text:s text:c="3"/>{</text:span></text:p>
      <text:p text:style-name="P203"><text:span text:style-name="T39"><text:s text:c="7"/>"parameters": {</text:span></text:p>
      <text:p text:style-name="P203"><text:span text:style-name="T39"><text:s text:c="11"/>"param0": "0",</text:span></text:p>
      <text:p text:style-name="P203"><text:span text:style-name="T39"><text:s text:c="11"/>"param1": "3"</text:span></text:p>
      <text:p text:style-name="P203"><text:span text:style-name="T39"><text:s text:c="7"/>},</text:span></text:p>
      <text:p text:style-name="P203"><text:span text:style-name="T39"><text:s text:c="7"/>"id": 123456,</text:span></text:p>
      <text:p text:style-name="P203"><text:span text:style-name="T39"><text:s text:c="7"/>"serviceInfo": [</text:span></text:p>
      <text:p text:style-name="P203"><text:span text:style-name="T39"><text:s text:c="11"/>{</text:span></text:p>
      <text:p text:style-name="P203"><text:span text:style-name="T39"><text:s text:c="15"/>"codifier": "testCodifier0",</text:span></text:p>
      <text:p text:style-name="P203"><text:span text:style-name="T39"><text:s text:c="15"/>"sum": 100.23,</text:span></text:p>
      <text:p text:style-name="P203"><text:span text:style-name="T39"><text:s text:c="15"/>"parameters": {</text:span></text:p>
      <text:p text:style-name="P203"><text:span text:style-name="T39"><text:s text:c="19"/>"param0": "0",</text:span></text:p>
      <text:p text:style-name="P203"><text:span text:style-name="T39"><text:s text:c="19"/>"param1": "3"</text:span></text:p>
      <text:p text:style-name="P203"><text:span text:style-name="T39"><text:s text:c="15"/>}</text:span></text:p>
      <text:p text:style-name="P203"><text:span text:style-name="T39"><text:s text:c="11"/>},</text:span></text:p>
      <text:p text:style-name="P203"><text:span text:style-name="T39"><text:s text:c="11"/>{</text:span></text:p>
      <text:p text:style-name="P203"><text:span text:style-name="T39"><text:s text:c="15"/>"codifier": "testCodifier1",</text:span></text:p>
      <text:p text:style-name="P203"><text:span text:style-name="T39"><text:s text:c="15"/>"sum": 200.34,</text:span></text:p>
      <text:p text:style-name="P203"><text:span text:style-name="T39"><text:s text:c="15"/>"parameters": {</text:span></text:p>
      <text:p text:style-name="P203"><text:span text:style-name="T39"><text:s text:c="19"/>"param0": "0",</text:span></text:p>
      <text:p text:style-name="P203"><text:span text:style-name="T39"><text:s text:c="19"/>"param1": "3"</text:span></text:p>
      <text:p text:style-name="P203"><text:span text:style-name="T39"><text:s text:c="15"/>}</text:span></text:p>
      <text:p text:style-name="P203"><text:span text:style-name="T39"><text:s text:c="11"/>}</text:span></text:p>
      <text:p text:style-name="P203"><text:span text:style-name="T39"><text:s text:c="7"/>]</text:span></text:p>
      <text:p text:style-name="P203"><text:span text:style-name="T39"><text:s text:c="3"/>},</text:span></text:p>
      <text:p text:style-name="P203"><text:span text:style-name="T39"><text:s text:c="3"/>{</text:span></text:p>
      <text:p text:style-name="P203"><text:span text:style-name="T39"><text:s text:c="7"/>"parameters": null,</text:span></text:p>
      <text:p text:style-name="P203"><text:span text:style-name="T39"><text:s text:c="7"/>"id": 987654,</text:span></text:p>
      <text:p text:style-name="P203"><text:span text:style-name="T39"><text:s text:c="7"/>"serviceInfo": [</text:span></text:p>
      <text:p text:style-name="P203"><text:span text:style-name="T39"><text:s text:c="11"/>{</text:span></text:p>
      <text:p text:style-name="P203"><text:span text:style-name="T39"><text:s text:c="15"/>"codifier": "testCodifier3",</text:span></text:p>
      <text:p text:style-name="P203"><text:span text:style-name="T39"><text:s text:c="15"/>"sum": 400.56,</text:span></text:p>
      <text:p text:style-name="P203"><text:soft-page-break/><text:span text:style-name="T39"><text:s text:c="15"/>"parameters": {</text:span></text:p>
      <text:p text:style-name="P203"><text:span text:style-name="T39"><text:s text:c="19"/>"param0": "0",</text:span></text:p>
      <text:p text:style-name="P203"><text:span text:style-name="T39"><text:s text:c="19"/>"param1": "3"</text:span></text:p>
      <text:p text:style-name="P203"><text:span text:style-name="T39"><text:s text:c="15"/>}</text:span></text:p>
      <text:p text:style-name="P203"><text:span text:style-name="T39"><text:s text:c="11"/>},</text:span></text:p>
      <text:p text:style-name="P203"><text:span text:style-name="T39"><text:s text:c="11"/>{</text:span></text:p>
      <text:p text:style-name="P203"><text:span text:style-name="T39"><text:s text:c="15"/>"codifier": "testCodifier4",</text:span></text:p>
      <text:p text:style-name="P203"><text:span text:style-name="T39"><text:s text:c="15"/>"sum": 1000.89,</text:span></text:p>
      <text:p text:style-name="P203"><text:span text:style-name="T39"><text:s text:c="15"/>"parameters": {</text:span></text:p>
      <text:p text:style-name="P203"><text:span text:style-name="T39"><text:s text:c="19"/>"param0": "0",</text:span></text:p>
      <text:p text:style-name="P203"><text:span text:style-name="T39"><text:s text:c="19"/>"param1": "3"</text:span></text:p>
      <text:p text:style-name="P203"><text:span text:style-name="T39"><text:s text:c="15"/>}</text:span></text:p>
      <text:p text:style-name="P203"><text:span text:style-name="T39"><text:s text:c="11"/>}</text:span></text:p>
      <text:p text:style-name="P203"><text:span text:style-name="T39"><text:s text:c="7"/>]</text:span></text:p>
      <text:p text:style-name="P203"><text:span text:style-name="T39"><text:s text:c="3"/>}</text:span></text:p>
      <text:p text:style-name="P204"><text:span text:style-name="T39">]}</text:span></text:p>
      <text:p text:style-name="P75"/>
      <text:p text:style-name="P75"/>
      <text:p text:style-name="P144"><text:span text:style-name="T1">Описание элементов запроса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 table:style-name="Table16.1">
          <table:table-cell table:style-name="Table16.A1" office:value-type="string">
            <text:p text:style-name="P41"><text:span text:style-name="T24">Элемент</text:span></text:p>
          </table:table-cell>
          <table:table-cell table:style-name="Table16.A1" office:value-type="string">
            <text:p text:style-name="P41"><text:span text:style-name="T24">Атрибут</text:span></text:p>
          </table:table-cell>
          <table:table-cell table:style-name="Table16.A1" office:value-type="string">
            <text:p text:style-name="P32"/>
          </table:table-cell>
          <table:table-cell table:style-name="Table16.A1" office:value-type="string">
            <text:p text:style-name="P32"/>
          </table:table-cell>
          <table:table-cell table:style-name="Table16.E1" office:value-type="string">
            <text:p text:style-name="P205"><text:span text:style-name="T47"><text:s text:c="3"/>Тип поля</text:span></text:p>
          </table:table-cell>
          <table:table-cell table:style-name="Table16.E1" office:value-type="string">
            <text:p text:style-name="P206"><text:span text:style-name="T47"><text:s text:c="2"/>Кол-во элементов</text:span></text:p>
          </table:table-cell>
          <table:table-cell table:style-name="Table16.E1" office:value-type="string">
            <text:p text:style-name="P207"><text:span text:style-name="T47"><text:s text:c="5"/>Обяз-сть</text:span></text:p>
          </table:table-cell>
          <table:table-cell table:style-name="Table16.E1" office:value-type="string">
            <text:p text:style-name="P206"><text:span text:style-name="T47">Описание</text:span></text:p>
          </table:table-cell>
        </table:table-row>
        <table:table-row table:style-name="Table16.2">
          <table:table-cell table:style-name="Table16.A2" office:value-type="string">
            <text:p text:style-name="P205"><text:span text:style-name="T39"><text:s text:c="5"/>payments</text:span></text:p>
          </table:table-cell>
          <table:table-cell table:style-name="Table16.B2" office:value-type="string">
            <text:p text:style-name="P208"/>
          </table:table-cell>
          <table:table-cell table:style-name="Table16.C2" office:value-type="string">
            <text:p text:style-name="P208"/>
          </table:table-cell>
          <table:table-cell table:style-name="Table16.D2" office:value-type="string">
            <text:p text:style-name="P208"/>
          </table:table-cell>
          <table:table-cell table:style-name="Table16.E2" office:value-type="string">
            <text:p text:style-name="P205"><text:span text:style-name="T38">List</text:span></text:p>
          </table:table-cell>
          <table:table-cell table:style-name="Table16.F2" office:value-type="string">
            <text:p text:style-name="P205"><text:span text:style-name="T38">1...n</text:span></text:p>
          </table:table-cell>
          <table:table-cell table:style-name="Table16.G2" office:value-type="string">
            <text:p text:style-name="P205"><text:span text:style-name="T38">+</text:span></text:p>
          </table:table-cell>
          <table:table-cell table:style-name="Table16.H2" office:value-type="string">
            <text:p text:style-name="P205"><text:span text:style-name="T38"><text:s text:c="6"/>Данные о платеже</text:span></text:p>
          </table:table-cell>
        </table:table-row>
        <table:table-row table:style-name="Table16.3">
          <table:table-cell table:style-name="Table16.A3" office:value-type="string">
            <text:p text:style-name="P212"/>
          </table:table-cell>
          <table:table-cell table:style-name="Table16.B3" office:value-type="string">
            <text:p text:style-name="P205"><text:span text:style-name="T38"><text:s text:c="5"/>parameters</text:span></text:p>
          </table:table-cell>
          <table:table-cell table:style-name="Table16.C3" office:value-type="string">
            <text:p text:style-name="P208"/>
          </table:table-cell>
          <table:table-cell table:style-name="Table16.D3" office:value-type="string">
            <text:p text:style-name="P208"/>
          </table:table-cell>
          <table:table-cell table:style-name="Table16.E3" office:value-type="string">
            <text:p text:style-name="P205"><text:span text:style-name="T38">List</text:span></text:p>
          </table:table-cell>
          <table:table-cell table:style-name="Table16.F3" office:value-type="string">
            <text:p text:style-name="P205"><text:span text:style-name="T38">1</text:span></text:p>
          </table:table-cell>
          <table:table-cell table:style-name="Table16.G3" office:value-type="string">
            <text:p text:style-name="P205"><text:span text:style-name="T38">-</text:span></text:p>
          </table:table-cell>
          <table:table-cell table:style-name="Table16.H3" office:value-type="string">
            <text:p text:style-name="P205"><text:span text:style-name="T38"><text:s text:c="5"/>Список доп. <text:s/>параметров <text:s text:c="32"/>платежа</text:span></text:p>
          </table:table-cell>
        </table:table-row>
        <table:table-row table:style-name="Table16.4">
          <table:table-cell table:style-name="Table16.A4" office:value-type="string">
            <text:p text:style-name="P208"/>
          </table:table-cell>
          <table:table-cell table:style-name="Table16.B4" office:value-type="string">
            <text:p text:style-name="P208"/>
          </table:table-cell>
          <table:table-cell table:style-name="Table16.C4" office:value-type="string">
            <text:p text:style-name="P205"><text:span text:style-name="T39"><text:s text:c="5"/>param</text:span></text:p>
          </table:table-cell>
          <table:table-cell table:style-name="Table16.D4" office:value-type="string">
            <text:p text:style-name="P208"/>
          </table:table-cell>
          <table:table-cell table:style-name="Table16.E4" office:value-type="string">
            <text:p text:style-name="P205"><text:span text:style-name="T38">String</text:span></text:p>
          </table:table-cell>
          <table:table-cell table:style-name="Table16.F4" office:value-type="string">
            <text:p text:style-name="P205"><text:span text:style-name="T38">1...n</text:span></text:p>
          </table:table-cell>
          <table:table-cell table:style-name="Table16.G4" office:value-type="string">
            <text:p text:style-name="P205"><text:span text:style-name="T38">-</text:span></text:p>
          </table:table-cell>
          <table:table-cell table:style-name="Table16.H4" office:value-type="string">
            <text:p text:style-name="P205"><text:span text:style-name="T38"><text:s text:c="3"/>Псевдоним <text:s/>доп. параметр платежа</text:span></text:p>
          </table:table-cell>
        </table:table-row>
        <table:table-row table:style-name="Table16.5">
          <table:table-cell table:style-name="Table16.A5" office:value-type="string">
            <text:p text:style-name="P208"/>
          </table:table-cell>
          <table:table-cell table:style-name="Table16.B5" office:value-type="string">
            <text:p text:style-name="P208"/>
          </table:table-cell>
          <table:table-cell table:style-name="Table16.C5" office:value-type="string">
            <text:p text:style-name="P205"><text:span text:style-name="T47">...</text:span></text:p>
          </table:table-cell>
          <table:table-cell table:style-name="Table16.D5" office:value-type="string">
            <text:p text:style-name="P208"/>
          </table:table-cell>
          <table:table-cell table:style-name="Table16.E5" office:value-type="string">
            <text:p text:style-name="P208"/>
          </table:table-cell>
          <table:table-cell table:style-name="Table16.F5" office:value-type="string">
            <text:p text:style-name="P208"/>
          </table:table-cell>
          <table:table-cell table:style-name="Table16.G5" office:value-type="string">
            <text:p text:style-name="P208"/>
          </table:table-cell>
          <table:table-cell table:style-name="Table16.H5" office:value-type="string">
            <text:p text:style-name="P205"><text:span text:style-name="T38"><text:s text:c="5"/>Другие доп. <text:s/>параметры <text:s text:c="4"/>платежа</text:span></text:p>
          </table:table-cell>
        </table:table-row>
        <table:table-row table:style-name="Table16.6">
          <table:table-cell table:style-name="Table16.A6" office:value-type="string">
            <text:p text:style-name="P210"/>
          </table:table-cell>
          <table:table-cell table:style-name="Table16.B6" office:value-type="string">
            <text:p text:style-name="P205"><text:span text:style-name="T38">id</text:span></text:p>
          </table:table-cell>
          <table:table-cell table:style-name="Table16.C6" office:value-type="string">
            <text:p text:style-name="P208"/>
          </table:table-cell>
          <table:table-cell table:style-name="Table16.D6" office:value-type="string">
            <text:p text:style-name="P208"/>
          </table:table-cell>
          <table:table-cell table:style-name="Table16.E6" office:value-type="string">
            <text:p text:style-name="P205"><text:span text:style-name="T38">Long</text:span></text:p>
          </table:table-cell>
          <table:table-cell table:style-name="Table16.F6" office:value-type="string">
            <text:p text:style-name="P205"><text:span text:style-name="T38">1</text:span></text:p>
          </table:table-cell>
          <table:table-cell table:style-name="Table16.G6" office:value-type="string">
            <text:p text:style-name="P205"><text:span text:style-name="T38">+</text:span></text:p>
          </table:table-cell>
          <table:table-cell table:style-name="Table16.H6" office:value-type="string">
            <text:p text:style-name="P205"><text:span text:style-name="T38"><text:s text:c="5"/>Идентификатор платежа в ПС</text:span></text:p>
          </table:table-cell>
        </table:table-row>
        <table:table-row table:style-name="Table16.7">
          <table:table-cell table:style-name="Table16.A7" office:value-type="string">
            <text:p text:style-name="P208"/>
          </table:table-cell>
          <table:table-cell table:style-name="Table16.B7" office:value-type="string">
            <text:p text:style-name="P205"><text:span text:style-name="T39"><text:s text:c="6"/>serviceInfo</text:span></text:p>
          </table:table-cell>
          <table:table-cell table:style-name="Table16.C7" office:value-type="string">
            <text:p text:style-name="P208"/>
          </table:table-cell>
          <table:table-cell table:style-name="Table16.D7" office:value-type="string">
            <text:p text:style-name="P208"/>
          </table:table-cell>
          <table:table-cell table:style-name="Table16.E7" office:value-type="string">
            <text:p text:style-name="P205"><text:span text:style-name="T38">List</text:span></text:p>
          </table:table-cell>
          <table:table-cell table:style-name="Table16.F7" office:value-type="string">
            <text:p text:style-name="P205"><text:span text:style-name="T38">1...n</text:span></text:p>
          </table:table-cell>
          <table:table-cell table:style-name="Table16.G7" office:value-type="string">
            <text:p text:style-name="P205"><text:span text:style-name="T38">+</text:span></text:p>
          </table:table-cell>
          <table:table-cell table:style-name="Table16.H7" office:value-type="string">
            <text:p text:style-name="P205"><text:span text:style-name="T38"><text:s text:c="5"/>Информация об услуге</text:span></text:p>
          </table:table-cell>
        </table:table-row>
        <table:table-row table:style-name="Table16.8">
          <table:table-cell table:style-name="Table16.A8" office:value-type="string">
            <text:p text:style-name="P208"/>
          </table:table-cell>
          <table:table-cell table:style-name="Table16.B8" office:value-type="string">
            <text:p text:style-name="P208"/>
          </table:table-cell>
          <table:table-cell table:style-name="Table16.C8" office:value-type="string">
            <text:p text:style-name="P205"><text:span text:style-name="T39"><text:s text:c="5"/>sum</text:span></text:p>
          </table:table-cell>
          <table:table-cell table:style-name="Table16.D8" office:value-type="string">
            <text:p text:style-name="P208"/>
          </table:table-cell>
          <table:table-cell table:style-name="Table16.E8" office:value-type="string">
            <text:p text:style-name="P205"><text:span text:style-name="T38">Money</text:span></text:p>
          </table:table-cell>
          <table:table-cell table:style-name="Table16.F8" office:value-type="string">
            <text:p text:style-name="P205"><text:span text:style-name="T38">1</text:span></text:p>
          </table:table-cell>
          <table:table-cell table:style-name="Table16.G8" office:value-type="string">
            <text:p text:style-name="P205"><text:span text:style-name="T38">+</text:span></text:p>
          </table:table-cell>
          <table:table-cell table:style-name="Table16.H8" office:value-type="string">
            <text:p text:style-name="P205"><text:span text:style-name="T38"><text:s text:c="6"/>Сумма</text:span></text:p>
          </table:table-cell>
        </table:table-row>
        <table:table-row table:style-name="Table16.9">
          <table:table-cell table:style-name="Table16.A9" office:value-type="string">
            <text:p text:style-name="P208"/>
          </table:table-cell>
          <table:table-cell table:style-name="Table16.B9" office:value-type="string">
            <text:p text:style-name="P208"/>
          </table:table-cell>
          <table:table-cell table:style-name="Table16.C9" office:value-type="string">
            <text:p text:style-name="P205"><text:span text:style-name="T39"><text:s text:c="4"/>codifier</text:span></text:p>
          </table:table-cell>
          <table:table-cell table:style-name="Table16.D9" office:value-type="string">
            <text:p text:style-name="P208"/>
          </table:table-cell>
          <table:table-cell table:style-name="Table16.E9" office:value-type="string">
            <text:p text:style-name="P205"><text:span text:style-name="T38">String</text:span></text:p>
          </table:table-cell>
          <table:table-cell table:style-name="Table16.F9" office:value-type="string">
            <text:p text:style-name="P205"><text:span text:style-name="T38">1</text:span></text:p>
          </table:table-cell>
          <table:table-cell table:style-name="Table16.G9" office:value-type="string">
            <text:p text:style-name="P205"><text:span text:style-name="T38">+</text:span></text:p>
          </table:table-cell>
          <table:table-cell table:style-name="Table16.H9" office:value-type="string">
            <text:p text:style-name="P205"><text:span text:style-name="T38"><text:s text:c="7"/>Кодификатор услуги</text:span></text:p>
          </table:table-cell>
        </table:table-row>
        <table:table-row table:style-name="Table16.10">
          <table:table-cell table:style-name="Table16.A10" office:value-type="string">
            <text:p text:style-name="P208"/>
          </table:table-cell>
          <table:table-cell table:style-name="Table16.B10" office:value-type="string">
            <text:p text:style-name="P208"/>
          </table:table-cell>
          <table:table-cell table:style-name="Table16.C10" office:value-type="string">
            <text:p text:style-name="P206"><text:span text:style-name="T38"><text:s text:c="9"/>parameters</text:span></text:p>
          </table:table-cell>
          <table:table-cell table:style-name="Table16.D10" office:value-type="string">
            <text:p text:style-name="P208"/>
          </table:table-cell>
          <table:table-cell table:style-name="Table16.E10" office:value-type="string">
            <text:p text:style-name="P205"><text:span text:style-name="T38">List</text:span></text:p>
          </table:table-cell>
          <table:table-cell table:style-name="Table16.F10" office:value-type="string">
            <text:p text:style-name="P205"><text:span text:style-name="T38">1</text:span></text:p>
          </table:table-cell>
          <table:table-cell table:style-name="Table16.G10" office:value-type="string">
            <text:p text:style-name="P205"><text:span text:style-name="T38">+</text:span></text:p>
          </table:table-cell>
          <table:table-cell table:style-name="Table16.H10" office:value-type="string">
            <text:p text:style-name="P205"><text:span text:style-name="T38"><text:s text:c="5"/>Список доп. параметров услуги</text:span></text:p>
          </table:table-cell>
        </table:table-row>
        <table:table-row table:style-name="Table16.11">
          <table:table-cell table:style-name="Table16.A11" office:value-type="string">
            <text:p text:style-name="P208"/>
          </table:table-cell>
          <table:table-cell table:style-name="Table16.B11" office:value-type="string">
            <text:p text:style-name="P208"/>
          </table:table-cell>
          <table:table-cell table:style-name="Table16.C11" office:value-type="string">
            <text:p text:style-name="P208"/>
          </table:table-cell>
          <table:table-cell table:style-name="Table16.D11" office:value-type="string">
            <text:p text:style-name="P205"><text:span text:style-name="T39"><text:s text:c="2"/>param</text:span></text:p>
          </table:table-cell>
          <table:table-cell table:style-name="Table16.E11" office:value-type="string">
            <text:p text:style-name="P205"><text:span text:style-name="T38">String</text:span></text:p>
          </table:table-cell>
          <table:table-cell table:style-name="Table16.F11" office:value-type="string">
            <text:p text:style-name="P205"><text:span text:style-name="T38">1...n</text:span></text:p>
          </table:table-cell>
          <table:table-cell table:style-name="Table16.G11" office:value-type="string">
            <text:p text:style-name="P205"><text:span text:style-name="T38">-</text:span></text:p>
          </table:table-cell>
          <table:table-cell table:style-name="Table16.H11" office:value-type="string">
            <text:p text:style-name="P205"><text:span text:style-name="T38"><text:s text:c="5"/>Псевдоним доп. параметра услуги</text:span></text:p>
          </table:table-cell>
        </table:table-row>
        <table:table-row table:style-name="Table16.12">
          <table:table-cell table:style-name="Table16.A12" office:value-type="string">
            <text:p text:style-name="P208"/>
          </table:table-cell>
          <table:table-cell table:style-name="Table16.B12" office:value-type="string">
            <text:p text:style-name="P208"/>
          </table:table-cell>
          <table:table-cell table:style-name="Table16.C12" office:value-type="string">
            <text:p text:style-name="P208"/>
          </table:table-cell>
          <table:table-cell table:style-name="Table16.D12" office:value-type="string">
            <text:p text:style-name="P205"><text:span text:style-name="T47">...</text:span></text:p>
          </table:table-cell>
          <table:table-cell table:style-name="Table16.E12" office:value-type="string">
            <text:p text:style-name="P208"/>
          </table:table-cell>
          <table:table-cell table:style-name="Table16.F12" office:value-type="string">
            <text:p text:style-name="P208"/>
          </table:table-cell>
          <table:table-cell table:style-name="Table16.G12" office:value-type="string">
            <text:p text:style-name="P208"/>
          </table:table-cell>
          <table:table-cell table:style-name="Table16.H12" office:value-type="string">
            <text:p text:style-name="P205"><text:span text:style-name="T38"><text:s text:c="4"/>Другие доп. параметры услуги</text:span></text:p>
          </table:table-cell>
        </table:table-row>
      </table:table>
      <text:p text:style-name="P252"><text:bookmark text:name="_5rds6ly1v4ly"/><text:span text:style-name="T46">7</text:span><text:span text:style-name="T21">.2 Пример ответа </text:span><text:span text:style-name="T46">р</text:span><text:span text:style-name="T21">асчет</text:span><text:span text:style-name="T46">а </text:span><text:span text:style-name="T21">комиссии </text:span></text:p>
      <text:p text:style-name="P17"><text:span text:style-name="T39">{</text:span></text:p>
      <text:p text:style-name="P17"><text:span text:style-name="T39"><text:s text:c="3"/>"parameters": null,</text:span></text:p>
      <text:p text:style-name="P17"><text:span text:style-name="T39"><text:s text:c="3"/>"payments": [</text:span></text:p>
      <text:p text:style-name="P17"><text:span text:style-name="T39"><text:s text:c="3"/>{</text:span></text:p>
      <text:p text:style-name="P17"><text:span text:style-name="T39"><text:s text:c="7"/>"id": 123456,</text:span></text:p>
      <text:p text:style-name="P17"><text:span text:style-name="T39"><text:s text:c="7"/>"commissName": "Комиссия предприятия",</text:span></text:p>
      <text:p text:style-name="P17"><text:span text:style-name="T39"><text:s text:c="7"/>"serviceInfo": [</text:span></text:p>
      <text:p text:style-name="P17"><text:span text:style-name="T39"><text:s text:c="11"/>{</text:span></text:p>
      <text:p text:style-name="P17"><text:span text:style-name="T39"><text:s text:c="15"/>"codifier": "testCodifier0",</text:span></text:p>
      <text:p text:style-name="P17"><text:span text:style-name="T39"><text:s text:c="15"/>"commissName": "Комиссия предприятия",</text:span></text:p>
      <text:p text:style-name="P17"><text:span text:style-name="T39"><text:s text:c="15"/>"commissSum": 0.0</text:span></text:p>
      <text:p text:style-name="P17"><text:span text:style-name="T39"><text:s text:c="11"/>},</text:span></text:p>
      <text:p text:style-name="P17"><text:span text:style-name="T39"><text:s text:c="11"/>{</text:span></text:p>
      <text:p text:style-name="P17"><text:soft-page-break/><text:span text:style-name="T39"><text:s text:c="15"/>"codifier": "testCodifier1",</text:span></text:p>
      <text:p text:style-name="P17"><text:span text:style-name="T39"><text:s text:c="15"/>"commissName": "Комиссия предприятия",</text:span></text:p>
      <text:p text:style-name="P17"><text:span text:style-name="T39"><text:s text:c="15"/>"commissSum": 40.07</text:span></text:p>
      <text:p text:style-name="P17"><text:span text:style-name="T39"><text:s text:c="11"/>}</text:span></text:p>
      <text:p text:style-name="P17"><text:span text:style-name="T39"><text:s text:c="7"/>]</text:span></text:p>
      <text:p text:style-name="P17"><text:span text:style-name="T39"><text:s text:c="3"/>},</text:span></text:p>
      <text:p text:style-name="P17"><text:span text:style-name="T39"><text:s text:c="3"/>{</text:span></text:p>
      <text:p text:style-name="P17"><text:span text:style-name="T39"><text:s text:c="7"/>"id": 987654,</text:span></text:p>
      <text:p text:style-name="P17"><text:span text:style-name="T39"><text:s text:c="7"/>"commissName": "Комиссия предприятия",</text:span></text:p>
      <text:p text:style-name="P17"><text:span text:style-name="T39"><text:s text:c="7"/>"serviceInfo": [</text:span></text:p>
      <text:p text:style-name="P17"><text:span text:style-name="T39"><text:s text:c="11"/>{</text:span></text:p>
      <text:p text:style-name="P17"><text:span text:style-name="T39"><text:s text:c="15"/>"codifier": "testCodifier3",</text:span></text:p>
      <text:p text:style-name="P17"><text:span text:style-name="T39"><text:s text:c="15"/>"commissName": "Комиссия предприятия",</text:span></text:p>
      <text:p text:style-name="P17"><text:span text:style-name="T39"><text:s text:c="15"/>"commissSum": 60.08</text:span></text:p>
      <text:p text:style-name="P17"><text:span text:style-name="T39"><text:s text:c="11"/>},</text:span></text:p>
      <text:p text:style-name="P17"><text:span text:style-name="T39"><text:s text:c="11"/>{</text:span></text:p>
      <text:p text:style-name="P17"><text:span text:style-name="T39"><text:s text:c="15"/>"codifier": "testCodifier4",</text:span></text:p>
      <text:p text:style-name="P17"><text:span text:style-name="T39"><text:s text:c="15"/>"commissName": "Комиссия предприятия",</text:span></text:p>
      <text:p text:style-name="P17"><text:span text:style-name="T39"><text:s text:c="15"/>"commissSum": 250.22</text:span></text:p>
      <text:p text:style-name="P17"><text:span text:style-name="T39"><text:s text:c="11"/>}</text:span></text:p>
      <text:p text:style-name="P17"><text:span text:style-name="T39"><text:s text:c="7"/>]</text:span></text:p>
      <text:p text:style-name="P17"><text:span text:style-name="T39"><text:s text:c="3"/>}</text:span></text:p>
      <text:p text:style-name="P70"><text:span text:style-name="T39">]}</text:span></text:p>
      <text:p text:style-name="P70"><text:span text:style-name="T1">Описание элементов ответа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17.1">
          <table:table-cell table:style-name="Table17.A1" office:value-type="string">
            <text:p text:style-name="P50"><text:span text:style-name="T4">Элемент</text:span></text:p>
          </table:table-cell>
          <table:table-cell table:style-name="Table17.A1" office:value-type="string">
            <text:p text:style-name="P50"><text:span text:style-name="T4">Атрибут</text:span></text:p>
          </table:table-cell>
          <table:table-cell table:style-name="Table17.A1" office:value-type="string">
            <text:p text:style-name="P61"/>
          </table:table-cell>
          <table:table-cell table:style-name="Table17.A1" office:value-type="string">
            <text:p text:style-name="P50"><text:span text:style-name="T47">Тип поля</text:span></text:p>
          </table:table-cell>
          <table:table-cell table:style-name="Table17.A1" office:value-type="string">
            <text:p text:style-name="P50"><text:span text:style-name="T40">Кол-во элементов</text:span></text:p>
          </table:table-cell>
          <table:table-cell table:style-name="Table17.A1" office:value-type="string">
            <text:p text:style-name="P50"><text:span text:style-name="T47">Обяз-сть</text:span></text:p>
          </table:table-cell>
          <table:table-cell table:style-name="Table17.A1" office:value-type="string">
            <text:p text:style-name="P50"><text:span text:style-name="T47">Описание</text:span></text:p>
          </table:table-cell>
        </table:table-row>
        <table:table-row table:style-name="Table17.1">
          <table:table-cell table:style-name="Table17.A2" office:value-type="string">
            <text:p text:style-name="P205"><text:span text:style-name="T39"><text:s text:c="3"/>parameters</text:span></text:p>
          </table:table-cell>
          <table:table-cell table:style-name="Table17.B2" office:value-type="string">
            <text:p text:style-name="P208"/>
          </table:table-cell>
          <table:table-cell table:style-name="Table17.C2" office:value-type="string">
            <text:p text:style-name="P208"/>
          </table:table-cell>
          <table:table-cell table:style-name="Table17.D2" office:value-type="string">
            <text:p text:style-name="P205"><text:span text:style-name="T38">List</text:span></text:p>
          </table:table-cell>
          <table:table-cell table:style-name="Table17.E2" office:value-type="string">
            <text:p text:style-name="P205"><text:span text:style-name="T38">1</text:span></text:p>
          </table:table-cell>
          <table:table-cell table:style-name="Table17.F2" office:value-type="string">
            <text:p text:style-name="P205"><text:span text:style-name="T38">-</text:span></text:p>
          </table:table-cell>
          <table:table-cell table:style-name="Table17.G2" office:value-type="string">
            <text:p text:style-name="P205"><text:span text:style-name="T38">Доп. параметры платежа</text:span></text:p>
          </table:table-cell>
        </table:table-row>
        <table:table-row table:style-name="Table17.1">
          <table:table-cell table:style-name="Table17.A3" office:value-type="string">
            <text:p text:style-name="P212"/>
          </table:table-cell>
          <table:table-cell table:style-name="Table17.B3" office:value-type="string">
            <text:p text:style-name="P205"><text:span text:style-name="T39">param</text:span></text:p>
          </table:table-cell>
          <table:table-cell table:style-name="Table17.C3" office:value-type="string">
            <text:p text:style-name="P208"/>
          </table:table-cell>
          <table:table-cell table:style-name="Table17.D3" office:value-type="string">
            <text:p text:style-name="P205"><text:span text:style-name="T38">String</text:span></text:p>
          </table:table-cell>
          <table:table-cell table:style-name="Table17.E3" office:value-type="string">
            <text:p text:style-name="P205"><text:span text:style-name="T38">1...n</text:span></text:p>
          </table:table-cell>
          <table:table-cell table:style-name="Table17.F3" office:value-type="string">
            <text:p text:style-name="P205"><text:span text:style-name="T38">-</text:span></text:p>
          </table:table-cell>
          <table:table-cell table:style-name="Table17.G3" office:value-type="string">
            <text:p text:style-name="P205"><text:span text:style-name="T38">Доп. параметр платежа</text:span></text:p>
          </table:table-cell>
        </table:table-row>
        <table:table-row table:style-name="Table17.1">
          <table:table-cell table:style-name="Table17.A4" office:value-type="string">
            <text:p text:style-name="P208"/>
          </table:table-cell>
          <table:table-cell table:style-name="Table17.B4" office:value-type="string">
            <text:p text:style-name="P205"><text:span text:style-name="T39">...</text:span></text:p>
          </table:table-cell>
          <table:table-cell table:style-name="Table17.C4" office:value-type="string">
            <text:p text:style-name="P208"/>
          </table:table-cell>
          <table:table-cell table:style-name="Table17.D4" office:value-type="string">
            <text:p text:style-name="P205"><text:span text:style-name="T38">String</text:span></text:p>
          </table:table-cell>
          <table:table-cell table:style-name="Table17.E4" office:value-type="string">
            <text:p text:style-name="P208"/>
          </table:table-cell>
          <table:table-cell table:style-name="Table17.F4" office:value-type="string">
            <text:p text:style-name="P208"/>
          </table:table-cell>
          <table:table-cell table:style-name="Table17.G4" office:value-type="string">
            <text:p text:style-name="P205"><text:span text:style-name="T38">Доп. параметр платежа</text:span></text:p>
          </table:table-cell>
        </table:table-row>
        <table:table-row table:style-name="Table17.1">
          <table:table-cell table:style-name="Table17.A5" office:value-type="string">
            <text:p text:style-name="P205"><text:span text:style-name="T39"><text:s/>payments</text:span></text:p>
          </table:table-cell>
          <table:table-cell table:style-name="Table17.B5" office:value-type="string">
            <text:p text:style-name="P208"/>
          </table:table-cell>
          <table:table-cell table:style-name="Table17.C5" office:value-type="string">
            <text:p text:style-name="P208"/>
          </table:table-cell>
          <table:table-cell table:style-name="Table17.D5" office:value-type="string">
            <text:p text:style-name="P205"><text:span text:style-name="T38">List</text:span></text:p>
          </table:table-cell>
          <table:table-cell table:style-name="Table17.E5" office:value-type="string">
            <text:p text:style-name="P205"><text:span text:style-name="T38">1...n</text:span></text:p>
          </table:table-cell>
          <table:table-cell table:style-name="Table17.F5" office:value-type="string">
            <text:p text:style-name="P205"><text:span text:style-name="T38">+</text:span></text:p>
          </table:table-cell>
          <table:table-cell table:style-name="Table17.G5" office:value-type="string">
            <text:p text:style-name="P205"><text:span text:style-name="T38">Данные о платеже</text:span></text:p>
          </table:table-cell>
        </table:table-row>
        <table:table-row table:style-name="Table17.1">
          <table:table-cell table:style-name="Table17.A6" office:value-type="string">
            <text:p text:style-name="P208"/>
          </table:table-cell>
          <table:table-cell table:style-name="Table17.B6" office:value-type="string">
            <text:p text:style-name="P205"><text:span text:style-name="T39">id</text:span></text:p>
          </table:table-cell>
          <table:table-cell table:style-name="Table17.C6" office:value-type="string">
            <text:p text:style-name="P208"/>
          </table:table-cell>
          <table:table-cell table:style-name="Table17.D6" office:value-type="string">
            <text:p text:style-name="P205"><text:span text:style-name="T38">Long</text:span></text:p>
          </table:table-cell>
          <table:table-cell table:style-name="Table17.E6" office:value-type="string">
            <text:p text:style-name="P205"><text:span text:style-name="T38">1</text:span></text:p>
          </table:table-cell>
          <table:table-cell table:style-name="Table17.F6" office:value-type="string">
            <text:p text:style-name="P205"><text:span text:style-name="T38">+</text:span></text:p>
          </table:table-cell>
          <table:table-cell table:style-name="Table17.G6" office:value-type="string">
            <text:p text:style-name="P205"><text:span text:style-name="T38">Идентификатор платежа</text:span></text:p>
          </table:table-cell>
        </table:table-row>
        <table:table-row table:style-name="Table17.1">
          <table:table-cell table:style-name="Table17.A7" office:value-type="string">
            <text:p text:style-name="P208"/>
          </table:table-cell>
          <table:table-cell table:style-name="Table17.B7" office:value-type="string">
            <text:p text:style-name="P205"><text:span text:style-name="T39"><text:s text:c="3"/>commissName</text:span></text:p>
          </table:table-cell>
          <table:table-cell table:style-name="Table17.C7" office:value-type="string">
            <text:p text:style-name="P208"/>
          </table:table-cell>
          <table:table-cell table:style-name="Table17.D7" office:value-type="string">
            <text:p text:style-name="P205"><text:span text:style-name="T38">String</text:span></text:p>
          </table:table-cell>
          <table:table-cell table:style-name="Table17.E7" office:value-type="string">
            <text:p text:style-name="P205"><text:span text:style-name="T38">1</text:span></text:p>
          </table:table-cell>
          <table:table-cell table:style-name="Table17.F7" office:value-type="string">
            <text:p text:style-name="P205"><text:span text:style-name="T38">-</text:span></text:p>
          </table:table-cell>
          <table:table-cell table:style-name="Table17.G7" office:value-type="string">
            <text:p text:style-name="P205"><text:span text:style-name="T38">Наименование комиссии</text:span></text:p>
          </table:table-cell>
        </table:table-row>
        <table:table-row table:style-name="Table17.1">
          <table:table-cell table:style-name="Table17.A8" office:value-type="string">
            <text:p text:style-name="P208"/>
          </table:table-cell>
          <table:table-cell table:style-name="Table17.B8" office:value-type="string">
            <text:p text:style-name="P205"><text:span text:style-name="T39">serviceInfo</text:span></text:p>
          </table:table-cell>
          <table:table-cell table:style-name="Table17.C8" office:value-type="string">
            <text:p text:style-name="P208"/>
          </table:table-cell>
          <table:table-cell table:style-name="Table17.D8" office:value-type="string">
            <text:p text:style-name="P205"><text:span text:style-name="T38">List</text:span></text:p>
          </table:table-cell>
          <table:table-cell table:style-name="Table17.E8" office:value-type="string">
            <text:p text:style-name="P205"><text:span text:style-name="T38">1...n</text:span></text:p>
          </table:table-cell>
          <table:table-cell table:style-name="Table17.F8" office:value-type="string">
            <text:p text:style-name="P205"><text:span text:style-name="T38">+</text:span></text:p>
          </table:table-cell>
          <table:table-cell table:style-name="Table17.G8" office:value-type="string">
            <text:p text:style-name="P205"><text:span text:style-name="T38">Информация об услуге</text:span></text:p>
          </table:table-cell>
        </table:table-row>
        <table:table-row table:style-name="Table17.1">
          <table:table-cell table:style-name="Table17.A9" office:value-type="string">
            <text:p text:style-name="P208"/>
          </table:table-cell>
          <table:table-cell table:style-name="Table17.B9" office:value-type="string">
            <text:p text:style-name="P209"/>
          </table:table-cell>
          <table:table-cell table:style-name="Table17.C9" office:value-type="string">
            <text:p text:style-name="P205"><text:span text:style-name="T39">codifier</text:span></text:p>
          </table:table-cell>
          <table:table-cell table:style-name="Table17.D9" office:value-type="string">
            <text:p text:style-name="P205"><text:span text:style-name="T38">String</text:span></text:p>
          </table:table-cell>
          <table:table-cell table:style-name="Table17.E9" office:value-type="string">
            <text:p text:style-name="P205"><text:span text:style-name="T38">1</text:span></text:p>
          </table:table-cell>
          <table:table-cell table:style-name="Table17.F9" office:value-type="string">
            <text:p text:style-name="P205"><text:span text:style-name="T38">+</text:span></text:p>
          </table:table-cell>
          <table:table-cell table:style-name="Table17.G9" office:value-type="string">
            <text:p text:style-name="P205"><text:span text:style-name="T38">Кодификатор услуги</text:span></text:p>
          </table:table-cell>
        </table:table-row>
        <table:table-row table:style-name="Table17.1">
          <table:table-cell table:style-name="Table17.A10" office:value-type="string">
            <text:p text:style-name="P208"/>
          </table:table-cell>
          <table:table-cell table:style-name="Table17.B10" office:value-type="string">
            <text:p text:style-name="P209"/>
          </table:table-cell>
          <table:table-cell table:style-name="Table17.C10" office:value-type="string">
            <text:p text:style-name="P205"><text:span text:style-name="T39"><text:s text:c="4"/>commissSum</text:span></text:p>
          </table:table-cell>
          <table:table-cell table:style-name="Table17.D10" office:value-type="string">
            <text:p text:style-name="P205"><text:span text:style-name="T38">Money</text:span></text:p>
          </table:table-cell>
          <table:table-cell table:style-name="Table17.E10" office:value-type="string">
            <text:p text:style-name="P205"><text:span text:style-name="T38">1</text:span></text:p>
          </table:table-cell>
          <table:table-cell table:style-name="Table17.F10" office:value-type="string">
            <text:p text:style-name="P205"><text:span text:style-name="T38">+</text:span></text:p>
          </table:table-cell>
          <table:table-cell table:style-name="Table17.G10" office:value-type="string">
            <text:p text:style-name="P205"><text:span text:style-name="T38">Сумма комиссии</text:span></text:p>
          </table:table-cell>
        </table:table-row>
        <table:table-row table:style-name="Table17.1">
          <table:table-cell table:style-name="Table17.A11" office:value-type="string">
            <text:p text:style-name="P208"/>
          </table:table-cell>
          <table:table-cell table:style-name="Table17.B11" office:value-type="string">
            <text:p text:style-name="P209"/>
          </table:table-cell>
          <table:table-cell table:style-name="Table17.C11" office:value-type="string">
            <text:p text:style-name="P205"><text:span text:style-name="T39"><text:s text:c="4"/>commissName</text:span></text:p>
          </table:table-cell>
          <table:table-cell table:style-name="Table17.D11" office:value-type="string">
            <text:p text:style-name="P205"><text:span text:style-name="T38">String</text:span></text:p>
          </table:table-cell>
          <table:table-cell table:style-name="Table17.E11" office:value-type="string">
            <text:p text:style-name="P205"><text:span text:style-name="T38">1</text:span></text:p>
          </table:table-cell>
          <table:table-cell table:style-name="Table17.F11" office:value-type="string">
            <text:p text:style-name="P205"><text:span text:style-name="T38">-</text:span></text:p>
          </table:table-cell>
          <table:table-cell table:style-name="Table17.G11" office:value-type="string">
            <text:p text:style-name="P205"><text:span text:style-name="T38">Наименование комиссии</text:span></text:p>
          </table:table-cell>
        </table:table-row>
      </table:table>
      <text:p text:style-name="P248"><text:bookmark text:name="_wgvtadhfh9sj"/><text:bookmark text:name="d7c8cud18joz"/></text:p>
      <text:p text:style-name="P248"><text:bookmark text:name="_trui6d295d8r"/><text:span text:style-name="T46">7</text:span><text:span text:style-name="T21">.3 Пример ответа </text:span><text:span text:style-name="T46">р</text:span><text:span text:style-name="T21">асчета комиссии при ошибке</text:span></text:p>
      <text:p text:style-name="P18"><text:span text:style-name="T39">{</text:span></text:p>
      <text:p text:style-name="P18"><text:span text:style-name="T39">"code":" 101",</text:span></text:p>
      <text:p text:style-name="P82"><text:span text:style-name="T39">"message":"Во время расчета комиссии произошла ошибка."</text:span></text:p>
      <text:p text:style-name="P82"><text:span text:style-name="T39">}</text:span></text:p>
      <text:p text:style-name="P214"><text:span text:style-name="T47">Описание элементов ошибочного ответа сервиса “Расчет суммы комиссии”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18.1">
          <table:table-cell table:style-name="Table18.A1" office:value-type="string">
            <text:p text:style-name="P205"><text:span text:style-name="T47">Элемент</text:span></text:p>
          </table:table-cell>
          <table:table-cell table:style-name="Table18.A1" office:value-type="string">
            <text:p text:style-name="P205"><text:span text:style-name="T47">Атрибут</text:span></text:p>
          </table:table-cell>
          <table:table-cell table:style-name="Table18.A1" office:value-type="string">
            <text:p text:style-name="P205"><text:span text:style-name="T47">Тип поля</text:span></text:p>
          </table:table-cell>
          <table:table-cell table:style-name="Table18.A1" office:value-type="string">
            <text:p text:style-name="P205"><text:span text:style-name="T47">Обяз-сть</text:span></text:p>
          </table:table-cell>
          <table:table-cell table:style-name="Table18.A1" office:value-type="string">
            <text:p text:style-name="P205"><text:span text:style-name="T47">Описание</text:span></text:p>
          </table:table-cell>
        </table:table-row>
        <table:table-row table:style-name="Table18.1">
          <table:table-cell table:style-name="Table18.A2" office:value-type="string">
            <text:p text:style-name="P205"><text:span text:style-name="T38">code</text:span></text:p>
          </table:table-cell>
          <table:table-cell table:style-name="Table18.B2" office:value-type="string">
            <text:p text:style-name="P213"/>
          </table:table-cell>
          <table:table-cell table:style-name="Table18.C2" office:value-type="string">
            <text:p text:style-name="P205"><text:span text:style-name="T38">String</text:span></text:p>
          </table:table-cell>
          <table:table-cell table:style-name="Table18.D2" office:value-type="string">
            <text:p text:style-name="P205"><text:span text:style-name="T38">+</text:span></text:p>
          </table:table-cell>
          <table:table-cell table:style-name="Table18.E2" office:value-type="string">
            <text:p text:style-name="P205"><text:span text:style-name="T38">Код ошибки от ВС</text:span></text:p>
          </table:table-cell>
        </table:table-row>
        <table:table-row table:style-name="Table18.1">
          <table:table-cell table:style-name="Table18.A3" office:value-type="string">
            <text:p text:style-name="P211"><text:span text:style-name="T38">message</text:span></text:p>
          </table:table-cell>
          <table:table-cell table:style-name="Table18.B3" office:value-type="string">
            <text:p text:style-name="P213"/>
          </table:table-cell>
          <table:table-cell table:style-name="Table18.C3" office:value-type="string">
            <text:p text:style-name="P205"><text:span text:style-name="T38">String</text:span></text:p>
          </table:table-cell>
          <table:table-cell table:style-name="Table18.D3" office:value-type="string">
            <text:p text:style-name="P205"><text:span text:style-name="T38">+</text:span></text:p>
          </table:table-cell>
          <table:table-cell table:style-name="Table18.E3" office:value-type="string">
            <text:p text:style-name="P205"><text:span text:style-name="T38"><text:s text:c="3"/>Сообщение об ошибке от ВС</text:span></text:p>
          </table:table-cell>
        </table:table-row>
      </table:table>
      <text:p text:style-name="P196"><text:soft-page-break/></text:p>
      <text:p text:style-name="P82"><text:bookmark text:name="k7kk2dpuljpj"/></text:p>
      <text:p text:style-name="P231"><text:bookmark text:name="_s4ec7egcupsx"/><text:span text:style-name="T39">8</text:span><text:span text:style-name="T23"> ВЫГРУЗКА РЕЕСТРОВ (U</text:span><text:span text:style-name="T39">P</text:span><text:span text:style-name="T23">LOAD)</text:span></text:p>
      <text:p text:style-name="P249"><text:bookmark text:name="_jni1g6mnzxjh"/><text:span text:style-name="T46">8</text:span><text:span text:style-name="T21">.1 При</text:span><text:span text:style-name="T46">мер запроса на одиночную выгрузку</text:span><text:span text:style-name="T21"> реестров</text:span></text:p>
      <text:p text:style-name="P215"><text:span text:style-name="T57"><text:s/></text:span><text:span text:style-name="T56">&lt;?xml version="1.0" encoding="UTF-8" standalone="yes"?&gt;</text:span></text:p>
      <text:p text:style-name="P108"><text:span text:style-name="T49">&lt;Transfer xmlns="http://debt.privatbank.ua/Transfer" interface="Debt" </text:span><text:span text:style-name="T42">action="</text:span><text:span text:style-name="T43">Upload</text:span><text:span text:style-name="T42">"&gt;</text:span></text:p>
      <text:p text:style-name="P216"><text:span text:style-name="T42"><text:tab/>&lt;Data xmlns:xsi="http://www.w3.org/2001/XMLSchema-instance" xsi:type="Entry" id="314495382" number="@2PL495382"&gt;</text:span></text:p>
      <text:p text:style-name="P216"><text:span text:style-name="T42"><text:s text:c="8"/><text:tab/>&lt;PaymentGroup&gt;</text:span></text:p>
      <text:p text:style-name="P216"><text:span text:style-name="T42"><text:s text:c="12"/><text:tab/>&lt;Payment id="445050860"&gt;</text:span></text:p>
      <text:p text:style-name="P216"><text:span text:style-name="T42"><text:s text:c="16"/><text:tab/>&lt;PayerInfo ls="122456" billIdentifier="10011"&gt;</text:span></text:p>
      <text:p text:style-name="P216"><text:span text:style-name="T42"><text:s text:c="20"/><text:tab/>&lt;Fio&gt;Иванов Иван Иванович&lt;/Fio&gt;</text:span></text:p>
      <text:p text:style-name="P216"><text:span text:style-name="T42"><text:s text:c="20"/><text:tab/>&lt;Address&gt;пр.Ленина 10 кв 5&lt;/Address&gt;oint</text:span></text:p>
      <text:p text:style-name="P216"><text:span text:style-name="T42"><text:s text:c="16"/><text:tab/>&lt;/PayerInfo&gt;</text:span></text:p>
      <text:p text:style-name="P216"><text:span text:style-name="T42"><text:s text:c="16"/><text:tab/>&lt;BankInfo pointId="920634" pointType="1"&gt;</text:span></text:p>
      <text:p text:style-name="P216"><text:span text:style-name="T42"><text:s text:c="20"/><text:tab/>&lt;PointName&gt;Николаевское отделение&lt;/PointName&gt;</text:span></text:p>
      <text:p text:style-name="P216"><text:span text:style-name="T42"><text:s text:c="20"/><text:tab/>&lt;FilialName&gt;Филиал для тестирования&lt;/FilialName&gt;</text:span></text:p>
      <text:p text:style-name="P216"><text:span text:style-name="T42"><text:s text:c="16"/><text:tab/>&lt;/BankInfo&gt;</text:span></text:p>
      <text:p text:style-name="P216"><text:span text:style-name="T42"><text:s text:c="16"/><text:tab/>&lt;TotalSum&gt;0.01&lt;/TotalSum&gt;</text:span></text:p>
      <text:p text:style-name="P216"><text:span text:style-name="T42"><text:s text:c="16"/><text:tab/>&lt;PayerComission&gt;0.00&lt;/PayerComission&gt;</text:span></text:p>
      <text:p text:style-name="P216"><text:span text:style-name="T42"><text:s text:c="16"/><text:tab/>&lt;DopData&gt;</text:span></text:p>
      <text:p text:style-name="P216"><text:span text:style-name="T42"><text:s text:c="20"/><text:tab/>&lt;Dop name="доп данные" value="значение"/&gt;</text:span></text:p>
      <text:p text:style-name="P216"><text:span text:style-name="T42"><text:s text:c="16"/><text:tab/>&lt;/DopData&gt;</text:span></text:p>
      <text:p text:style-name="P216"><text:span text:style-name="T42"><text:s text:c="16"/><text:tab/>&lt;CreateTime&gt;2013-08-06T14:06:24.513+03:00&lt;/CreateTime&gt;</text:span></text:p>
      <text:p text:style-name="P216"><text:span text:style-name="T42"><text:s/><text:tab/><text:tab/>&lt;CompanyComissionByPay&gt;0.00&lt;/CompanyComissionByPay&gt;</text:span></text:p>
      <text:p text:style-name="P216"><text:span text:style-name="T42"><text:s text:c="16"/><text:tab/>&lt;DealerComission&gt;0.0&lt;/DealerComission&gt;</text:span></text:p>
      <text:p text:style-name="P216"><text:span text:style-name="T42"><text:tab/><text:tab/>&lt;ConfirmTime&gt;2013-08-06T16:55:04.120+03:00&lt;/ConfirmTime&gt;</text:span></text:p>
      <text:p text:style-name="P216"><text:span text:style-name="T42"><text:s text:c="16"/><text:tab/>&lt;ServiceGroup&gt;</text:span></text:p>
      <text:p text:style-name="P216"><text:span text:style-name="T42"><text:s text:c="20"/><text:tab/>&lt;Service sum="0.01" serviceCode="102"&gt;</text:span></text:p>
      <text:p text:style-name="P216"><text:span text:style-name="T42"><text:s text:c="24"/><text:tab/>&lt;DopData&gt;</text:span></text:p>
      <text:p text:style-name="P216"><text:span text:style-name="T42"><text:s text:c="28"/><text:tab/>&lt;Dop name="доролнительные данные" value="3"/&gt;</text:span></text:p>
      <text:p text:style-name="P216"><text:span text:style-name="T42"><text:s text:c="24"/><text:tab/>&lt;/DopData&gt;</text:span></text:p>
      <text:p text:style-name="P216"><text:span text:style-name="T42"><text:s text:c="20"/><text:tab/>&lt;/Service&gt;</text:span></text:p>
      <text:p text:style-name="P216"><text:span text:style-name="T42"><text:s text:c="16"/><text:tab/>&lt;/ServiceGroup&gt;</text:span></text:p>
      <text:p text:style-name="P216"><text:span text:style-name="T42"><text:s text:c="12"/><text:tab/>&lt;/Payment&gt;</text:span></text:p>
      <text:p text:style-name="P216"><text:span text:style-name="T42"><text:s text:c="8"/><text:tab/>&lt;/PaymentGroup&gt;</text:span></text:p>
      <text:p text:style-name="P216"><text:span text:style-name="T42"><text:s text:c="8"/><text:tab/>&lt;SDate&gt;0&lt;/SDate&gt;</text:span></text:p>
      <text:p text:style-name="P216"><text:span text:style-name="T42"><text:s text:c="8"/><text:tab/>&lt;Sum&gt;0.01&lt;/Sum&gt;</text:span></text:p>
      <text:p text:style-name="P216"><text:span text:style-name="T42"><text:s text:c="8"/><text:tab/>&lt;Timestamp&gt;2013-08-06T17:12:08.940+03:00&lt;/Timestamp&gt;</text:span></text:p>
      <text:p text:style-name="P216"><text:span text:style-name="T42"><text:tab/> &lt;BPLRef&gt;12345677654321&lt;/BPLRef&gt;</text:span></text:p>
      <text:p text:style-name="P216"><text:span text:style-name="T42"><text:s text:c="8"/><text:tab/>&lt;Operday&gt;20130806&lt;/Operday&gt;</text:span></text:p>
      <text:p text:style-name="P216"><text:span text:style-name="T42"><text:s text:c="8"/><text:tab/>&lt;ProviderId&gt;1454078&lt;/ProviderId&gt;</text:span></text:p>
      <text:p text:style-name="P216"><text:span text:style-name="T42"><text:s text:c="8"/><text:tab/>&lt;StatusFlag&gt;1&lt;/StatusFlag&gt;</text:span></text:p>
      <text:p text:style-name="P216"><text:span text:style-name="T42"><text:tab/>&lt;CompanyCode&gt;1&lt;/CompanyCode&gt;</text:span></text:p>
      <text:p text:style-name="P216"><text:span text:style-name="T42"><text:tab/> &lt;CommissionSum&gt;0.04&lt;/CommissionSum&gt;</text:span></text:p>
      <text:p text:style-name="P216"><text:span text:style-name="T42"><text:s text:c="8"/><text:tab/>&lt;NumberOfPayments&gt;1&lt;/NumberOfPayments&gt;</text:span></text:p>
      <text:p text:style-name="P216"><text:soft-page-break/><text:span text:style-name="T42"><text:s text:c="8"/><text:tab/>&lt;Mfo&gt;300711&lt;/Mfo&gt;</text:span></text:p>
      <text:p text:style-name="P216"><text:span text:style-name="T42"><text:s text:c="8"/><text:tab/>&lt;Account&gt;10111111111&lt;/Account&gt;</text:span></text:p>
      <text:p text:style-name="P216"><text:span text:style-name="T42"><text:s text:c="8"/><text:tab/>&lt;Okpo&gt;00000000&lt;/Okpo&gt;</text:span></text:p>
      <text:p text:style-name="P216"><text:span text:style-name="T42"><text:s text:c="8"/><text:tab/>&lt;DGBankAccount&gt;29021110000004&lt;/DGBankAccount&gt;</text:span></text:p>
      <text:p text:style-name="P216"><text:span text:style-name="T42"><text:s text:c="8"/><text:tab/>&lt;DGBankMFO&gt;328704&lt;/DGBankMFO&gt;</text:span></text:p>
      <text:p text:style-name="P216"><text:span text:style-name="T42"><text:s text:c="8"/><text:tab/>&lt;DGBankOkpo&gt;23212839&lt;/DGBankOkpo&gt;</text:span></text:p>
      <text:p text:style-name="P216"><text:span text:style-name="T42"><text:s text:c="8"/><text:tab/>&lt;AcceptSum&gt;0.05&lt;/AcceptSum&gt;</text:span></text:p>
      <text:p text:style-name="P108"><text:span text:style-name="T42"><text:tab/>&lt;/Data&gt;</text:span></text:p>
      <text:p text:style-name="P108"><text:span text:style-name="T42">&lt;/Transfer&gt;</text:span></text:p>
      <text:p text:style-name="P251"><text:bookmark text:name="_i1a4n81kcaqa"/></text:p>
      <text:p text:style-name="P249"><text:bookmark text:name="_zeti166vi7d2"/><text:span text:style-name="T46">8.2 </text:span><text:bookmark text:name="90hwmglkbzlh"/><text:span text:style-name="T46">Пример запроса на пакетную выгрузку реестров </text:span></text:p>
      <text:p text:style-name="P4"><text:span text:style-name="T58">&lt;?xml version="1.0" encoding="UTF-8" standalone="yes"?&gt;</text:span></text:p>
      <text:p text:style-name="P216"><text:span text:style-name="T42">&lt;Transfer xmlns="http://debt.privatbank.ua/Transfer" action="</text:span><text:span text:style-name="T43">Upload</text:span><text:span text:style-name="T42">" interface="Debt"&gt;</text:span></text:p>
      <text:p text:style-name="P216"><text:span text:style-name="T42"><text:tab/>&lt;Data xmlns:xsi="http://www.w3.org/2001/XMLSchema-instance" xsi:type="</text:span><text:span text:style-name="T43">Pack</text:span><text:span text:style-name="T42">"&gt;</text:span></text:p>
      <text:p text:style-name="P216"><text:span text:style-name="T42"><text:s text:c="4"/><text:tab/>&lt;Unit xsi:type="</text:span><text:span text:style-name="T43">Entry</text:span><text:span text:style-name="T42">" id="311107322" number="@2PL107322"&gt;</text:span></text:p>
      <text:p text:style-name="P216"><text:span text:style-name="T42"><text:s text:c="8"/><text:tab/>&lt;PaymentGroup&gt;</text:span></text:p>
      <text:p text:style-name="P216"><text:span text:style-name="T42"><text:s text:c="12"/><text:tab/>&lt;Payment id="445050860"&gt;</text:span></text:p>
      <text:p text:style-name="P216"><text:span text:style-name="T42"><text:s text:c="16"/><text:tab/>&lt;PayerInfo ls="122456" billIdentifier="10011"&gt;</text:span></text:p>
      <text:p text:style-name="P216"><text:span text:style-name="T42"><text:s text:c="20"/><text:tab/>&lt;Fio&gt;Иванов Иван Иванович&lt;/Fio&gt;</text:span></text:p>
      <text:p text:style-name="P216"><text:span text:style-name="T42"><text:s text:c="20"/><text:tab/>&lt;Address&gt;пр.Ленина 10 кв 5&lt;/Address&gt;</text:span></text:p>
      <text:p text:style-name="P216"><text:span text:style-name="T42"><text:s text:c="16"/><text:tab/>&lt;/PayerInfo&gt;</text:span></text:p>
      <text:p text:style-name="P216"><text:span text:style-name="T42"><text:s text:c="16"/><text:tab/>&lt;BankInfo pointId="920634" pointType="1"&gt;</text:span></text:p>
      <text:p text:style-name="P216"><text:span text:style-name="T42"><text:s text:c="20"/><text:tab/>&lt;PointName&gt;Николаевское отделение&lt;/PointName&gt;</text:span></text:p>
      <text:p text:style-name="P216"><text:span text:style-name="T42"><text:s text:c="20"/><text:tab/>&lt;FilialName&gt;Филиал для тестирования&lt;/FilialName&gt;</text:span></text:p>
      <text:p text:style-name="P216"><text:span text:style-name="T42"><text:s text:c="16"/><text:tab/>&lt;/BankInfo&gt;</text:span></text:p>
      <text:p text:style-name="P216"><text:span text:style-name="T42"><text:s text:c="16"/><text:tab/>Е&lt;TotalSum&gt;0.01&lt;/TotalSum&gt;</text:span></text:p>
      <text:p text:style-name="P216"><text:span text:style-name="T42"><text:s text:c="16"/><text:tab/>&lt;PayerComission&gt;0.00&lt;/PayerComission&gt;</text:span></text:p>
      <text:p text:style-name="P216"><text:span text:style-name="T42"><text:s text:c="16"/><text:tab/>&lt;DopData&gt;</text:span></text:p>
      <text:p text:style-name="P216"><text:span text:style-name="T42"><text:s text:c="20"/><text:tab/>&lt;Dop name="доп данные" value="значение"/&gt;</text:span></text:p>
      <text:p text:style-name="P216"><text:span text:style-name="T42"><text:s text:c="16"/><text:tab/>&lt;/DopData&gt;</text:span></text:p>
      <text:p text:style-name="P216"><text:span text:style-name="T42"><text:s text:c="16"/><text:tab/>&lt;CreateTime&gt;2013-08-06T14:06:24.513+03:00&lt;/CreateTime&gt;</text:span></text:p>
      <text:p text:style-name="P216"><text:span text:style-name="T42"><text:tab/><text:tab/>&lt;CompanyComissionByPay&gt;0.00&lt;/CompanyComissionByPay&gt;</text:span></text:p>
      <text:p text:style-name="P216"><text:span text:style-name="T42"><text:s text:c="16"/><text:tab/>&lt;DealerComission&gt;0.0&lt;/DealerComission&gt;</text:span></text:p>
      <text:p text:style-name="P218"><text:span text:style-name="T42">&lt;ConfirmTime&gt;2013-08-06T16:55:04.120+03:00&lt;/ConfirmTime&gt;</text:span></text:p>
      <text:p text:style-name="P216"><text:span text:style-name="T42"><text:s text:c="16"/><text:tab/>&lt;ServiceGroup&gt;</text:span></text:p>
      <text:p text:style-name="P216"><text:span text:style-name="T42"><text:s text:c="20"/><text:tab/>&lt;Service sum="0.01" serviceCode="102"&gt;</text:span></text:p>
      <text:p text:style-name="P216"><text:span text:style-name="T42"><text:s text:c="24"/><text:tab/>&lt;DopData&gt;</text:span></text:p>
      <text:p text:style-name="P216"><text:span text:style-name="T42"><text:s text:c="28"/><text:tab/>&lt;Dop name="дополнительные данные" value="3"/&gt;</text:span></text:p>
      <text:p text:style-name="P216"><text:span text:style-name="T42"><text:s text:c="24"/><text:tab/>&lt;/DopData&gt;</text:span></text:p>
      <text:p text:style-name="P216"><text:span text:style-name="T42"><text:s text:c="20"/><text:tab/>&lt;/Service&gt;</text:span></text:p>
      <text:p text:style-name="P216"><text:span text:style-name="T42"><text:s text:c="16"/><text:tab/>&lt;/ServiceGroup&gt;</text:span></text:p>
      <text:p text:style-name="P216"><text:span text:style-name="T42"><text:s text:c="12"/><text:tab/>&lt;/Payment&gt;</text:span></text:p>
      <text:p text:style-name="P216"><text:span text:style-name="T42"><text:s text:c="8"/><text:tab/>&lt;/PaymentGroup&gt;</text:span></text:p>
      <text:p text:style-name="P216"><text:span text:style-name="T42"><text:s text:c="8"/><text:tab/>&lt;SDate&gt;0&lt;/SDate&gt;</text:span></text:p>
      <text:p text:style-name="P216"><text:span text:style-name="T42"><text:s text:c="8"/><text:tab/>&lt;Sum&gt;0.02&lt;/Sum&gt;</text:span></text:p>
      <text:p text:style-name="P216"><text:soft-page-break/><text:span text:style-name="T42"><text:s text:c="8"/><text:tab/> &lt;Timestamp&gt;2015-03-10T16:14:41.796+02:00&lt;/Timestamp&gt;</text:span></text:p>
      <text:p text:style-name="P216"><text:span text:style-name="T42"><text:s text:c="8"/><text:tab/>&lt;BPLRef&gt;12345677654321&lt;/BPLRef&gt;</text:span></text:p>
      <text:p text:style-name="P216"><text:span text:style-name="T42"><text:s text:c="8"/><text:tab/>&lt;Operday&gt;20150310&lt;/Operday&gt;</text:span></text:p>
      <text:p text:style-name="P216"><text:span text:style-name="T42"><text:s text:c="8"/><text:tab/>&lt;ProviderId&gt;1430515&lt;/ProviderId&gt;</text:span></text:p>
      <text:p text:style-name="P216"><text:span text:style-name="T42"><text:s text:c="8"/><text:tab/>&lt;StatusFlag&gt;1&lt;/StatusFlag&gt;</text:span></text:p>
      <text:p text:style-name="P217"><text:span text:style-name="T42"><text:s text:c="8"/><text:tab/>&lt;CompanyCode&gt;1&lt;/CompanyCode&gt;</text:span></text:p>
      <text:p text:style-name="P217"><text:span text:style-name="T42"><text:tab/> &lt;CommissionSum&gt;0.04&lt;/CommissionSum&gt;</text:span></text:p>
      <text:p text:style-name="P217"><text:span text:style-name="T42"><text:s text:c="8"/><text:tab/>&lt;NumberOfPayments&gt;1&lt;/NumberOfPayments&gt;</text:span></text:p>
      <text:p text:style-name="P217"><text:span text:style-name="T42"><text:s text:c="8"/><text:tab/>&lt;Mfo&gt;300711&lt;/Mfo&gt;</text:span></text:p>
      <text:p text:style-name="P217"><text:span text:style-name="T42"><text:s text:c="8"/><text:tab/>&lt;Account&gt;10111111111&lt;/Account&gt;</text:span></text:p>
      <text:p text:style-name="P217"><text:span text:style-name="T42"><text:s text:c="8"/><text:tab/>&lt;Okpo&gt;00000000&lt;/Okpo&gt;</text:span></text:p>
      <text:p text:style-name="P217"><text:span text:style-name="T42"><text:s text:c="8"/><text:tab/>&lt;DGBankAccount&gt;29021110000004&lt;/DGBankAccount&gt;</text:span></text:p>
      <text:p text:style-name="P217"><text:span text:style-name="T42"><text:s text:c="8"/><text:tab/>&lt;DGBankMFO&gt;328704&lt;/DGBankMFO&gt;</text:span></text:p>
      <text:p text:style-name="P217"><text:span text:style-name="T42"><text:s text:c="8"/><text:tab/>&lt;DGBankOkpo&gt;23212839&lt;/DGBankOkpo&gt;</text:span></text:p>
      <text:p text:style-name="P217"><text:span text:style-name="T42"><text:s text:c="8"/><text:tab/>&lt;AcceptSum&gt;0.06&lt;/AcceptSum&gt;</text:span></text:p>
      <text:p text:style-name="P216"><text:span text:style-name="T42"><text:s text:c="4"/><text:tab/>&lt;/Unit&gt;</text:span></text:p>
      <text:p text:style-name="P216"><text:span text:style-name="T42"><text:s text:c="4"/><text:tab/>&lt;Unit xsi:type="Entry" id="311107331" number="@2PL107331"&gt;</text:span></text:p>
      <text:p text:style-name="P216"><text:span text:style-name="T42"><text:s text:c="8"/><text:tab/>&lt;PaymentGroup&gt;</text:span></text:p>
      <text:p text:style-name="P216"><text:span text:style-name="T42"><text:s text:c="12"/><text:tab/>&lt;Payment id="445050871"&gt;</text:span></text:p>
      <text:p text:style-name="P216"><text:span text:style-name="T42"><text:s text:c="16"/><text:tab/>&lt;CompanyInfo&gt;</text:span></text:p>
      <text:p text:style-name="P216"><text:span text:style-name="T42"><text:s text:c="20"/><text:tab/>&lt;CheckReference&gt;38&lt;/CheckReference&gt;</text:span></text:p>
      <text:p text:style-name="P216"><text:span text:style-name="T42"><text:s text:c="16"/><text:tab/>&lt;/CompanyInfo&gt;</text:span></text:p>
      <text:p text:style-name="P216"><text:span text:style-name="T42"><text:s text:c="16"/><text:tab/>&lt;PayerInfo ls="122456" billIdentifier="10011"&gt;</text:span></text:p>
      <text:p text:style-name="P216"><text:span text:style-name="T42"><text:s text:c="20"/><text:tab/>&lt;Fio&gt;Иванов Иван Иванович&lt;/Fio&gt;</text:span></text:p>
      <text:p text:style-name="P216"><text:span text:style-name="T42"><text:s text:c="20"/><text:tab/>&lt;Address&gt;пр.Ленина 10 кв 5&lt;/Address&gt;</text:span></text:p>
      <text:p text:style-name="P216"><text:span text:style-name="T42"><text:s text:c="16"/><text:tab/>&lt;/PayerInfo&gt;</text:span></text:p>
      <text:p text:style-name="P216"><text:span text:style-name="T42"><text:s text:c="16"/><text:tab/>&lt;BankInfo pointId="920634" pointType="1"&gt;</text:span></text:p>
      <text:p text:style-name="P216"><text:span text:style-name="T42"><text:s text:c="20"/><text:tab/>&lt;PointName&gt;Николаевское отделение&lt;/PointName&gt;</text:span></text:p>
      <text:p text:style-name="P216"><text:span text:style-name="T42"><text:s text:c="20"/><text:tab/>&lt;FilialName&gt;Филиал для тестирования&lt;/FilialName&gt;</text:span></text:p>
      <text:p text:style-name="P216"><text:span text:style-name="T42"><text:s text:c="16"/><text:tab/>&lt;/BankInfo&gt;</text:span></text:p>
      <text:p text:style-name="P216"><text:span text:style-name="T42"><text:s text:c="16"/><text:tab/>&lt;TotalSum&gt;0.01&lt;/TotalSum&gt;</text:span></text:p>
      <text:p text:style-name="P216"><text:span text:style-name="T42"><text:s text:c="16"/><text:tab/>&lt;PayerComission&gt;0.00&lt;/PayerComission&gt;</text:span></text:p>
      <text:p text:style-name="P216"><text:span text:style-name="T42"><text:s text:c="16"/><text:tab/>&lt;DopData&gt;</text:span></text:p>
      <text:p text:style-name="P216"><text:span text:style-name="T42"><text:s text:c="20"/><text:tab/>&lt;Dop name="доп данные" value="значение"/&gt;</text:span></text:p>
      <text:p text:style-name="P216"><text:span text:style-name="T42"><text:s text:c="16"/><text:tab/>&lt;/DopData&gt;</text:span></text:p>
      <text:p text:style-name="P216"><text:span text:style-name="T42"><text:s text:c="16"/><text:tab/>&lt;CreateTime&gt;2013-08-06T16:45:04.710+03:00&lt;/CreateTime&gt;</text:span></text:p>
      <text:p text:style-name="P216"><text:span text:style-name="T42"><text:tab/><text:tab/>&lt;CompanyComissionByPay&gt;0.05&lt;/CompanyComissionByPay&gt;</text:span></text:p>
      <text:p text:style-name="P216"><text:span text:style-name="T42"><text:s text:c="16"/><text:tab/>&lt;DealerComission&gt;0.1&lt;/DealerComission&gt;</text:span></text:p>
      <text:p text:style-name="P216"><text:span text:style-name="T42"><text:tab/><text:tab/>&lt;ConfirmTime&gt;2013-08-06T16:55:04.120+03:00&lt;/ConfirmTime&gt;</text:span></text:p>
      <text:p text:style-name="P216"><text:span text:style-name="T42"><text:s text:c="16"/><text:tab/>&lt;ServiceGroup&gt;</text:span></text:p>
      <text:p text:style-name="P216"><text:span text:style-name="T42"><text:s text:c="20"/><text:tab/>&lt;Service sum="0.01" serviceCode="101"&gt;</text:span></text:p>
      <text:p text:style-name="P216"><text:span text:style-name="T42"><text:s text:c="24"/><text:tab/>&lt;MeterData&gt;</text:span></text:p>
      <text:p text:style-name="P216"><text:span text:style-name="T42"><text:s text:c="28"/><text:tab/>&lt;Meter name="Холодная вода <text:s text:c="2"/>кухня" delta="234" previosValue="213"/&gt;</text:span></text:p>
      <text:p text:style-name="P216"><text:span text:style-name="T42"><text:s text:c="24"/><text:tab/>&lt;/MeterData&gt;</text:span></text:p>
      <text:p text:style-name="P216"><text:span text:style-name="T42"><text:s text:c="24"/><text:tab/>&lt;DopData&gt;</text:span></text:p>
      <text:p text:style-name="P216"><text:soft-page-break/><text:span text:style-name="T42"><text:s text:c="28"/><text:tab/>&lt;Dop name="fine" value="2.51"/&gt;</text:span></text:p>
      <text:p text:style-name="P216"><text:span text:style-name="T42"><text:s text:c="24"/><text:tab/>&lt;/DopData&gt;</text:span></text:p>
      <text:p text:style-name="P216"><text:span text:style-name="T42"><text:s text:c="20"/><text:tab/>&lt;/Service&gt;</text:span></text:p>
      <text:p text:style-name="P216"><text:span text:style-name="T42"><text:s text:c="16"/><text:tab/>&lt;/ServiceGroup&gt;</text:span></text:p>
      <text:p text:style-name="P216"><text:span text:style-name="T42"><text:s text:c="12"/><text:tab/>&lt;/Payment&gt;</text:span></text:p>
      <text:p text:style-name="P216"><text:span text:style-name="T42"><text:s text:c="8"/><text:tab/>&lt;/PaymentGroup&gt;</text:span></text:p>
      <text:p text:style-name="P216"><text:span text:style-name="T42"><text:s text:c="8"/><text:tab/>&lt;SDate&gt;0&lt;/SDate&gt;</text:span></text:p>
      <text:p text:style-name="P216"><text:span text:style-name="T42"><text:s text:c="8"/><text:tab/>&lt;Sum&gt;0.01&lt;/Sum&gt;</text:span></text:p>
      <text:p text:style-name="P216"><text:span text:style-name="T42"><text:s text:c="8"/><text:tab/>&lt;Timestamp&gt;2013-08-06T17:12:08.940+03:00&lt;/Timestamp&gt;</text:span></text:p>
      <text:p text:style-name="P216"><text:span text:style-name="T42"><text:s text:c="8"/><text:tab/> &lt;BPLRef&gt;1234345365654321&lt;/BPLRef&gt;</text:span></text:p>
      <text:p text:style-name="P216"><text:span text:style-name="T42"><text:s text:c="8"/><text:tab/>&lt;Operday&gt;20150310&lt;/Operday&gt;</text:span></text:p>
      <text:p text:style-name="P216"><text:span text:style-name="T42"><text:s text:c="8"/><text:tab/>&lt;ProviderId&gt;1430515&lt;/ProviderId&gt;</text:span></text:p>
      <text:p text:style-name="P216"><text:span text:style-name="T42"><text:s text:c="8"/><text:tab/>&lt;StatusFlag&gt;3&lt;/StatusFlag&gt;</text:span></text:p>
      <text:p text:style-name="P217"><text:span text:style-name="T42"><text:s text:c="8"/><text:tab/>&lt;CompanyCode&gt;1&lt;/CompanyCode&gt;</text:span></text:p>
      <text:p text:style-name="P217"><text:span text:style-name="T42"><text:tab/> &lt;CommissionSum&gt;0.04&lt;/CommissionSum&gt;</text:span></text:p>
      <text:p text:style-name="P217"><text:span text:style-name="T42"><text:s text:c="8"/><text:tab/>&lt;NumberOfPayments&gt;1&lt;/NumberOfPayments&gt;</text:span></text:p>
      <text:p text:style-name="P217"><text:span text:style-name="T42"><text:s text:c="8"/><text:tab/>&lt;Mfo&gt;300711&lt;/Mfo&gt;</text:span></text:p>
      <text:p text:style-name="P217"><text:span text:style-name="T42"><text:s text:c="8"/><text:tab/>&lt;Account&gt;10111111111&lt;/Account&gt;</text:span></text:p>
      <text:p text:style-name="P217"><text:span text:style-name="T42"><text:s text:c="8"/><text:tab/>&lt;Okpo&gt;00000000&lt;/Okpo&gt;</text:span></text:p>
      <text:p text:style-name="P217"><text:span text:style-name="T42"><text:s text:c="8"/><text:tab/>&lt;DGBankAccount&gt;29021110000004&lt;/DGBankAccount&gt;</text:span></text:p>
      <text:p text:style-name="P217"><text:span text:style-name="T42"><text:s text:c="8"/><text:tab/>&lt;DGBankMFO&gt;328704&lt;/DGBankMFO&gt;</text:span></text:p>
      <text:p text:style-name="P217"><text:span text:style-name="T42"><text:s text:c="8"/><text:tab/>&lt;DGBankOkpo&gt;23212839&lt;/DGBankOkpo&gt;</text:span></text:p>
      <text:p text:style-name="P217"><text:span text:style-name="T42"><text:s text:c="8"/><text:tab/>&lt;AcceptSum&gt;0.05&lt;/AcceptSum&gt;</text:span></text:p>
      <text:p text:style-name="P216"><text:span text:style-name="T42"><text:s text:c="4"/><text:tab/>&lt;/Unit&gt;</text:span></text:p>
      <text:p text:style-name="P216"><text:span text:style-name="T42"><text:tab/>&lt;/Data&gt;</text:span></text:p>
      <text:p text:style-name="P216"><text:span text:style-name="T42">&lt;/Transfer&gt;</text:span></text:p>
      <text:p text:style-name="P74"/>
      <text:p text:style-name="P109"><text:span text:style-name="T1">Описание элементов запроса: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41"><text:span text:style-name="T24">Элемент</text:span></text:p>
          </table:table-cell>
          <table:table-cell table:style-name="Table19.A1" office:value-type="string">
            <text:p text:style-name="P41"><text:span text:style-name="T24">Атрибут</text:span></text:p>
          </table:table-cell>
          <table:table-cell table:style-name="Table19.A1" office:value-type="string">
            <text:p text:style-name="P41"><text:span text:style-name="T24">Значение</text:span></text:p>
          </table:table-cell>
          <table:table-cell table:style-name="Table19.A1" office:value-type="string">
            <text:p text:style-name="P41"><text:span text:style-name="T24">Обязательность</text:span></text:p>
          </table:table-cell>
          <table:table-cell table:style-name="Table19.A1" office:value-type="string">
            <text:p text:style-name="P50"><text:span text:style-name="T40">Кол-во элемен</text:span></text:p>
          </table:table-cell>
          <table:table-cell table:style-name="Table19.A1" office:value-type="string">
            <text:p text:style-name="P41"><text:span text:style-name="T24">Примечание</text:span></text:p>
          </table:table-cell>
        </table:table-row>
        <table:table-row table:style-name="Table19.1">
          <table:table-cell table:style-name="Table19.A2" office:value-type="string">
            <text:p text:style-name="P54"><text:span text:style-name="T5">/Transfer</text:span></text:p>
          </table:table-cell>
          <table:table-cell table:style-name="Table19.A2" office:value-type="string">
            <text:p text:style-name="P54"><text:span text:style-name="T5">interface</text:span></text:p>
          </table:table-cell>
          <table:table-cell table:style-name="Table19.A2" office:value-type="string">
            <text:p text:style-name="P54"><text:span text:style-name="T5">Dept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5">Константа (interface = ”Debt”)</text:span></text:p>
          </table:table-cell>
        </table:table-row>
        <table:table-row table:style-name="Table19.1">
          <table:table-cell table:style-name="Table19.A2" office:value-type="string">
            <text:p text:style-name="P79"/>
          </table:table-cell>
          <table:table-cell table:style-name="Table19.A2" office:value-type="string">
            <text:p text:style-name="P54"><text:span text:style-name="T5">action</text:span></text:p>
          </table:table-cell>
          <table:table-cell table:style-name="Table19.A2" office:value-type="string">
            <text:p text:style-name="P54"><text:span text:style-name="T5">Upload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5">Метод запроса</text:span></text:p>
          </table:table-cell>
        </table:table-row>
        <table:table-row table:style-name="Table19.4">
          <table:table-cell table:style-name="Table19.A2" office:value-type="string">
            <text:p text:style-name="P40"><text:span text:style-name="T23">/Transfer/Data</text:span></text:p>
          </table:table-cell>
          <table:table-cell table:style-name="Table19.A2" office:value-type="string">
            <text:p text:style-name="P40"><text:span text:style-name="T23">xsi:type</text:span></text:p>
          </table:table-cell>
          <table:table-cell table:style-name="Table19.A2" office:value-type="string">
            <text:p text:style-name="P40"><text:span text:style-name="T23">Entry</text:span><text:span text:style-name="T39">,Pack</text:span></text:p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5">Тип запроса</text:span></text:p>
          </table:table-cell>
        </table:table-row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4"><text:span text:style-name="T39">number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Номер проводки (только для Entry)</text:span></text:p>
          </table:table-cell>
        </table:table-row>
        <table:table-row table:style-name="Table19.1">
          <table:table-cell table:style-name="Table19.A2" office:value-type="string">
            <text:p text:style-name="P26"/>
          </table:table-cell>
          <table:table-cell table:style-name="Table19.A2" office:value-type="string">
            <text:p text:style-name="P54"><text:span text:style-name="T5">id</text:span></text:p>
          </table:table-cell>
          <table:table-cell table:style-name="Table19.A2" office:value-type="string">
            <text:p text:style-name="P26"/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23"/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5">Уникальный идентификатор </text:span><text:span text:style-name="T39">проводки </text:span><text:span text:style-name="T5">в банке</text:span><text:span text:style-name="T39"> (только для Entry)</text:span></text:p>
          </table:table-cell>
        </table:table-row>
        <table:table-row table:style-name="Table19.7">
          <table:table-cell table:style-name="Table19.A2" office:value-type="string">
            <text:p text:style-name="P54"><text:span text:style-name="T39">/Transfer/Data/Unit</text:span></text:p>
          </table:table-cell>
          <table:table-cell table:style-name="Table19.A2" office:value-type="string">
            <text:p text:style-name="P54"><text:span text:style-name="T39">xsi:type</text:span></text:p>
          </table:table-cell>
          <table:table-cell table:style-name="Table19.A2" office:value-type="string">
            <text:p text:style-name="P54"><text:span text:style-name="T39">Entry</text:span></text:p>
          </table:table-cell>
          <table:table-cell table:style-name="Table19.A2" office:value-type="string">
            <text:p text:style-name="P50"><text:span text:style-name="T39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Тип запроса (только для <text:s/>Pack)</text:span></text:p>
          </table:table-cell>
        </table:table-row>
        <text:soft-page-break/>
        <table:table-row table:style-name="Table19.8">
          <table:table-cell table:style-name="Table19.A2" office:value-type="string">
            <text:p text:style-name="P21"/>
          </table:table-cell>
          <table:table-cell table:style-name="Table19.A2" office:value-type="string">
            <text:p text:style-name="P40"><text:span text:style-name="T39">number</text:span></text:p>
          </table:table-cell>
          <table:table-cell table:style-name="Table19.A2" office:value-type="string">
            <text:p text:style-name="P21"/>
          </table:table-cell>
          <table:table-cell table:style-name="Table19.A2" office:value-type="string">
            <text:p text:style-name="P41"><text:span text:style-name="T39">-</text:span></text:p>
          </table:table-cell>
          <table:table-cell table:style-name="Table19.A2" office:value-type="string">
            <text:p text:style-name="P41"><text:span text:style-name="T39">1</text:span></text:p>
          </table:table-cell>
          <table:table-cell table:style-name="Table19.A2" office:value-type="string">
            <text:p text:style-name="P40"><text:span text:style-name="T39">Номер проводки <text:s/>(только для <text:s/>Pack)</text:span></text:p>
          </table:table-cell>
        </table:table-row>
        <table:table-row table:style-name="Table19.8">
          <table:table-cell table:style-name="Table19.A2" office:value-type="string">
            <text:p text:style-name="P21"/>
          </table:table-cell>
          <table:table-cell table:style-name="Table19.A2" office:value-type="string">
            <text:p text:style-name="P40"><text:span text:style-name="T39">id</text:span></text:p>
          </table:table-cell>
          <table:table-cell table:style-name="Table19.A2" office:value-type="string">
            <text:p text:style-name="P21"/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22"/>
            <text:p text:style-name="P41"><text:span text:style-name="T39">1</text:span></text:p>
          </table:table-cell>
          <table:table-cell table:style-name="Table19.A2" office:value-type="string">
            <text:p text:style-name="P40"><text:span text:style-name="T39">Уникальный идентификатор проводки в банке <text:s/>(только для <text:s/>Pack)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23">Группа платежей в реестре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</text:span><text:span text:style-name="T39">e</text:span><text:span text:style-name="T23">nt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...n</text:span></text:p>
          </table:table-cell>
          <table:table-cell table:style-name="Table19.A2" office:value-type="string">
            <text:p text:style-name="P40"><text:span text:style-name="T23">Описание платежа в реестре<text:line-break/>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54"><text:span text:style-name="T5">id</text:span></text:p>
          </table:table-cell>
          <table:table-cell table:style-name="Table19.A2" office:value-type="string">
            <text:p text:style-name="P26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23">Id платежа в ПС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9">/Transfer/Data/</text:span></text:p>
            <text:p text:style-name="P40"><text:span text:style-name="T39">PaymentGroup/</text:span></text:p>
            <text:p text:style-name="P40"><text:span text:style-name="T39">Payment/CompanyInfo/</text:span><text:span text:style-name="T42">CheckReference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54"><text:span text:style-name="T39">Референс ответа на запрос check, присвоенный внешней системой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9">/Transfer/Data/</text:span></text:p>
            <text:p text:style-name="P40"><text:span text:style-name="T39">PaymentGroup/</text:span></text:p>
            <text:p text:style-name="P40"><text:span text:style-name="T39">Payment/CompanyInfo/DopData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41"><text:span text:style-name="T39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39">Дополнительные параметры о поставщике услуг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4"><text:span text:style-name="T39">Dop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50"><text:span text:style-name="T39">1...n</text:span></text:p>
          </table:table-cell>
          <table:table-cell table:style-name="Table19.A2" office:value-type="string">
            <text:p text:style-name="P40"><text:span text:style-name="T39">Элемент дополнительного параметра</text:span></text:p>
          </table:table-cell>
        </table:table-row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4"><text:span text:style-name="T39">name</text:span></text:p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54"><text:span text:style-name="T39">1</text:span></text:p>
          </table:table-cell>
          <table:table-cell table:style-name="Table19.A2" office:value-type="string">
            <text:p text:style-name="P40"><text:span text:style-name="T39">Наименование дополнительного параметра</text:span></text:p>
          </table:table-cell>
        </table:table-row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4"><text:span text:style-name="T39">value</text:span></text:p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39">Значение дополнительного параметра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ent/PayerInfo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31"/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Информация о плательщике для всех услуг</text:span></text:p>
          </table:table-cell>
        </table:table-row>
        <table:table-row table:style-name="Table19.19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2"><text:span text:style-name="T39">any</text:span></text:p>
            <text:p text:style-name="P66"/>
          </table:table-cell>
          <table:table-cell table:style-name="Table19.A2" office:value-type="string">
            <text:p text:style-name="P40"><text:span text:style-name="T39">any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23">Уникальный </text:span><text:span text:style-name="T39">идентификатор</text:span><text:span text:style-name="T23"> </text:span><text:span text:style-name="T39">плательщика</text:span></text:p>
          </table:table-cell>
        </table:table-row>
        <table:table-row table:style-name="Table19.1">
          <table:table-cell table:style-name="Table19.A2" office:value-type="string">
            <text:p text:style-name="P40"><text:bookmark text:name="3bj1y38"/></text:p>
          </table:table-cell>
          <table:table-cell table:style-name="Table19.A2" office:value-type="string">
            <text:p text:style-name="P40"><text:span text:style-name="T23">ls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Номер лицевого счета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ent/PayerInfo/Fio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ФИО</text:span></text:p>
          </table:table-cell>
        </table:table-row>
        <text:soft-page-break/>
        <table:table-row table:style-name="Table19.22">
          <table:table-cell table:style-name="Table19.A2" office:value-type="string">
            <text:p text:style-name="P40"><text:span text:style-name="T23">/Transfer/Data/PaymentGroup/</text:span></text:p>
            <text:p text:style-name="P40"><text:span text:style-name="T23">Payment/PayerInfo/Phone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Телефон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ent/PayerInfo/</text:span></text:p>
            <text:p text:style-name="P40"><text:span text:style-name="T23">Address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Адрес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2">/Transfer/Data/</text:span></text:p>
            <text:p text:style-name="P40"><text:span text:style-name="T32">PaymentGroup/</text:span><text:bookmark text:name="2pta16n"/></text:p>
            <text:p text:style-name="P40"><text:span text:style-name="T32">Payment/BankInfo</text:span>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text:bookmark text:name="14ykbeg"/></text:p>
          </table:table-cell>
          <table:table-cell table:style-name="Table19.A2" office:value-type="string">
            <text:p text:style-name="P40"><text:span text:style-name="T32">Информация о ПС (Банк) для всех услуг</text:span></text:p>
          </table:table-cell>
        </table:table-row>
        <table:table-row table:style-name="Table19.1">
          <table:table-cell table:style-name="Table19.A2" office:value-type="string">
            <text:p text:style-name="P39"/>
          </table:table-cell>
          <table:table-cell table:style-name="Table19.A2" office:value-type="string">
            <text:p text:style-name="P40"><text:span text:style-name="T32">pointId</text:span></text:p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77"><text:span text:style-name="T27">Id Отделения в Биплане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2">/Transfer/Data</text:span></text:p>
            <text:p text:style-name="P40"><text:span text:style-name="T32">/PaymentGroup/</text:span></text:p>
            <text:p text:style-name="P40"><text:span text:style-name="T32">Payment/BankInfo/</text:span></text:p>
            <text:p text:style-name="P40"><text:span text:style-name="T32">PointName</text:span>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77"><text:span text:style-name="T27">Наименование отделения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2">/Transfer/Data/</text:span></text:p>
            <text:p text:style-name="P40"><text:span text:style-name="T32">PaymentGroup/</text:span><text:bookmark text:name="1idq7dh"/></text:p>
            <text:p text:style-name="P40"><text:span text:style-name="T32">Payment/BankInfo/</text:span><text:bookmark text:name="42ddq1a"/></text:p>
            <text:p text:style-name="P40"><text:span text:style-name="T32">FilialName</text:span>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82"><text:span text:style-name="T39">Наименование филиала <text:s text:c="121"/>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2">/Transfer/Data/</text:span></text:p>
            <text:p text:style-name="P40"><text:span text:style-name="T32">PaymentGroup/</text:span></text:p>
            <text:p text:style-name="P40"><text:span text:style-name="T32">Payment/Comment</text:span></text:p>
          </table:table-cell>
          <table:table-cell table:style-name="Table19.A2" office:value-type="string">
            <text:p text:style-name="P69"/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54"><text:span text:style-name="T39">Комментарий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40"><text:span text:style-name="T39">/Transfer/Data/</text:span></text:p>
            <text:p text:style-name="P40"><text:span text:style-name="T39">PaymentGroup/</text:span></text:p>
            <text:p text:style-name="P40"><text:span text:style-name="T39">Payment/TotalSum</text:span></text:p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50"><text:span text:style-name="T39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Общая сумма плаатежа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9">/Transfer/Data/</text:span></text:p>
            <text:p text:style-name="P40"><text:span text:style-name="T39">PaymentGroup/</text:span></text:p>
            <text:p text:style-name="P40"><text:span text:style-name="T39">Payment/PayerComission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Общая сумма комиссии с плательщика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</text:span></text:p>
            <text:p text:style-name="P40"><text:span text:style-name="T23">/PaymentGroup/</text:span></text:p>
            <text:p text:style-name="P40"><text:span text:style-name="T23">Payment/CreateTime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54"><text:span text:style-name="T5">YYYY.MM.DD"T"HH24:MI:SS.FF</text:span><text:span text:style-name="T27">+h</text:span><text:span text:style-name="T39">h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3"><text:span text:style-name="T23">Время создания платежа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</text:span></text:p>
            <text:p text:style-name="P10"><text:span text:style-name="T39">/PaymentGroup/Payment/CompanyComissionByPay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41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3"><text:span text:style-name="T39">Сумма комиссии с получателя по платежу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</text:span></text:p>
            <text:p text:style-name="P10"><text:span text:style-name="T39">/PaymentGroup/Payment/DealerComission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41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13"><text:span text:style-name="T39">Сумма комиссии с посредника по платежу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</text:span></text:p>
            <text:p text:style-name="P10"><text:span text:style-name="T39">/PaymentGroup/</text:span></text:p>
            <text:p text:style-name="P10"><text:span text:style-name="T39">Payment/ConfirmTime</text:span></text:p>
          </table:table-cell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0"><text:span text:style-name="T44">YYYY.MM.DD"T"HH24:MI:SS.FF+hh</text:span></text:p>
          </table:table-cell>
          <table:table-cell table:style-name="Table19.A2" office:value-type="string">
            <text:p text:style-name="P16"><text:span text:style-name="T39">-</text:span></text:p>
          </table:table-cell>
          <table:table-cell table:style-name="Table19.A2" office:value-type="string">
            <text:p text:style-name="P16"><text:span text:style-name="T39">0...1</text:span></text:p>
          </table:table-cell>
          <table:table-cell table:style-name="Table19.A2" office:value-type="string">
            <text:p text:style-name="P13"><text:span text:style-name="T39">Время подтверждения оплаты платежа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</text:span></text:p>
            <text:p text:style-name="P40"><text:span text:style-name="T23">/PaymentGroup/</text:span></text:p>
            <text:p text:style-name="P40"><text:span text:style-name="T23">Payment/ServiceGroup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3"><text:span text:style-name="T39">Список</text:span><text:span text:style-name="T23"> услуг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ent/ServiceGroup/Service</text:span></text:p>
          </table:table-cell>
          <table:table-cell table:style-name="Table19.A2" office:value-type="string">
            <text:p text:style-name="P66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3"><text:span text:style-name="T39">Услуга</text:span></text:p>
          </table:table-cell>
        </table:table-row>
        <table:table-row table:style-name="Table19.1">
          <table:table-cell table:style-name="Table19.A2" office:value-type="string">
            <text:p text:style-name="P40"><text:bookmark text:name="2uxtw84"/></text:p>
          </table:table-cell>
          <table:table-cell table:style-name="Table19.A2" office:value-type="string">
            <text:p text:style-name="P40"><text:span text:style-name="T23">sum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3"><text:span text:style-name="T23">Сумма по услуге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0"><text:span text:style-name="T23">serviceCode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3"><text:span text:style-name="T23">Код услуги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text:bookmark text:name="2b6jogx"/></text:p>
            <text:p text:style-name="P40"><text:span text:style-name="T23">Payment/ServiceGroup/</text:span><text:bookmark text:name="qbtyoq"/><text:span text:style-name="T23">Service/</text:span><text:bookmark text:name="1pgrrkc"/><text:span text:style-name="T23">DopData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Дополнительные параметры </text:span><text:span text:style-name="T39">о поставщике услуг</text:span></text:p>
          </table:table-cell>
        </table:table-row>
        <table:table-row table:style-name="Table19.1">
          <table:table-cell table:style-name="Table19.A2" office:value-type="string">
            <text:p text:style-name="P40"><text:bookmark text:name="49gfa85"/></text:p>
          </table:table-cell>
          <table:table-cell table:style-name="Table19.A2" office:value-type="string">
            <text:p text:style-name="P40"><text:span text:style-name="T23">Dop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...n</text:span></text:p>
          </table:table-cell>
          <table:table-cell table:style-name="Table19.A2" office:value-type="string">
            <text:p text:style-name="P40"><text:span text:style-name="T23">Элемент дополнительного параметра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0"><text:span text:style-name="T23">name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0"><text:span text:style-name="T23">value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23">Значение дополнительного параметра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40"><text:span text:style-name="T32">/Transfer/Data/</text:span></text:p>
            <text:p text:style-name="P40"><text:span text:style-name="T32">PaymentGroup/</text:span><text:bookmark text:name="2olpkfy"/></text:p>
            <text:p text:style-name="P40"><text:span text:style-name="T32">Payment/ServiceGrou/Service/BankInfo</text:span></text:p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text:bookmark text:name="3nqndbk"/></text:p>
          </table:table-cell>
          <table:table-cell table:style-name="Table19.A2" office:value-type="string">
            <text:p text:style-name="P42"><text:span text:style-name="T32">Информация о ПС (банк) для данной услуги</text:span></text:p>
            <text:p text:style-name="P69"/>
          </table:table-cell>
        </table:table-row>
        <table:table-row table:style-name="Table19.1"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0"><text:span text:style-name="T32">operday</text:span></text:p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77"><text:span text:style-name="T27">Операционный день</text:span></text:p>
          </table:table-cell>
        </table:table-row>
        <table:table-row table:style-name="Table19.1">
          <table:table-cell table:style-name="Table19.A2" office:value-type="string">
            <text:p text:style-name="P39"/>
          </table:table-cell>
          <table:table-cell table:style-name="Table19.A2" office:value-type="string">
            <text:p text:style-name="P40"><text:span text:style-name="T32">pointId</text:span></text:p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77"><text:span text:style-name="T27">Id Отделения в Биплане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2">/Transfer/Data/</text:span></text:p>
            <text:p text:style-name="P40"><text:span text:style-name="T32">PaymentGroup/</text:span><text:bookmark text:name="22vxnjd"/></text:p>
            <text:p text:style-name="P40"><text:span text:style-name="T32">Payment/ServiceGroup/</text:span><text:bookmark text:name="i17xr6"/><text:span text:style-name="T32">Service/BankInfo/</text:span></text:p>
            <text:p text:style-name="P40"><text:span text:style-name="T32">PointName</text:span></text:p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77"><text:span text:style-name="T27">Наименование отделения</text:span></text:p>
            <text:p text:style-name="P87"/>
          </table:table-cell>
        </table:table-row>
        <table:table-row table:style-name="Table19.1">
          <table:table-cell table:style-name="Table19.A2" office:value-type="string">
            <text:p text:style-name="P40"><text:span text:style-name="T32">/Transfer/Data/</text:span></text:p>
            <text:p text:style-name="P40"><text:span text:style-name="T32">PaymentGroup/</text:span><text:bookmark text:name="1h65qms"/></text:p>
            <text:p text:style-name="P40"><text:span text:style-name="T32">Payment/ServiceGroup/</text:span><text:bookmark text:name="415t9al"/><text:span text:style-name="T32">Service/BankInfo/</text:span></text:p>
            <text:p text:style-name="P40"><text:span text:style-name="T32">FilialName</text:span></text:p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34"/>
          </table:table-cell>
          <table:table-cell table:style-name="Table19.A2" office:value-type="string">
            <text:p text:style-name="P41"><text:span text:style-name="T32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77"><text:span text:style-name="T27">Наименование филиала</text:span></text:p>
            <text:p text:style-name="P87"/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ent/ServiceGroup/</text:span><text:bookmark text:name="3fg1ce0"/><text:span text:style-name="T23">Service/ServiceName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Наименование услуги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text:bookmark text:name="1ulbmlt"/></text:p>
            <text:p text:style-name="P40"><text:span text:style-name="T23">Payment/ServiceGroup/</text:span><text:bookmark text:name="4ekz59m"/><text:span text:style-name="T23">Service/Destination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Назначение платежа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ent/ServiceGroup/</text:span><text:bookmark text:name="18vjpp8"/><text:span text:style-name="T23">Service/MeterData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39">Описывает приборы учета</text:span><text:span text:style-name="T23"> ПУ</text:span></text:p>
          </table:table-cell>
        </table:table-row>
        <table:table-row table:style-name="Table19.1">
          <table:table-cell table:style-name="Table19.A2" office:value-type="string">
            <text:p text:style-name="P26"/>
          </table:table-cell>
          <table:table-cell table:style-name="Table19.A2" office:value-type="string">
            <text:p text:style-name="P54"><text:span text:style-name="T39">Meter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41"><text:span text:style-name="T39">-</text:span></text:p>
          </table:table-cell>
          <table:table-cell table:style-name="Table19.A2" office:value-type="string">
            <text:p text:style-name="P50"><text:span text:style-name="T39">1...n</text:span></text:p>
          </table:table-cell>
          <table:table-cell table:style-name="Table19.A2" office:value-type="string">
            <text:p text:style-name="P40"><text:span text:style-name="T39">ПУ</text:span></text:p>
          </table:table-cell>
        </table:table-row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64"/>
          </table:table-cell>
          <table:table-cell table:style-name="Table19.A2" office:value-type="string">
            <text:p text:style-name="P10"><text:span text:style-name="T42">previosValue</text:span></text:p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39">Предыдущие показания счетчика</text:span></text:p>
          </table:table-cell>
        </table:table-row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64"/>
          </table:table-cell>
          <table:table-cell table:style-name="Table19.A2" office:value-type="string">
            <text:p text:style-name="P10"><text:span text:style-name="T42">currentValue</text:span></text:p>
          </table:table-cell>
          <table:table-cell table:style-name="Table19.A2" office:value-type="string">
            <text:p text:style-name="P41"><text:span text:style-name="T39">+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54"><text:span text:style-name="T39">Текущее показания счетчика</text:span></text:p>
          </table:table-cell>
        </table:table-row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10"><text:span text:style-name="T39">tarif</text:span></text:p>
          </table:table-cell>
          <table:table-cell table:style-name="Table19.A2" office:value-type="string">
            <text:p text:style-name="P41"><text:span text:style-name="T39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56"/>
          </table:table-cell>
        </table:table-row>
        <table:table-row table:style-name="Table19.1"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10"><text:span text:style-name="T39">delta</text:span></text:p>
          </table:table-cell>
          <table:table-cell table:style-name="Table19.A2" office:value-type="string">
            <text:p text:style-name="P41"><text:span text:style-name="T39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54"><text:span text:style-name="T39">Разница текущего и предыдущего показаний счетчика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10"><text:span text:style-name="T39">name</text:span></text:p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Наименование услуги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40"><text:span text:style-name="T23">/Transfer/Data/</text:span></text:p>
            <text:p text:style-name="P40"><text:span text:style-name="T23">PaymentGroup/</text:span></text:p>
            <text:p text:style-name="P40"><text:span text:style-name="T23">Payment/ServiceGroup/</text:span><text:bookmark text:name="375fbgg"/><text:span text:style-name="T23">Service/DopData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40"><text:span text:style-name="T23">Дополнительные параметры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0"><text:span text:style-name="T23">Dop</text:span></text:p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...n</text:span></text:p>
          </table:table-cell>
          <table:table-cell table:style-name="Table19.A2" office:value-type="string">
            <text:p text:style-name="P40"><text:span text:style-name="T23">Элемент дополнительного параметра об услуге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0"><text:span text:style-name="T23">name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23">Наименование дополнительного параметра</text:span></text:p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29"/>
          </table:table-cell>
          <table:table-cell table:style-name="Table19.A2" office:value-type="string">
            <text:p text:style-name="P40"><text:span text:style-name="T23">value</text:span></text:p>
          </table:table-cell>
          <table:table-cell table:style-name="Table19.A2" office:value-type="string">
            <text:p text:style-name="P41"><text:span text:style-name="T23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40"><text:span text:style-name="T23">Значение дополнительного параметра</text:span></text:p>
          </table:table-cell>
        </table:table-row>
        <table:table-row table:style-name="Table19.1">
          <table:table-cell table:style-name="Table19.A2" office:value-type="string">
            <text:p text:style-name="P54"><text:span text:style-name="T39">/Transfer/Data</text:span></text:p>
            <text:p text:style-name="P54"><text:span text:style-name="T39">/PaymentGroup</text:span></text:p>
            <text:p text:style-name="P54"><text:span text:style-name="T39">/Payment/</text:span></text:p>
            <text:p text:style-name="P54"><text:span text:style-name="T39">ServiceGroup/</text:span><text:bookmark text:name="kix.kjp2q0wj4ph9"/><text:span text:style-name="T39">Service/</text:span></text:p>
            <text:p text:style-name="P54"><text:span text:style-name="T39">ServiceDetails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54"><text:span text:style-name="T39">Дополнительная информация по услуге</text:span></text:p>
          </table:table-cell>
        </table:table-row>
        <table:table-row table:style-name="Table19.1">
          <table:table-cell table:style-name="Table19.A2" office:value-type="string">
            <text:p text:style-name="P54"><text:span text:style-name="T39">/Transfer/Data/SDate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Дата выгрузки проводки в ОДБ</text:span></text:p>
          </table:table-cell>
        </table:table-row>
        <table:table-row table:style-name="Table19.1">
          <table:table-cell table:style-name="Table19.A2" office:value-type="string">
            <text:p text:style-name="P54"><text:span text:style-name="T39">/Transfer/Data/Sum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+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Сумма проводки на получателя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54"><text:span text:style-name="T39">/Transfer/Data/</text:span></text:p>
            <text:p text:style-name="P54"><text:span text:style-name="T39">Operday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0...1</text:span></text:p>
          </table:table-cell>
          <table:table-cell table:style-name="Table19.A2" office:value-type="string">
            <text:p text:style-name="P54"><text:span text:style-name="T39">Опер день</text:span></text:p>
          </table:table-cell>
        </table:table-row>
        <table:table-row table:style-name="Table19.22">
          <table:table-cell table:style-name="Table19.A2" office:value-type="string">
            <text:p text:style-name="P54"><text:span text:style-name="T39">/Transfer/Data/</text:span></text:p>
            <text:p text:style-name="P54"><text:span text:style-name="T39">ProviderId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  <text:p text:style-name="P73"/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Id поставщика услуг в ПК Биплан</text:span></text:p>
          </table:table-cell>
        </table:table-row>
        <table:table-row table:style-name="Table19.22">
          <table:table-cell table:style-name="Table19.A2" office:value-type="string">
            <text:p text:style-name="P54"><text:span text:style-name="T39">/Transfer/Data/CommissionSum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Комиссия с получателя по проводке</text:span></text:p>
          </table:table-cell>
        </table:table-row>
        <table:table-row table:style-name="Table19.1">
          <table:table-cell table:style-name="Table19.A2" office:value-type="string">
            <text:p text:style-name="P40"><text:span text:style-name="T39">/Transfer/Data/</text:span></text:p>
            <text:p text:style-name="P40"><text:span text:style-name="T39">StatusFlag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Метка количества выполненных выгрузок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</text:span></text:p>
            <text:p text:style-name="P10"><text:span text:style-name="T39">/</text:span><text:bookmark text:name="kix.6vpg9gje5jl6"/><text:span text:style-name="T39">CompanyCode</text:span></text:p>
          </table:table-cell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6"><text:span text:style-name="T39">-</text:span></text:p>
          </table:table-cell>
          <table:table-cell table:style-name="Table19.A2" office:value-type="string">
            <text:p text:style-name="P16"><text:span text:style-name="T39">1</text:span></text:p>
          </table:table-cell>
          <table:table-cell table:style-name="Table19.A2" office:value-type="string">
            <text:p text:style-name="P10"><text:span text:style-name="T39">Код поставщика услуг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/NumberOfPayments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Кол-во платежей в проводке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/Mfo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МФО банка получателя денежных средств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10"><text:span text:style-name="T39">/Transfer/Data/Account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10"><text:span text:style-name="T39">Р/с банка получателя денежных средств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/Okpo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10"><text:span text:style-name="T39">ОКПО получателя денежных средств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/DGBankAccount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Р/с банка отправителя денежных средств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/DGBankMFO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МФО банка отправителя денежных средств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/DGBankOkpo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ОКПО отправителя денежных средств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39">/Transfer/Data/AcceptSum</text:span></text:p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6"/>
          </table:table-cell>
          <table:table-cell table:style-name="Table19.A2" office:value-type="string">
            <text:p text:style-name="P50"><text:span text:style-name="T39">-</text:span></text:p>
          </table:table-cell>
          <table:table-cell table:style-name="Table19.A2" office:value-type="string">
            <text:p text:style-name="P50"><text:span text:style-name="T39">1</text:span></text:p>
          </table:table-cell>
          <table:table-cell table:style-name="Table19.A2" office:value-type="string">
            <text:p text:style-name="P54"><text:span text:style-name="T39">Сумма проводки на получателя с суммой комисии с получателя</text:span></text:p>
          </table:table-cell>
        </table:table-row>
      </table:table>
      <text:p text:style-name="P253"><text:bookmark text:name="_g8qhh2g32t9h"/><text:span text:style-name="T46">8</text:span><text:span text:style-name="T21">.</text:span><text:span text:style-name="T46">3 Пример ответа на в</text:span><text:span text:style-name="T21">ыгрузк</text:span><text:span text:style-name="T46">у</text:span><text:span text:style-name="T21"> реестра</text:span></text:p>
      <text:p text:style-name="P83"><text:span text:style-name="T10">&lt;?xml version="1.0" encoding="UTF-8" standalone="yes"?&gt;</text:span></text:p>
      <text:p text:style-name="P83"><text:span text:style-name="T10">&lt;Transfer xmlns="http://debt.privatbank.ua/Transfer" interface="Debt" action="</text:span><text:span text:style-name="T11">Upload</text:span><text:span text:style-name="T10">"&gt;</text:span></text:p>
      <text:p text:style-name="P83"><text:span text:style-name="T10">&lt;Data xmlns:xsi="http://www.w3.org/2001/XMLSchema-instance" xsi:type="Gateway"</text:span></text:p>
      <text:p text:style-name="P83"><text:span text:style-name="T10">reference="12"&gt;</text:span></text:p>
      <text:p text:style-name="P198"><text:span text:style-name="T10">&lt;/Data&gt;&lt;/Transfer&gt;</text:span></text:p>
      <text:p text:style-name="P89"/>
      <text:p text:style-name="P147"><text:span text:style-name="T8">Описание элементов ответа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50"><text:span text:style-name="T8">Элемент</text:span></text:p>
          </table:table-cell>
          <table:table-cell table:style-name="Table20.A1" office:value-type="string">
            <text:p text:style-name="P50"><text:span text:style-name="T8">Атрибут</text:span></text:p>
          </table:table-cell>
          <table:table-cell table:style-name="Table20.A1" office:value-type="string">
            <text:p text:style-name="P50"><text:span text:style-name="T8">Значение</text:span></text:p>
          </table:table-cell>
          <table:table-cell table:style-name="Table20.A1" office:value-type="string">
            <text:p text:style-name="P50"><text:span text:style-name="T8">Обязательность</text:span></text:p>
          </table:table-cell>
          <table:table-cell table:style-name="Table20.A1" office:value-type="string">
            <text:p text:style-name="P50"><text:span text:style-name="T40">Кол-во элементов</text:span></text:p>
          </table:table-cell>
          <table:table-cell table:style-name="Table20.A1" office:value-type="string">
            <text:p text:style-name="P50"><text:span text:style-name="T8">Примечание</text:span></text:p>
          </table:table-cell>
        </table:table-row>
        <table:table-row table:style-name="Table20.1">
          <table:table-cell table:style-name="Table20.A2" office:value-type="string">
            <text:p text:style-name="P54"><text:span text:style-name="T7">/Transfer</text:span></text:p>
          </table:table-cell>
          <table:table-cell table:style-name="Table20.B2" office:value-type="string">
            <text:p text:style-name="P54"><text:span text:style-name="T7">interface</text:span></text:p>
          </table:table-cell>
          <table:table-cell table:style-name="Table20.C2" office:value-type="string">
            <text:p text:style-name="P54"><text:span text:style-name="T7">Dept</text:span></text:p>
          </table:table-cell>
          <table:table-cell table:style-name="Table20.D2" office:value-type="string">
            <text:p text:style-name="P41"><text:span text:style-name="T23">+</text:span></text:p>
          </table:table-cell>
          <table:table-cell table:style-name="Table20.E2" office:value-type="string">
            <text:p text:style-name="P50"><text:span text:style-name="T39">1</text:span></text:p>
          </table:table-cell>
          <table:table-cell table:style-name="Table20.F2" office:value-type="string">
            <text:p text:style-name="P54"><text:span text:style-name="T7">Константа (interface = ”Debt”)</text:span></text:p>
          </table:table-cell>
        </table:table-row>
        <table:table-row table:style-name="Table20.1">
          <table:table-cell table:style-name="Table20.A3" office:value-type="string">
            <text:p text:style-name="P80"/>
          </table:table-cell>
          <table:table-cell table:style-name="Table20.B3" office:value-type="string">
            <text:p text:style-name="P54"><text:span text:style-name="T7">action</text:span></text:p>
          </table:table-cell>
          <table:table-cell table:style-name="Table20.C3" office:value-type="string">
            <text:p text:style-name="P54"><text:span text:style-name="T7">Upload</text:span></text:p>
          </table:table-cell>
          <table:table-cell table:style-name="Table20.D3" office:value-type="string">
            <text:p text:style-name="P50"><text:span text:style-name="T7">+</text:span></text:p>
          </table:table-cell>
          <table:table-cell table:style-name="Table20.E3" office:value-type="string">
            <text:p text:style-name="P50"><text:span text:style-name="T39">1</text:span></text:p>
          </table:table-cell>
          <table:table-cell table:style-name="Table20.F3" office:value-type="string">
            <text:p text:style-name="P54"><text:span text:style-name="T7">Метод запроса</text:span></text:p>
          </table:table-cell>
        </table:table-row>
        <table:table-row table:style-name="Table20.1">
          <table:table-cell table:style-name="Table20.A4" office:value-type="string">
            <text:p text:style-name="P54"><text:span text:style-name="T7">/Transfer/Data</text:span></text:p>
          </table:table-cell>
          <table:table-cell table:style-name="Table20.B4" office:value-type="string">
            <text:p text:style-name="P54"><text:span text:style-name="T7">xsi:type</text:span></text:p>
          </table:table-cell>
          <table:table-cell table:style-name="Table20.C4" office:value-type="string">
            <text:p text:style-name="P54"><text:span text:style-name="T7">Gateway</text:span></text:p>
          </table:table-cell>
          <table:table-cell table:style-name="Table20.D4" office:value-type="string">
            <text:p text:style-name="P50"><text:span text:style-name="T7">+</text:span></text:p>
          </table:table-cell>
          <table:table-cell table:style-name="Table20.E4" office:value-type="string">
            <text:p text:style-name="P50"><text:span text:style-name="T39">1</text:span></text:p>
          </table:table-cell>
          <table:table-cell table:style-name="Table20.F4" office:value-type="string">
            <text:p text:style-name="P54"><text:span text:style-name="T7">Тип запроса</text:span></text:p>
          </table:table-cell>
        </table:table-row>
        <table:table-row table:style-name="Table20.1">
          <table:table-cell table:style-name="Table20.A5" office:value-type="string">
            <text:p text:style-name="P80"/>
          </table:table-cell>
          <table:table-cell table:style-name="Table20.B5" office:value-type="string">
            <text:p text:style-name="P54"><text:span text:style-name="T7">reference</text:span></text:p>
          </table:table-cell>
          <table:table-cell table:style-name="Table20.C5" office:value-type="string">
            <text:p text:style-name="P54"><text:span text:style-name="T7">number</text:span></text:p>
          </table:table-cell>
          <table:table-cell table:style-name="Table20.D5" office:value-type="string">
            <text:p text:style-name="P50"><text:span text:style-name="T7">+</text:span></text:p>
          </table:table-cell>
          <table:table-cell table:style-name="Table20.E5" office:value-type="string">
            <text:p text:style-name="P50"><text:span text:style-name="T39">1</text:span></text:p>
          </table:table-cell>
          <table:table-cell table:style-name="Table20.F5" office:value-type="string">
            <text:p text:style-name="P54"><text:span text:style-name="T7">Код реестра, присвоенный билинговой системой</text:span></text:p>
          </table:table-cell>
        </table:table-row>
      </table:table>
      <text:p text:style-name="P254"><text:bookmark text:name="_x572ti1zb7tj"/><text:span text:style-name="T46">8</text:span><text:span text:style-name="T21">.</text:span><text:span text:style-name="T46">4 Пример ответа на в</text:span><text:span text:style-name="T21">ыгрузк</text:span><text:span text:style-name="T46">у</text:span><text:span text:style-name="T21"> реестра при ошибке</text:span></text:p>
      <text:p text:style-name="P82"><text:span text:style-name="T10">&lt;?xml version="1.0" encoding="UTF-8" standalone="yes"?&gt;</text:span></text:p>
      <text:p text:style-name="P82"><text:span text:style-name="T10">&lt;Transfer xmlns="http://debt.privatbank.ua/Transfer" interface="Debt" action="</text:span><text:span text:style-name="T11">Upload</text:span><text:span text:style-name="T10">"&gt;</text:span></text:p>
      <text:p text:style-name="P82"><text:span text:style-name="T10">&lt;Data xmlns:xsi="http://www.w3.org/2001/XMLSchema-instance" xsi:type="ErrorInfo" code="3"&gt;</text:span></text:p>
      <text:p text:style-name="P82"><text:span text:style-name="T10">&lt;Message&gt;</text:span><text:span text:style-name="T42">Ошибка в формате денежной суммы</text:span><text:span text:style-name="T10">&lt;/Message&gt;</text:span></text:p>
      <text:p text:style-name="P82"><text:span text:style-name="T10">&lt;/Data&gt;</text:span></text:p>
      <text:p text:style-name="P82"><text:span text:style-name="T10">&lt;/Transfer&gt;</text:span></text:p>
      <text:p text:style-name="P232"><text:bookmark text:name="_p2ftzr1nf97q"/><text:bookmark text:name="ravslfefmit"/><text:span text:style-name="T23">КОДЫ И ОПИСАНИЕ ОШИБОК   </text:span></text:p>
      <text:p text:style-name="P150"><text:span text:style-name="T2">Коды ошибок, возвращаемые параметром</text:span><text:span text:style-name="T15"> </text:span><text:span text:style-name="T47">ErrorInfo</text:span><text:span text:style-name="T2">. Данные коды используются для всех типов запросов.</text:span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row table:style-name="Table21.1">
          <table:table-cell table:style-name="Table21.A1" office:value-type="string">
            <text:p text:style-name="P50"><text:span text:style-name="T4">Код</text:span></text:p>
          </table:table-cell>
          <table:table-cell table:style-name="Table21.A1" office:value-type="string">
            <text:p text:style-name="P50"><text:span text:style-name="T4">Описание ошибки</text:span></text:p>
          </table:table-cell>
          <table:table-cell table:style-name="Table21.A1" office:value-type="string">
            <text:p text:style-name="P50"><text:span text:style-name="T40">Http- статус ошибки</text:span></text:p>
          </table:table-cell>
          <table:table-cell table:style-name="Table21.A1" office:value-type="string">
            <text:p text:style-name="P50"><text:span text:style-name="T40">Критичность ошибки</text:span></text:p>
          </table:table-cell>
        </table:table-row>
        <table:table-row table:style-name="Table21.2">
          <table:table-cell table:style-name="Table21.A2" office:value-type="string">
            <text:p text:style-name="P50"><text:span text:style-name="T5">1</text:span></text:p>
          </table:table-cell>
          <table:table-cell table:style-name="Table21.B2" office:value-type="string">
            <text:p text:style-name="P54"><text:span text:style-name="T5">Неизвестный тип запроса</text:span></text:p>
          </table:table-cell>
          <table:table-cell table:style-name="Table21.C2" office:value-type="string">
            <text:p text:style-name="P50"><text:span text:style-name="T39">200</text:span></text:p>
          </table:table-cell>
          <table:table-cell table:style-name="Table21.D2" office:value-type="string">
            <text:p text:style-name="P50"><text:span text:style-name="T39">-</text:span></text:p>
          </table:table-cell>
        </table:table-row>
        <table:table-row table:style-name="Table21.3">
          <table:table-cell table:style-name="Table21.A3" office:value-type="string">
            <text:p text:style-name="P50"><text:span text:style-name="T5">2</text:span></text:p>
          </table:table-cell>
          <table:table-cell table:style-name="Table21.B3" office:value-type="string">
            <text:p text:style-name="P54"><text:span text:style-name="T5">Абонент не найден</text:span></text:p>
          </table:table-cell>
          <table:table-cell table:style-name="Table21.C3" office:value-type="string">
            <text:p text:style-name="P50"><text:span text:style-name="T39">200</text:span></text:p>
          </table:table-cell>
          <table:table-cell table:style-name="Table21.D3" office:value-type="string">
            <text:p text:style-name="P50"><text:span text:style-name="T39">-</text:span></text:p>
          </table:table-cell>
        </table:table-row>
        <table:table-row table:style-name="Table21.4">
          <table:table-cell table:style-name="Table21.A4" office:value-type="string">
            <text:p text:style-name="P50"><text:span text:style-name="T5">3</text:span></text:p>
          </table:table-cell>
          <table:table-cell table:style-name="Table21.B4" office:value-type="string">
            <text:p text:style-name="P77"><text:span text:style-name="T5">Ошибка в формате денежной суммы (“Сумма платежа” или “Сумма к оплате”)</text:span></text:p>
          </table:table-cell>
          <table:table-cell table:style-name="Table21.C4" office:value-type="string">
            <text:p text:style-name="P76"><text:span text:style-name="T39">200</text:span></text:p>
          </table:table-cell>
          <table:table-cell table:style-name="Table21.D4" office:value-type="string">
            <text:p text:style-name="P76"><text:span text:style-name="T39">-</text:span></text:p>
          </table:table-cell>
        </table:table-row>
        <table:table-row table:style-name="Table21.5">
          <table:table-cell table:style-name="Table21.A5" office:value-type="string">
            <text:p text:style-name="P50"><text:span text:style-name="T5">4</text:span></text:p>
          </table:table-cell>
          <table:table-cell table:style-name="Table21.B5" office:value-type="string">
            <text:p text:style-name="P77"><text:span text:style-name="T5">Неверный формат даты</text:span></text:p>
          </table:table-cell>
          <table:table-cell table:style-name="Table21.C5" office:value-type="string">
            <text:p text:style-name="P76"><text:span text:style-name="T39">200</text:span></text:p>
          </table:table-cell>
          <table:table-cell table:style-name="Table21.D5" office:value-type="string">
            <text:p text:style-name="P76"><text:span text:style-name="T39">-</text:span></text:p>
          </table:table-cell>
        </table:table-row>
        <table:table-row table:style-name="Table21.6">
          <table:table-cell table:style-name="Table21.A6" office:value-type="string">
            <text:p text:style-name="P50"><text:span text:style-name="T5">5</text:span></text:p>
          </table:table-cell>
          <table:table-cell table:style-name="Table21.B6" office:value-type="string">
            <text:p text:style-name="P77"><text:span text:style-name="T5">Доступ с данного IP не предусмотрен</text:span></text:p>
          </table:table-cell>
          <table:table-cell table:style-name="Table21.C6" office:value-type="string">
            <text:p text:style-name="P76"><text:span text:style-name="T39">200</text:span></text:p>
          </table:table-cell>
          <table:table-cell table:style-name="Table21.D6" office:value-type="string">
            <text:p text:style-name="P76"><text:span text:style-name="T39">-</text:span></text:p>
          </table:table-cell>
        </table:table-row>
        <table:table-row table:style-name="Table21.7">
          <table:table-cell table:style-name="Table21.A7" office:value-type="string">
            <text:p text:style-name="P50"><text:span text:style-name="T5">6</text:span></text:p>
          </table:table-cell>
          <table:table-cell table:style-name="Table21.B7" office:value-type="string">
            <text:p text:style-name="P77"><text:span text:style-name="T5">Найдено более одного плательщика. Уточните параметр поиска.</text:span></text:p>
          </table:table-cell>
          <table:table-cell table:style-name="Table21.C7" office:value-type="string">
            <text:p text:style-name="P76"><text:span text:style-name="T39">200</text:span></text:p>
          </table:table-cell>
          <table:table-cell table:style-name="Table21.D7" office:value-type="string">
            <text:p text:style-name="P76"><text:span text:style-name="T39">-</text:span></text:p>
          </table:table-cell>
        </table:table-row>
        <table:table-row table:style-name="Table21.8">
          <table:table-cell table:style-name="Table21.A8" office:value-type="string">
            <text:p text:style-name="P50"><text:span text:style-name="T5">7</text:span></text:p>
          </table:table-cell>
          <table:table-cell table:style-name="Table21.B8" office:value-type="string">
            <text:p text:style-name="P10"><text:span text:style-name="T5">Дублирование платежа.</text:span><text:span text:style-name="T39">Запись по данному платежу больше не формировать.* </text:span></text:p>
          </table:table-cell>
          <table:table-cell table:style-name="Table21.C8" office:value-type="string">
            <text:p text:style-name="P50"><text:span text:style-name="T39">200</text:span></text:p>
          </table:table-cell>
          <table:table-cell table:style-name="Table21.D8" office:value-type="string">
            <text:p text:style-name="P50"><text:span text:style-name="T39">+</text:span></text:p>
          </table:table-cell>
        </table:table-row>
        <table:table-row table:style-name="Table21.9">
          <table:table-cell table:style-name="Table21.A9" office:value-type="string">
            <text:p text:style-name="P50"><text:span text:style-name="T39">8</text:span></text:p>
          </table:table-cell>
          <table:table-cell table:style-name="Table21.B9" office:value-type="string">
            <text:p text:style-name="P54"><text:span text:style-name="T39">Критическая ошибка. Запись по данному платежу больше не формировать. *</text:span></text:p>
          </table:table-cell>
          <table:table-cell table:style-name="Table21.C9" office:value-type="string">
            <text:p text:style-name="P50"><text:span text:style-name="T39">200</text:span></text:p>
          </table:table-cell>
          <table:table-cell table:style-name="Table21.D9" office:value-type="string">
            <text:p text:style-name="P50"><text:span text:style-name="T39">+</text:span></text:p>
          </table:table-cell>
        </table:table-row>
        <table:table-row table:style-name="Table21.10">
          <table:table-cell table:style-name="Table21.A10" office:value-type="string">
            <text:p text:style-name="P50"><text:span text:style-name="T5">99</text:span></text:p>
          </table:table-cell>
          <table:table-cell table:style-name="Table21.B10" office:value-type="string">
            <text:p text:style-name="P77"><text:span text:style-name="T5">Другая ошибка провайдера (Можно указать любое другое сообщение)</text:span></text:p>
          </table:table-cell>
          <table:table-cell table:style-name="Table21.C10" office:value-type="string">
            <text:p text:style-name="P76"><text:span text:style-name="T39">200</text:span></text:p>
          </table:table-cell>
          <table:table-cell table:style-name="Table21.D10" office:value-type="string">
            <text:p text:style-name="P76"><text:span text:style-name="T39">-</text:span></text:p>
          </table:table-cell>
        </table:table-row>
      </table:table>
      <text:p text:style-name="P111"><text:span text:style-name="T2">В таблице приведены стандартные рекомендуемые сообщения ошибок, которые можно перефразировать согласно специфики предприятия.</text:span></text:p>
      <text:p text:style-name="P143"><text:span text:style-name="T2">* оригинальн</text:span><text:span text:style-name="T38">ый текст сообщения</text:span><text:span text:style-name="T2"> сохраняется в БД.</text:span></text:p>
      <text:p text:style-name="P144"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together="auto" fo:orphans="0" fo:widows="0" fo:keep-with-next="auto"/>
      <style:text-properties fo:font-variant="normal" fo:text-transform="none" style:font-name="Verdana" fo:font-family="Verdana" style:font-family-generic="roman" style:font-pitch="variable" fo:font-size="16pt" fo:font-weight="bold" style:font-name-asian="Verdana1" style:font-family-asian="Verdana" style:font-family-generic-asian="system" style:font-pitch-asian="variable" style:font-size-asian="16pt" style:font-weight-asian="bold" style:font-name-complex="Verdana1" style:font-family-complex="Verdan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together="auto" fo:orphans="0" fo:widows="0" fo:keep-with-next="auto"/>
      <style:text-properties fo:font-variant="normal" fo:text-transform="none" style:font-name="Verdana" fo:font-family="Verdana" style:font-family-generic="roman" style:font-pitch="variable" fo:font-size="14pt" fo:font-style="italic" fo:font-weight="bold" style:font-name-asian="Verdana1" style:font-family-asian="Verdana" style:font-family-generic-asian="system" style:font-pitch-asian="variable" style:font-size-asian="14pt" style:font-style-asian="italic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together="auto" fo:orphans="0" fo:widows="0" fo:keep-with-next="auto"/>
      <style:text-properties fo:font-variant="normal" fo:text-transform="none" style:font-name="Verdana" fo:font-family="Verdana" style:font-family-generic="roman" style:font-pitch="variable"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together="auto" fo:orphans="0" fo:widows="0" fo:keep-with-next="auto"/>
      <style:text-properties fo:font-variant="normal" fo:text-transform="none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55in" fo:margin-bottom="0.5646in" fo:margin-left="0.7874in" fo:margin-right="0.5in" style:writing-mode="lr-tb" style:layout-grid-color="#c0c0c0" style:layout-grid-lines="268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62" meta:paragraph-count="2762" meta:word-count="5090" meta:character-count="50968" meta:non-whitespace-character-count="45272"/>
    <meta:generator>LibreOfficeDev/6.0.5.2$Linux_X86_64 LibreOffice_project/</meta:generator>
  </office:meta>
</office:document-meta>
</file>